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Result" style:data-style-name="N0">
      <style:table-cell-properties style:vertical-align="automatic" fo:background-color="transparent" style:cell-protect="protected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5.44453703703704cm"/>
    </style:style>
    <style:style style:name="co2" style:family="table-column">
      <style:table-column-properties fo:break-before="auto" style:column-width="2.51648148148148cm"/>
    </style:style>
    <style:style style:name="co3" style:family="table-column">
      <style:table-column-properties fo:break-before="auto" style:column-width="5.25638888888889cm"/>
    </style:style>
    <style:style style:name="co4" style:family="table-column">
      <style:table-column-properties fo:break-before="auto" style:column-width="2.10490740740741cm"/>
    </style:style>
    <style:style style:name="co5" style:family="table-column">
      <style:table-column-properties fo:break-before="auto" style:column-width="1.78740740740741cm"/>
    </style:style>
    <style:style style:name="ro1" style:family="table-row">
      <style:table-row-properties style:row-height="14.35pt" style:use-optimal-row-height="true" fo:break-before="auto"/>
    </style:style>
    <style:style style:name="ro2" style:family="table-row">
      <style:table-row-properties style:row-height="13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Source.Name</text:p>
          </table:table-cell>
          <table:table-cell office:value-type="string" table:style-name="ce1">
            <text:p>execution time</text:p>
          </table:table-cell>
          <table:table-cell table:style-name="ce1"/>
          <table:table-cell office:value-type="string" table:style-name="ce1">
            <text:p>speed-up</text:p>
          </table:table-cell>
          <table:table-cell/>
          <table:table-cell table:style-name="ce1">
            <draw:frame draw:z-index="1" draw:id="id0" draw:style-name="a0" draw:name="Grafico 3" svg:x="0.00231in" svg:y="0.19444in" svg:width="4.70673in" svg:height="2.0085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-group>
          <table:table-row-group table:display="false"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697300000000001" table:style-name="ce1">
                <text:p>0,136973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4202999999999999" table:style-name="ce1">
                <text:p>0,14203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805000000000001" table:style-name="ce1">
                <text:p>0,13805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169500000000001" table:style-name="ce1">
                <text:p>0,131695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48254" table:style-name="ce1">
                <text:p>0,148254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40349" table:style-name="ce1">
                <text:p>0,140349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42126" table:style-name="ce1">
                <text:p>0,142126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1963" table:style-name="ce1">
                <text:p>0,131963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937099999999999" table:style-name="ce1">
                <text:p>0,139371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203500000000001" table:style-name="ce1">
                <text:p>0,132035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2665899999999999" table:style-name="ce1">
                <text:p>0,126659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6127" table:style-name="ce1">
                <text:p>0,136127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46569" table:style-name="ce1">
                <text:p>0,146569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4806900000000001" table:style-name="ce1">
                <text:p>0,148069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412099999999999" table:style-name="ce1">
                <text:p>0,134121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9234" table:style-name="ce1">
                <text:p>0,139234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4376" table:style-name="ce1">
                <text:p>0,134376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6824" table:style-name="ce1">
                <text:p>0,136824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341900000000001" table:style-name="ce1">
                <text:p>0,133419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4142299999999999" table:style-name="ce1">
                <text:p>0,141423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41371" table:style-name="ce1">
                <text:p>0,141371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25554" table:style-name="ce1">
                <text:p>0,125554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43516" table:style-name="ce1">
                <text:p>0,143516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9152" table:style-name="ce1">
                <text:p>0,139152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997100000000001" table:style-name="ce1">
                <text:p>0,139971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882700000000001" table:style-name="ce1">
                <text:p>0,138827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4111499999999999" table:style-name="ce1">
                <text:p>0,141115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5443699999999999" table:style-name="ce1">
                <text:p>0,154437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3050600000000001" table:style-name="ce1">
                <text:p>0,130506</text:p>
              </table:table-cell>
              <table:table-cell table:number-columns-repeated="16382" table:style-name="ce1"/>
            </table:table-row>
            <table:table-row table:style-name="ro1" table:visibility="collapse">
              <table:table-cell office:value-type="string" table:style-name="ce1">
                <text:p>1M-1.csv</text:p>
              </table:table-cell>
              <table:table-cell office:value-type="float" office:value="0.14956700000000001" table:style-name="ce1">
                <text:p>0,149567</text:p>
              </table:table-cell>
              <table:table-cell table:number-columns-repeated="16382" table:style-name="ce1"/>
            </table:table-row>
          </table:table-row-group>
          <table:table-row table:style-name="ro1">
            <table:table-cell office:value-type="string" table:style-name="ce2">
              <text:p>1M-1.csv Average</text:p>
            </table:table-cell>
            <table:table-cell office:value-type="float" office:value="0.13878943333333335" table:formula="of:=SUBTOTAL(1;[.$B$2:.$B$31])" table:style-name="ce2">
              <text:p>0,138789433</text:p>
            </table:table-cell>
            <table:table-cell table:style-name="ce1"/>
            <table:table-cell office:value-type="float" office:value="1" table:formula="of:=[.$B$32] /[.B32]" table:style-name="ce1">
              <text:p>1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7.5163999999999995E-2" table:style-name="ce1">
                <text:p>0,075164</text:p>
              </table:table-cell>
              <table:table-cell table:style-name="ce1"/>
              <table:table-cell office:value-type="float" office:value="1.8464881237471844" table:formula="of:=[.$B$32] /[.B33]" table:style-name="ce1">
                <text:p>1,8464881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7.4460999999999999E-2" table:style-name="ce1">
                <text:p>0,074461</text:p>
              </table:table-cell>
              <table:table-cell table:style-name="ce1"/>
              <table:table-cell office:value-type="float" office:value="1.8639211578320645" table:formula="of:=[.$B$32] /[.B34]" table:style-name="ce1">
                <text:p>1,8639211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7.7922000000000005E-2" table:style-name="ce1">
                <text:p>0,077922</text:p>
              </table:table-cell>
              <table:table-cell table:style-name="ce1"/>
              <table:table-cell office:value-type="float" office:value="1.7811328422439534" table:formula="of:=[.$B$32] /[.B35]" table:style-name="ce1">
                <text:p>1,78113284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8.1545000000000006E-2" table:style-name="ce1">
                <text:p>0,081545</text:p>
              </table:table-cell>
              <table:table-cell table:style-name="ce1"/>
              <table:table-cell office:value-type="float" office:value="1.7019980787704132" table:formula="of:=[.$B$32] /[.B36]" table:style-name="ce1">
                <text:p>1,7019980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7.7863000000000002E-2" table:style-name="ce1">
                <text:p>0,077863</text:p>
              </table:table-cell>
              <table:table-cell table:style-name="ce1"/>
              <table:table-cell office:value-type="float" office:value="1.7824824799112973" table:formula="of:=[.$B$32] /[.B37]" table:style-name="ce1">
                <text:p>1,782482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8.7368000000000001E-2" table:style-name="ce1">
                <text:p>0,087368</text:p>
              </table:table-cell>
              <table:table-cell table:style-name="ce1"/>
              <table:table-cell office:value-type="float" office:value="1.5885614107377226" table:formula="of:=[.$B$32] /[.B38]" table:style-name="ce1">
                <text:p>1,5885614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7.7837000000000003E-2" table:style-name="ce1">
                <text:p>0,077837</text:p>
              </table:table-cell>
              <table:table-cell table:style-name="ce1"/>
              <table:table-cell office:value-type="float" office:value="1.783077884981864" table:formula="of:=[.$B$32] /[.B39]" table:style-name="ce1">
                <text:p>1,7830778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7.9436000000000007E-2" table:style-name="ce1">
                <text:p>0,079436</text:p>
              </table:table-cell>
              <table:table-cell table:style-name="ce1"/>
              <table:table-cell office:value-type="float" office:value="1.7471855749702068" table:formula="of:=[.$B$32] /[.B40]" table:style-name="ce1">
                <text:p>1,7471855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8.9137999999999995E-2" table:style-name="ce1">
                <text:p>0,089138</text:p>
              </table:table-cell>
              <table:table-cell table:style-name="ce1"/>
              <table:table-cell office:value-type="float" office:value="1.5570175832230178" table:formula="of:=[.$B$32] /[.B41]" table:style-name="ce1">
                <text:p>1,5570175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8.2727999999999996E-2" table:style-name="ce1">
                <text:p>0,082728</text:p>
              </table:table-cell>
              <table:table-cell table:style-name="ce1"/>
              <table:table-cell office:value-type="float" office:value="1.6776597202075882" table:formula="of:=[.$B$32] /[.B42]" table:style-name="ce1">
                <text:p>1,677659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8.7093000000000004E-2" table:style-name="ce1">
                <text:p>0,087093</text:p>
              </table:table-cell>
              <table:table-cell table:style-name="ce1"/>
              <table:table-cell office:value-type="float" office:value="1.5935773636610675" table:formula="of:=[.$B$32] /[.B43]" table:style-name="ce1">
                <text:p>1,5935773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8.5206000000000004E-2" table:style-name="ce1">
                <text:p>0,085206</text:p>
              </table:table-cell>
              <table:table-cell table:style-name="ce1"/>
              <table:table-cell office:value-type="float" office:value="1.6288692502092967" table:formula="of:=[.$B$32] /[.B44]" table:style-name="ce1">
                <text:p>1,628869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7.7368000000000006E-2" table:style-name="ce1">
                <text:p>0,077368</text:p>
              </table:table-cell>
              <table:table-cell table:style-name="ce1"/>
              <table:table-cell office:value-type="float" office:value="1.7938867921276669" table:formula="of:=[.$B$32] /[.B45]" table:style-name="ce1">
                <text:p>1,7938867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9.2146000000000006E-2" table:style-name="ce1">
                <text:p>0,092146</text:p>
              </table:table-cell>
              <table:table-cell table:style-name="ce1"/>
              <table:table-cell office:value-type="float" office:value="1.5061905382038649" table:formula="of:=[.$B$32] /[.B46]" table:style-name="ce1">
                <text:p>1,5061905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8.3284999999999998E-2" table:style-name="ce1">
                <text:p>0,083285</text:p>
              </table:table-cell>
              <table:table-cell table:style-name="ce1"/>
              <table:table-cell office:value-type="float" office:value="1.6664397350463271" table:formula="of:=[.$B$32] /[.B47]" table:style-name="ce1">
                <text:p>1,6664397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8.6679999999999993E-2" table:style-name="ce1">
                <text:p>0,08668</text:p>
              </table:table-cell>
              <table:table-cell table:style-name="ce1"/>
              <table:table-cell office:value-type="float" office:value="1.6011702045839105" table:formula="of:=[.$B$32] /[.B48]" table:style-name="ce1">
                <text:p>1,6011702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6.9421999999999998E-2" table:style-name="ce1">
                <text:p>0,069422</text:p>
              </table:table-cell>
              <table:table-cell table:style-name="ce1"/>
              <table:table-cell office:value-type="float" office:value="1.9992139859602627" table:formula="of:=[.$B$32] /[.B49]" table:style-name="ce1">
                <text:p>1,9992139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7.9876000000000003E-2" table:style-name="ce1">
                <text:p>0,079876</text:p>
              </table:table-cell>
              <table:table-cell table:style-name="ce1"/>
              <table:table-cell office:value-type="float" office:value="1.7375611364281305" table:formula="of:=[.$B$32] /[.B50]" table:style-name="ce1">
                <text:p>1,7375611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7.5023000000000006E-2" table:style-name="ce1">
                <text:p>0,075023</text:p>
              </table:table-cell>
              <table:table-cell table:style-name="ce1"/>
              <table:table-cell office:value-type="float" office:value="1.8499584571842413" table:formula="of:=[.$B$32] /[.B51]" table:style-name="ce1">
                <text:p>1,8499584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8.5472000000000006E-2" table:style-name="ce1">
                <text:p>0,085472</text:p>
              </table:table-cell>
              <table:table-cell table:style-name="ce1"/>
              <table:table-cell office:value-type="float" office:value="1.62379999688007" table:formula="of:=[.$B$32] /[.B52]" table:style-name="ce1">
                <text:p>1,6237999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9.0418999999999999E-2" table:style-name="ce1">
                <text:p>0,090419</text:p>
              </table:table-cell>
              <table:table-cell table:style-name="ce1"/>
              <table:table-cell office:value-type="float" office:value="1.5349587291756528" table:formula="of:=[.$B$32] /[.B53]" table:style-name="ce1">
                <text:p>1,5349587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9.2357999999999996E-2" table:style-name="ce1">
                <text:p>0,092358</text:p>
              </table:table-cell>
              <table:table-cell table:style-name="ce1"/>
              <table:table-cell office:value-type="float" office:value="1.5027332048478026" table:formula="of:=[.$B$32] /[.B54]" table:style-name="ce1">
                <text:p>1,5027332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7.9038999999999998E-2" table:style-name="ce1">
                <text:p>0,079039</text:p>
              </table:table-cell>
              <table:table-cell table:style-name="ce1"/>
              <table:table-cell office:value-type="float" office:value="1.75596140302045" table:formula="of:=[.$B$32] /[.B55]" table:style-name="ce1">
                <text:p>1,7559614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9.6881999999999996E-2" table:style-name="ce1">
                <text:p>0,096882</text:p>
              </table:table-cell>
              <table:table-cell table:style-name="ce1"/>
              <table:table-cell office:value-type="float" office:value="1.4325616041507541" table:formula="of:=[.$B$32] /[.B56]" table:style-name="ce1">
                <text:p>1,4325616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9.4888E-2" table:style-name="ce1">
                <text:p>0,094888</text:p>
              </table:table-cell>
              <table:table-cell table:style-name="ce1"/>
              <table:table-cell office:value-type="float" office:value="1.4626658095157803" table:formula="of:=[.$B$32] /[.B57]" table:style-name="ce1">
                <text:p>1,462665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8.6613999999999997E-2" table:style-name="ce1">
                <text:p>0,086614</text:p>
              </table:table-cell>
              <table:table-cell table:style-name="ce1"/>
              <table:table-cell office:value-type="float" office:value="1.6023902987199916" table:formula="of:=[.$B$32] /[.B58]" table:style-name="ce1">
                <text:p>1,6023902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8.9626999999999998E-2" table:style-name="ce1">
                <text:p>0,089627</text:p>
              </table:table-cell>
              <table:table-cell table:style-name="ce1"/>
              <table:table-cell office:value-type="float" office:value="1.5485225806211671" table:formula="of:=[.$B$32] /[.B59]" table:style-name="ce1">
                <text:p>1,5485225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7.4954000000000007E-2" table:style-name="ce1">
                <text:p>0,074954</text:p>
              </table:table-cell>
              <table:table-cell table:style-name="ce1"/>
              <table:table-cell office:value-type="float" office:value="1.8516614634753761" table:formula="of:=[.$B$32] /[.B60]" table:style-name="ce1">
                <text:p>1,8516614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7.5685000000000002E-2" table:style-name="ce1">
                <text:p>0,075685</text:p>
              </table:table-cell>
              <table:table-cell table:style-name="ce1"/>
              <table:table-cell office:value-type="float" office:value="1.8337772786329305" table:formula="of:=[.$B$32] /[.B61]" table:style-name="ce1">
                <text:p>1,8337772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2.csv</text:p>
              </table:table-cell>
              <table:table-cell office:value-type="float" office:value="8.7014999999999995E-2" table:style-name="ce1">
                <text:p>0,087015</text:p>
              </table:table-cell>
              <table:table-cell table:style-name="ce1"/>
              <table:table-cell office:value-type="float" office:value="1.5950058419046527" table:formula="of:=[.$B$32] /[.B62]" table:style-name="ce1">
                <text:p>1,595005842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M-2.csv Average</text:p>
            </table:table-cell>
            <table:table-cell office:value-type="float" office:value="8.3083800000000013E-2" table:formula="of:=SUBTOTAL(1;[.$B$33:.$B$62])" table:style-name="ce2">
              <text:p>0,0830838</text:p>
            </table:table-cell>
            <table:table-cell table:style-name="ce1"/>
            <table:table-cell office:value-type="float" office:value="1.6704752711519373" table:formula="of:=[.$B$32] /[.B63]" table:style-name="ce1">
              <text:p>1,670475271</text:p>
            </table:table-cell>
            <table:table-cell table:number-columns-repeated="7"/>
            <table:table-cell table:style-name="ce1">
              <draw:frame draw:z-index="6" draw:id="id5" draw:style-name="a5" draw:name="Grafico 9" svg:x="0.13657in" svg:y="0.10185in" svg:width="5.00641in" svg:height="6.05819in" style:rel-width="scale" style:rel-height="scale">
                <draw:object xlink:href="Object 6/" xlink:type="simple" xlink:show="embed" xlink:actuate="onLoad"/>
                <svg:title/>
                <svg:desc/>
              </draw:frame>
            </table:table-cell>
            <table:table-cell table:number-columns-repeated="5"/>
            <table:table-cell table:style-name="ce1">
              <draw:frame draw:z-index="7" draw:id="id6" draw:style-name="a6" draw:name="Grafico 10" svg:x="0.32337in" svg:y="0.09621in" svg:width="5.00641in" svg:height="6.02759in" style:rel-width="scale" style:rel-height="scale">
                <draw:object xlink:href="Object 7/" xlink:type="simple" xlink:show="embed" xlink:actuate="onLoad"/>
                <svg:title/>
                <svg:desc/>
              </draw:frame>
            </table:table-cell>
            <table:table-cell table:number-columns-repeated="16366"/>
          </table:table-row>
          <table:table-row-group table:display="false"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7.1915999999999994E-2" table:style-name="ce1">
                <text:p>0,071916</text:p>
              </table:table-cell>
              <table:table-cell table:style-name="ce1"/>
              <table:table-cell office:value-type="float" office:value="1.9298825481580366" table:formula="of:=[.$B$32] /[.B64]" table:style-name="ce1">
                <text:p>1,9298825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7.0732000000000003E-2" table:style-name="ce1">
                <text:p>0,070732</text:p>
              </table:table-cell>
              <table:table-cell table:style-name="ce1"/>
              <table:table-cell office:value-type="float" office:value="1.9621873173858133" table:formula="of:=[.$B$32] /[.B65]" table:style-name="ce1">
                <text:p>1,9621873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4465999999999996E-2" table:style-name="ce1">
                <text:p>0,064466</text:p>
              </table:table-cell>
              <table:table-cell table:style-name="ce1"/>
              <table:table-cell office:value-type="float" office:value="2.1529090269806312" table:formula="of:=[.$B$32] /[.B66]" table:style-name="ce1">
                <text:p>2,15290902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3765000000000002E-2" table:style-name="ce1">
                <text:p>0,063765</text:p>
              </table:table-cell>
              <table:table-cell table:style-name="ce1"/>
              <table:table-cell office:value-type="float" office:value="2.1765770145586663" table:formula="of:=[.$B$32] /[.B67]" table:style-name="ce1">
                <text:p>2,1765770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2454999999999997E-2" table:style-name="ce1">
                <text:p>0,062455</text:p>
              </table:table-cell>
              <table:table-cell table:style-name="ce1"/>
              <table:table-cell office:value-type="float" office:value="2.2222309396098527" table:formula="of:=[.$B$32] /[.B68]" table:style-name="ce1">
                <text:p>2,222230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1117999999999999E-2" table:style-name="ce1">
                <text:p>0,061118</text:p>
              </table:table-cell>
              <table:table-cell table:style-name="ce1"/>
              <table:table-cell office:value-type="float" office:value="2.2708438321498305" table:formula="of:=[.$B$32] /[.B69]" table:style-name="ce1">
                <text:p>2,2708438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7.2870000000000004E-2" table:style-name="ce1">
                <text:p>0,07287</text:p>
              </table:table-cell>
              <table:table-cell table:style-name="ce1"/>
              <table:table-cell office:value-type="float" office:value="1.9046168976716529" table:formula="of:=[.$B$32] /[.B70]" table:style-name="ce1">
                <text:p>1,9046168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5.5825E-2" table:style-name="ce1">
                <text:p>0,055825</text:p>
              </table:table-cell>
              <table:table-cell table:style-name="ce1"/>
              <table:table-cell office:value-type="float" office:value="2.4861519629795494" table:formula="of:=[.$B$32] /[.B71]" table:style-name="ce1">
                <text:p>2,4861519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6203999999999999E-2" table:style-name="ce1">
                <text:p>0,066204</text:p>
              </table:table-cell>
              <table:table-cell table:style-name="ce1"/>
              <table:table-cell office:value-type="float" office:value="2.0963904497210644" table:formula="of:=[.$B$32] /[.B72]" table:style-name="ce1">
                <text:p>2,096390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7.1031999999999998E-2" table:style-name="ce1">
                <text:p>0,071032</text:p>
              </table:table-cell>
              <table:table-cell table:style-name="ce1"/>
              <table:table-cell office:value-type="float" office:value="1.953900120133649" table:formula="of:=[.$B$32] /[.B73]" table:style-name="ce1">
                <text:p>1,953900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7796999999999996E-2" table:style-name="ce1">
                <text:p>0,067797</text:p>
              </table:table-cell>
              <table:table-cell table:style-name="ce1"/>
              <table:table-cell office:value-type="float" office:value="2.0471323706555355" table:formula="of:=[.$B$32] /[.B74]" table:style-name="ce1">
                <text:p>2,04713237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5.4677000000000003E-2" table:style-name="ce1">
                <text:p>0,054677</text:p>
              </table:table-cell>
              <table:table-cell table:style-name="ce1"/>
              <table:table-cell office:value-type="float" office:value="2.5383512872566771" table:formula="of:=[.$B$32] /[.B75]" table:style-name="ce1">
                <text:p>2,5383512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5225000000000005E-2" table:style-name="ce1">
                <text:p>0,065225</text:p>
              </table:table-cell>
              <table:table-cell table:style-name="ce1"/>
              <table:table-cell office:value-type="float" office:value="2.127856394531749" table:formula="of:=[.$B$32] /[.B76]" table:style-name="ce1">
                <text:p>2,1278563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2421999999999998E-2" table:style-name="ce1">
                <text:p>0,062422</text:p>
              </table:table-cell>
              <table:table-cell table:style-name="ce1"/>
              <table:table-cell office:value-type="float" office:value="2.2234057437014729" table:formula="of:=[.$B$32] /[.B77]" table:style-name="ce1">
                <text:p>2,2234057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3104999999999994E-2" table:style-name="ce1">
                <text:p>0,063105</text:p>
              </table:table-cell>
              <table:table-cell table:style-name="ce1"/>
              <table:table-cell office:value-type="float" office:value="2.1993413094577825" table:formula="of:=[.$B$32] /[.B78]" table:style-name="ce1">
                <text:p>2,19934130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5.5681000000000001E-2" table:style-name="ce1">
                <text:p>0,055681</text:p>
              </table:table-cell>
              <table:table-cell table:style-name="ce1"/>
              <table:table-cell office:value-type="float" office:value="2.4925815508581626" table:formula="of:=[.$B$32] /[.B79]" table:style-name="ce1">
                <text:p>2,4925815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7474999999999993E-2" table:style-name="ce1">
                <text:p>0,067475</text:p>
              </table:table-cell>
              <table:table-cell table:style-name="ce1"/>
              <table:table-cell office:value-type="float" office:value="2.0569015684821546" table:formula="of:=[.$B$32] /[.B80]" table:style-name="ce1">
                <text:p>2,0569015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7.0503999999999997E-2" table:style-name="ce1">
                <text:p>0,070504</text:p>
              </table:table-cell>
              <table:table-cell table:style-name="ce1"/>
              <table:table-cell office:value-type="float" office:value="1.9685327546427629" table:formula="of:=[.$B$32] /[.B81]" table:style-name="ce1">
                <text:p>1,9685327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6553000000000001E-2" table:style-name="ce1">
                <text:p>0,066553</text:p>
              </table:table-cell>
              <table:table-cell table:style-name="ce1"/>
              <table:table-cell office:value-type="float" office:value="2.085397102059011" table:formula="of:=[.$B$32] /[.B82]" table:style-name="ce1">
                <text:p>2,0853971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5.2770999999999998E-2" table:style-name="ce1">
                <text:p>0,052771</text:p>
              </table:table-cell>
              <table:table-cell table:style-name="ce1"/>
              <table:table-cell office:value-type="float" office:value="2.6300322778293639" table:formula="of:=[.$B$32] /[.B83]" table:style-name="ce1">
                <text:p>2,6300322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5240999999999993E-2" table:style-name="ce1">
                <text:p>0,065241</text:p>
              </table:table-cell>
              <table:table-cell table:style-name="ce1"/>
              <table:table-cell office:value-type="float" office:value="2.1273345493375846" table:formula="of:=[.$B$32] /[.B84]" table:style-name="ce1">
                <text:p>2,12733454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7.7539999999999998E-2" table:style-name="ce1">
                <text:p>0,07754</text:p>
              </table:table-cell>
              <table:table-cell table:style-name="ce1"/>
              <table:table-cell office:value-type="float" office:value="1.7899075745851607" table:formula="of:=[.$B$32] /[.B85]" table:style-name="ce1">
                <text:p>1,7899075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8.6682999999999996E-2" table:style-name="ce1">
                <text:p>0,086683</text:p>
              </table:table-cell>
              <table:table-cell table:style-name="ce1"/>
              <table:table-cell office:value-type="float" office:value="1.6011147899049798" table:formula="of:=[.$B$32] /[.B86]" table:style-name="ce1">
                <text:p>1,601114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4680000000000001E-2" table:style-name="ce1">
                <text:p>0,06468</text:p>
              </table:table-cell>
              <table:table-cell table:style-name="ce1"/>
              <table:table-cell office:value-type="float" office:value="2.1457859204287777" table:formula="of:=[.$B$32] /[.B87]" table:style-name="ce1">
                <text:p>2,145785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7.1457000000000007E-2" table:style-name="ce1">
                <text:p>0,071457</text:p>
              </table:table-cell>
              <table:table-cell table:style-name="ce1"/>
              <table:table-cell office:value-type="float" office:value="1.9422790396089025" table:formula="of:=[.$B$32] /[.B88]" table:style-name="ce1">
                <text:p>1,942279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6225999999999993E-2" table:style-name="ce1">
                <text:p>0,066226</text:p>
              </table:table-cell>
              <table:table-cell table:style-name="ce1"/>
              <table:table-cell office:value-type="float" office:value="2.0956940375884603" table:formula="of:=[.$B$32] /[.B89]" table:style-name="ce1">
                <text:p>2,0956940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5.8968E-2" table:style-name="ce1">
                <text:p>0,058968</text:p>
              </table:table-cell>
              <table:table-cell table:style-name="ce1"/>
              <table:table-cell office:value-type="float" office:value="2.3536398272509387" table:formula="of:=[.$B$32] /[.B90]" table:style-name="ce1">
                <text:p>2,35363982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1175E-2" table:style-name="ce1">
                <text:p>0,061175</text:p>
              </table:table-cell>
              <table:table-cell table:style-name="ce1"/>
              <table:table-cell office:value-type="float" office:value="2.2687279662171371" table:formula="of:=[.$B$32] /[.B91]" table:style-name="ce1">
                <text:p>2,26872796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6.9501999999999994E-2" table:style-name="ce1">
                <text:p>0,069502</text:p>
              </table:table-cell>
              <table:table-cell table:style-name="ce1"/>
              <table:table-cell office:value-type="float" office:value="1.9969127986724606" table:formula="of:=[.$B$32] /[.B92]" table:style-name="ce1">
                <text:p>1,9969127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3.csv</text:p>
              </table:table-cell>
              <table:table-cell office:value-type="float" office:value="7.1435999999999999E-2" table:style-name="ce1">
                <text:p>0,071436</text:p>
              </table:table-cell>
              <table:table-cell table:style-name="ce1"/>
              <table:table-cell office:value-type="float" office:value="1.9428500102655992" table:formula="of:=[.$B$32] /[.B93]" table:style-name="ce1">
                <text:p>1,94285001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M-3.csv Average</text:p>
            </table:table-cell>
            <table:table-cell office:value-type="float" office:value="6.5983366666666654E-2" table:formula="of:=SUBTOTAL(1;[.$B$64:.$B$93])" table:style-name="ce2">
              <text:p>0,065983367</text:p>
            </table:table-cell>
            <table:table-cell table:style-name="ce1"/>
            <table:table-cell office:value-type="float" office:value="2.1034003013890881" table:formula="of:=[.$B$32] /[.B94]" table:style-name="ce1">
              <text:p>2,103400301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5152E-2" table:style-name="ce1">
                <text:p>0,055152</text:p>
              </table:table-cell>
              <table:table-cell table:style-name="ce1"/>
              <table:table-cell office:value-type="float" office:value="2.516489580311382" table:formula="of:=[.$B$32] /[.B95]" table:style-name="ce1">
                <text:p>2,516489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355E-2" table:style-name="ce1">
                <text:p>0,05355</text:p>
              </table:table-cell>
              <table:table-cell table:style-name="ce1"/>
              <table:table-cell office:value-type="float" office:value="2.5917727980080922" table:formula="of:=[.$B$32] /[.B96]" table:style-name="ce1">
                <text:p>2,5917727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3953000000000001E-2" table:style-name="ce1">
                <text:p>0,053953</text:p>
              </table:table-cell>
              <table:table-cell table:style-name="ce1"/>
              <table:table-cell office:value-type="float" office:value="2.5724136439740763" table:formula="of:=[.$B$32] /[.B97]" table:style-name="ce1">
                <text:p>2,5724136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6.4994999999999997E-2" table:style-name="ce1">
                <text:p>0,064995</text:p>
              </table:table-cell>
              <table:table-cell table:style-name="ce1"/>
              <table:table-cell office:value-type="float" office:value="2.1353863117675722" table:formula="of:=[.$B$32] /[.B98]" table:style-name="ce1">
                <text:p>2,1353863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1139999999999998E-2" table:style-name="ce1">
                <text:p>0,05114</text:p>
              </table:table-cell>
              <table:table-cell table:style-name="ce1"/>
              <table:table-cell office:value-type="float" office:value="2.7139114848129324" table:formula="of:=[.$B$32] /[.B99]" table:style-name="ce1">
                <text:p>2,7139114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4.5714999999999999E-2" table:style-name="ce1">
                <text:p>0,045715</text:p>
              </table:table-cell>
              <table:table-cell table:style-name="ce1"/>
              <table:table-cell office:value-type="float" office:value="3.0359714171132746" table:formula="of:=[.$B$32] /[.B100]" table:style-name="ce1">
                <text:p>3,0359714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4.8788999999999999E-2" table:style-name="ce1">
                <text:p>0,048789</text:p>
              </table:table-cell>
              <table:table-cell table:style-name="ce1"/>
              <table:table-cell office:value-type="float" office:value="2.8446869854543722" table:formula="of:=[.$B$32] /[.B101]" table:style-name="ce1">
                <text:p>2,8446869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0832000000000002E-2" table:style-name="ce1">
                <text:p>0,050832</text:p>
              </table:table-cell>
              <table:table-cell table:style-name="ce1"/>
              <table:table-cell office:value-type="float" office:value="2.7303555503095165" table:formula="of:=[.$B$32] /[.B102]" table:style-name="ce1">
                <text:p>2,730355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0436000000000002E-2" table:style-name="ce1">
                <text:p>0,050436</text:p>
              </table:table-cell>
              <table:table-cell table:style-name="ce1"/>
              <table:table-cell office:value-type="float" office:value="2.7517930314325749" table:formula="of:=[.$B$32] /[.B103]" table:style-name="ce1">
                <text:p>2,75179303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3463999999999998E-2" table:style-name="ce1">
                <text:p>0,053464</text:p>
              </table:table-cell>
              <table:table-cell table:style-name="ce1"/>
              <table:table-cell office:value-type="float" office:value="2.5959418175470104" table:formula="of:=[.$B$32] /[.B104]" table:style-name="ce1">
                <text:p>2,5959418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4307000000000001E-2" table:style-name="ce1">
                <text:p>0,054307</text:p>
              </table:table-cell>
              <table:table-cell table:style-name="ce1"/>
              <table:table-cell office:value-type="float" office:value="2.5556453741383862" table:formula="of:=[.$B$32] /[.B105]" table:style-name="ce1">
                <text:p>2,5556453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4.9932999999999998E-2" table:style-name="ce1">
                <text:p>0,049933</text:p>
              </table:table-cell>
              <table:table-cell table:style-name="ce1"/>
              <table:table-cell office:value-type="float" office:value="2.7795132143739281" table:formula="of:=[.$B$32] /[.B106]" table:style-name="ce1">
                <text:p>2,7795132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5451E-2" table:style-name="ce1">
                <text:p>0,055451</text:p>
              </table:table-cell>
              <table:table-cell table:style-name="ce1"/>
              <table:table-cell office:value-type="float" office:value="2.5029202959970669" table:formula="of:=[.$B$32] /[.B107]" table:style-name="ce1">
                <text:p>2,5029202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6.4607999999999999E-2" table:style-name="ce1">
                <text:p>0,064608</text:p>
              </table:table-cell>
              <table:table-cell table:style-name="ce1"/>
              <table:table-cell office:value-type="float" office:value="2.1481772123163285" table:formula="of:=[.$B$32] /[.B108]" table:style-name="ce1">
                <text:p>2,1481772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2160999999999999E-2" table:style-name="ce1">
                <text:p>0,052161</text:p>
              </table:table-cell>
              <table:table-cell table:style-name="ce1"/>
              <table:table-cell office:value-type="float" office:value="2.6607893509199085" table:formula="of:=[.$B$32] /[.B109]" table:style-name="ce1">
                <text:p>2,6607893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4.5150999999999997E-2" table:style-name="ce1">
                <text:p>0,045151</text:p>
              </table:table-cell>
              <table:table-cell table:style-name="ce1"/>
              <table:table-cell office:value-type="float" office:value="3.073895004171189" table:formula="of:=[.$B$32] /[.B110]" table:style-name="ce1">
                <text:p>3,0738950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7521999999999997E-2" table:style-name="ce1">
                <text:p>0,057522</text:p>
              </table:table-cell>
              <table:table-cell table:style-name="ce1"/>
              <table:table-cell office:value-type="float" office:value="2.4128061147618887" table:formula="of:=[.$B$32] /[.B111]" table:style-name="ce1">
                <text:p>2,4128061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4.9627999999999999E-2" table:style-name="ce1">
                <text:p>0,049628</text:p>
              </table:table-cell>
              <table:table-cell table:style-name="ce1"/>
              <table:table-cell office:value-type="float" office:value="2.7965953359662561" table:formula="of:=[.$B$32] /[.B112]" table:style-name="ce1">
                <text:p>2,7965953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7260999999999999E-2" table:style-name="ce1">
                <text:p>0,057261</text:p>
              </table:table-cell>
              <table:table-cell table:style-name="ce1"/>
              <table:table-cell office:value-type="float" office:value="2.4238038688345185" table:formula="of:=[.$B$32] /[.B113]" table:style-name="ce1">
                <text:p>2,42380386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0952999999999998E-2" table:style-name="ce1">
                <text:p>0,050953</text:p>
              </table:table-cell>
              <table:table-cell table:style-name="ce1"/>
              <table:table-cell office:value-type="float" office:value="2.7238716725871561" table:formula="of:=[.$B$32] /[.B114]" table:style-name="ce1">
                <text:p>2,72387167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0341999999999998E-2" table:style-name="ce1">
                <text:p>0,050342</text:p>
              </table:table-cell>
              <table:table-cell table:style-name="ce1"/>
              <table:table-cell office:value-type="float" office:value="2.7569312568696787" table:formula="of:=[.$B$32] /[.B115]" table:style-name="ce1">
                <text:p>2,7569312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6.1251E-2" table:style-name="ce1">
                <text:p>0,061251</text:p>
              </table:table-cell>
              <table:table-cell table:style-name="ce1"/>
              <table:table-cell office:value-type="float" office:value="2.2659129374758509" table:formula="of:=[.$B$32] /[.B116]" table:style-name="ce1">
                <text:p>2,2659129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5718999999999998E-2" table:style-name="ce1">
                <text:p>0,055719</text:p>
              </table:table-cell>
              <table:table-cell table:style-name="ce1"/>
              <table:table-cell office:value-type="float" office:value="2.4908816262555566" table:formula="of:=[.$B$32] /[.B117]" table:style-name="ce1">
                <text:p>2,4908816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6.2973000000000001E-2" table:style-name="ce1">
                <text:p>0,062973</text:p>
              </table:table-cell>
              <table:table-cell table:style-name="ce1"/>
              <table:table-cell office:value-type="float" office:value="2.2039514289192725" table:formula="of:=[.$B$32] /[.B118]" table:style-name="ce1">
                <text:p>2,2039514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4.6752000000000002E-2" table:style-name="ce1">
                <text:p>0,046752</text:p>
              </table:table-cell>
              <table:table-cell table:style-name="ce1"/>
              <table:table-cell office:value-type="float" office:value="2.968630932010039" table:formula="of:=[.$B$32] /[.B119]" table:style-name="ce1">
                <text:p>2,9686309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4.9743999999999997E-2" table:style-name="ce1">
                <text:p>0,049744</text:p>
              </table:table-cell>
              <table:table-cell table:style-name="ce1"/>
              <table:table-cell office:value-type="float" office:value="2.7900738447517965" table:formula="of:=[.$B$32] /[.B120]" table:style-name="ce1">
                <text:p>2,7900738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4.793E-2" table:style-name="ce1">
                <text:p>0,04793</text:p>
              </table:table-cell>
              <table:table-cell table:style-name="ce1"/>
              <table:table-cell office:value-type="float" office:value="2.8956693789554215" table:formula="of:=[.$B$32] /[.B121]" table:style-name="ce1">
                <text:p>2,8956693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5.5556000000000001E-2" table:style-name="ce1">
                <text:p>0,055556</text:p>
              </table:table-cell>
              <table:table-cell table:style-name="ce1"/>
              <table:table-cell office:value-type="float" office:value="2.4981898144814845" table:formula="of:=[.$B$32] /[.B122]" table:style-name="ce1">
                <text:p>2,4981898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9.1037000000000007E-2" table:style-name="ce1">
                <text:p>0,091037</text:p>
              </table:table-cell>
              <table:table-cell table:style-name="ce1"/>
              <table:table-cell office:value-type="float" office:value="1.5245387406585602" table:formula="of:=[.$B$32] /[.B123]" table:style-name="ce1">
                <text:p>1,5245387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4.csv</text:p>
              </table:table-cell>
              <table:table-cell office:value-type="float" office:value="4.9209000000000003E-2" table:style-name="ce1">
                <text:p>0,049209</text:p>
              </table:table-cell>
              <table:table-cell table:style-name="ce1"/>
              <table:table-cell office:value-type="float" office:value="2.8204075135307227" table:formula="of:=[.$B$32] /[.B124]" table:style-name="ce1">
                <text:p>2,820407514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M-4.csv Average</text:p>
            </table:table-cell>
            <table:table-cell office:value-type="float" office:value="5.4517133333333322E-2" table:formula="of:=SUBTOTAL(1;[.$B$95:.$B$124])" table:style-name="ce2">
              <text:p>0,054517133</text:p>
            </table:table-cell>
            <table:table-cell table:style-name="ce1"/>
            <table:table-cell office:value-type="float" office:value="2.5457947776662269" table:formula="of:=[.$B$32] /[.B125]" table:style-name="ce1">
              <text:p>2,545794778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5027999999999999E-2" table:style-name="ce1">
                <text:p>0,045028</text:p>
              </table:table-cell>
              <table:table-cell table:style-name="ce1"/>
              <table:table-cell office:value-type="float" office:value="3.0822917592016825" table:formula="of:=[.$B$32] /[.B126]" table:style-name="ce1">
                <text:p>3,0822917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5510000000000002E-2" table:style-name="ce1">
                <text:p>0,04551</text:p>
              </table:table-cell>
              <table:table-cell table:style-name="ce1"/>
              <table:table-cell office:value-type="float" office:value="3.0496469640372084" table:formula="of:=[.$B$32] /[.B127]" table:style-name="ce1">
                <text:p>3,0496469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5648000000000001E-2" table:style-name="ce1">
                <text:p>0,045648</text:p>
              </table:table-cell>
              <table:table-cell table:style-name="ce1"/>
              <table:table-cell office:value-type="float" office:value="3.0404274740039727" table:formula="of:=[.$B$32] /[.B128]" table:style-name="ce1">
                <text:p>3,0404274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5624999999999999E-2" table:style-name="ce1">
                <text:p>0,045625</text:p>
              </table:table-cell>
              <table:table-cell table:style-name="ce1"/>
              <table:table-cell office:value-type="float" office:value="3.0419601826484022" table:formula="of:=[.$B$32] /[.B129]" table:style-name="ce1">
                <text:p>3,0419601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5.8356999999999999E-2" table:style-name="ce1">
                <text:p>0,058357</text:p>
              </table:table-cell>
              <table:table-cell table:style-name="ce1"/>
              <table:table-cell office:value-type="float" office:value="2.3782825253754196" table:formula="of:=[.$B$32] /[.B130]" table:style-name="ce1">
                <text:p>2,3782825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5.8924999999999998E-2" table:style-name="ce1">
                <text:p>0,058925</text:p>
              </table:table-cell>
              <table:table-cell table:style-name="ce1"/>
              <table:table-cell office:value-type="float" office:value="2.3553573751944565" table:formula="of:=[.$B$32] /[.B131]" table:style-name="ce1">
                <text:p>2,3553573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3.9955999999999998E-2" table:style-name="ce1">
                <text:p>0,039956</text:p>
              </table:table-cell>
              <table:table-cell table:style-name="ce1"/>
              <table:table-cell office:value-type="float" office:value="3.4735567457536631" table:formula="of:=[.$B$32] /[.B132]" table:style-name="ce1">
                <text:p>3,4735567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6589999999999999E-2" table:style-name="ce1">
                <text:p>0,04659</text:p>
              </table:table-cell>
              <table:table-cell table:style-name="ce1"/>
              <table:table-cell office:value-type="float" office:value="2.9789532803892111" table:formula="of:=[.$B$32] /[.B133]" table:style-name="ce1">
                <text:p>2,978953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5940000000000002E-2" table:style-name="ce1">
                <text:p>0,04594</text:p>
              </table:table-cell>
              <table:table-cell table:style-name="ce1"/>
              <table:table-cell office:value-type="float" office:value="3.021102162240604" table:formula="of:=[.$B$32] /[.B134]" table:style-name="ce1">
                <text:p>3,0211021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9848999999999997E-2" table:style-name="ce1">
                <text:p>0,049849</text:p>
              </table:table-cell>
              <table:table-cell table:style-name="ce1"/>
              <table:table-cell office:value-type="float" office:value="2.7841969414297849" table:formula="of:=[.$B$32] /[.B135]" table:style-name="ce1">
                <text:p>2,7841969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6.4036999999999997E-2" table:style-name="ce1">
                <text:p>0,064037</text:p>
              </table:table-cell>
              <table:table-cell table:style-name="ce1"/>
              <table:table-cell office:value-type="float" office:value="2.1673319070745563" table:formula="of:=[.$B$32] /[.B136]" table:style-name="ce1">
                <text:p>2,1673319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5.1142E-2" table:style-name="ce1">
                <text:p>0,051142</text:p>
              </table:table-cell>
              <table:table-cell table:style-name="ce1"/>
              <table:table-cell office:value-type="float" office:value="2.7138053524174524" table:formula="of:=[.$B$32] /[.B137]" table:style-name="ce1">
                <text:p>2,7138053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8115999999999999E-2" table:style-name="ce1">
                <text:p>0,048116</text:p>
              </table:table-cell>
              <table:table-cell table:style-name="ce1"/>
              <table:table-cell office:value-type="float" office:value="2.884475711475047" table:formula="of:=[.$B$32] /[.B138]" table:style-name="ce1">
                <text:p>2,8844757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4996000000000001E-2" table:style-name="ce1">
                <text:p>0,044996</text:p>
              </table:table-cell>
              <table:table-cell table:style-name="ce1"/>
              <table:table-cell office:value-type="float" office:value="3.0844838059679383" table:formula="of:=[.$B$32] /[.B139]" table:style-name="ce1">
                <text:p>3,0844838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1959999999999997E-2" table:style-name="ce1">
                <text:p>0,04196</text:p>
              </table:table-cell>
              <table:table-cell table:style-name="ce1"/>
              <table:table-cell office:value-type="float" office:value="3.3076604702891648" table:formula="of:=[.$B$32] /[.B140]" table:style-name="ce1">
                <text:p>3,3076604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5.4924000000000001E-2" table:style-name="ce1">
                <text:p>0,054924</text:p>
              </table:table-cell>
              <table:table-cell table:style-name="ce1"/>
              <table:table-cell office:value-type="float" office:value="2.5269360085451416" table:formula="of:=[.$B$32] /[.B141]" table:style-name="ce1">
                <text:p>2,52693600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6.1414000000000003E-2" table:style-name="ce1">
                <text:p>0,061414</text:p>
              </table:table-cell>
              <table:table-cell table:style-name="ce1"/>
              <table:table-cell office:value-type="float" office:value="2.2598989372672897" table:formula="of:=[.$B$32] /[.B142]" table:style-name="ce1">
                <text:p>2,2598989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5914999999999997E-2" table:style-name="ce1">
                <text:p>0,045915</text:p>
              </table:table-cell>
              <table:table-cell table:style-name="ce1"/>
              <table:table-cell office:value-type="float" office:value="3.0227471051580825" table:formula="of:=[.$B$32] /[.B143]" table:style-name="ce1">
                <text:p>3,0227471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3364E-2" table:style-name="ce1">
                <text:p>0,043364</text:p>
              </table:table-cell>
              <table:table-cell table:style-name="ce1"/>
              <table:table-cell office:value-type="float" office:value="3.2005680595271042" table:formula="of:=[.$B$32] /[.B144]" table:style-name="ce1">
                <text:p>3,200568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6138999999999999E-2" table:style-name="ce1">
                <text:p>0,046139</text:p>
              </table:table-cell>
              <table:table-cell table:style-name="ce1"/>
              <table:table-cell office:value-type="float" office:value="3.0080719853775189" table:formula="of:=[.$B$32] /[.B145]" table:style-name="ce1">
                <text:p>3,0080719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5.2267000000000001E-2" table:style-name="ce1">
                <text:p>0,052267</text:p>
              </table:table-cell>
              <table:table-cell table:style-name="ce1"/>
              <table:table-cell office:value-type="float" office:value="2.6553931416253724" table:formula="of:=[.$B$32] /[.B146]" table:style-name="ce1">
                <text:p>2,65539314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5.3261999999999997E-2" table:style-name="ce1">
                <text:p>0,053262</text:p>
              </table:table-cell>
              <table:table-cell table:style-name="ce1"/>
              <table:table-cell office:value-type="float" office:value="2.6057871152666698" table:formula="of:=[.$B$32] /[.B147]" table:style-name="ce1">
                <text:p>2,6057871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9678E-2" table:style-name="ce1">
                <text:p>0,049678</text:p>
              </table:table-cell>
              <table:table-cell table:style-name="ce1"/>
              <table:table-cell office:value-type="float" office:value="2.7937806138196657" table:formula="of:=[.$B$32] /[.B148]" table:style-name="ce1">
                <text:p>2,7937806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8349000000000003E-2" table:style-name="ce1">
                <text:p>0,048349</text:p>
              </table:table-cell>
              <table:table-cell table:style-name="ce1"/>
              <table:table-cell office:value-type="float" office:value="2.8705750549821785" table:formula="of:=[.$B$32] /[.B149]" table:style-name="ce1">
                <text:p>2,8705750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5267000000000002E-2" table:style-name="ce1">
                <text:p>0,045267</text:p>
              </table:table-cell>
              <table:table-cell table:style-name="ce1"/>
              <table:table-cell office:value-type="float" office:value="3.0660179232848068" table:formula="of:=[.$B$32] /[.B150]" table:style-name="ce1">
                <text:p>3,0660179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5.2051E-2" table:style-name="ce1">
                <text:p>0,052051</text:p>
              </table:table-cell>
              <table:table-cell table:style-name="ce1"/>
              <table:table-cell office:value-type="float" office:value="2.6664124288358217" table:formula="of:=[.$B$32] /[.B151]" table:style-name="ce1">
                <text:p>2,6664124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5.1416999999999997E-2" table:style-name="ce1">
                <text:p>0,051417</text:p>
              </table:table-cell>
              <table:table-cell table:style-name="ce1"/>
              <table:table-cell office:value-type="float" office:value="2.699290766348355" table:formula="of:=[.$B$32] /[.B152]" table:style-name="ce1">
                <text:p>2,69929076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5.1036999999999999E-2" table:style-name="ce1">
                <text:p>0,051037</text:p>
              </table:table-cell>
              <table:table-cell table:style-name="ce1"/>
              <table:table-cell office:value-type="float" office:value="2.7193885481774664" table:formula="of:=[.$B$32] /[.B153]" table:style-name="ce1">
                <text:p>2,7193885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3.7010000000000001E-2" table:style-name="ce1">
                <text:p>0,03701</text:p>
              </table:table-cell>
              <table:table-cell table:style-name="ce1"/>
              <table:table-cell office:value-type="float" office:value="3.7500522381338381" table:formula="of:=[.$B$32] /[.B154]" table:style-name="ce1">
                <text:p>3,7500522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5.csv</text:p>
              </table:table-cell>
              <table:table-cell office:value-type="float" office:value="4.2937999999999997E-2" table:style-name="ce1">
                <text:p>0,042938</text:p>
              </table:table-cell>
              <table:table-cell table:style-name="ce1"/>
              <table:table-cell office:value-type="float" office:value="3.2323217973201679" table:formula="of:=[.$B$32] /[.B155]" table:style-name="ce1">
                <text:p>3,232321797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M-5.csv Average</text:p>
            </table:table-cell>
            <table:table-cell office:value-type="float" office:value="4.8890366666666664E-2" table:formula="of:=SUBTOTAL(1;[.$B$126:.$B$155])" table:style-name="ce2">
              <text:p>0,048890367</text:p>
            </table:table-cell>
            <table:table-cell table:style-name="ce1"/>
            <table:table-cell office:value-type="float" office:value="2.8387889638790469" table:formula="of:=[.$B$32] /[.B156]" table:style-name="ce1">
              <text:p>2,838788964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4315E-2" table:style-name="ce1">
                <text:p>0,044315</text:p>
              </table:table-cell>
              <table:table-cell table:style-name="ce1"/>
              <table:table-cell office:value-type="float" office:value="3.1318838617473395" table:formula="of:=[.$B$32] /[.B157]" table:style-name="ce1">
                <text:p>3,1318838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5624999999999999E-2" table:style-name="ce1">
                <text:p>0,045625</text:p>
              </table:table-cell>
              <table:table-cell table:style-name="ce1"/>
              <table:table-cell office:value-type="float" office:value="3.0419601826484022" table:formula="of:=[.$B$32] /[.B158]" table:style-name="ce1">
                <text:p>3,0419601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3314999999999999E-2" table:style-name="ce1">
                <text:p>0,043315</text:p>
              </table:table-cell>
              <table:table-cell table:style-name="ce1"/>
              <table:table-cell office:value-type="float" office:value="3.2041886952172076" table:formula="of:=[.$B$32] /[.B159]" table:style-name="ce1">
                <text:p>3,2041886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5369E-2" table:style-name="ce1">
                <text:p>0,045369</text:p>
              </table:table-cell>
              <table:table-cell table:style-name="ce1"/>
              <table:table-cell office:value-type="float" office:value="3.0591248062186374" table:formula="of:=[.$B$32] /[.B160]" table:style-name="ce1">
                <text:p>3,0591248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4802000000000002E-2" table:style-name="ce1">
                <text:p>0,044802</text:p>
              </table:table-cell>
              <table:table-cell table:style-name="ce1"/>
              <table:table-cell office:value-type="float" office:value="3.0978401261848432" table:formula="of:=[.$B$32] /[.B161]" table:style-name="ce1">
                <text:p>3,0978401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3.5694999999999998E-2" table:style-name="ce1">
                <text:p>0,035695</text:p>
              </table:table-cell>
              <table:table-cell table:style-name="ce1"/>
              <table:table-cell office:value-type="float" office:value="3.8882037633655515" table:formula="of:=[.$B$32] /[.B162]" table:style-name="ce1">
                <text:p>3,8882037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3.6700000000000003E-2" table:style-name="ce1">
                <text:p>0,0367</text:p>
              </table:table-cell>
              <table:table-cell table:style-name="ce1"/>
              <table:table-cell office:value-type="float" office:value="3.781728428701181" table:formula="of:=[.$B$32] /[.B163]" table:style-name="ce1">
                <text:p>3,7817284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3.8103999999999999E-2" table:style-name="ce1">
                <text:p>0,038104</text:p>
              </table:table-cell>
              <table:table-cell table:style-name="ce1"/>
              <table:table-cell office:value-type="float" office:value="3.6423848764784106" table:formula="of:=[.$B$32] /[.B164]" table:style-name="ce1">
                <text:p>3,6423848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1494000000000003E-2" table:style-name="ce1">
                <text:p>0,041494</text:p>
              </table:table-cell>
              <table:table-cell table:style-name="ce1"/>
              <table:table-cell office:value-type="float" office:value="3.3448072813740142" table:formula="of:=[.$B$32] /[.B165]" table:style-name="ce1">
                <text:p>3,3448072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1575000000000001E-2" table:style-name="ce1">
                <text:p>0,041575</text:p>
              </table:table-cell>
              <table:table-cell table:style-name="ce1"/>
              <table:table-cell office:value-type="float" office:value="3.3382906394066949" table:formula="of:=[.$B$32] /[.B166]" table:style-name="ce1">
                <text:p>3,3382906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5.2283000000000003E-2" table:style-name="ce1">
                <text:p>0,052283</text:p>
              </table:table-cell>
              <table:table-cell table:style-name="ce1"/>
              <table:table-cell office:value-type="float" office:value="2.6545805201180754" table:formula="of:=[.$B$32] /[.B167]" table:style-name="ce1">
                <text:p>2,654580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3.6193999999999997E-2" table:style-name="ce1">
                <text:p>0,036194</text:p>
              </table:table-cell>
              <table:table-cell table:style-name="ce1"/>
              <table:table-cell office:value-type="float" office:value="3.8345978154758624" table:formula="of:=[.$B$32] /[.B168]" table:style-name="ce1">
                <text:p>3,8345978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2840999999999997E-2" table:style-name="ce1">
                <text:p>0,042841</text:p>
              </table:table-cell>
              <table:table-cell table:style-name="ce1"/>
              <table:table-cell office:value-type="float" office:value="3.2396403756526078" table:formula="of:=[.$B$32] /[.B169]" table:style-name="ce1">
                <text:p>3,2396403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3.6990000000000002E-2" table:style-name="ce1">
                <text:p>0,03699</text:p>
              </table:table-cell>
              <table:table-cell table:style-name="ce1"/>
              <table:table-cell office:value-type="float" office:value="3.7520798413985763" table:formula="of:=[.$B$32] /[.B170]" table:style-name="ce1">
                <text:p>3,7520798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1591999999999997E-2" table:style-name="ce1">
                <text:p>0,041592</text:p>
              </table:table-cell>
              <table:table-cell table:style-name="ce1"/>
              <table:table-cell office:value-type="float" office:value="3.3369261716996865" table:formula="of:=[.$B$32] /[.B171]" table:style-name="ce1">
                <text:p>3,3369261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5067999999999997E-2" table:style-name="ce1">
                <text:p>0,045068</text:p>
              </table:table-cell>
              <table:table-cell table:style-name="ce1"/>
              <table:table-cell office:value-type="float" office:value="3.0795560782225384" table:formula="of:=[.$B$32] /[.B172]" table:style-name="ce1">
                <text:p>3,0795560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6130999999999998E-2" table:style-name="ce1">
                <text:p>0,046131</text:p>
              </table:table-cell>
              <table:table-cell table:style-name="ce1"/>
              <table:table-cell office:value-type="float" office:value="3.0085936427420465" table:formula="of:=[.$B$32] /[.B173]" table:style-name="ce1">
                <text:p>3,0085936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3.8299E-2" table:style-name="ce1">
                <text:p>0,038299</text:p>
              </table:table-cell>
              <table:table-cell table:style-name="ce1"/>
              <table:table-cell office:value-type="float" office:value="3.6238396128706585" table:formula="of:=[.$B$32] /[.B174]" table:style-name="ce1">
                <text:p>3,6238396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3.9416E-2" table:style-name="ce1">
                <text:p>0,039416</text:p>
              </table:table-cell>
              <table:table-cell table:style-name="ce1"/>
              <table:table-cell office:value-type="float" office:value="3.5211445436709292" table:formula="of:=[.$B$32] /[.B175]" table:style-name="ce1">
                <text:p>3,5211445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3.6339999999999997E-2" table:style-name="ce1">
                <text:p>0,03634</text:p>
              </table:table-cell>
              <table:table-cell table:style-name="ce1"/>
              <table:table-cell office:value-type="float" office:value="3.8191918913960747" table:formula="of:=[.$B$32] /[.B176]" table:style-name="ce1">
                <text:p>3,8191918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3.9917000000000001E-2" table:style-name="ce1">
                <text:p>0,039917</text:p>
              </table:table-cell>
              <table:table-cell table:style-name="ce1"/>
              <table:table-cell office:value-type="float" office:value="3.4769505056325212" table:formula="of:=[.$B$32] /[.B177]" table:style-name="ce1">
                <text:p>3,4769505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1798000000000002E-2" table:style-name="ce1">
                <text:p>0,041798</text:p>
              </table:table-cell>
              <table:table-cell table:style-name="ce1"/>
              <table:table-cell office:value-type="float" office:value="3.3204802462637768" table:formula="of:=[.$B$32] /[.B178]" table:style-name="ce1">
                <text:p>3,3204802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5.2035999999999999E-2" table:style-name="ce1">
                <text:p>0,052036</text:p>
              </table:table-cell>
              <table:table-cell table:style-name="ce1"/>
              <table:table-cell office:value-type="float" office:value="2.6671810541420045" table:formula="of:=[.$B$32] /[.B179]" table:style-name="ce1">
                <text:p>2,66718105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2101E-2" table:style-name="ce1">
                <text:p>0,042101</text:p>
              </table:table-cell>
              <table:table-cell table:style-name="ce1"/>
              <table:table-cell office:value-type="float" office:value="3.2965828206772607" table:formula="of:=[.$B$32] /[.B180]" table:style-name="ce1">
                <text:p>3,2965828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3784999999999998E-2" table:style-name="ce1">
                <text:p>0,043785</text:p>
              </table:table-cell>
              <table:table-cell table:style-name="ce1"/>
              <table:table-cell office:value-type="float" office:value="3.1697940695063003" table:formula="of:=[.$B$32] /[.B181]" table:style-name="ce1">
                <text:p>3,169794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2793999999999999E-2" table:style-name="ce1">
                <text:p>0,042794</text:p>
              </table:table-cell>
              <table:table-cell table:style-name="ce1"/>
              <table:table-cell office:value-type="float" office:value="3.2431984234550022" table:formula="of:=[.$B$32] /[.B182]" table:style-name="ce1">
                <text:p>3,2431984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5.1783000000000003E-2" table:style-name="ce1">
                <text:p>0,051783</text:p>
              </table:table-cell>
              <table:table-cell table:style-name="ce1"/>
              <table:table-cell office:value-type="float" office:value="2.6802122961847199" table:formula="of:=[.$B$32] /[.B183]" table:style-name="ce1">
                <text:p>2,6802122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5.7363999999999998E-2" table:style-name="ce1">
                <text:p>0,057364</text:p>
              </table:table-cell>
              <table:table-cell table:style-name="ce1"/>
              <table:table-cell office:value-type="float" office:value="2.4194518048485696" table:formula="of:=[.$B$32] /[.B184]" table:style-name="ce1">
                <text:p>2,4194518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3.9174E-2" table:style-name="ce1">
                <text:p>0,039174</text:p>
              </table:table-cell>
              <table:table-cell table:style-name="ce1"/>
              <table:table-cell office:value-type="float" office:value="3.5428966491380343" table:formula="of:=[.$B$32] /[.B185]" table:style-name="ce1">
                <text:p>3,54289664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6.csv</text:p>
              </table:table-cell>
              <table:table-cell office:value-type="float" office:value="4.3221999999999997E-2" table:style-name="ce1">
                <text:p>0,043222</text:p>
              </table:table-cell>
              <table:table-cell table:style-name="ce1"/>
              <table:table-cell office:value-type="float" office:value="3.2110830904014938" table:formula="of:=[.$B$32] /[.B186]" table:style-name="ce1">
                <text:p>3,21108309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M-6.csv Average</text:p>
            </table:table-cell>
            <table:table-cell office:value-type="float" office:value="4.2870733333333334E-2" table:formula="of:=SUBTOTAL(1;[.$B$157:.$B$186])" table:style-name="ce2">
              <text:p>0,042870733</text:p>
            </table:table-cell>
            <table:table-cell table:style-name="ce1"/>
            <table:table-cell office:value-type="float" office:value="3.237393497661964" table:formula="of:=[.$B$32] /[.B187]" table:style-name="ce1">
              <text:p>3,237393498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3.8725000000000002E-2" table:style-name="ce1">
                <text:p>0,038725</text:p>
              </table:table-cell>
              <table:table-cell table:style-name="ce1"/>
              <table:table-cell office:value-type="float" office:value="3.5839750376587047" table:formula="of:=[.$B$32] /[.B188]" table:style-name="ce1">
                <text:p>3,5839750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0828000000000003E-2" table:style-name="ce1">
                <text:p>0,040828</text:p>
              </table:table-cell>
              <table:table-cell table:style-name="ce1"/>
              <table:table-cell office:value-type="float" office:value="3.3993688971620784" table:formula="of:=[.$B$32] /[.B189]" table:style-name="ce1">
                <text:p>3,3993688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3310000000000001E-2" table:style-name="ce1">
                <text:p>0,04331</text:p>
              </table:table-cell>
              <table:table-cell table:style-name="ce1"/>
              <table:table-cell office:value-type="float" office:value="3.2045586084814905" table:formula="of:=[.$B$32] /[.B190]" table:style-name="ce1">
                <text:p>3,2045586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0017999999999998E-2" table:style-name="ce1">
                <text:p>0,040018</text:p>
              </table:table-cell>
              <table:table-cell table:style-name="ce1"/>
              <table:table-cell office:value-type="float" office:value="3.4681751545138026" table:formula="of:=[.$B$32] /[.B191]" table:style-name="ce1">
                <text:p>3,4681751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9223999999999997E-2" table:style-name="ce1">
                <text:p>0,049224</text:p>
              </table:table-cell>
              <table:table-cell table:style-name="ce1"/>
              <table:table-cell office:value-type="float" office:value="2.8195480524405445" table:formula="of:=[.$B$32] /[.B192]" table:style-name="ce1">
                <text:p>2,8195480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5803999999999997E-2" table:style-name="ce1">
                <text:p>0,045804</text:p>
              </table:table-cell>
              <table:table-cell table:style-name="ce1"/>
              <table:table-cell office:value-type="float" office:value="3.0300723372049028" table:formula="of:=[.$B$32] /[.B193]" table:style-name="ce1">
                <text:p>3,0300723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3.6379000000000002E-2" table:style-name="ce1">
                <text:p>0,036379</text:p>
              </table:table-cell>
              <table:table-cell table:style-name="ce1"/>
              <table:table-cell office:value-type="float" office:value="3.8150975379568801" table:formula="of:=[.$B$32] /[.B194]" table:style-name="ce1">
                <text:p>3,8150975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3.9696000000000002E-2" table:style-name="ce1">
                <text:p>0,039696</text:p>
              </table:table-cell>
              <table:table-cell table:style-name="ce1"/>
              <table:table-cell office:value-type="float" office:value="3.4963077724036009" table:formula="of:=[.$B$32] /[.B195]" table:style-name="ce1">
                <text:p>3,4963077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7621999999999998E-2" table:style-name="ce1">
                <text:p>0,047622</text:p>
              </table:table-cell>
              <table:table-cell table:style-name="ce1"/>
              <table:table-cell office:value-type="float" office:value="2.9143974073607439" table:formula="of:=[.$B$32] /[.B196]" table:style-name="ce1">
                <text:p>2,9143974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1419999999999998E-2" table:style-name="ce1">
                <text:p>0,04142</text:p>
              </table:table-cell>
              <table:table-cell table:style-name="ce1"/>
              <table:table-cell office:value-type="float" office:value="3.3507830355705783" table:formula="of:=[.$B$32] /[.B197]" table:style-name="ce1">
                <text:p>3,3507830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4405E-2" table:style-name="ce1">
                <text:p>0,044405</text:p>
              </table:table-cell>
              <table:table-cell table:style-name="ce1"/>
              <table:table-cell office:value-type="float" office:value="3.125536163344969" table:formula="of:=[.$B$32] /[.B198]" table:style-name="ce1">
                <text:p>3,1255361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3.9341000000000001E-2" table:style-name="ce1">
                <text:p>0,039341</text:p>
              </table:table-cell>
              <table:table-cell table:style-name="ce1"/>
              <table:table-cell office:value-type="float" office:value="3.527857282055193" table:formula="of:=[.$B$32] /[.B199]" table:style-name="ce1">
                <text:p>3,5278572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3.2384000000000003E-2" table:style-name="ce1">
                <text:p>0,032384</text:p>
              </table:table-cell>
              <table:table-cell table:style-name="ce1"/>
              <table:table-cell office:value-type="float" office:value="4.28574090085639" table:formula="of:=[.$B$32] /[.B200]" table:style-name="ce1">
                <text:p>4,2857409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3.6442000000000002E-2" table:style-name="ce1">
                <text:p>0,036442</text:p>
              </table:table-cell>
              <table:table-cell table:style-name="ce1"/>
              <table:table-cell office:value-type="float" office:value="3.8085020946526904" table:formula="of:=[.$B$32] /[.B201]" table:style-name="ce1">
                <text:p>3,8085020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6698999999999997E-2" table:style-name="ce1">
                <text:p>0,046699</text:p>
              </table:table-cell>
              <table:table-cell table:style-name="ce1"/>
              <table:table-cell office:value-type="float" office:value="2.9720001142065859" table:formula="of:=[.$B$32] /[.B202]" table:style-name="ce1">
                <text:p>2,9720001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0861000000000001E-2" table:style-name="ce1">
                <text:p>0,040861</text:p>
              </table:table-cell>
              <table:table-cell table:style-name="ce1"/>
              <table:table-cell office:value-type="float" office:value="3.3966235122325283" table:formula="of:=[.$B$32] /[.B203]" table:style-name="ce1">
                <text:p>3,3966235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3561000000000002E-2" table:style-name="ce1">
                <text:p>0,043561</text:p>
              </table:table-cell>
              <table:table-cell table:style-name="ce1"/>
              <table:table-cell office:value-type="float" office:value="3.1860938301079713" table:formula="of:=[.$B$32] /[.B204]" table:style-name="ce1">
                <text:p>3,186093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5552000000000002E-2" table:style-name="ce1">
                <text:p>0,045552</text:p>
              </table:table-cell>
              <table:table-cell table:style-name="ce1"/>
              <table:table-cell office:value-type="float" office:value="3.0468351188385436" table:formula="of:=[.$B$32] /[.B205]" table:style-name="ce1">
                <text:p>3,04683511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2696999999999999E-2" table:style-name="ce1">
                <text:p>0,042697</text:p>
              </table:table-cell>
              <table:table-cell table:style-name="ce1"/>
              <table:table-cell office:value-type="float" office:value="3.250566394204121" table:formula="of:=[.$B$32] /[.B206]" table:style-name="ce1">
                <text:p>3,2505663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3565E-2" table:style-name="ce1">
                <text:p>0,043565</text:p>
              </table:table-cell>
              <table:table-cell table:style-name="ce1"/>
              <table:table-cell office:value-type="float" office:value="3.1858012930869588" table:formula="of:=[.$B$32] /[.B207]" table:style-name="ce1">
                <text:p>3,18580129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9777000000000002E-2" table:style-name="ce1">
                <text:p>0,049777</text:p>
              </table:table-cell>
              <table:table-cell table:style-name="ce1"/>
              <table:table-cell office:value-type="float" office:value="2.7882241463594299" table:formula="of:=[.$B$32] /[.B208]" table:style-name="ce1">
                <text:p>2,7882241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2790000000000002E-2" table:style-name="ce1">
                <text:p>0,04279</text:p>
              </table:table-cell>
              <table:table-cell table:style-name="ce1"/>
              <table:table-cell office:value-type="float" office:value="3.2435015969463272" table:formula="of:=[.$B$32] /[.B209]" table:style-name="ce1">
                <text:p>3,2435015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3534000000000003E-2" table:style-name="ce1">
                <text:p>0,043534</text:p>
              </table:table-cell>
              <table:table-cell table:style-name="ce1"/>
              <table:table-cell office:value-type="float" office:value="3.1880698611047307" table:formula="of:=[.$B$32] /[.B210]" table:style-name="ce1">
                <text:p>3,1880698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3.8723E-2" table:style-name="ce1">
                <text:p>0,038723</text:p>
              </table:table-cell>
              <table:table-cell table:style-name="ce1"/>
              <table:table-cell office:value-type="float" office:value="3.5841601459941983" table:formula="of:=[.$B$32] /[.B211]" table:style-name="ce1">
                <text:p>3,5841601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3.3947999999999999E-2" table:style-name="ce1">
                <text:p>0,033948</text:p>
              </table:table-cell>
              <table:table-cell table:style-name="ce1"/>
              <table:table-cell office:value-type="float" office:value="4.088294843093359" table:formula="of:=[.$B$32] /[.B212]" table:style-name="ce1">
                <text:p>4,0882948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3.4603000000000002E-2" table:style-name="ce1">
                <text:p>0,034603</text:p>
              </table:table-cell>
              <table:table-cell table:style-name="ce1"/>
              <table:table-cell office:value-type="float" office:value="4.0109075321022267" table:formula="of:=[.$B$32] /[.B213]" table:style-name="ce1">
                <text:p>4,0109075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7761999999999999E-2" table:style-name="ce1">
                <text:p>0,047762</text:p>
              </table:table-cell>
              <table:table-cell table:style-name="ce1"/>
              <table:table-cell office:value-type="float" office:value="2.9058547241181976" table:formula="of:=[.$B$32] /[.B214]" table:style-name="ce1">
                <text:p>2,9058547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1155999999999998E-2" table:style-name="ce1">
                <text:p>0,041156</text:p>
              </table:table-cell>
              <table:table-cell table:style-name="ce1"/>
              <table:table-cell office:value-type="float" office:value="3.3722770272459268" table:formula="of:=[.$B$32] /[.B215]" table:style-name="ce1">
                <text:p>3,37227702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4.7618000000000001E-2" table:style-name="ce1">
                <text:p>0,047618</text:p>
              </table:table-cell>
              <table:table-cell table:style-name="ce1"/>
              <table:table-cell office:value-type="float" office:value="2.914642222128887" table:formula="of:=[.$B$32] /[.B216]" table:style-name="ce1">
                <text:p>2,9146422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7.csv</text:p>
              </table:table-cell>
              <table:table-cell office:value-type="float" office:value="3.7368999999999999E-2" table:style-name="ce1">
                <text:p>0,037369</text:p>
              </table:table-cell>
              <table:table-cell table:style-name="ce1"/>
              <table:table-cell office:value-type="float" office:value="3.7140258859839266" table:formula="of:=[.$B$32] /[.B217]" table:style-name="ce1">
                <text:p>3,714025886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M-7.csv Average</text:p>
            </table:table-cell>
            <table:table-cell office:value-type="float" office:value="4.1860433333333329E-2" table:formula="of:=SUBTOTAL(1;[.$B$188:.$B$217])" table:style-name="ce2">
              <text:p>0,041860433</text:p>
            </table:table-cell>
            <table:table-cell table:style-name="ce1"/>
            <table:table-cell office:value-type="float" office:value="3.3155278691970866" table:formula="of:=[.$B$32] /[.B218]" table:style-name="ce1">
              <text:p>3,315527869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2807999999999999E-2" table:style-name="ce1">
                <text:p>0,042808</text:p>
              </table:table-cell>
              <table:table-cell table:style-name="ce1"/>
              <table:table-cell office:value-type="float" office:value="3.2421377624120109" table:formula="of:=[.$B$32] /[.B219]" table:style-name="ce1">
                <text:p>3,2421377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1556999999999997E-2" table:style-name="ce1">
                <text:p>0,041557</text:p>
              </table:table-cell>
              <table:table-cell table:style-name="ce1"/>
              <table:table-cell office:value-type="float" office:value="3.3397365866961852" table:formula="of:=[.$B$32] /[.B220]" table:style-name="ce1">
                <text:p>3,3397365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3050999999999999E-2" table:style-name="ce1">
                <text:p>0,043051</text:p>
              </table:table-cell>
              <table:table-cell table:style-name="ce1"/>
              <table:table-cell office:value-type="float" office:value="3.2238376189480697" table:formula="of:=[.$B$32] /[.B221]" table:style-name="ce1">
                <text:p>3,22383761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5.4579000000000003E-2" table:style-name="ce1">
                <text:p>0,054579</text:p>
              </table:table-cell>
              <table:table-cell table:style-name="ce1"/>
              <table:table-cell office:value-type="float" office:value="2.5429090553753886" table:formula="of:=[.$B$32] /[.B222]" table:style-name="ce1">
                <text:p>2,5429090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5.314E-2" table:style-name="ce1">
                <text:p>0,05314</text:p>
              </table:table-cell>
              <table:table-cell table:style-name="ce1"/>
              <table:table-cell office:value-type="float" office:value="2.6117695395809815" table:formula="of:=[.$B$32] /[.B223]" table:style-name="ce1">
                <text:p>2,6117695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5.0015999999999998E-2" table:style-name="ce1">
                <text:p>0,050016</text:p>
              </table:table-cell>
              <table:table-cell table:style-name="ce1"/>
              <table:table-cell office:value-type="float" office:value="2.7749006984431652" table:formula="of:=[.$B$32] /[.B224]" table:style-name="ce1">
                <text:p>2,7749006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0277E-2" table:style-name="ce1">
                <text:p>0,040277</text:p>
              </table:table-cell>
              <table:table-cell table:style-name="ce1"/>
              <table:table-cell office:value-type="float" office:value="3.44587316168864" table:formula="of:=[.$B$32] /[.B225]" table:style-name="ce1">
                <text:p>3,4458731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4781000000000001E-2" table:style-name="ce1">
                <text:p>0,044781</text:p>
              </table:table-cell>
              <table:table-cell table:style-name="ce1"/>
              <table:table-cell office:value-type="float" office:value="3.0992928548565986" table:formula="of:=[.$B$32] /[.B226]" table:style-name="ce1">
                <text:p>3,0992928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3402000000000003E-2" table:style-name="ce1">
                <text:p>0,043402</text:p>
              </table:table-cell>
              <table:table-cell table:style-name="ce1"/>
              <table:table-cell office:value-type="float" office:value="3.1977658479639959" table:formula="of:=[.$B$32] /[.B227]" table:style-name="ce1">
                <text:p>3,1977658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5.0879000000000001E-2" table:style-name="ce1">
                <text:p>0,050879</text:p>
              </table:table-cell>
              <table:table-cell table:style-name="ce1"/>
              <table:table-cell office:value-type="float" office:value="2.7278333562635537" table:formula="of:=[.$B$32] /[.B228]" table:style-name="ce1">
                <text:p>2,72783335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3.6157000000000002E-2" table:style-name="ce1">
                <text:p>0,036157</text:p>
              </table:table-cell>
              <table:table-cell table:style-name="ce1"/>
              <table:table-cell office:value-type="float" office:value="3.8385218168911508" table:formula="of:=[.$B$32] /[.B229]" table:style-name="ce1">
                <text:p>3,8385218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3.9453000000000002E-2" table:style-name="ce1">
                <text:p>0,039453</text:p>
              </table:table-cell>
              <table:table-cell table:style-name="ce1"/>
              <table:table-cell office:value-type="float" office:value="3.5178423271572083" table:formula="of:=[.$B$32] /[.B230]" table:style-name="ce1">
                <text:p>3,51784232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3.424E-2" table:style-name="ce1">
                <text:p>0,03424</text:p>
              </table:table-cell>
              <table:table-cell table:style-name="ce1"/>
              <table:table-cell office:value-type="float" office:value="4.0534297118380067" table:formula="of:=[.$B$32] /[.B231]" table:style-name="ce1">
                <text:p>4,0534297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5728999999999999E-2" table:style-name="ce1">
                <text:p>0,045729</text:p>
              </table:table-cell>
              <table:table-cell table:style-name="ce1"/>
              <table:table-cell office:value-type="float" office:value="3.0350419500389982" table:formula="of:=[.$B$32] /[.B232]" table:style-name="ce1">
                <text:p>3,035041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8703000000000003E-2" table:style-name="ce1">
                <text:p>0,048703</text:p>
              </table:table-cell>
              <table:table-cell table:style-name="ce1"/>
              <table:table-cell office:value-type="float" office:value="2.849710147903278" table:formula="of:=[.$B$32] /[.B233]" table:style-name="ce1">
                <text:p>2,8497101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5.3276999999999998E-2" table:style-name="ce1">
                <text:p>0,053277</text:p>
              </table:table-cell>
              <table:table-cell table:style-name="ce1"/>
              <table:table-cell office:value-type="float" office:value="2.6050534627199986" table:formula="of:=[.$B$32] /[.B234]" table:style-name="ce1">
                <text:p>2,6050534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3.7732000000000002E-2" table:style-name="ce1">
                <text:p>0,037732</text:p>
              </table:table-cell>
              <table:table-cell table:style-name="ce1"/>
              <table:table-cell office:value-type="float" office:value="3.6782951694406165" table:formula="of:=[.$B$32] /[.B235]" table:style-name="ce1">
                <text:p>3,67829516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3.5936000000000003E-2" table:style-name="ce1">
                <text:p>0,035936</text:p>
              </table:table-cell>
              <table:table-cell table:style-name="ce1"/>
              <table:table-cell office:value-type="float" office:value="3.8621280424458297" table:formula="of:=[.$B$32] /[.B236]" table:style-name="ce1">
                <text:p>3,86212804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3.6755999999999997E-2" table:style-name="ce1">
                <text:p>0,036756</text:p>
              </table:table-cell>
              <table:table-cell table:style-name="ce1"/>
              <table:table-cell office:value-type="float" office:value="3.7759667355896549" table:formula="of:=[.$B$32] /[.B237]" table:style-name="ce1">
                <text:p>3,7759667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4741000000000003E-2" table:style-name="ce1">
                <text:p>0,044741</text:p>
              </table:table-cell>
              <table:table-cell table:style-name="ce1"/>
              <table:table-cell office:value-type="float" office:value="3.1020637297631555" table:formula="of:=[.$B$32] /[.B238]" table:style-name="ce1">
                <text:p>3,1020637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2402000000000002E-2" table:style-name="ce1">
                <text:p>0,042402</text:p>
              </table:table-cell>
              <table:table-cell table:style-name="ce1"/>
              <table:table-cell office:value-type="float" office:value="3.2731812964797262" table:formula="of:=[.$B$32] /[.B239]" table:style-name="ce1">
                <text:p>3,2731812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7564000000000002E-2" table:style-name="ce1">
                <text:p>0,047564</text:p>
              </table:table-cell>
              <table:table-cell table:style-name="ce1"/>
              <table:table-cell office:value-type="float" office:value="2.9179512516469042" table:formula="of:=[.$B$32] /[.B240]" table:style-name="ce1">
                <text:p>2,9179512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4949000000000003E-2" table:style-name="ce1">
                <text:p>0,044949</text:p>
              </table:table-cell>
              <table:table-cell table:style-name="ce1"/>
              <table:table-cell office:value-type="float" office:value="3.0877090332005905" table:formula="of:=[.$B$32] /[.B241]" table:style-name="ce1">
                <text:p>3,0877090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0148000000000003E-2" table:style-name="ce1">
                <text:p>0,040148</text:p>
              </table:table-cell>
              <table:table-cell table:style-name="ce1"/>
              <table:table-cell office:value-type="float" office:value="3.4569451363289163" table:formula="of:=[.$B$32] /[.B242]" table:style-name="ce1">
                <text:p>3,4569451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3.3572999999999999E-2" table:style-name="ce1">
                <text:p>0,033573</text:p>
              </table:table-cell>
              <table:table-cell table:style-name="ce1"/>
              <table:table-cell office:value-type="float" office:value="4.133959828830708" table:formula="of:=[.$B$32] /[.B243]" table:style-name="ce1">
                <text:p>4,1339598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3.848E-2" table:style-name="ce1">
                <text:p>0,03848</text:p>
              </table:table-cell>
              <table:table-cell table:style-name="ce1"/>
              <table:table-cell office:value-type="float" office:value="3.606794005544006" table:formula="of:=[.$B$32] /[.B244]" table:style-name="ce1">
                <text:p>3,6067940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8987000000000003E-2" table:style-name="ce1">
                <text:p>0,048987</text:p>
              </table:table-cell>
              <table:table-cell table:style-name="ce1"/>
              <table:table-cell office:value-type="float" office:value="2.8331890773742696" table:formula="of:=[.$B$32] /[.B245]" table:style-name="ce1">
                <text:p>2,8331890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4.7016000000000002E-2" table:style-name="ce1">
                <text:p>0,047016</text:p>
              </table:table-cell>
              <table:table-cell table:style-name="ce1"/>
              <table:table-cell office:value-type="float" office:value="2.9519617435199366" table:formula="of:=[.$B$32] /[.B246]" table:style-name="ce1">
                <text:p>2,9519617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5.2012000000000003E-2" table:style-name="ce1">
                <text:p>0,052012</text:p>
              </table:table-cell>
              <table:table-cell table:style-name="ce1"/>
              <table:table-cell office:value-type="float" office:value="2.6684117767694637" table:formula="of:=[.$B$32] /[.B247]" table:style-name="ce1">
                <text:p>2,6684117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8.csv</text:p>
              </table:table-cell>
              <table:table-cell office:value-type="float" office:value="3.5815E-2" table:style-name="ce1">
                <text:p>0,035815</text:p>
              </table:table-cell>
              <table:table-cell table:style-name="ce1"/>
              <table:table-cell office:value-type="float" office:value="3.8751761366280428" table:formula="of:=[.$B$32] /[.B248]" table:style-name="ce1">
                <text:p>3,875176137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M-8.csv Average</text:p>
            </table:table-cell>
            <table:table-cell office:value-type="float" office:value="4.3605333333333343E-2" table:formula="of:=SUBTOTAL(1;[.$B$219:.$B$248])" table:style-name="ce2">
              <text:p>0,043605333</text:p>
            </table:table-cell>
            <table:table-cell table:style-name="ce1"/>
            <table:table-cell office:value-type="float" office:value="3.1828545437866924" table:formula="of:=[.$B$32] /[.B249]" table:style-name="ce1">
              <text:p>3,182854544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3774E-2" table:style-name="ce1">
                <text:p>0,043774</text:p>
              </table:table-cell>
              <table:table-cell table:style-name="ce1"/>
              <table:table-cell office:value-type="float" office:value="3.1705906093419234" table:formula="of:=[.$B$32] /[.B250]" table:style-name="ce1">
                <text:p>3,17059060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0080999999999999E-2" table:style-name="ce1">
                <text:p>0,040081</text:p>
              </table:table-cell>
              <table:table-cell table:style-name="ce1"/>
              <table:table-cell office:value-type="float" office:value="3.4627238176026887" table:formula="of:=[.$B$32] /[.B251]" table:style-name="ce1">
                <text:p>3,4627238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8259999999999997E-2" table:style-name="ce1">
                <text:p>0,04826</text:p>
              </table:table-cell>
              <table:table-cell table:style-name="ce1"/>
              <table:table-cell office:value-type="float" office:value="2.8758689045448271" table:formula="of:=[.$B$32] /[.B252]" table:style-name="ce1">
                <text:p>2,8758689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5130000000000003E-2" table:style-name="ce1">
                <text:p>0,04513</text:p>
              </table:table-cell>
              <table:table-cell table:style-name="ce1"/>
              <table:table-cell office:value-type="float" office:value="3.0753253563778715" table:formula="of:=[.$B$32] /[.B253]" table:style-name="ce1">
                <text:p>3,07532535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5933000000000002E-2" table:style-name="ce1">
                <text:p>0,045933</text:p>
              </table:table-cell>
              <table:table-cell table:style-name="ce1"/>
              <table:table-cell office:value-type="float" office:value="3.0215625657660801" table:formula="of:=[.$B$32] /[.B254]" table:style-name="ce1">
                <text:p>3,02156256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1385999999999999E-2" table:style-name="ce1">
                <text:p>0,041386</text:p>
              </table:table-cell>
              <table:table-cell table:style-name="ce1"/>
              <table:table-cell office:value-type="float" office:value="3.3535358172650982" table:formula="of:=[.$B$32] /[.B255]" table:style-name="ce1">
                <text:p>3,3535358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3.9794000000000003E-2" table:style-name="ce1">
                <text:p>0,039794</text:p>
              </table:table-cell>
              <table:table-cell table:style-name="ce1"/>
              <table:table-cell office:value-type="float" office:value="3.4876974753312897" table:formula="of:=[.$B$32] /[.B256]" table:style-name="ce1">
                <text:p>3,4876974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8696000000000003E-2" table:style-name="ce1">
                <text:p>0,048696</text:p>
              </table:table-cell>
              <table:table-cell table:style-name="ce1"/>
              <table:table-cell office:value-type="float" office:value="2.8501197908110183" table:formula="of:=[.$B$32] /[.B257]" table:style-name="ce1">
                <text:p>2,8501197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6293000000000001E-2" table:style-name="ce1">
                <text:p>0,046293</text:p>
              </table:table-cell>
              <table:table-cell table:style-name="ce1"/>
              <table:table-cell office:value-type="float" office:value="2.9980652222438242" table:formula="of:=[.$B$32] /[.B258]" table:style-name="ce1">
                <text:p>2,9980652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6655000000000002E-2" table:style-name="ce1">
                <text:p>0,046655</text:p>
              </table:table-cell>
              <table:table-cell table:style-name="ce1"/>
              <table:table-cell office:value-type="float" office:value="2.9748029864609014" table:formula="of:=[.$B$32] /[.B259]" table:style-name="ce1">
                <text:p>2,9748029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2043999999999998E-2" table:style-name="ce1">
                <text:p>0,042044</text:p>
              </table:table-cell>
              <table:table-cell table:style-name="ce1"/>
              <table:table-cell office:value-type="float" office:value="3.3010520724320558" table:formula="of:=[.$B$32] /[.B260]" table:style-name="ce1">
                <text:p>3,3010520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1123E-2" table:style-name="ce1">
                <text:p>0,041123</text:p>
              </table:table-cell>
              <table:table-cell table:style-name="ce1"/>
              <table:table-cell office:value-type="float" office:value="3.3749831805396822" table:formula="of:=[.$B$32] /[.B261]" table:style-name="ce1">
                <text:p>3,3749831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2573E-2" table:style-name="ce1">
                <text:p>0,042573</text:p>
              </table:table-cell>
              <table:table-cell table:style-name="ce1"/>
              <table:table-cell office:value-type="float" office:value="3.2600341374423545" table:formula="of:=[.$B$32] /[.B262]" table:style-name="ce1">
                <text:p>3,2600341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6303999999999998E-2" table:style-name="ce1">
                <text:p>0,046304</text:p>
              </table:table-cell>
              <table:table-cell table:style-name="ce1"/>
              <table:table-cell office:value-type="float" office:value="2.9973530004607238" table:formula="of:=[.$B$32] /[.B263]" table:style-name="ce1">
                <text:p>2,9973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5.3199000000000003E-2" table:style-name="ce1">
                <text:p>0,053199</text:p>
              </table:table-cell>
              <table:table-cell table:style-name="ce1"/>
              <table:table-cell office:value-type="float" office:value="2.6088729738027658" table:formula="of:=[.$B$32] /[.B264]" table:style-name="ce1">
                <text:p>2,6088729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0423000000000001E-2" table:style-name="ce1">
                <text:p>0,040423</text:p>
              </table:table-cell>
              <table:table-cell table:style-name="ce1"/>
              <table:table-cell office:value-type="float" office:value="3.4334273392210708" table:formula="of:=[.$B$32] /[.B265]" table:style-name="ce1">
                <text:p>3,4334273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9679000000000001E-2" table:style-name="ce1">
                <text:p>0,049679</text:p>
              </table:table-cell>
              <table:table-cell table:style-name="ce1"/>
              <table:table-cell office:value-type="float" office:value="2.7937243771680862" table:formula="of:=[.$B$32] /[.B266]" table:style-name="ce1">
                <text:p>2,7937243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3226000000000001E-2" table:style-name="ce1">
                <text:p>0,043226</text:p>
              </table:table-cell>
              <table:table-cell table:style-name="ce1"/>
              <table:table-cell office:value-type="float" office:value="3.2107859467295921" table:formula="of:=[.$B$32] /[.B267]" table:style-name="ce1">
                <text:p>3,21078594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6898000000000002E-2" table:style-name="ce1">
                <text:p>0,046898</text:p>
              </table:table-cell>
              <table:table-cell table:style-name="ce1"/>
              <table:table-cell office:value-type="float" office:value="2.9593891708246267" table:formula="of:=[.$B$32] /[.B268]" table:style-name="ce1">
                <text:p>2,95938917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5749999999999999E-2" table:style-name="ce1">
                <text:p>0,04575</text:p>
              </table:table-cell>
              <table:table-cell table:style-name="ce1"/>
              <table:table-cell office:value-type="float" office:value="3.0336488160291442" table:formula="of:=[.$B$32] /[.B269]" table:style-name="ce1">
                <text:p>3,0336488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5865999999999997E-2" table:style-name="ce1">
                <text:p>0,045866</text:p>
              </table:table-cell>
              <table:table-cell table:style-name="ce1"/>
              <table:table-cell office:value-type="float" office:value="3.0259763950057419" table:formula="of:=[.$B$32] /[.B270]" table:style-name="ce1">
                <text:p>3,0259763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4444999999999998E-2" table:style-name="ce1">
                <text:p>0,044445</text:p>
              </table:table-cell>
              <table:table-cell table:style-name="ce1"/>
              <table:table-cell office:value-type="float" office:value="3.1227232159598008" table:formula="of:=[.$B$32] /[.B271]" table:style-name="ce1">
                <text:p>3,1227232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0423000000000001E-2" table:style-name="ce1">
                <text:p>0,040423</text:p>
              </table:table-cell>
              <table:table-cell table:style-name="ce1"/>
              <table:table-cell office:value-type="float" office:value="3.4334273392210708" table:formula="of:=[.$B$32] /[.B272]" table:style-name="ce1">
                <text:p>3,4334273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0089E-2" table:style-name="ce1">
                <text:p>0,040089</text:p>
              </table:table-cell>
              <table:table-cell table:style-name="ce1"/>
              <table:table-cell office:value-type="float" office:value="3.4620328103303488" table:formula="of:=[.$B$32] /[.B273]" table:style-name="ce1">
                <text:p>3,462032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5.416E-2" table:style-name="ce1">
                <text:p>0,05416</text:p>
              </table:table-cell>
              <table:table-cell table:style-name="ce1"/>
              <table:table-cell office:value-type="float" office:value="2.562581856228459" table:formula="of:=[.$B$32] /[.B274]" table:style-name="ce1">
                <text:p>2,56258185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5.4841000000000001E-2" table:style-name="ce1">
                <text:p>0,054841</text:p>
              </table:table-cell>
              <table:table-cell table:style-name="ce1"/>
              <table:table-cell office:value-type="float" office:value="2.5307604407894342" table:formula="of:=[.$B$32] /[.B275]" table:style-name="ce1">
                <text:p>2,5307604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8332E-2" table:style-name="ce1">
                <text:p>0,048332</text:p>
              </table:table-cell>
              <table:table-cell table:style-name="ce1"/>
              <table:table-cell office:value-type="float" office:value="2.8715847333719555" table:formula="of:=[.$B$32] /[.B276]" table:style-name="ce1">
                <text:p>2,8715847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5.2518000000000002E-2" table:style-name="ce1">
                <text:p>0,052518</text:p>
              </table:table-cell>
              <table:table-cell table:style-name="ce1"/>
              <table:table-cell office:value-type="float" office:value="2.6427021846478036" table:formula="of:=[.$B$32] /[.B277]" table:style-name="ce1">
                <text:p>2,6427021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4.6153E-2" table:style-name="ce1">
                <text:p>0,046153</text:p>
              </table:table-cell>
              <table:table-cell table:style-name="ce1"/>
              <table:table-cell office:value-type="float" office:value="3.0071595201467587" table:formula="of:=[.$B$32] /[.B278]" table:style-name="ce1">
                <text:p>3,007159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9.csv</text:p>
              </table:table-cell>
              <table:table-cell office:value-type="float" office:value="5.4831999999999999E-2" table:style-name="ce1">
                <text:p>0,054832</text:p>
              </table:table-cell>
              <table:table-cell table:style-name="ce1"/>
              <table:table-cell office:value-type="float" office:value="2.5311758340628345" table:formula="of:=[.$B$32] /[.B279]" table:style-name="ce1">
                <text:p>2,531175834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M-9.csv Average</text:p>
            </table:table-cell>
            <table:table-cell office:value-type="float" office:value="4.5962666666666666E-2" table:formula="of:=SUBTOTAL(1;[.$B$250:.$B$279])" table:style-name="ce2">
              <text:p>0,045962667</text:p>
            </table:table-cell>
            <table:table-cell table:style-name="ce1"/>
            <table:table-cell office:value-type="float" office:value="3.0196122940357397" table:formula="of:=[.$B$32] /[.B280]" table:style-name="ce1">
              <text:p>3,019612294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5.1298999999999997E-2" table:style-name="ce1">
                <text:p>0,051299</text:p>
              </table:table-cell>
              <table:table-cell table:style-name="ce1"/>
              <table:table-cell office:value-type="float" office:value="2.7054997823219429" table:formula="of:=[.$B$32] /[.B281]" table:style-name="ce1">
                <text:p>2,7054997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5.3032999999999997E-2" table:style-name="ce1">
                <text:p>0,053033</text:p>
              </table:table-cell>
              <table:table-cell table:style-name="ce1"/>
              <table:table-cell office:value-type="float" office:value="2.6170390762984059" table:formula="of:=[.$B$32] /[.B282]" table:style-name="ce1">
                <text:p>2,6170390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8773999999999998E-2" table:style-name="ce1">
                <text:p>0,048774</text:p>
              </table:table-cell>
              <table:table-cell table:style-name="ce1"/>
              <table:table-cell office:value-type="float" office:value="2.8455618430584604" table:formula="of:=[.$B$32] /[.B283]" table:style-name="ce1">
                <text:p>2,8455618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0091000000000002E-2" table:style-name="ce1">
                <text:p>0,040091</text:p>
              </table:table-cell>
              <table:table-cell table:style-name="ce1"/>
              <table:table-cell office:value-type="float" office:value="3.4618601016021886" table:formula="of:=[.$B$32] /[.B284]" table:style-name="ce1">
                <text:p>3,4618601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3485999999999997E-2" table:style-name="ce1">
                <text:p>0,043486</text:p>
              </table:table-cell>
              <table:table-cell table:style-name="ce1"/>
              <table:table-cell office:value-type="float" office:value="3.1915888638489021" table:formula="of:=[.$B$32] /[.B285]" table:style-name="ce1">
                <text:p>3,1915888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7003000000000003E-2" table:style-name="ce1">
                <text:p>0,047003</text:p>
              </table:table-cell>
              <table:table-cell table:style-name="ce1"/>
              <table:table-cell office:value-type="float" office:value="2.9527781914629565" table:formula="of:=[.$B$32] /[.B286]" table:style-name="ce1">
                <text:p>2,9527781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2874000000000002E-2" table:style-name="ce1">
                <text:p>0,042874</text:p>
              </table:table-cell>
              <table:table-cell table:style-name="ce1"/>
              <table:table-cell office:value-type="float" office:value="3.2371468333566575" table:formula="of:=[.$B$32] /[.B287]" table:style-name="ce1">
                <text:p>3,2371468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6.0489000000000001E-2" table:style-name="ce1">
                <text:p>0,060489</text:p>
              </table:table-cell>
              <table:table-cell table:style-name="ce1"/>
              <table:table-cell office:value-type="float" office:value="2.2944573944573947" table:formula="of:=[.$B$32] /[.B288]" table:style-name="ce1">
                <text:p>2,2944573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2425999999999998E-2" table:style-name="ce1">
                <text:p>0,042426</text:p>
              </table:table-cell>
              <table:table-cell table:style-name="ce1"/>
              <table:table-cell office:value-type="float" office:value="3.2713296877700788" table:formula="of:=[.$B$32] /[.B289]" table:style-name="ce1">
                <text:p>3,2713296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3418999999999999E-2" table:style-name="ce1">
                <text:p>0,043419</text:p>
              </table:table-cell>
              <table:table-cell table:style-name="ce1"/>
              <table:table-cell office:value-type="float" office:value="3.1965138149965076" table:formula="of:=[.$B$32] /[.B290]" table:style-name="ce1">
                <text:p>3,1965138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3651000000000002E-2" table:style-name="ce1">
                <text:p>0,043651</text:p>
              </table:table-cell>
              <table:table-cell table:style-name="ce1"/>
              <table:table-cell office:value-type="float" office:value="3.1795247149740749" table:formula="of:=[.$B$32] /[.B291]" table:style-name="ce1">
                <text:p>3,1795247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6399000000000003E-2" table:style-name="ce1">
                <text:p>0,046399</text:p>
              </table:table-cell>
              <table:table-cell table:style-name="ce1"/>
              <table:table-cell office:value-type="float" office:value="2.9912160463228377" table:formula="of:=[.$B$32] /[.B292]" table:style-name="ce1">
                <text:p>2,9912160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2921000000000001E-2" table:style-name="ce1">
                <text:p>0,042921</text:p>
              </table:table-cell>
              <table:table-cell table:style-name="ce1"/>
              <table:table-cell office:value-type="float" office:value="3.2336020440654538" table:formula="of:=[.$B$32] /[.B293]" table:style-name="ce1">
                <text:p>3,2336020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5.2721999999999998E-2" table:style-name="ce1">
                <text:p>0,052722</text:p>
              </table:table-cell>
              <table:table-cell table:style-name="ce1"/>
              <table:table-cell office:value-type="float" office:value="2.6324766384684448" table:formula="of:=[.$B$32] /[.B294]" table:style-name="ce1">
                <text:p>2,6324766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0162999999999997E-2" table:style-name="ce1">
                <text:p>0,040163</text:p>
              </table:table-cell>
              <table:table-cell table:style-name="ce1"/>
              <table:table-cell office:value-type="float" office:value="3.4556540431076703" table:formula="of:=[.$B$32] /[.B295]" table:style-name="ce1">
                <text:p>3,4556540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1253999999999999E-2" table:style-name="ce1">
                <text:p>0,041254</text:p>
              </table:table-cell>
              <table:table-cell table:style-name="ce1"/>
              <table:table-cell office:value-type="float" office:value="3.3642660913689184" table:formula="of:=[.$B$32] /[.B296]" table:style-name="ce1">
                <text:p>3,3642660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3.8503000000000003E-2" table:style-name="ce1">
                <text:p>0,038503</text:p>
              </table:table-cell>
              <table:table-cell table:style-name="ce1"/>
              <table:table-cell office:value-type="float" office:value="3.6046394653230487" table:formula="of:=[.$B$32] /[.B297]" table:style-name="ce1">
                <text:p>3,60463946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5141000000000001E-2" table:style-name="ce1">
                <text:p>0,045141</text:p>
              </table:table-cell>
              <table:table-cell table:style-name="ce1"/>
              <table:table-cell office:value-type="float" office:value="3.0745759582936434" table:formula="of:=[.$B$32] /[.B298]" table:style-name="ce1">
                <text:p>3,0745759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2083000000000002E-2" table:style-name="ce1">
                <text:p>0,042083</text:p>
              </table:table-cell>
              <table:table-cell table:style-name="ce1"/>
              <table:table-cell office:value-type="float" office:value="3.2979928553889537" table:formula="of:=[.$B$32] /[.B299]" table:style-name="ce1">
                <text:p>3,2979928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5.3124999999999999E-2" table:style-name="ce1">
                <text:p>0,053125</text:p>
              </table:table-cell>
              <table:table-cell table:style-name="ce1"/>
              <table:table-cell office:value-type="float" office:value="2.6125069803921575" table:formula="of:=[.$B$32] /[.B300]" table:style-name="ce1">
                <text:p>2,612506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5553999999999997E-2" table:style-name="ce1">
                <text:p>0,045554</text:p>
              </table:table-cell>
              <table:table-cell table:style-name="ce1"/>
              <table:table-cell office:value-type="float" office:value="3.0467013507778322" table:formula="of:=[.$B$32] /[.B301]" table:style-name="ce1">
                <text:p>3,0467013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3736999999999998E-2" table:style-name="ce1">
                <text:p>0,043737</text:p>
              </table:table-cell>
              <table:table-cell table:style-name="ce1"/>
              <table:table-cell office:value-type="float" office:value="3.173272820114168" table:formula="of:=[.$B$32] /[.B302]" table:style-name="ce1">
                <text:p>3,173272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4240000000000002E-2" table:style-name="ce1">
                <text:p>0,04424</text:p>
              </table:table-cell>
              <table:table-cell table:style-name="ce1"/>
              <table:table-cell office:value-type="float" office:value="3.1371933393610614" table:formula="of:=[.$B$32] /[.B303]" table:style-name="ce1">
                <text:p>3,1371933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4010000000000001E-2" table:style-name="ce1">
                <text:p>0,04401</text:p>
              </table:table-cell>
              <table:table-cell table:style-name="ce1"/>
              <table:table-cell office:value-type="float" office:value="3.1535885783534048" table:formula="of:=[.$B$32] /[.B304]" table:style-name="ce1">
                <text:p>3,1535885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453E-2" table:style-name="ce1">
                <text:p>0,04453</text:p>
              </table:table-cell>
              <table:table-cell table:style-name="ce1"/>
              <table:table-cell office:value-type="float" office:value="3.1167624822217235" table:formula="of:=[.$B$32] /[.B305]" table:style-name="ce1">
                <text:p>3,1167624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5.5447000000000003E-2" table:style-name="ce1">
                <text:p>0,055447</text:p>
              </table:table-cell>
              <table:table-cell table:style-name="ce1"/>
              <table:table-cell office:value-type="float" office:value="2.5031008590786397" table:formula="of:=[.$B$32] /[.B306]" table:style-name="ce1">
                <text:p>2,5031008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0405000000000003E-2" table:style-name="ce1">
                <text:p>0,040405</text:p>
              </table:table-cell>
              <table:table-cell table:style-name="ce1"/>
              <table:table-cell office:value-type="float" office:value="3.4349568947737494" table:formula="of:=[.$B$32] /[.B307]" table:style-name="ce1">
                <text:p>3,4349568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4.7257E-2" table:style-name="ce1">
                <text:p>0,047257</text:p>
              </table:table-cell>
              <table:table-cell table:style-name="ce1"/>
              <table:table-cell office:value-type="float" office:value="2.9369074070155397" table:formula="of:=[.$B$32] /[.B308]" table:style-name="ce1">
                <text:p>2,9369074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3.9288999999999998E-2" table:style-name="ce1">
                <text:p>0,039289</text:p>
              </table:table-cell>
              <table:table-cell table:style-name="ce1"/>
              <table:table-cell office:value-type="float" office:value="3.5325264917237233" table:formula="of:=[.$B$32] /[.B309]" table:style-name="ce1">
                <text:p>3,5325264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M-10.csv</text:p>
              </table:table-cell>
              <table:table-cell office:value-type="float" office:value="5.0541999999999997E-2" table:style-name="ce1">
                <text:p>0,050542</text:p>
              </table:table-cell>
              <table:table-cell table:style-name="ce1"/>
              <table:table-cell office:value-type="float" office:value="2.7460217904581015" table:formula="of:=[.$B$32] /[.B310]" table:style-name="ce1">
                <text:p>2,74602179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M-10.csv Average</text:p>
            </table:table-cell>
            <table:table-cell office:value-type="float" office:value="4.5795566666666669E-2" table:formula="of:=SUBTOTAL(1;[.$B$281:.$B$310])" table:style-name="ce2">
              <text:p>0,045795567</text:p>
            </table:table-cell>
            <table:table-cell table:style-name="ce1"/>
            <table:table-cell office:value-type="float" office:value="3.0306303303012592" table:formula="of:=[.$B$32] /[.B311]" table:style-name="ce1">
              <text:p>3,03063033</text:p>
            </table:table-cell>
            <table:table-cell/>
            <table:table-cell table:style-name="ce1">
              <draw:frame draw:z-index="2" draw:id="id1" draw:style-name="a1" draw:name="Grafico 4" svg:x="0.01157in" svg:y="0.19907in" svg:width="4.69747in" svg:height="2.00855in" style:rel-width="scale" style:rel-height="scale">
                <draw:object xlink:href="Object 2/" xlink:type="simple" xlink:show="embed" xlink:actuate="onLoad"/>
                <svg:title/>
                <svg:desc/>
              </draw:frame>
            </table:table-cell>
            <table:table-cell table:number-columns-repeated="16378"/>
          </table:table-row>
          <table:table-row-group table:display="false"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2.0279999999999999E-3" table:style-name="ce1">
                <text:p>0,002028</text:p>
              </table:table-cell>
              <table:table-cell table:style-name="ce1"/>
              <table:table-cell office:value-type="float" office:value="68.436604207758066" table:formula="of:=[.$B$32] /[.B312]" table:style-name="ce1">
                <text:p>68,436604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717E-3" table:style-name="ce1">
                <text:p>0,001717</text:p>
              </table:table-cell>
              <table:table-cell table:style-name="ce1"/>
              <table:table-cell office:value-type="float" office:value="80.832517957678135" table:formula="of:=[.$B$32] /[.B313]" table:style-name="ce1">
                <text:p>80,832517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4E-3" table:style-name="ce1">
                <text:p>0,0014</text:p>
              </table:table-cell>
              <table:table-cell table:style-name="ce1"/>
              <table:table-cell office:value-type="float" office:value="99.135309523809539" table:formula="of:=[.$B$32] /[.B314]" table:style-name="ce1">
                <text:p>99,135309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2.4840000000000001E-3" table:style-name="ce1">
                <text:p>0,002484</text:p>
              </table:table-cell>
              <table:table-cell table:style-name="ce1"/>
              <table:table-cell office:value-type="float" office:value="55.873362855609237" table:formula="of:=[.$B$32] /[.B315]" table:style-name="ce1">
                <text:p>55,873362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3730000000000001E-3" table:style-name="ce1">
                <text:p>0,001373</text:p>
              </table:table-cell>
              <table:table-cell table:style-name="ce1"/>
              <table:table-cell office:value-type="float" office:value="101.08480213644089" table:formula="of:=[.$B$32] /[.B316]" table:style-name="ce1">
                <text:p>101,08480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356E-3" table:style-name="ce1">
                <text:p>0,001356</text:p>
              </table:table-cell>
              <table:table-cell table:style-name="ce1"/>
              <table:table-cell office:value-type="float" office:value="102.3520894788594" table:formula="of:=[.$B$32] /[.B317]" table:style-name="ce1">
                <text:p>102,35208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2.6689999999999999E-3" table:style-name="ce1">
                <text:p>0,002669</text:p>
              </table:table-cell>
              <table:table-cell table:style-name="ce1"/>
              <table:table-cell office:value-type="float" office:value="52.00053703009867" table:formula="of:=[.$B$32] /[.B318]" table:style-name="ce1">
                <text:p>52,000537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8990000000000001E-3" table:style-name="ce1">
                <text:p>0,001899</text:p>
              </table:table-cell>
              <table:table-cell table:style-name="ce1"/>
              <table:table-cell office:value-type="float" office:value="73.08553624714763" table:formula="of:=[.$B$32] /[.B319]" table:style-name="ce1">
                <text:p>73,085536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6930000000000001E-3" table:style-name="ce1">
                <text:p>0,001693</text:p>
              </table:table-cell>
              <table:table-cell table:style-name="ce1"/>
              <table:table-cell office:value-type="float" office:value="81.978401260090578" table:formula="of:=[.$B$32] /[.B320]" table:style-name="ce1">
                <text:p>81,978401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2.0730000000000002E-3" table:style-name="ce1">
                <text:p>0,002073</text:p>
              </table:table-cell>
              <table:table-cell table:style-name="ce1"/>
              <table:table-cell office:value-type="float" office:value="66.951004984724236" table:formula="of:=[.$B$32] /[.B321]" table:style-name="ce1">
                <text:p>66,951004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934E-3" table:style-name="ce1">
                <text:p>0,001934</text:p>
              </table:table-cell>
              <table:table-cell table:style-name="ce1"/>
              <table:table-cell office:value-type="float" office:value="71.762892106170298" table:formula="of:=[.$B$32] /[.B322]" table:style-name="ce1">
                <text:p>71,762892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2.052E-3" table:style-name="ce1">
                <text:p>0,002052</text:p>
              </table:table-cell>
              <table:table-cell table:style-name="ce1"/>
              <table:table-cell office:value-type="float" office:value="67.636176088369083" table:formula="of:=[.$B$32] /[.B323]" table:style-name="ce1">
                <text:p>67,6361760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7340000000000001E-3" table:style-name="ce1">
                <text:p>0,001734</text:p>
              </table:table-cell>
              <table:table-cell table:style-name="ce1"/>
              <table:table-cell office:value-type="float" office:value="80.040042291426374" table:formula="of:=[.$B$32] /[.B324]" table:style-name="ce1">
                <text:p>80,040042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8779999999999999E-3" table:style-name="ce1">
                <text:p>0,001878</text:p>
              </table:table-cell>
              <table:table-cell table:style-name="ce1"/>
              <table:table-cell office:value-type="float" office:value="73.902786652467171" table:formula="of:=[.$B$32] /[.B325]" table:style-name="ce1">
                <text:p>73,9027866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2.0869999999999999E-3" table:style-name="ce1">
                <text:p>0,002087</text:p>
              </table:table-cell>
              <table:table-cell table:style-name="ce1"/>
              <table:table-cell office:value-type="float" office:value="66.501884682958007" table:formula="of:=[.$B$32] /[.B326]" table:style-name="ce1">
                <text:p>66,501884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544E-3" table:style-name="ce1">
                <text:p>0,001544</text:p>
              </table:table-cell>
              <table:table-cell table:style-name="ce1"/>
              <table:table-cell office:value-type="float" office:value="89.889529360967188" table:formula="of:=[.$B$32] /[.B327]" table:style-name="ce1">
                <text:p>89,889529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6130000000000001E-3" table:style-name="ce1">
                <text:p>0,001613</text:p>
              </table:table-cell>
              <table:table-cell table:style-name="ce1"/>
              <table:table-cell office:value-type="float" office:value="86.044286009506109" table:formula="of:=[.$B$32] /[.B328]" table:style-name="ce1">
                <text:p>86,044286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397E-3" table:style-name="ce1">
                <text:p>0,001397</text:p>
              </table:table-cell>
              <table:table-cell table:style-name="ce1"/>
              <table:table-cell office:value-type="float" office:value="99.348198520639471" table:formula="of:=[.$B$32] /[.B329]" table:style-name="ce1">
                <text:p>99,348198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6149999999999999E-3" table:style-name="ce1">
                <text:p>0,001615</text:p>
              </table:table-cell>
              <table:table-cell table:style-name="ce1"/>
              <table:table-cell office:value-type="float" office:value="85.937729618163075" table:formula="of:=[.$B$32] /[.B330]" table:style-name="ce1">
                <text:p>85,937729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696E-3" table:style-name="ce1">
                <text:p>0,001696</text:p>
              </table:table-cell>
              <table:table-cell table:style-name="ce1"/>
              <table:table-cell office:value-type="float" office:value="81.833392295597491" table:formula="of:=[.$B$32] /[.B331]" table:style-name="ce1">
                <text:p>81,83339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395E-3" table:style-name="ce1">
                <text:p>0,001395</text:p>
              </table:table-cell>
              <table:table-cell table:style-name="ce1"/>
              <table:table-cell office:value-type="float" office:value="99.490633213859041" table:formula="of:=[.$B$32] /[.B332]" table:style-name="ce1">
                <text:p>99,490633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567E-3" table:style-name="ce1">
                <text:p>0,001567</text:p>
              </table:table-cell>
              <table:table-cell table:style-name="ce1"/>
              <table:table-cell office:value-type="float" office:value="88.570155286109355" table:formula="of:=[.$B$32] /[.B333]" table:style-name="ce1">
                <text:p>88,570155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8370000000000001E-3" table:style-name="ce1">
                <text:p>0,001837</text:p>
              </table:table-cell>
              <table:table-cell table:style-name="ce1"/>
              <table:table-cell office:value-type="float" office:value="75.552222827073138" table:formula="of:=[.$B$32] /[.B334]" table:style-name="ce1">
                <text:p>75,552222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2.2339999999999999E-3" table:style-name="ce1">
                <text:p>0,002234</text:p>
              </table:table-cell>
              <table:table-cell table:style-name="ce1"/>
              <table:table-cell office:value-type="float" office:value="62.125977320202935" table:formula="of:=[.$B$32] /[.B335]" table:style-name="ce1">
                <text:p>62,125977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2.98E-3" table:style-name="ce1">
                <text:p>0,00298</text:p>
              </table:table-cell>
              <table:table-cell table:style-name="ce1"/>
              <table:table-cell office:value-type="float" office:value="46.573635346756156" table:formula="of:=[.$B$32] /[.B336]" table:style-name="ce1">
                <text:p>46,573635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5770000000000001E-3" table:style-name="ce1">
                <text:p>0,001577</text:p>
              </table:table-cell>
              <table:table-cell table:style-name="ce1"/>
              <table:table-cell office:value-type="float" office:value="88.008518283660962" table:formula="of:=[.$B$32] /[.B337]" table:style-name="ce1">
                <text:p>88,008518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6689999999999999E-3" table:style-name="ce1">
                <text:p>0,001669</text:p>
              </table:table-cell>
              <table:table-cell table:style-name="ce1"/>
              <table:table-cell office:value-type="float" office:value="83.157239864190146" table:formula="of:=[.$B$32] /[.B338]" table:style-name="ce1">
                <text:p>83,157239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9970000000000001E-3" table:style-name="ce1">
                <text:p>0,001997</text:p>
              </table:table-cell>
              <table:table-cell table:style-name="ce1"/>
              <table:table-cell office:value-type="float" office:value="69.498965114338176" table:formula="of:=[.$B$32] /[.B339]" table:style-name="ce1">
                <text:p>69,498965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743E-3" table:style-name="ce1">
                <text:p>0,001743</text:p>
              </table:table-cell>
              <table:table-cell table:style-name="ce1"/>
              <table:table-cell office:value-type="float" office:value="79.626754637598026" table:formula="of:=[.$B$32] /[.B340]" table:style-name="ce1">
                <text:p>79,626754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.csv</text:p>
              </table:table-cell>
              <table:table-cell office:value-type="float" office:value="1.7930000000000001E-3" table:style-name="ce1">
                <text:p>0,001793</text:p>
              </table:table-cell>
              <table:table-cell table:style-name="ce1"/>
              <table:table-cell office:value-type="float" office:value="77.406265105038116" table:formula="of:=[.$B$32] /[.B341]" table:style-name="ce1">
                <text:p>77,40626511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k-1.csv Average</text:p>
            </table:table-cell>
            <table:table-cell office:value-type="float" office:value="1.8344666666666668E-3" table:formula="of:=SUBTOTAL(1;[.$B$312:.$B$341])" table:style-name="ce2">
              <text:p>0,001834467</text:p>
            </table:table-cell>
            <table:table-cell table:style-name="ce1"/>
            <table:table-cell office:value-type="float" office:value="1" table:formula="of:=[.$B$342] /[.B342]" table:style-name="ce1">
              <text:p>1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5.2119999999999996E-3" table:style-name="ce1">
                <text:p>0,005212</text:p>
              </table:table-cell>
              <table:table-cell table:style-name="ce1"/>
              <table:table-cell office:value-type="float" office:value="0.35196981325147103" table:formula="of:=[.$B$342] /[.B343]" table:style-name="ce1">
                <text:p>0,3519698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7000000000000001E-3" table:style-name="ce1">
                <text:p>0,0027</text:p>
              </table:table-cell>
              <table:table-cell table:style-name="ce1"/>
              <table:table-cell office:value-type="float" office:value="0.67943209876543209" table:formula="of:=[.$B$342] /[.B344]" table:style-name="ce1">
                <text:p>0,6794320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3.9220000000000001E-3" table:style-name="ce1">
                <text:p>0,003922</text:p>
              </table:table-cell>
              <table:table-cell table:style-name="ce1"/>
              <table:table-cell office:value-type="float" office:value="0.46773754886962438" table:formula="of:=[.$B$342] /[.B345]" table:style-name="ce1">
                <text:p>0,46773754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3.4810000000000002E-3" table:style-name="ce1">
                <text:p>0,003481</text:p>
              </table:table-cell>
              <table:table-cell table:style-name="ce1"/>
              <table:table-cell office:value-type="float" office:value="0.52699415876663802" table:formula="of:=[.$B$342] /[.B346]" table:style-name="ce1">
                <text:p>0,5269941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4.0480000000000004E-3" table:style-name="ce1">
                <text:p>0,004048</text:p>
              </table:table-cell>
              <table:table-cell table:style-name="ce1"/>
              <table:table-cell office:value-type="float" office:value="0.45317852437417655" table:formula="of:=[.$B$342] /[.B347]" table:style-name="ce1">
                <text:p>0,4531785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4.8560000000000001E-3" table:style-name="ce1">
                <text:p>0,004856</text:p>
              </table:table-cell>
              <table:table-cell table:style-name="ce1"/>
              <table:table-cell office:value-type="float" office:value="0.37777320153761673" table:formula="of:=[.$B$342] /[.B348]" table:style-name="ce1">
                <text:p>0,3777732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5.2480000000000001E-3" table:style-name="ce1">
                <text:p>0,005248</text:p>
              </table:table-cell>
              <table:table-cell table:style-name="ce1"/>
              <table:table-cell office:value-type="float" office:value="0.34955538617886184" table:formula="of:=[.$B$342] /[.B349]" table:style-name="ce1">
                <text:p>0,3495553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3.1589999999999999E-3" table:style-name="ce1">
                <text:p>0,003159</text:p>
              </table:table-cell>
              <table:table-cell table:style-name="ce1"/>
              <table:table-cell office:value-type="float" office:value="0.58071119552601036" table:formula="of:=[.$B$342] /[.B350]" table:style-name="ce1">
                <text:p>0,5807111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6549999999999998E-3" table:style-name="ce1">
                <text:p>0,002655</text:p>
              </table:table-cell>
              <table:table-cell table:style-name="ce1"/>
              <table:table-cell office:value-type="float" office:value="0.69094789704959203" table:formula="of:=[.$B$342] /[.B351]" table:style-name="ce1">
                <text:p>0,6909478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947E-3" table:style-name="ce1">
                <text:p>0,002947</text:p>
              </table:table-cell>
              <table:table-cell table:style-name="ce1"/>
              <table:table-cell office:value-type="float" office:value="0.62248614410134606" table:formula="of:=[.$B$342] /[.B352]" table:style-name="ce1">
                <text:p>0,6224861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4380000000000001E-3" table:style-name="ce1">
                <text:p>0,002438</text:p>
              </table:table-cell>
              <table:table-cell table:style-name="ce1"/>
              <table:table-cell office:value-type="float" office:value="0.75244736122504785" table:formula="of:=[.$B$342] /[.B353]" table:style-name="ce1">
                <text:p>0,7524473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862E-3" table:style-name="ce1">
                <text:p>0,002862</text:p>
              </table:table-cell>
              <table:table-cell table:style-name="ce1"/>
              <table:table-cell office:value-type="float" office:value="0.64097367808059635" table:formula="of:=[.$B$342] /[.B354]" table:style-name="ce1">
                <text:p>0,6409736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6.5310000000000003E-3" table:style-name="ce1">
                <text:p>0,006531</text:p>
              </table:table-cell>
              <table:table-cell table:style-name="ce1"/>
              <table:table-cell office:value-type="float" office:value="0.28088603072525903" table:formula="of:=[.$B$342] /[.B355]" table:style-name="ce1">
                <text:p>0,28088603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3.4780000000000002E-3" table:style-name="ce1">
                <text:p>0,003478</text:p>
              </table:table-cell>
              <table:table-cell table:style-name="ce1"/>
              <table:table-cell office:value-type="float" office:value="0.52744872532106579" table:formula="of:=[.$B$342] /[.B356]" table:style-name="ce1">
                <text:p>0,5274487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8700000000000002E-3" table:style-name="ce1">
                <text:p>0,00287</text:p>
              </table:table-cell>
              <table:table-cell table:style-name="ce1"/>
              <table:table-cell office:value-type="float" office:value="0.63918699186991867" table:formula="of:=[.$B$342] /[.B357]" table:style-name="ce1">
                <text:p>0,6391869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3E-3" table:style-name="ce1">
                <text:p>0,0023</text:p>
              </table:table-cell>
              <table:table-cell table:style-name="ce1"/>
              <table:table-cell office:value-type="float" office:value="0.79759420289855076" table:formula="of:=[.$B$342] /[.B358]" table:style-name="ce1">
                <text:p>0,7975942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4.2110000000000003E-3" table:style-name="ce1">
                <text:p>0,004211</text:p>
              </table:table-cell>
              <table:table-cell table:style-name="ce1"/>
              <table:table-cell office:value-type="float" office:value="0.43563682419061189" table:formula="of:=[.$B$342] /[.B359]" table:style-name="ce1">
                <text:p>0,4356368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3.7669999999999999E-3" table:style-name="ce1">
                <text:p>0,003767</text:p>
              </table:table-cell>
              <table:table-cell table:style-name="ce1"/>
              <table:table-cell office:value-type="float" office:value="0.4869834527917884" table:formula="of:=[.$B$342] /[.B360]" table:style-name="ce1">
                <text:p>0,4869834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5990000000000002E-3" table:style-name="ce1">
                <text:p>0,002599</text:p>
              </table:table-cell>
              <table:table-cell table:style-name="ce1"/>
              <table:table-cell office:value-type="float" office:value="0.70583557778632811" table:formula="of:=[.$B$342] /[.B361]" table:style-name="ce1">
                <text:p>0,7058355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2179999999999999E-3" table:style-name="ce1">
                <text:p>0,002218</text:p>
              </table:table-cell>
              <table:table-cell table:style-name="ce1"/>
              <table:table-cell office:value-type="float" office:value="0.82708145476405182" table:formula="of:=[.$B$342] /[.B362]" table:style-name="ce1">
                <text:p>0,8270814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1.916E-3" table:style-name="ce1">
                <text:p>0,001916</text:p>
              </table:table-cell>
              <table:table-cell table:style-name="ce1"/>
              <table:table-cell office:value-type="float" office:value="0.95744606819763411" table:formula="of:=[.$B$342] /[.B363]" table:style-name="ce1">
                <text:p>0,9574460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9009999999999999E-3" table:style-name="ce1">
                <text:p>0,002901</text:p>
              </table:table-cell>
              <table:table-cell table:style-name="ce1"/>
              <table:table-cell office:value-type="float" office:value="0.63235665862346324" table:formula="of:=[.$B$342] /[.B364]" table:style-name="ce1">
                <text:p>0,6323566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6779999999999998E-3" table:style-name="ce1">
                <text:p>0,002678</text:p>
              </table:table-cell>
              <table:table-cell table:style-name="ce1"/>
              <table:table-cell office:value-type="float" office:value="0.68501369180980842" table:formula="of:=[.$B$342] /[.B365]" table:style-name="ce1">
                <text:p>0,6850136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532E-3" table:style-name="ce1">
                <text:p>0,002532</text:p>
              </table:table-cell>
              <table:table-cell table:style-name="ce1"/>
              <table:table-cell office:value-type="float" office:value="0.72451290152711967" table:formula="of:=[.$B$342] /[.B366]" table:style-name="ce1">
                <text:p>0,7245129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2039999999999998E-3" table:style-name="ce1">
                <text:p>0,002204</text:p>
              </table:table-cell>
              <table:table-cell table:style-name="ce1"/>
              <table:table-cell office:value-type="float" office:value="0.83233514821536614" table:formula="of:=[.$B$342] /[.B367]" table:style-name="ce1">
                <text:p>0,8323351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1.897E-3" table:style-name="ce1">
                <text:p>0,001897</text:p>
              </table:table-cell>
              <table:table-cell table:style-name="ce1"/>
              <table:table-cell office:value-type="float" office:value="0.96703567035670368" table:formula="of:=[.$B$342] /[.B368]" table:style-name="ce1">
                <text:p>0,967035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0470000000000002E-3" table:style-name="ce1">
                <text:p>0,002047</text:p>
              </table:table-cell>
              <table:table-cell table:style-name="ce1"/>
              <table:table-cell office:value-type="float" office:value="0.89617326168376488" table:formula="of:=[.$B$342] /[.B369]" table:style-name="ce1">
                <text:p>0,8961732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1.9530000000000001E-3" table:style-name="ce1">
                <text:p>0,001953</text:p>
              </table:table-cell>
              <table:table-cell table:style-name="ce1"/>
              <table:table-cell office:value-type="float" office:value="0.93930704898446837" table:formula="of:=[.$B$342] /[.B370]" table:style-name="ce1">
                <text:p>0,93930704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1310000000000001E-3" table:style-name="ce1">
                <text:p>0,002131</text:p>
              </table:table-cell>
              <table:table-cell table:style-name="ce1"/>
              <table:table-cell office:value-type="float" office:value="0.86084780228374791" table:formula="of:=[.$B$342] /[.B371]" table:style-name="ce1">
                <text:p>0,8608478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2.csv</text:p>
              </table:table-cell>
              <table:table-cell office:value-type="float" office:value="2.0270000000000002E-3" table:style-name="ce1">
                <text:p>0,002027</text:p>
              </table:table-cell>
              <table:table-cell table:style-name="ce1"/>
              <table:table-cell office:value-type="float" office:value="0.90501562243052136" table:formula="of:=[.$B$342] /[.B372]" table:style-name="ce1">
                <text:p>0,905015622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k-2.csv Average</text:p>
            </table:table-cell>
            <table:table-cell office:value-type="float" office:value="3.1262666666666667E-3" table:formula="of:=SUBTOTAL(1;[.$B$343:.$B$372])" table:style-name="ce2">
              <text:p>0,003126267</text:p>
            </table:table-cell>
            <table:table-cell table:style-name="ce1"/>
            <table:table-cell office:value-type="float" office:value="0.58679148718386154" table:formula="of:=[.$B$342] /[.B373]" table:style-name="ce1">
              <text:p>0,586791487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3.5769999999999999E-3" table:style-name="ce1">
                <text:p>0,003577</text:p>
              </table:table-cell>
              <table:table-cell table:style-name="ce1"/>
              <table:table-cell office:value-type="float" office:value="0.51285061969993484" table:formula="of:=[.$B$342] /[.B374]" table:style-name="ce1">
                <text:p>0,512850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1.9480000000000001E-3" table:style-name="ce1">
                <text:p>0,001948</text:p>
              </table:table-cell>
              <table:table-cell table:style-name="ce1"/>
              <table:table-cell office:value-type="float" office:value="0.94171800136892547" table:formula="of:=[.$B$342] /[.B375]" table:style-name="ce1">
                <text:p>0,9417180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2.0179999999999998E-3" table:style-name="ce1">
                <text:p>0,002018</text:p>
              </table:table-cell>
              <table:table-cell table:style-name="ce1"/>
              <table:table-cell office:value-type="float" office:value="0.90905186653452275" table:formula="of:=[.$B$342] /[.B376]" table:style-name="ce1">
                <text:p>0,9090518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2.4710000000000001E-3" table:style-name="ce1">
                <text:p>0,002471</text:p>
              </table:table-cell>
              <table:table-cell table:style-name="ce1"/>
              <table:table-cell office:value-type="float" office:value="0.74239848914069884" table:formula="of:=[.$B$342] /[.B377]" table:style-name="ce1">
                <text:p>0,7423984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3.058E-3" table:style-name="ce1">
                <text:p>0,003058</text:p>
              </table:table-cell>
              <table:table-cell table:style-name="ce1"/>
              <table:table-cell office:value-type="float" office:value="0.5998909962938741" table:formula="of:=[.$B$342] /[.B378]" table:style-name="ce1">
                <text:p>0,5998909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2.3449999999999999E-3" table:style-name="ce1">
                <text:p>0,002345</text:p>
              </table:table-cell>
              <table:table-cell table:style-name="ce1"/>
              <table:table-cell office:value-type="float" office:value="0.78228855721393042" table:formula="of:=[.$B$342] /[.B379]" table:style-name="ce1">
                <text:p>0,7822885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4.5459999999999997E-3" table:style-name="ce1">
                <text:p>0,004546</text:p>
              </table:table-cell>
              <table:table-cell table:style-name="ce1"/>
              <table:table-cell office:value-type="float" office:value="0.40353424255755982" table:formula="of:=[.$B$342] /[.B380]" table:style-name="ce1">
                <text:p>0,4035342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3.7980000000000002E-3" table:style-name="ce1">
                <text:p>0,003798</text:p>
              </table:table-cell>
              <table:table-cell table:style-name="ce1"/>
              <table:table-cell office:value-type="float" office:value="0.48300860101807974" table:formula="of:=[.$B$342] /[.B381]" table:style-name="ce1">
                <text:p>0,4830086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2.6450000000000002E-3" table:style-name="ce1">
                <text:p>0,002645</text:p>
              </table:table-cell>
              <table:table-cell table:style-name="ce1"/>
              <table:table-cell office:value-type="float" office:value="0.69356017643352241" table:formula="of:=[.$B$342] /[.B382]" table:style-name="ce1">
                <text:p>0,6935601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2.2520000000000001E-3" table:style-name="ce1">
                <text:p>0,002252</text:p>
              </table:table-cell>
              <table:table-cell table:style-name="ce1"/>
              <table:table-cell office:value-type="float" office:value="0.81459443457667258" table:formula="of:=[.$B$342] /[.B383]" table:style-name="ce1">
                <text:p>0,8145944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3.0040000000000002E-3" table:style-name="ce1">
                <text:p>0,003004</text:p>
              </table:table-cell>
              <table:table-cell table:style-name="ce1"/>
              <table:table-cell office:value-type="float" office:value="0.61067465601420334" table:formula="of:=[.$B$342] /[.B384]" table:style-name="ce1">
                <text:p>0,61067465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3.101E-3" table:style-name="ce1">
                <text:p>0,003101</text:p>
              </table:table-cell>
              <table:table-cell table:style-name="ce1"/>
              <table:table-cell office:value-type="float" office:value="0.59157261098570357" table:formula="of:=[.$B$342] /[.B385]" table:style-name="ce1">
                <text:p>0,5915726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2.1549999999999998E-3" table:style-name="ce1">
                <text:p>0,002155</text:p>
              </table:table-cell>
              <table:table-cell table:style-name="ce1"/>
              <table:table-cell office:value-type="float" office:value="0.85126063418406817" table:formula="of:=[.$B$342] /[.B386]" table:style-name="ce1">
                <text:p>0,85126063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1.964E-3" table:style-name="ce1">
                <text:p>0,001964</text:p>
              </table:table-cell>
              <table:table-cell table:style-name="ce1"/>
              <table:table-cell office:value-type="float" office:value="0.93404616429056353" table:formula="of:=[.$B$342] /[.B387]" table:style-name="ce1">
                <text:p>0,9340461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1.6429999999999999E-3" table:style-name="ce1">
                <text:p>0,001643</text:p>
              </table:table-cell>
              <table:table-cell table:style-name="ce1"/>
              <table:table-cell office:value-type="float" office:value="1.1165347940758776" table:formula="of:=[.$B$342] /[.B388]" table:style-name="ce1">
                <text:p>1,1165347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1.817E-3" table:style-name="ce1">
                <text:p>0,001817</text:p>
              </table:table-cell>
              <table:table-cell table:style-name="ce1"/>
              <table:table-cell office:value-type="float" office:value="1.0096129150614568" table:formula="of:=[.$B$342] /[.B389]" table:style-name="ce1">
                <text:p>1,0096129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1.671E-3" table:style-name="ce1">
                <text:p>0,001671</text:p>
              </table:table-cell>
              <table:table-cell table:style-name="ce1"/>
              <table:table-cell office:value-type="float" office:value="1.0978256533014163" table:formula="of:=[.$B$342] /[.B390]" table:style-name="ce1">
                <text:p>1,0978256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1.539E-3" table:style-name="ce1">
                <text:p>0,001539</text:p>
              </table:table-cell>
              <table:table-cell table:style-name="ce1"/>
              <table:table-cell office:value-type="float" office:value="1.1919861381849688" table:formula="of:=[.$B$342] /[.B391]" table:style-name="ce1">
                <text:p>1,1919861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1.5020000000000001E-3" table:style-name="ce1">
                <text:p>0,001502</text:p>
              </table:table-cell>
              <table:table-cell table:style-name="ce1"/>
              <table:table-cell office:value-type="float" office:value="1.2213493120284067" table:formula="of:=[.$B$342] /[.B392]" table:style-name="ce1">
                <text:p>1,2213493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1.603E-3" table:style-name="ce1">
                <text:p>0,001603</text:p>
              </table:table-cell>
              <table:table-cell table:style-name="ce1"/>
              <table:table-cell office:value-type="float" office:value="1.1443959243085882" table:formula="of:=[.$B$342] /[.B393]" table:style-name="ce1">
                <text:p>1,1443959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1.923E-3" table:style-name="ce1">
                <text:p>0,001923</text:p>
              </table:table-cell>
              <table:table-cell table:style-name="ce1"/>
              <table:table-cell office:value-type="float" office:value="0.95396082509967073" table:formula="of:=[.$B$342] /[.B394]" table:style-name="ce1">
                <text:p>0,9539608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1.887E-3" table:style-name="ce1">
                <text:p>0,001887</text:p>
              </table:table-cell>
              <table:table-cell table:style-name="ce1"/>
              <table:table-cell office:value-type="float" office:value="0.9721603956898075" table:formula="of:=[.$B$342] /[.B395]" table:style-name="ce1">
                <text:p>0,9721603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2.1090000000000002E-3" table:style-name="ce1">
                <text:p>0,002109</text:p>
              </table:table-cell>
              <table:table-cell table:style-name="ce1"/>
              <table:table-cell office:value-type="float" office:value="0.8698277224593014" table:formula="of:=[.$B$342] /[.B396]" table:style-name="ce1">
                <text:p>0,8698277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1.639E-3" table:style-name="ce1">
                <text:p>0,001639</text:p>
              </table:table-cell>
              <table:table-cell table:style-name="ce1"/>
              <table:table-cell office:value-type="float" office:value="1.1192597112060201" table:formula="of:=[.$B$342] /[.B397]" table:style-name="ce1">
                <text:p>1,1192597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1.6659999999999999E-3" table:style-name="ce1">
                <text:p>0,001666</text:p>
              </table:table-cell>
              <table:table-cell table:style-name="ce1"/>
              <table:table-cell office:value-type="float" office:value="1.1011204481792718" table:formula="of:=[.$B$342] /[.B398]" table:style-name="ce1">
                <text:p>1,1011204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2.3900000000000002E-3" table:style-name="ce1">
                <text:p>0,00239</text:p>
              </table:table-cell>
              <table:table-cell table:style-name="ce1"/>
              <table:table-cell office:value-type="float" office:value="0.76755927475592745" table:formula="of:=[.$B$342] /[.B399]" table:style-name="ce1">
                <text:p>0,7675592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2.2369999999999998E-3" table:style-name="ce1">
                <text:p>0,002237</text:p>
              </table:table-cell>
              <table:table-cell table:style-name="ce1"/>
              <table:table-cell office:value-type="float" office:value="0.82005662345403085" table:formula="of:=[.$B$342] /[.B400]" table:style-name="ce1">
                <text:p>0,8200566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1.869E-3" table:style-name="ce1">
                <text:p>0,001869</text:p>
              </table:table-cell>
              <table:table-cell table:style-name="ce1"/>
              <table:table-cell office:value-type="float" office:value="0.98152309612983779" table:formula="of:=[.$B$342] /[.B401]" table:style-name="ce1">
                <text:p>0,9815230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2.14E-3" table:style-name="ce1">
                <text:p>0,00214</text:p>
              </table:table-cell>
              <table:table-cell table:style-name="ce1"/>
              <table:table-cell office:value-type="float" office:value="0.85722741433021821" table:formula="of:=[.$B$342] /[.B402]" table:style-name="ce1">
                <text:p>0,8572274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3.csv</text:p>
              </table:table-cell>
              <table:table-cell office:value-type="float" office:value="2.2139999999999998E-3" table:style-name="ce1">
                <text:p>0,002214</text:p>
              </table:table-cell>
              <table:table-cell table:style-name="ce1"/>
              <table:table-cell office:value-type="float" office:value="0.82857573020174657" table:formula="of:=[.$B$342] /[.B403]" table:style-name="ce1">
                <text:p>0,82857573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k-3.csv Average</text:p>
            </table:table-cell>
            <table:table-cell office:value-type="float" office:value="2.2910333333333332E-3" table:formula="of:=SUBTOTAL(1;[.$B$374:.$B$403])" table:style-name="ce2">
              <text:p>0,002291033</text:p>
            </table:table-cell>
            <table:table-cell table:style-name="ce1"/>
            <table:table-cell office:value-type="float" office:value="0.80071583419417747" table:formula="of:=[.$B$342] /[.B404]" table:style-name="ce1">
              <text:p>0,800715834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3.846E-3" table:style-name="ce1">
                <text:p>0,003846</text:p>
              </table:table-cell>
              <table:table-cell table:style-name="ce1"/>
              <table:table-cell office:value-type="float" office:value="0.47698041254983536" table:formula="of:=[.$B$342] /[.B405]" table:style-name="ce1">
                <text:p>0,4769804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2.6259999999999999E-3" table:style-name="ce1">
                <text:p>0,002626</text:p>
              </table:table-cell>
              <table:table-cell table:style-name="ce1"/>
              <table:table-cell office:value-type="float" office:value="0.69857831937039871" table:formula="of:=[.$B$342] /[.B406]" table:style-name="ce1">
                <text:p>0,69857831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2.575E-3" table:style-name="ce1">
                <text:p>0,002575</text:p>
              </table:table-cell>
              <table:table-cell table:style-name="ce1"/>
              <table:table-cell office:value-type="float" office:value="0.71241423948220073" table:formula="of:=[.$B$342] /[.B407]" table:style-name="ce1">
                <text:p>0,7124142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2.4789999999999999E-3" table:style-name="ce1">
                <text:p>0,002479</text:p>
              </table:table-cell>
              <table:table-cell table:style-name="ce1"/>
              <table:table-cell office:value-type="float" office:value="0.74000268925642076" table:formula="of:=[.$B$342] /[.B408]" table:style-name="ce1">
                <text:p>0,7400026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3.0920000000000001E-3" table:style-name="ce1">
                <text:p>0,003092</text:p>
              </table:table-cell>
              <table:table-cell table:style-name="ce1"/>
              <table:table-cell office:value-type="float" office:value="0.59329452350150935" table:formula="of:=[.$B$342] /[.B409]" table:style-name="ce1">
                <text:p>0,5932945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2.5309999999999998E-3" table:style-name="ce1">
                <text:p>0,002531</text:p>
              </table:table-cell>
              <table:table-cell table:style-name="ce1"/>
              <table:table-cell office:value-type="float" office:value="0.7247991571183986" table:formula="of:=[.$B$342] /[.B410]" table:style-name="ce1">
                <text:p>0,7247991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2.163E-3" table:style-name="ce1">
                <text:p>0,002163</text:p>
              </table:table-cell>
              <table:table-cell table:style-name="ce1"/>
              <table:table-cell office:value-type="float" office:value="0.84811218985976278" table:formula="of:=[.$B$342] /[.B411]" table:style-name="ce1">
                <text:p>0,8481121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1.823E-3" table:style-name="ce1">
                <text:p>0,001823</text:p>
              </table:table-cell>
              <table:table-cell table:style-name="ce1"/>
              <table:table-cell office:value-type="float" office:value="1.0062899981715123" table:formula="of:=[.$B$342] /[.B412]" table:style-name="ce1">
                <text:p>1,0062899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1.6310000000000001E-3" table:style-name="ce1">
                <text:p>0,001631</text:p>
              </table:table-cell>
              <table:table-cell table:style-name="ce1"/>
              <table:table-cell office:value-type="float" office:value="1.1247496423462089" table:formula="of:=[.$B$342] /[.B413]" table:style-name="ce1">
                <text:p>1,12474964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1.7849999999999999E-3" table:style-name="ce1">
                <text:p>0,001785</text:p>
              </table:table-cell>
              <table:table-cell table:style-name="ce1"/>
              <table:table-cell office:value-type="float" office:value="1.0277124183006539" table:formula="of:=[.$B$342] /[.B414]" table:style-name="ce1">
                <text:p>1,0277124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2.0760000000000002E-3" table:style-name="ce1">
                <text:p>0,002076</text:p>
              </table:table-cell>
              <table:table-cell table:style-name="ce1"/>
              <table:table-cell office:value-type="float" office:value="0.88365446371226719" table:formula="of:=[.$B$342] /[.B415]" table:style-name="ce1">
                <text:p>0,8836544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1.9449999999999999E-3" table:style-name="ce1">
                <text:p>0,001945</text:p>
              </table:table-cell>
              <table:table-cell table:style-name="ce1"/>
              <table:table-cell office:value-type="float" office:value="0.94317052270779789" table:formula="of:=[.$B$342] /[.B416]" table:style-name="ce1">
                <text:p>0,9431705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3.7460000000000002E-3" table:style-name="ce1">
                <text:p>0,003746</text:p>
              </table:table-cell>
              <table:table-cell table:style-name="ce1"/>
              <table:table-cell office:value-type="float" office:value="0.4897134721480691" table:formula="of:=[.$B$342] /[.B417]" table:style-name="ce1">
                <text:p>0,4897134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2.8630000000000001E-3" table:style-name="ce1">
                <text:p>0,002863</text:p>
              </table:table-cell>
              <table:table-cell table:style-name="ce1"/>
              <table:table-cell office:value-type="float" office:value="0.6407497962510188" table:formula="of:=[.$B$342] /[.B418]" table:style-name="ce1">
                <text:p>0,6407497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1.9559999999999998E-3" table:style-name="ce1">
                <text:p>0,001956</text:p>
              </table:table-cell>
              <table:table-cell table:style-name="ce1"/>
              <table:table-cell office:value-type="float" office:value="0.93786639400136351" table:formula="of:=[.$B$342] /[.B419]" table:style-name="ce1">
                <text:p>0,9378663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1.9419999999999999E-3" table:style-name="ce1">
                <text:p>0,001942</text:p>
              </table:table-cell>
              <table:table-cell table:style-name="ce1"/>
              <table:table-cell office:value-type="float" office:value="0.94462753175420544" table:formula="of:=[.$B$342] /[.B420]" table:style-name="ce1">
                <text:p>0,9446275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3.0999999999999999E-3" table:style-name="ce1">
                <text:p>0,0031</text:p>
              </table:table-cell>
              <table:table-cell table:style-name="ce1"/>
              <table:table-cell office:value-type="float" office:value="0.59176344086021515" table:formula="of:=[.$B$342] /[.B421]" table:style-name="ce1">
                <text:p>0,5917634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3.9060000000000002E-3" table:style-name="ce1">
                <text:p>0,003906</text:p>
              </table:table-cell>
              <table:table-cell table:style-name="ce1"/>
              <table:table-cell office:value-type="float" office:value="0.46965352449223419" table:formula="of:=[.$B$342] /[.B422]" table:style-name="ce1">
                <text:p>0,4696535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2.5079999999999998E-3" table:style-name="ce1">
                <text:p>0,002508</text:p>
              </table:table-cell>
              <table:table-cell table:style-name="ce1"/>
              <table:table-cell office:value-type="float" office:value="0.73144603934077634" table:formula="of:=[.$B$342] /[.B423]" table:style-name="ce1">
                <text:p>0,7314460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2.8410000000000002E-3" table:style-name="ce1">
                <text:p>0,002841</text:p>
              </table:table-cell>
              <table:table-cell table:style-name="ce1"/>
              <table:table-cell office:value-type="float" office:value="0.64571160389534199" table:formula="of:=[.$B$342] /[.B424]" table:style-name="ce1">
                <text:p>0,6457116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4.1190000000000003E-3" table:style-name="ce1">
                <text:p>0,004119</text:p>
              </table:table-cell>
              <table:table-cell table:style-name="ce1"/>
              <table:table-cell office:value-type="float" office:value="0.44536699846240996" table:formula="of:=[.$B$342] /[.B425]" table:style-name="ce1">
                <text:p>0,4453669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3.8180000000000002E-3" table:style-name="ce1">
                <text:p>0,003818</text:p>
              </table:table-cell>
              <table:table-cell table:style-name="ce1"/>
              <table:table-cell office:value-type="float" office:value="0.48047843548105468" table:formula="of:=[.$B$342] /[.B426]" table:style-name="ce1">
                <text:p>0,4804784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3.7659999999999998E-3" table:style-name="ce1">
                <text:p>0,003766</text:p>
              </table:table-cell>
              <table:table-cell table:style-name="ce1"/>
              <table:table-cell office:value-type="float" office:value="0.48711276332094183" table:formula="of:=[.$B$342] /[.B427]" table:style-name="ce1">
                <text:p>0,4871127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3.421E-3" table:style-name="ce1">
                <text:p>0,003421</text:p>
              </table:table-cell>
              <table:table-cell table:style-name="ce1"/>
              <table:table-cell office:value-type="float" office:value="0.53623696774822183" table:formula="of:=[.$B$342] /[.B428]" table:style-name="ce1">
                <text:p>0,5362369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3.166E-3" table:style-name="ce1">
                <text:p>0,003166</text:p>
              </table:table-cell>
              <table:table-cell table:style-name="ce1"/>
              <table:table-cell office:value-type="float" office:value="0.57942724784165089" table:formula="of:=[.$B$342] /[.B429]" table:style-name="ce1">
                <text:p>0,5794272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2.8600000000000001E-3" table:style-name="ce1">
                <text:p>0,00286</text:p>
              </table:table-cell>
              <table:table-cell table:style-name="ce1"/>
              <table:table-cell office:value-type="float" office:value="0.64142191142191141" table:formula="of:=[.$B$342] /[.B430]" table:style-name="ce1">
                <text:p>0,6414219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2.5209999999999998E-3" table:style-name="ce1">
                <text:p>0,002521</text:p>
              </table:table-cell>
              <table:table-cell table:style-name="ce1"/>
              <table:table-cell office:value-type="float" office:value="0.72767420335845578" table:formula="of:=[.$B$342] /[.B431]" table:style-name="ce1">
                <text:p>0,7276742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2.3289999999999999E-3" table:style-name="ce1">
                <text:p>0,002329</text:p>
              </table:table-cell>
              <table:table-cell table:style-name="ce1"/>
              <table:table-cell office:value-type="float" office:value="0.78766280234721642" table:formula="of:=[.$B$342] /[.B432]" table:style-name="ce1">
                <text:p>0,7876628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1.789E-3" table:style-name="ce1">
                <text:p>0,001789</text:p>
              </table:table-cell>
              <table:table-cell table:style-name="ce1"/>
              <table:table-cell office:value-type="float" office:value="1.02541457052357" table:formula="of:=[.$B$342] /[.B433]" table:style-name="ce1">
                <text:p>1,02541457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4.csv</text:p>
              </table:table-cell>
              <table:table-cell office:value-type="float" office:value="2.2039999999999998E-3" table:style-name="ce1">
                <text:p>0,002204</text:p>
              </table:table-cell>
              <table:table-cell table:style-name="ce1"/>
              <table:table-cell office:value-type="float" office:value="0.83233514821536614" table:formula="of:=[.$B$342] /[.B434]" table:style-name="ce1">
                <text:p>0,832335148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k-4.csv Average</text:p>
            </table:table-cell>
            <table:table-cell office:value-type="float" office:value="2.7142333333333322E-3" table:formula="of:=SUBTOTAL(1;[.$B$405:.$B$434])" table:style-name="ce2">
              <text:p>0,002714233</text:p>
            </table:table-cell>
            <table:table-cell table:style-name="ce1"/>
            <table:table-cell office:value-type="float" office:value="0.67586918344038249" table:formula="of:=[.$B$342] /[.B435]" table:style-name="ce1">
              <text:p>0,675869183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3.4819999999999999E-3" table:style-name="ce1">
                <text:p>0,003482</text:p>
              </table:table-cell>
              <table:table-cell table:style-name="ce1"/>
              <table:table-cell office:value-type="float" office:value="0.52684281064522309" table:formula="of:=[.$B$342] /[.B436]" table:style-name="ce1">
                <text:p>0,5268428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428E-3" table:style-name="ce1">
                <text:p>0,002428</text:p>
              </table:table-cell>
              <table:table-cell table:style-name="ce1"/>
              <table:table-cell office:value-type="float" office:value="0.75554640307523346" table:formula="of:=[.$B$342] /[.B437]" table:style-name="ce1">
                <text:p>0,7555464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3.0140000000000002E-3" table:style-name="ce1">
                <text:p>0,003014</text:p>
              </table:table-cell>
              <table:table-cell table:style-name="ce1"/>
              <table:table-cell office:value-type="float" office:value="0.60864852908648526" table:formula="of:=[.$B$342] /[.B438]" table:style-name="ce1">
                <text:p>0,6086485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3270000000000001E-3" table:style-name="ce1">
                <text:p>0,002327</text:p>
              </table:table-cell>
              <table:table-cell table:style-name="ce1"/>
              <table:table-cell office:value-type="float" office:value="0.78833977940123201" table:formula="of:=[.$B$342] /[.B439]" table:style-name="ce1">
                <text:p>0,7883397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1.9759999999999999E-3" table:style-name="ce1">
                <text:p>0,001976</text:p>
              </table:table-cell>
              <table:table-cell table:style-name="ce1"/>
              <table:table-cell office:value-type="float" office:value="0.92837381916329298" table:formula="of:=[.$B$342] /[.B440]" table:style-name="ce1">
                <text:p>0,92837381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2230000000000001E-3" table:style-name="ce1">
                <text:p>0,002223</text:p>
              </table:table-cell>
              <table:table-cell table:style-name="ce1"/>
              <table:table-cell office:value-type="float" office:value="0.82522117258959371" table:formula="of:=[.$B$342] /[.B441]" table:style-name="ce1">
                <text:p>0,82522117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2469999999999999E-3" table:style-name="ce1">
                <text:p>0,002247</text:p>
              </table:table-cell>
              <table:table-cell table:style-name="ce1"/>
              <table:table-cell office:value-type="float" office:value="0.81640706126687446" table:formula="of:=[.$B$342] /[.B442]" table:style-name="ce1">
                <text:p>0,8164070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5969999999999999E-3" table:style-name="ce1">
                <text:p>0,002597</text:p>
              </table:table-cell>
              <table:table-cell table:style-name="ce1"/>
              <table:table-cell office:value-type="float" office:value="0.70637915543575935" table:formula="of:=[.$B$342] /[.B443]" table:style-name="ce1">
                <text:p>0,7063791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4329999999999998E-3" table:style-name="ce1">
                <text:p>0,002433</text:p>
              </table:table-cell>
              <table:table-cell table:style-name="ce1"/>
              <table:table-cell office:value-type="float" office:value="0.75399369776681746" table:formula="of:=[.$B$342] /[.B444]" table:style-name="ce1">
                <text:p>0,7539936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1810000000000002E-3" table:style-name="ce1">
                <text:p>0,002181</text:p>
              </table:table-cell>
              <table:table-cell table:style-name="ce1"/>
              <table:table-cell office:value-type="float" office:value="0.84111263946202053" table:formula="of:=[.$B$342] /[.B445]" table:style-name="ce1">
                <text:p>0,8411126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1649999999999998E-3" table:style-name="ce1">
                <text:p>0,002165</text:p>
              </table:table-cell>
              <table:table-cell table:style-name="ce1"/>
              <table:table-cell office:value-type="float" office:value="0.84732871439568913" table:formula="of:=[.$B$342] /[.B446]" table:style-name="ce1">
                <text:p>0,8473287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1.619E-3" table:style-name="ce1">
                <text:p>0,001619</text:p>
              </table:table-cell>
              <table:table-cell table:style-name="ce1"/>
              <table:table-cell office:value-type="float" office:value="1.1330862672431543" table:formula="of:=[.$B$342] /[.B447]" table:style-name="ce1">
                <text:p>1,1330862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1.983E-3" table:style-name="ce1">
                <text:p>0,001983</text:p>
              </table:table-cell>
              <table:table-cell table:style-name="ce1"/>
              <table:table-cell office:value-type="float" office:value="0.92509665489998327" table:formula="of:=[.$B$342] /[.B448]" table:style-name="ce1">
                <text:p>0,9250966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1.877E-3" table:style-name="ce1">
                <text:p>0,001877</text:p>
              </table:table-cell>
              <table:table-cell table:style-name="ce1"/>
              <table:table-cell office:value-type="float" office:value="0.97733972651394074" table:formula="of:=[.$B$342] /[.B449]" table:style-name="ce1">
                <text:p>0,97733972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1.601E-3" table:style-name="ce1">
                <text:p>0,001601</text:p>
              </table:table-cell>
              <table:table-cell table:style-name="ce1"/>
              <table:table-cell office:value-type="float" office:value="1.145825525713096" table:formula="of:=[.$B$342] /[.B450]" table:style-name="ce1">
                <text:p>1,1458255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0860000000000002E-3" table:style-name="ce1">
                <text:p>0,002086</text:p>
              </table:table-cell>
              <table:table-cell table:style-name="ce1"/>
              <table:table-cell office:value-type="float" office:value="0.87941834451901568" table:formula="of:=[.$B$342] /[.B451]" table:style-name="ce1">
                <text:p>0,8794183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8600000000000001E-3" table:style-name="ce1">
                <text:p>0,00286</text:p>
              </table:table-cell>
              <table:table-cell table:style-name="ce1"/>
              <table:table-cell office:value-type="float" office:value="0.64142191142191141" table:formula="of:=[.$B$342] /[.B452]" table:style-name="ce1">
                <text:p>0,6414219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2989999999999998E-3" table:style-name="ce1">
                <text:p>0,002299</text:p>
              </table:table-cell>
              <table:table-cell table:style-name="ce1"/>
              <table:table-cell office:value-type="float" office:value="0.79794113382630139" table:formula="of:=[.$B$342] /[.B453]" table:style-name="ce1">
                <text:p>0,79794113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4910000000000002E-3" table:style-name="ce1">
                <text:p>0,002491</text:p>
              </table:table-cell>
              <table:table-cell table:style-name="ce1"/>
              <table:table-cell office:value-type="float" office:value="0.7364378429011107" table:formula="of:=[.$B$342] /[.B454]" table:style-name="ce1">
                <text:p>0,7364378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4199999999999998E-3" table:style-name="ce1">
                <text:p>0,00242</text:p>
              </table:table-cell>
              <table:table-cell table:style-name="ce1"/>
              <table:table-cell office:value-type="float" office:value="0.75804407713498634" table:formula="of:=[.$B$342] /[.B455]" table:style-name="ce1">
                <text:p>0,7580440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1029999999999998E-3" table:style-name="ce1">
                <text:p>0,002103</text:p>
              </table:table-cell>
              <table:table-cell table:style-name="ce1"/>
              <table:table-cell office:value-type="float" office:value="0.87230939927088302" table:formula="of:=[.$B$342] /[.B456]" table:style-name="ce1">
                <text:p>0,8723093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7680000000000001E-3" table:style-name="ce1">
                <text:p>0,002768</text:p>
              </table:table-cell>
              <table:table-cell table:style-name="ce1"/>
              <table:table-cell office:value-type="float" office:value="0.66274084778420039" table:formula="of:=[.$B$342] /[.B457]" table:style-name="ce1">
                <text:p>0,6627408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8519999999999999E-3" table:style-name="ce1">
                <text:p>0,002852</text:p>
              </table:table-cell>
              <table:table-cell table:style-name="ce1"/>
              <table:table-cell office:value-type="float" office:value="0.64322113136979908" table:formula="of:=[.$B$342] /[.B458]" table:style-name="ce1">
                <text:p>0,64322113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3110000000000001E-3" table:style-name="ce1">
                <text:p>0,002311</text:p>
              </table:table-cell>
              <table:table-cell table:style-name="ce1"/>
              <table:table-cell office:value-type="float" office:value="0.79379777873936253" table:formula="of:=[.$B$342] /[.B459]" table:style-name="ce1">
                <text:p>0,7937977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9889999999999999E-3" table:style-name="ce1">
                <text:p>0,002989</text:p>
              </table:table-cell>
              <table:table-cell table:style-name="ce1"/>
              <table:table-cell office:value-type="float" office:value="0.61373926619828267" table:formula="of:=[.$B$342] /[.B460]" table:style-name="ce1">
                <text:p>0,61373926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3.5720000000000001E-3" table:style-name="ce1">
                <text:p>0,003572</text:p>
              </table:table-cell>
              <table:table-cell table:style-name="ce1"/>
              <table:table-cell office:value-type="float" office:value="0.51356849570735352" table:formula="of:=[.$B$342] /[.B461]" table:style-name="ce1">
                <text:p>0,5135684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6129999999999999E-3" table:style-name="ce1">
                <text:p>0,002613</text:p>
              </table:table-cell>
              <table:table-cell table:style-name="ce1"/>
              <table:table-cell office:value-type="float" office:value="0.70205383339711713" table:formula="of:=[.$B$342] /[.B462]" table:style-name="ce1">
                <text:p>0,7020538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6710000000000002E-3" table:style-name="ce1">
                <text:p>0,002671</text:p>
              </table:table-cell>
              <table:table-cell table:style-name="ce1"/>
              <table:table-cell office:value-type="float" office:value="0.68680893547984523" table:formula="of:=[.$B$342] /[.B463]" table:style-name="ce1">
                <text:p>0,6868089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6830000000000001E-3" table:style-name="ce1">
                <text:p>0,002683</text:p>
              </table:table-cell>
              <table:table-cell table:style-name="ce1"/>
              <table:table-cell office:value-type="float" office:value="0.68373711020002492" table:formula="of:=[.$B$342] /[.B464]" table:style-name="ce1">
                <text:p>0,683737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5.csv</text:p>
              </table:table-cell>
              <table:table-cell office:value-type="float" office:value="2.464E-3" table:style-name="ce1">
                <text:p>0,002464</text:p>
              </table:table-cell>
              <table:table-cell table:style-name="ce1"/>
              <table:table-cell office:value-type="float" office:value="0.74450757575757587" table:formula="of:=[.$B$342] /[.B465]" table:style-name="ce1">
                <text:p>0,744507576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k-5.csv Average</text:p>
            </table:table-cell>
            <table:table-cell office:value-type="float" office:value="2.4445000000000005E-3" table:formula="of:=SUBTOTAL(1;[.$B$436:.$B$465])" table:style-name="ce2">
              <text:p>0,0024445</text:p>
            </table:table-cell>
            <table:table-cell table:style-name="ce1"/>
            <table:table-cell office:value-type="float" office:value="0.75044658075952808" table:formula="of:=[.$B$342] /[.B466]" table:style-name="ce1">
              <text:p>0,750446581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4.0390000000000001E-3" table:style-name="ce1">
                <text:p>0,004039</text:p>
              </table:table-cell>
              <table:table-cell table:style-name="ce1"/>
              <table:table-cell office:value-type="float" office:value="0.45418833044482959" table:formula="of:=[.$B$342] /[.B467]" table:style-name="ce1">
                <text:p>0,454188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3.496E-3" table:style-name="ce1">
                <text:p>0,003496</text:p>
              </table:table-cell>
              <table:table-cell table:style-name="ce1"/>
              <table:table-cell office:value-type="float" office:value="0.52473302822273082" table:formula="of:=[.$B$342] /[.B468]" table:style-name="ce1">
                <text:p>0,5247330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313E-3" table:style-name="ce1">
                <text:p>0,002313</text:p>
              </table:table-cell>
              <table:table-cell table:style-name="ce1"/>
              <table:table-cell office:value-type="float" office:value="0.79311139933708041" table:formula="of:=[.$B$342] /[.B469]" table:style-name="ce1">
                <text:p>0,7931113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2139999999999998E-3" table:style-name="ce1">
                <text:p>0,002214</text:p>
              </table:table-cell>
              <table:table-cell table:style-name="ce1"/>
              <table:table-cell office:value-type="float" office:value="0.82857573020174657" table:formula="of:=[.$B$342] /[.B470]" table:style-name="ce1">
                <text:p>0,8285757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1350000000000002E-3" table:style-name="ce1">
                <text:p>0,002135</text:p>
              </table:table-cell>
              <table:table-cell table:style-name="ce1"/>
              <table:table-cell office:value-type="float" office:value="0.85923497267759563" table:formula="of:=[.$B$342] /[.B471]" table:style-name="ce1">
                <text:p>0,85923497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1.9550000000000001E-3" table:style-name="ce1">
                <text:p>0,001955</text:p>
              </table:table-cell>
              <table:table-cell table:style-name="ce1"/>
              <table:table-cell office:value-type="float" office:value="0.93834612105711857" table:formula="of:=[.$B$342] /[.B472]" table:style-name="ce1">
                <text:p>0,9383461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5699999999999998E-3" table:style-name="ce1">
                <text:p>0,00257</text:p>
              </table:table-cell>
              <table:table-cell table:style-name="ce1"/>
              <table:table-cell office:value-type="float" office:value="0.71380025940337233" table:formula="of:=[.$B$342] /[.B473]" table:style-name="ce1">
                <text:p>0,7138002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3.2429999999999998E-3" table:style-name="ce1">
                <text:p>0,003243</text:p>
              </table:table-cell>
              <table:table-cell table:style-name="ce1"/>
              <table:table-cell office:value-type="float" office:value="0.56566964744578074" table:formula="of:=[.$B$342] /[.B474]" table:style-name="ce1">
                <text:p>0,56566964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6770000000000001E-3" table:style-name="ce1">
                <text:p>0,002677</text:p>
              </table:table-cell>
              <table:table-cell table:style-name="ce1"/>
              <table:table-cell office:value-type="float" office:value="0.68526958037604291" table:formula="of:=[.$B$342] /[.B475]" table:style-name="ce1">
                <text:p>0,685269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3.3029999999999999E-3" table:style-name="ce1">
                <text:p>0,003303</text:p>
              </table:table-cell>
              <table:table-cell table:style-name="ce1"/>
              <table:table-cell office:value-type="float" office:value="0.55539408618427699" table:formula="of:=[.$B$342] /[.B476]" table:style-name="ce1">
                <text:p>0,5553940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3.643E-3" table:style-name="ce1">
                <text:p>0,003643</text:p>
              </table:table-cell>
              <table:table-cell table:style-name="ce1"/>
              <table:table-cell office:value-type="float" office:value="0.50355933754231863" table:formula="of:=[.$B$342] /[.B477]" table:style-name="ce1">
                <text:p>0,5035593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3.5469999999999998E-3" table:style-name="ce1">
                <text:p>0,003547</text:p>
              </table:table-cell>
              <table:table-cell table:style-name="ce1"/>
              <table:table-cell office:value-type="float" office:value="0.51718823418851623" table:formula="of:=[.$B$342] /[.B478]" table:style-name="ce1">
                <text:p>0,51718823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3.3609999999999998E-3" table:style-name="ce1">
                <text:p>0,003361</text:p>
              </table:table-cell>
              <table:table-cell table:style-name="ce1"/>
              <table:table-cell office:value-type="float" office:value="0.54580977883566406" table:formula="of:=[.$B$342] /[.B479]" table:style-name="ce1">
                <text:p>0,5458097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3.199E-3" table:style-name="ce1">
                <text:p>0,003199</text:p>
              </table:table-cell>
              <table:table-cell table:style-name="ce1"/>
              <table:table-cell office:value-type="float" office:value="0.57345003646973014" table:formula="of:=[.$B$342] /[.B480]" table:style-name="ce1">
                <text:p>0,5734500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8319999999999999E-3" table:style-name="ce1">
                <text:p>0,002832</text:p>
              </table:table-cell>
              <table:table-cell table:style-name="ce1"/>
              <table:table-cell office:value-type="float" office:value="0.64776365348399256" table:formula="of:=[.$B$342] /[.B481]" table:style-name="ce1">
                <text:p>0,6477636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251E-3" table:style-name="ce1">
                <text:p>0,002251</text:p>
              </table:table-cell>
              <table:table-cell table:style-name="ce1"/>
              <table:table-cell office:value-type="float" office:value="0.81495631571153571" table:formula="of:=[.$B$342] /[.B482]" table:style-name="ce1">
                <text:p>0,8149563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5869999999999999E-3" table:style-name="ce1">
                <text:p>0,002587</text:p>
              </table:table-cell>
              <table:table-cell table:style-name="ce1"/>
              <table:table-cell office:value-type="float" office:value="0.70910965081819366" table:formula="of:=[.$B$342] /[.B483]" table:style-name="ce1">
                <text:p>0,7091096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6150000000000001E-3" table:style-name="ce1">
                <text:p>0,002615</text:p>
              </table:table-cell>
              <table:table-cell table:style-name="ce1"/>
              <table:table-cell office:value-type="float" office:value="0.70151688973868709" table:formula="of:=[.$B$342] /[.B484]" table:style-name="ce1">
                <text:p>0,701516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3.0720000000000001E-3" table:style-name="ce1">
                <text:p>0,003072</text:p>
              </table:table-cell>
              <table:table-cell table:style-name="ce1"/>
              <table:table-cell office:value-type="float" office:value="0.5971571180555556" table:formula="of:=[.$B$342] /[.B485]" table:style-name="ce1">
                <text:p>0,5971571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5200000000000001E-3" table:style-name="ce1">
                <text:p>0,00252</text:p>
              </table:table-cell>
              <table:table-cell table:style-name="ce1"/>
              <table:table-cell office:value-type="float" office:value="0.72796296296296303" table:formula="of:=[.$B$342] /[.B486]" table:style-name="ce1">
                <text:p>0,7279629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7699999999999999E-3" table:style-name="ce1">
                <text:p>0,00277</text:p>
              </table:table-cell>
              <table:table-cell table:style-name="ce1"/>
              <table:table-cell office:value-type="float" office:value="0.6622623345367028" table:formula="of:=[.$B$342] /[.B487]" table:style-name="ce1">
                <text:p>0,6622623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493E-3" table:style-name="ce1">
                <text:p>0,002493</text:p>
              </table:table-cell>
              <table:table-cell table:style-name="ce1"/>
              <table:table-cell office:value-type="float" office:value="0.73584703837411425" table:formula="of:=[.$B$342] /[.B488]" table:style-name="ce1">
                <text:p>0,7358470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643E-3" table:style-name="ce1">
                <text:p>0,002643</text:p>
              </table:table-cell>
              <table:table-cell table:style-name="ce1"/>
              <table:table-cell office:value-type="float" office:value="0.69408500441417587" table:formula="of:=[.$B$342] /[.B489]" table:style-name="ce1">
                <text:p>0,6940850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4099999999999998E-3" table:style-name="ce1">
                <text:p>0,00241</text:p>
              </table:table-cell>
              <table:table-cell table:style-name="ce1"/>
              <table:table-cell office:value-type="float" office:value="0.76118948824343025" table:formula="of:=[.$B$342] /[.B490]" table:style-name="ce1">
                <text:p>0,7611894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2200000000000002E-3" table:style-name="ce1">
                <text:p>0,00222</text:p>
              </table:table-cell>
              <table:table-cell table:style-name="ce1"/>
              <table:table-cell office:value-type="float" office:value="0.8263363363363363" table:formula="of:=[.$B$342] /[.B491]" table:style-name="ce1">
                <text:p>0,8263363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2920000000000002E-3" table:style-name="ce1">
                <text:p>0,002292</text:p>
              </table:table-cell>
              <table:table-cell table:style-name="ce1"/>
              <table:table-cell office:value-type="float" office:value="0.80037812681791742" table:formula="of:=[.$B$342] /[.B492]" table:style-name="ce1">
                <text:p>0,80037812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542E-3" table:style-name="ce1">
                <text:p>0,002542</text:p>
              </table:table-cell>
              <table:table-cell table:style-name="ce1"/>
              <table:table-cell office:value-type="float" office:value="0.72166273275635995" table:formula="of:=[.$B$342] /[.B493]" table:style-name="ce1">
                <text:p>0,7216627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7910000000000001E-3" table:style-name="ce1">
                <text:p>0,002791</text:p>
              </table:table-cell>
              <table:table-cell table:style-name="ce1"/>
              <table:table-cell office:value-type="float" office:value="0.6572793502926072" table:formula="of:=[.$B$342] /[.B494]" table:style-name="ce1">
                <text:p>0,657279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4.9360000000000003E-3" table:style-name="ce1">
                <text:p>0,004936</text:p>
              </table:table-cell>
              <table:table-cell table:style-name="ce1"/>
              <table:table-cell office:value-type="float" office:value="0.37165045921123718" table:formula="of:=[.$B$342] /[.B495]" table:style-name="ce1">
                <text:p>0,3716504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6.csv</text:p>
              </table:table-cell>
              <table:table-cell office:value-type="float" office:value="2.8809999999999999E-3" table:style-name="ce1">
                <text:p>0,002881</text:p>
              </table:table-cell>
              <table:table-cell table:style-name="ce1"/>
              <table:table-cell office:value-type="float" office:value="0.63674650005785038" table:formula="of:=[.$B$342] /[.B496]" table:style-name="ce1">
                <text:p>0,6367465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k-6.csv Average</text:p>
            </table:table-cell>
            <table:table-cell office:value-type="float" office:value="2.8516666666666668E-3" table:formula="of:=SUBTOTAL(1;[.$B$467:.$B$496])" table:style-name="ce2">
              <text:p>0,002851667</text:p>
            </table:table-cell>
            <table:table-cell table:style-name="ce1"/>
            <table:table-cell office:value-type="float" office:value="0.64329631794272357" table:formula="of:=[.$B$342] /[.B497]" table:style-name="ce1">
              <text:p>0,643296318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6.6230000000000004E-3" table:style-name="ce1">
                <text:p>0,006623</text:p>
              </table:table-cell>
              <table:table-cell table:style-name="ce1"/>
              <table:table-cell office:value-type="float" office:value="0.27698424681664907" table:formula="of:=[.$B$342] /[.B498]" table:style-name="ce1">
                <text:p>0,27698424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3.4719999999999998E-3" table:style-name="ce1">
                <text:p>0,003472</text:p>
              </table:table-cell>
              <table:table-cell table:style-name="ce1"/>
              <table:table-cell office:value-type="float" office:value="0.52836021505376352" table:formula="of:=[.$B$342] /[.B499]" table:style-name="ce1">
                <text:p>0,5283602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3.3310000000000002E-3" table:style-name="ce1">
                <text:p>0,003331</text:p>
              </table:table-cell>
              <table:table-cell table:style-name="ce1"/>
              <table:table-cell office:value-type="float" office:value="0.5507255078554989" table:formula="of:=[.$B$342] /[.B500]" table:style-name="ce1">
                <text:p>0,5507255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9039999999999999E-3" table:style-name="ce1">
                <text:p>0,002904</text:p>
              </table:table-cell>
              <table:table-cell table:style-name="ce1"/>
              <table:table-cell office:value-type="float" office:value="0.63170339761248862" table:formula="of:=[.$B$342] /[.B501]" table:style-name="ce1">
                <text:p>0,6317033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5379999999999999E-3" table:style-name="ce1">
                <text:p>0,002538</text:p>
              </table:table-cell>
              <table:table-cell table:style-name="ce1"/>
              <table:table-cell office:value-type="float" office:value="0.72280010506960868" table:formula="of:=[.$B$342] /[.B502]" table:style-name="ce1">
                <text:p>0,7228001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4.9030000000000002E-3" table:style-name="ce1">
                <text:p>0,004903</text:p>
              </table:table-cell>
              <table:table-cell table:style-name="ce1"/>
              <table:table-cell office:value-type="float" office:value="0.37415187980148212" table:formula="of:=[.$B$342] /[.B503]" table:style-name="ce1">
                <text:p>0,374151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3.2390000000000001E-3" table:style-name="ce1">
                <text:p>0,003239</text:p>
              </table:table-cell>
              <table:table-cell table:style-name="ce1"/>
              <table:table-cell office:value-type="float" office:value="0.56636822064423176" table:formula="of:=[.$B$342] /[.B504]" table:style-name="ce1">
                <text:p>0,5663682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3.2209999999999999E-3" table:style-name="ce1">
                <text:p>0,003221</text:p>
              </table:table-cell>
              <table:table-cell table:style-name="ce1"/>
              <table:table-cell office:value-type="float" office:value="0.56953327124081554" table:formula="of:=[.$B$342] /[.B505]" table:style-name="ce1">
                <text:p>0,56953327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3.3999999999999998E-3" table:style-name="ce1">
                <text:p>0,0034</text:p>
              </table:table-cell>
              <table:table-cell table:style-name="ce1"/>
              <table:table-cell office:value-type="float" office:value="0.53954901960784318" table:formula="of:=[.$B$342] /[.B506]" table:style-name="ce1">
                <text:p>0,539549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405E-3" table:style-name="ce1">
                <text:p>0,002405</text:p>
              </table:table-cell>
              <table:table-cell table:style-name="ce1"/>
              <table:table-cell office:value-type="float" office:value="0.76277200277200286" table:formula="of:=[.$B$342] /[.B507]" table:style-name="ce1">
                <text:p>0,7627720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248E-3" table:style-name="ce1">
                <text:p>0,002248</text:p>
              </table:table-cell>
              <table:table-cell table:style-name="ce1"/>
              <table:table-cell office:value-type="float" office:value="0.81604389086595497" table:formula="of:=[.$B$342] /[.B508]" table:style-name="ce1">
                <text:p>0,8160438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3860000000000001E-3" table:style-name="ce1">
                <text:p>0,002386</text:p>
              </table:table-cell>
              <table:table-cell table:style-name="ce1"/>
              <table:table-cell office:value-type="float" office:value="0.76884604638167087" table:formula="of:=[.$B$342] /[.B509]" table:style-name="ce1">
                <text:p>0,7688460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4099999999999998E-3" table:style-name="ce1">
                <text:p>0,00241</text:p>
              </table:table-cell>
              <table:table-cell table:style-name="ce1"/>
              <table:table-cell office:value-type="float" office:value="0.76118948824343025" table:formula="of:=[.$B$342] /[.B510]" table:style-name="ce1">
                <text:p>0,7611894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4559999999999998E-3" table:style-name="ce1">
                <text:p>0,002456</text:p>
              </table:table-cell>
              <table:table-cell table:style-name="ce1"/>
              <table:table-cell office:value-type="float" office:value="0.74693268186753536" table:formula="of:=[.$B$342] /[.B511]" table:style-name="ce1">
                <text:p>0,7469326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3379999999999998E-3" table:style-name="ce1">
                <text:p>0,002338</text:p>
              </table:table-cell>
              <table:table-cell table:style-name="ce1"/>
              <table:table-cell office:value-type="float" office:value="0.78463073852295429" table:formula="of:=[.$B$342] /[.B512]" table:style-name="ce1">
                <text:p>0,7846307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1559999999999999E-3" table:style-name="ce1">
                <text:p>0,002156</text:p>
              </table:table-cell>
              <table:table-cell table:style-name="ce1"/>
              <table:table-cell office:value-type="float" office:value="0.85086580086580099" table:formula="of:=[.$B$342] /[.B513]" table:style-name="ce1">
                <text:p>0,8508658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173E-3" table:style-name="ce1">
                <text:p>0,002173</text:p>
              </table:table-cell>
              <table:table-cell table:style-name="ce1"/>
              <table:table-cell office:value-type="float" office:value="0.84420923454517571" table:formula="of:=[.$B$342] /[.B514]" table:style-name="ce1">
                <text:p>0,8442092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2669999999999999E-3" table:style-name="ce1">
                <text:p>0,002267</text:p>
              </table:table-cell>
              <table:table-cell table:style-name="ce1"/>
              <table:table-cell office:value-type="float" office:value="0.80920452874577276" table:formula="of:=[.$B$342] /[.B515]" table:style-name="ce1">
                <text:p>0,8092045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062E-3" table:style-name="ce1">
                <text:p>0,002062</text:p>
              </table:table-cell>
              <table:table-cell table:style-name="ce1"/>
              <table:table-cell office:value-type="float" office:value="0.88965405754930493" table:formula="of:=[.$B$342] /[.B516]" table:style-name="ce1">
                <text:p>0,8896540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1380000000000001E-3" table:style-name="ce1">
                <text:p>0,002138</text:p>
              </table:table-cell>
              <table:table-cell table:style-name="ce1"/>
              <table:table-cell office:value-type="float" office:value="0.85802931088244472" table:formula="of:=[.$B$342] /[.B517]" table:style-name="ce1">
                <text:p>0,8580293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261E-3" table:style-name="ce1">
                <text:p>0,002261</text:p>
              </table:table-cell>
              <table:table-cell table:style-name="ce1"/>
              <table:table-cell office:value-type="float" office:value="0.81135190918472655" table:formula="of:=[.$B$342] /[.B518]" table:style-name="ce1">
                <text:p>0,81135190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307E-3" table:style-name="ce1">
                <text:p>0,002307</text:p>
              </table:table-cell>
              <table:table-cell table:style-name="ce1"/>
              <table:table-cell office:value-type="float" office:value="0.79517410778789199" table:formula="of:=[.$B$342] /[.B519]" table:style-name="ce1">
                <text:p>0,7951741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215E-3" table:style-name="ce1">
                <text:p>0,002215</text:p>
              </table:table-cell>
              <table:table-cell table:style-name="ce1"/>
              <table:table-cell office:value-type="float" office:value="0.82820165537998502" table:formula="of:=[.$B$342] /[.B520]" table:style-name="ce1">
                <text:p>0,8282016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3.1809999999999998E-3" table:style-name="ce1">
                <text:p>0,003181</text:p>
              </table:table-cell>
              <table:table-cell table:style-name="ce1"/>
              <table:table-cell office:value-type="float" office:value="0.57669495965629269" table:formula="of:=[.$B$342] /[.B521]" table:style-name="ce1">
                <text:p>0,576694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2390000000000001E-3" table:style-name="ce1">
                <text:p>0,002239</text:p>
              </table:table-cell>
              <table:table-cell table:style-name="ce1"/>
              <table:table-cell office:value-type="float" office:value="0.81932410302218261" table:formula="of:=[.$B$342] /[.B522]" table:style-name="ce1">
                <text:p>0,8193241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2339999999999999E-3" table:style-name="ce1">
                <text:p>0,002234</text:p>
              </table:table-cell>
              <table:table-cell table:style-name="ce1"/>
              <table:table-cell office:value-type="float" office:value="0.8211578633243809" table:formula="of:=[.$B$342] /[.B523]" table:style-name="ce1">
                <text:p>0,8211578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2850000000000001E-3" table:style-name="ce1">
                <text:p>0,002285</text:p>
              </table:table-cell>
              <table:table-cell table:style-name="ce1"/>
              <table:table-cell office:value-type="float" office:value="0.80283005105762217" table:formula="of:=[.$B$342] /[.B524]" table:style-name="ce1">
                <text:p>0,8028300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2690000000000002E-3" table:style-name="ce1">
                <text:p>0,002269</text:p>
              </table:table-cell>
              <table:table-cell table:style-name="ce1"/>
              <table:table-cell office:value-type="float" office:value="0.80849125899809027" table:formula="of:=[.$B$342] /[.B525]" table:style-name="ce1">
                <text:p>0,8084912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4620000000000002E-3" table:style-name="ce1">
                <text:p>0,002462</text:p>
              </table:table-cell>
              <table:table-cell table:style-name="ce1"/>
              <table:table-cell office:value-type="float" office:value="0.74511237476306524" table:formula="of:=[.$B$342] /[.B526]" table:style-name="ce1">
                <text:p>0,7451123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7.csv</text:p>
              </table:table-cell>
              <table:table-cell office:value-type="float" office:value="2.3930000000000002E-3" table:style-name="ce1">
                <text:p>0,002393</text:p>
              </table:table-cell>
              <table:table-cell table:style-name="ce1"/>
              <table:table-cell office:value-type="float" office:value="0.7665970190834378" table:formula="of:=[.$B$342] /[.B527]" table:style-name="ce1">
                <text:p>0,766597019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k-7.csv Average</text:p>
            </table:table-cell>
            <table:table-cell office:value-type="float" office:value="2.7505333333333339E-3" table:formula="of:=SUBTOTAL(1;[.$B$498:.$B$527])" table:style-name="ce2">
              <text:p>0,002750533</text:p>
            </table:table-cell>
            <table:table-cell table:style-name="ce1"/>
            <table:table-cell office:value-type="float" office:value="0.66694944010858492" table:formula="of:=[.$B$342] /[.B528]" table:style-name="ce1">
              <text:p>0,66694944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3.6180000000000001E-3" table:style-name="ce1">
                <text:p>0,003618</text:p>
              </table:table-cell>
              <table:table-cell table:style-name="ce1"/>
              <table:table-cell office:value-type="float" office:value="0.50703887967569561" table:formula="of:=[.$B$342] /[.B529]" table:style-name="ce1">
                <text:p>0,507038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3600000000000001E-3" table:style-name="ce1">
                <text:p>0,00236</text:p>
              </table:table-cell>
              <table:table-cell table:style-name="ce1"/>
              <table:table-cell office:value-type="float" office:value="0.77731638418079096" table:formula="of:=[.$B$342] /[.B530]" table:style-name="ce1">
                <text:p>0,7773163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696E-3" table:style-name="ce1">
                <text:p>0,002696</text:p>
              </table:table-cell>
              <table:table-cell table:style-name="ce1"/>
              <table:table-cell office:value-type="float" office:value="0.68044015825914939" table:formula="of:=[.$B$342] /[.B531]" table:style-name="ce1">
                <text:p>0,6804401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6770000000000001E-3" table:style-name="ce1">
                <text:p>0,002677</text:p>
              </table:table-cell>
              <table:table-cell table:style-name="ce1"/>
              <table:table-cell office:value-type="float" office:value="0.68526958037604291" table:formula="of:=[.$B$342] /[.B532]" table:style-name="ce1">
                <text:p>0,685269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3.3029999999999999E-3" table:style-name="ce1">
                <text:p>0,003303</text:p>
              </table:table-cell>
              <table:table-cell table:style-name="ce1"/>
              <table:table-cell office:value-type="float" office:value="0.55539408618427699" table:formula="of:=[.$B$342] /[.B533]" table:style-name="ce1">
                <text:p>0,5553940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6250000000000002E-3" table:style-name="ce1">
                <text:p>0,002625</text:p>
              </table:table-cell>
              <table:table-cell table:style-name="ce1"/>
              <table:table-cell office:value-type="float" office:value="0.69884444444444449" table:formula="of:=[.$B$342] /[.B534]" table:style-name="ce1">
                <text:p>0,6988444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4299999999999999E-3" table:style-name="ce1">
                <text:p>0,00243</text:p>
              </table:table-cell>
              <table:table-cell table:style-name="ce1"/>
              <table:table-cell office:value-type="float" office:value="0.75492455418381355" table:formula="of:=[.$B$342] /[.B535]" table:style-name="ce1">
                <text:p>0,75492455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7290000000000001E-3" table:style-name="ce1">
                <text:p>0,002729</text:p>
              </table:table-cell>
              <table:table-cell table:style-name="ce1"/>
              <table:table-cell office:value-type="float" office:value="0.67221204348357155" table:formula="of:=[.$B$342] /[.B536]" table:style-name="ce1">
                <text:p>0,6722120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4659999999999999E-3" table:style-name="ce1">
                <text:p>0,002466</text:p>
              </table:table-cell>
              <table:table-cell table:style-name="ce1"/>
              <table:table-cell office:value-type="float" office:value="0.74390375777237105" table:formula="of:=[.$B$342] /[.B537]" table:style-name="ce1">
                <text:p>0,7439037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4190000000000001E-3" table:style-name="ce1">
                <text:p>0,002419</text:p>
              </table:table-cell>
              <table:table-cell table:style-name="ce1"/>
              <table:table-cell office:value-type="float" office:value="0.75835744798125948" table:formula="of:=[.$B$342] /[.B538]" table:style-name="ce1">
                <text:p>0,7583574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3.039E-3" table:style-name="ce1">
                <text:p>0,003039</text:p>
              </table:table-cell>
              <table:table-cell table:style-name="ce1"/>
              <table:table-cell office:value-type="float" office:value="0.60364154875507303" table:formula="of:=[.$B$342] /[.B539]" table:style-name="ce1">
                <text:p>0,60364154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6819999999999999E-3" table:style-name="ce1">
                <text:p>0,002682</text:p>
              </table:table-cell>
              <table:table-cell table:style-name="ce1"/>
              <table:table-cell office:value-type="float" office:value="0.68399204573701222" table:formula="of:=[.$B$342] /[.B540]" table:style-name="ce1">
                <text:p>0,6839920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5799999999999998E-3" table:style-name="ce1">
                <text:p>0,00258</text:p>
              </table:table-cell>
              <table:table-cell table:style-name="ce1"/>
              <table:table-cell office:value-type="float" office:value="0.71103359173126623" table:formula="of:=[.$B$342] /[.B541]" table:style-name="ce1">
                <text:p>0,7110335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6779999999999998E-3" table:style-name="ce1">
                <text:p>0,002678</text:p>
              </table:table-cell>
              <table:table-cell table:style-name="ce1"/>
              <table:table-cell office:value-type="float" office:value="0.68501369180980842" table:formula="of:=[.$B$342] /[.B542]" table:style-name="ce1">
                <text:p>0,6850136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3.0240000000000002E-3" table:style-name="ce1">
                <text:p>0,003024</text:p>
              </table:table-cell>
              <table:table-cell table:style-name="ce1"/>
              <table:table-cell office:value-type="float" office:value="0.60663580246913584" table:formula="of:=[.$B$342] /[.B543]" table:style-name="ce1">
                <text:p>0,6066358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3.7130000000000002E-3" table:style-name="ce1">
                <text:p>0,003713</text:p>
              </table:table-cell>
              <table:table-cell table:style-name="ce1"/>
              <table:table-cell office:value-type="float" office:value="0.49406589460454264" table:formula="of:=[.$B$342] /[.B544]" table:style-name="ce1">
                <text:p>0,4940658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3.026E-3" table:style-name="ce1">
                <text:p>0,003026</text:p>
              </table:table-cell>
              <table:table-cell table:style-name="ce1"/>
              <table:table-cell office:value-type="float" office:value="0.6062348534919586" table:formula="of:=[.$B$342] /[.B545]" table:style-name="ce1">
                <text:p>0,6062348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9260000000000002E-3" table:style-name="ce1">
                <text:p>0,002926</text:p>
              </table:table-cell>
              <table:table-cell table:style-name="ce1"/>
              <table:table-cell office:value-type="float" office:value="0.6269537480063796" table:formula="of:=[.$B$342] /[.B546]" table:style-name="ce1">
                <text:p>0,6269537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3.8479999999999999E-3" table:style-name="ce1">
                <text:p>0,003848</text:p>
              </table:table-cell>
              <table:table-cell table:style-name="ce1"/>
              <table:table-cell office:value-type="float" office:value="0.47673250173250181" table:formula="of:=[.$B$342] /[.B547]" table:style-name="ce1">
                <text:p>0,4767325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8149999999999998E-3" table:style-name="ce1">
                <text:p>0,002815</text:p>
              </table:table-cell>
              <table:table-cell table:style-name="ce1"/>
              <table:table-cell office:value-type="float" office:value="0.65167554766133817" table:formula="of:=[.$B$342] /[.B548]" table:style-name="ce1">
                <text:p>0,6516755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3.0890000000000002E-3" table:style-name="ce1">
                <text:p>0,003089</text:p>
              </table:table-cell>
              <table:table-cell table:style-name="ce1"/>
              <table:table-cell office:value-type="float" office:value="0.59387072407467356" table:formula="of:=[.$B$342] /[.B549]" table:style-name="ce1">
                <text:p>0,5938707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4229999999999998E-3" table:style-name="ce1">
                <text:p>0,002423</text:p>
              </table:table-cell>
              <table:table-cell table:style-name="ce1"/>
              <table:table-cell office:value-type="float" office:value="0.75710551657724601" table:formula="of:=[.$B$342] /[.B550]" table:style-name="ce1">
                <text:p>0,7571055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189E-3" table:style-name="ce1">
                <text:p>0,002189</text:p>
              </table:table-cell>
              <table:table-cell table:style-name="ce1"/>
              <table:table-cell office:value-type="float" office:value="0.83803867823968337" table:formula="of:=[.$B$342] /[.B551]" table:style-name="ce1">
                <text:p>0,8380386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5119999999999999E-3" table:style-name="ce1">
                <text:p>0,002512</text:p>
              </table:table-cell>
              <table:table-cell table:style-name="ce1"/>
              <table:table-cell office:value-type="float" office:value="0.73028131634819538" table:formula="of:=[.$B$342] /[.B552]" table:style-name="ce1">
                <text:p>0,7302813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379E-3" table:style-name="ce1">
                <text:p>0,002379</text:p>
              </table:table-cell>
              <table:table-cell table:style-name="ce1"/>
              <table:table-cell office:value-type="float" office:value="0.77110830881322689" table:formula="of:=[.$B$342] /[.B553]" table:style-name="ce1">
                <text:p>0,77110830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8289999999999999E-3" table:style-name="ce1">
                <text:p>0,002829</text:p>
              </table:table-cell>
              <table:table-cell table:style-name="ce1"/>
              <table:table-cell office:value-type="float" office:value="0.64845057146223639" table:formula="of:=[.$B$342] /[.B554]" table:style-name="ce1">
                <text:p>0,64845057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5439999999999998E-3" table:style-name="ce1">
                <text:p>0,002544</text:p>
              </table:table-cell>
              <table:table-cell table:style-name="ce1"/>
              <table:table-cell office:value-type="float" office:value="0.72109538784067095" table:formula="of:=[.$B$342] /[.B555]" table:style-name="ce1">
                <text:p>0,7210953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2529999999999998E-3" table:style-name="ce1">
                <text:p>0,002253</text:p>
              </table:table-cell>
              <table:table-cell table:style-name="ce1"/>
              <table:table-cell office:value-type="float" office:value="0.81423287468560457" table:formula="of:=[.$B$342] /[.B556]" table:style-name="ce1">
                <text:p>0,8142328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9329999999999998E-3" table:style-name="ce1">
                <text:p>0,002933</text:p>
              </table:table-cell>
              <table:table-cell table:style-name="ce1"/>
              <table:table-cell office:value-type="float" office:value="0.62545743834526657" table:formula="of:=[.$B$342] /[.B557]" table:style-name="ce1">
                <text:p>0,6254574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8.csv</text:p>
              </table:table-cell>
              <table:table-cell office:value-type="float" office:value="2.4380000000000001E-3" table:style-name="ce1">
                <text:p>0,002438</text:p>
              </table:table-cell>
              <table:table-cell table:style-name="ce1"/>
              <table:table-cell office:value-type="float" office:value="0.75244736122504785" table:formula="of:=[.$B$342] /[.B558]" table:style-name="ce1">
                <text:p>0,752447361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k-8.csv Average</text:p>
            </table:table-cell>
            <table:table-cell office:value-type="float" office:value="2.7747666666666669E-3" table:formula="of:=SUBTOTAL(1;[.$B$529:.$B$558])" table:style-name="ce2">
              <text:p>0,002774767</text:p>
            </table:table-cell>
            <table:table-cell table:style-name="ce1"/>
            <table:table-cell office:value-type="float" office:value="0.66112465913049745" table:formula="of:=[.$B$342] /[.B559]" table:style-name="ce1">
              <text:p>0,661124659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4.1599999999999996E-3" table:style-name="ce1">
                <text:p>0,00416</text:p>
              </table:table-cell>
              <table:table-cell table:style-name="ce1"/>
              <table:table-cell office:value-type="float" office:value="0.44097756410256417" table:formula="of:=[.$B$342] /[.B560]" table:style-name="ce1">
                <text:p>0,4409775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2.9090000000000001E-3" table:style-name="ce1">
                <text:p>0,002909</text:p>
              </table:table-cell>
              <table:table-cell table:style-name="ce1"/>
              <table:table-cell office:value-type="float" office:value="0.63061762346740002" table:formula="of:=[.$B$342] /[.B561]" table:style-name="ce1">
                <text:p>0,6306176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3.47E-3" table:style-name="ce1">
                <text:p>0,00347</text:p>
              </table:table-cell>
              <table:table-cell table:style-name="ce1"/>
              <table:table-cell office:value-type="float" office:value="0.52866474543707975" table:formula="of:=[.$B$342] /[.B562]" table:style-name="ce1">
                <text:p>0,5286647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4.5960000000000003E-3" table:style-name="ce1">
                <text:p>0,004596</text:p>
              </table:table-cell>
              <table:table-cell table:style-name="ce1"/>
              <table:table-cell office:value-type="float" office:value="0.39914418334783869" table:formula="of:=[.$B$342] /[.B563]" table:style-name="ce1">
                <text:p>0,3991441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3.5760000000000002E-3" table:style-name="ce1">
                <text:p>0,003576</text:p>
              </table:table-cell>
              <table:table-cell table:style-name="ce1"/>
              <table:table-cell office:value-type="float" office:value="0.51299403430275914" table:formula="of:=[.$B$342] /[.B564]" table:style-name="ce1">
                <text:p>0,51299403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5.2719999999999998E-3" table:style-name="ce1">
                <text:p>0,005272</text:p>
              </table:table-cell>
              <table:table-cell table:style-name="ce1"/>
              <table:table-cell office:value-type="float" office:value="0.34796408700050585" table:formula="of:=[.$B$342] /[.B565]" table:style-name="ce1">
                <text:p>0,3479640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5.1630000000000001E-3" table:style-name="ce1">
                <text:p>0,005163</text:p>
              </table:table-cell>
              <table:table-cell table:style-name="ce1"/>
              <table:table-cell office:value-type="float" office:value="0.35531022015623992" table:formula="of:=[.$B$342] /[.B566]" table:style-name="ce1">
                <text:p>0,355310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3.3479999999999998E-3" table:style-name="ce1">
                <text:p>0,003348</text:p>
              </table:table-cell>
              <table:table-cell table:style-name="ce1"/>
              <table:table-cell office:value-type="float" office:value="0.54792911190760663" table:formula="of:=[.$B$342] /[.B567]" table:style-name="ce1">
                <text:p>0,5479291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4.6430000000000004E-3" table:style-name="ce1">
                <text:p>0,004643</text:p>
              </table:table-cell>
              <table:table-cell table:style-name="ce1"/>
              <table:table-cell office:value-type="float" office:value="0.39510374039773133" table:formula="of:=[.$B$342] /[.B568]" table:style-name="ce1">
                <text:p>0,395103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4.8209999999999998E-3" table:style-name="ce1">
                <text:p>0,004821</text:p>
              </table:table-cell>
              <table:table-cell table:style-name="ce1"/>
              <table:table-cell office:value-type="float" office:value="0.38051579893521403" table:formula="of:=[.$B$342] /[.B569]" table:style-name="ce1">
                <text:p>0,3805157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3.8760000000000001E-3" table:style-name="ce1">
                <text:p>0,003876</text:p>
              </table:table-cell>
              <table:table-cell table:style-name="ce1"/>
              <table:table-cell office:value-type="float" office:value="0.47328861369109049" table:formula="of:=[.$B$342] /[.B570]" table:style-name="ce1">
                <text:p>0,4732886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2.6340000000000001E-3" table:style-name="ce1">
                <text:p>0,002634</text:p>
              </table:table-cell>
              <table:table-cell table:style-name="ce1"/>
              <table:table-cell office:value-type="float" office:value="0.69645659326752729" table:formula="of:=[.$B$342] /[.B571]" table:style-name="ce1">
                <text:p>0,69645659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2.542E-3" table:style-name="ce1">
                <text:p>0,002542</text:p>
              </table:table-cell>
              <table:table-cell table:style-name="ce1"/>
              <table:table-cell office:value-type="float" office:value="0.72166273275635995" table:formula="of:=[.$B$342] /[.B572]" table:style-name="ce1">
                <text:p>0,7216627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9.4120000000000002E-3" table:style-name="ce1">
                <text:p>0,009412</text:p>
              </table:table-cell>
              <table:table-cell table:style-name="ce1"/>
              <table:table-cell office:value-type="float" office:value="0.19490721065306701" table:formula="of:=[.$B$342] /[.B573]" table:style-name="ce1">
                <text:p>0,1949072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4.7990000000000003E-3" table:style-name="ce1">
                <text:p>0,004799</text:p>
              </table:table-cell>
              <table:table-cell table:style-name="ce1"/>
              <table:table-cell office:value-type="float" office:value="0.38226019309578385" table:formula="of:=[.$B$342] /[.B574]" table:style-name="ce1">
                <text:p>0,38226019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4.3410000000000002E-3" table:style-name="ce1">
                <text:p>0,004341</text:p>
              </table:table-cell>
              <table:table-cell table:style-name="ce1"/>
              <table:table-cell office:value-type="float" office:value="0.42259080089073181" table:formula="of:=[.$B$342] /[.B575]" table:style-name="ce1">
                <text:p>0,4225908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5.7879999999999997E-3" table:style-name="ce1">
                <text:p>0,005788</text:p>
              </table:table-cell>
              <table:table-cell table:style-name="ce1"/>
              <table:table-cell office:value-type="float" office:value="0.31694310066804887" table:formula="of:=[.$B$342] /[.B576]" table:style-name="ce1">
                <text:p>0,3169431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2.787E-3" table:style-name="ce1">
                <text:p>0,002787</text:p>
              </table:table-cell>
              <table:table-cell table:style-name="ce1"/>
              <table:table-cell office:value-type="float" office:value="0.65822270063389554" table:formula="of:=[.$B$342] /[.B577]" table:style-name="ce1">
                <text:p>0,6582227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2.7339999999999999E-3" table:style-name="ce1">
                <text:p>0,002734</text:p>
              </table:table-cell>
              <table:table-cell table:style-name="ce1"/>
              <table:table-cell office:value-type="float" office:value="0.67098268714947584" table:formula="of:=[.$B$342] /[.B578]" table:style-name="ce1">
                <text:p>0,6709826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3.9039999999999999E-3" table:style-name="ce1">
                <text:p>0,003904</text:p>
              </table:table-cell>
              <table:table-cell table:style-name="ce1"/>
              <table:table-cell office:value-type="float" office:value="0.46989412568306016" table:formula="of:=[.$B$342] /[.B579]" table:style-name="ce1">
                <text:p>0,4698941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4.6239999999999996E-3" table:style-name="ce1">
                <text:p>0,004624</text:p>
              </table:table-cell>
              <table:table-cell table:style-name="ce1"/>
              <table:table-cell office:value-type="float" office:value="0.39672722029988472" table:formula="of:=[.$B$342] /[.B580]" table:style-name="ce1">
                <text:p>0,396727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2.9689999999999999E-3" table:style-name="ce1">
                <text:p>0,002969</text:p>
              </table:table-cell>
              <table:table-cell table:style-name="ce1"/>
              <table:table-cell office:value-type="float" office:value="0.61787358257550251" table:formula="of:=[.$B$342] /[.B581]" table:style-name="ce1">
                <text:p>0,6178735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2.8389999999999999E-3" table:style-name="ce1">
                <text:p>0,002839</text:p>
              </table:table-cell>
              <table:table-cell table:style-name="ce1"/>
              <table:table-cell office:value-type="float" office:value="0.64616649054831521" table:formula="of:=[.$B$342] /[.B582]" table:style-name="ce1">
                <text:p>0,6461664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2.66E-3" table:style-name="ce1">
                <text:p>0,00266</text:p>
              </table:table-cell>
              <table:table-cell table:style-name="ce1"/>
              <table:table-cell office:value-type="float" office:value="0.68964912280701762" table:formula="of:=[.$B$342] /[.B583]" table:style-name="ce1">
                <text:p>0,6896491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3.7889999999999998E-3" table:style-name="ce1">
                <text:p>0,003789</text:p>
              </table:table-cell>
              <table:table-cell table:style-name="ce1"/>
              <table:table-cell office:value-type="float" office:value="0.48415588985660252" table:formula="of:=[.$B$342] /[.B584]" table:style-name="ce1">
                <text:p>0,484155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3.3149999999999998E-3" table:style-name="ce1">
                <text:p>0,003315</text:p>
              </table:table-cell>
              <table:table-cell table:style-name="ce1"/>
              <table:table-cell office:value-type="float" office:value="0.55338360985419821" table:formula="of:=[.$B$342] /[.B585]" table:style-name="ce1">
                <text:p>0,553383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2.271E-3" table:style-name="ce1">
                <text:p>0,002271</text:p>
              </table:table-cell>
              <table:table-cell table:style-name="ce1"/>
              <table:table-cell office:value-type="float" office:value="0.80777924555995895" table:formula="of:=[.$B$342] /[.B586]" table:style-name="ce1">
                <text:p>0,8077792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2.3530000000000001E-3" table:style-name="ce1">
                <text:p>0,002353</text:p>
              </table:table-cell>
              <table:table-cell table:style-name="ce1"/>
              <table:table-cell office:value-type="float" office:value="0.77962884261226806" table:formula="of:=[.$B$342] /[.B587]" table:style-name="ce1">
                <text:p>0,7796288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2.4979999999999998E-3" table:style-name="ce1">
                <text:p>0,002498</text:p>
              </table:table-cell>
              <table:table-cell table:style-name="ce1"/>
              <table:table-cell office:value-type="float" office:value="0.73437416599946637" table:formula="of:=[.$B$342] /[.B588]" table:style-name="ce1">
                <text:p>0,73437416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9.csv</text:p>
              </table:table-cell>
              <table:table-cell office:value-type="float" office:value="2.48E-3" table:style-name="ce1">
                <text:p>0,00248</text:p>
              </table:table-cell>
              <table:table-cell table:style-name="ce1"/>
              <table:table-cell office:value-type="float" office:value="0.73970430107526886" table:formula="of:=[.$B$342] /[.B589]" table:style-name="ce1">
                <text:p>0,739704301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k-9.csv Average</text:p>
            </table:table-cell>
            <table:table-cell office:value-type="float" office:value="3.8190999999999989E-3" table:formula="of:=SUBTOTAL(1;[.$B$560:.$B$589])" table:style-name="ce2">
              <text:p>0,0038191</text:p>
            </table:table-cell>
            <table:table-cell table:style-name="ce1"/>
            <table:table-cell office:value-type="float" office:value="0.48034004521135015" table:formula="of:=[.$B$342] /[.B590]" table:style-name="ce1">
              <text:p>0,480340045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4.0439999999999999E-3" table:style-name="ce1">
                <text:p>0,004044</text:p>
              </table:table-cell>
              <table:table-cell table:style-name="ce1"/>
              <table:table-cell office:value-type="float" office:value="0.45362677217276631" table:formula="of:=[.$B$342] /[.B591]" table:style-name="ce1">
                <text:p>0,4536267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2.735E-3" table:style-name="ce1">
                <text:p>0,002735</text:p>
              </table:table-cell>
              <table:table-cell table:style-name="ce1"/>
              <table:table-cell office:value-type="float" office:value="0.67073735527117617" table:formula="of:=[.$B$342] /[.B592]" table:style-name="ce1">
                <text:p>0,6707373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4.1269999999999996E-3" table:style-name="ce1">
                <text:p>0,004127</text:p>
              </table:table-cell>
              <table:table-cell table:style-name="ce1"/>
              <table:table-cell office:value-type="float" office:value="0.44450367498586552" table:formula="of:=[.$B$342] /[.B593]" table:style-name="ce1">
                <text:p>0,4445036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4.3229999999999996E-3" table:style-name="ce1">
                <text:p>0,004323</text:p>
              </table:table-cell>
              <table:table-cell table:style-name="ce1"/>
              <table:table-cell office:value-type="float" office:value="0.42435037396869468" table:formula="of:=[.$B$342] /[.B594]" table:style-name="ce1">
                <text:p>0,4243503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4.1359999999999999E-3" table:style-name="ce1">
                <text:p>0,004136</text:p>
              </table:table-cell>
              <table:table-cell table:style-name="ce1"/>
              <table:table-cell office:value-type="float" office:value="0.44353642811089622" table:formula="of:=[.$B$342] /[.B595]" table:style-name="ce1">
                <text:p>0,4435364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3.2590000000000002E-3" table:style-name="ce1">
                <text:p>0,003259</text:p>
              </table:table-cell>
              <table:table-cell table:style-name="ce1"/>
              <table:table-cell office:value-type="float" office:value="0.56289250281272374" table:formula="of:=[.$B$342] /[.B596]" table:style-name="ce1">
                <text:p>0,5628925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2.7980000000000001E-3" table:style-name="ce1">
                <text:p>0,002798</text:p>
              </table:table-cell>
              <table:table-cell table:style-name="ce1"/>
              <table:table-cell office:value-type="float" office:value="0.65563497736478438" table:formula="of:=[.$B$342] /[.B597]" table:style-name="ce1">
                <text:p>0,6556349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3.2919999999999998E-3" table:style-name="ce1">
                <text:p>0,003292</text:p>
              </table:table-cell>
              <table:table-cell table:style-name="ce1"/>
              <table:table-cell office:value-type="float" office:value="0.55724989874443098" table:formula="of:=[.$B$342] /[.B598]" table:style-name="ce1">
                <text:p>0,5572498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6.659E-3" table:style-name="ce1">
                <text:p>0,006659</text:p>
              </table:table-cell>
              <table:table-cell table:style-name="ce1"/>
              <table:table-cell office:value-type="float" office:value="0.27548680983130602" table:formula="of:=[.$B$342] /[.B599]" table:style-name="ce1">
                <text:p>0,275486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3.3990000000000001E-3" table:style-name="ce1">
                <text:p>0,003399</text:p>
              </table:table-cell>
              <table:table-cell table:style-name="ce1"/>
              <table:table-cell office:value-type="float" office:value="0.5397077571834854" table:formula="of:=[.$B$342] /[.B600]" table:style-name="ce1">
                <text:p>0,5397077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5.0860000000000002E-3" table:style-name="ce1">
                <text:p>0,005086</text:p>
              </table:table-cell>
              <table:table-cell table:style-name="ce1"/>
              <table:table-cell office:value-type="float" office:value="0.36068947437409887" table:formula="of:=[.$B$342] /[.B601]" table:style-name="ce1">
                <text:p>0,3606894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5.6439999999999997E-3" table:style-name="ce1">
                <text:p>0,005644</text:p>
              </table:table-cell>
              <table:table-cell table:style-name="ce1"/>
              <table:table-cell office:value-type="float" office:value="0.32502952988424288" table:formula="of:=[.$B$342] /[.B602]" table:style-name="ce1">
                <text:p>0,325029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3.6289999999999998E-3" table:style-name="ce1">
                <text:p>0,003629</text:p>
              </table:table-cell>
              <table:table-cell table:style-name="ce1"/>
              <table:table-cell office:value-type="float" office:value="0.50550197483236892" table:formula="of:=[.$B$342] /[.B603]" table:style-name="ce1">
                <text:p>0,5055019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3.9550000000000002E-3" table:style-name="ce1">
                <text:p>0,003955</text:p>
              </table:table-cell>
              <table:table-cell table:style-name="ce1"/>
              <table:table-cell office:value-type="float" office:value="0.46383480825958706" table:formula="of:=[.$B$342] /[.B604]" table:style-name="ce1">
                <text:p>0,4638348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4.2900000000000004E-3" table:style-name="ce1">
                <text:p>0,00429</text:p>
              </table:table-cell>
              <table:table-cell table:style-name="ce1"/>
              <table:table-cell office:value-type="float" office:value="0.42761460761460762" table:formula="of:=[.$B$342] /[.B605]" table:style-name="ce1">
                <text:p>0,4276146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3.7889999999999998E-3" table:style-name="ce1">
                <text:p>0,003789</text:p>
              </table:table-cell>
              <table:table-cell table:style-name="ce1"/>
              <table:table-cell office:value-type="float" office:value="0.48415588985660252" table:formula="of:=[.$B$342] /[.B606]" table:style-name="ce1">
                <text:p>0,484155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2.8960000000000001E-3" table:style-name="ce1">
                <text:p>0,002896</text:p>
              </table:table-cell>
              <table:table-cell table:style-name="ce1"/>
              <table:table-cell office:value-type="float" office:value="0.6334484346224678" table:formula="of:=[.$B$342] /[.B607]" table:style-name="ce1">
                <text:p>0,6334484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2.6589999999999999E-3" table:style-name="ce1">
                <text:p>0,002659</text:p>
              </table:table-cell>
              <table:table-cell table:style-name="ce1"/>
              <table:table-cell office:value-type="float" office:value="0.68990848689983708" table:formula="of:=[.$B$342] /[.B608]" table:style-name="ce1">
                <text:p>0,6899084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3.0400000000000002E-3" table:style-name="ce1">
                <text:p>0,00304</text:p>
              </table:table-cell>
              <table:table-cell table:style-name="ce1"/>
              <table:table-cell office:value-type="float" office:value="0.60344298245614036" table:formula="of:=[.$B$342] /[.B609]" table:style-name="ce1">
                <text:p>0,6034429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2.66E-3" table:style-name="ce1">
                <text:p>0,00266</text:p>
              </table:table-cell>
              <table:table-cell table:style-name="ce1"/>
              <table:table-cell office:value-type="float" office:value="0.68964912280701762" table:formula="of:=[.$B$342] /[.B610]" table:style-name="ce1">
                <text:p>0,6896491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2.8600000000000001E-3" table:style-name="ce1">
                <text:p>0,00286</text:p>
              </table:table-cell>
              <table:table-cell table:style-name="ce1"/>
              <table:table-cell office:value-type="float" office:value="0.64142191142191141" table:formula="of:=[.$B$342] /[.B611]" table:style-name="ce1">
                <text:p>0,6414219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3.0760000000000002E-3" table:style-name="ce1">
                <text:p>0,003076</text:p>
              </table:table-cell>
              <table:table-cell table:style-name="ce1"/>
              <table:table-cell office:value-type="float" office:value="0.59638058084091894" table:formula="of:=[.$B$342] /[.B612]" table:style-name="ce1">
                <text:p>0,5963805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2.7399999999999998E-3" table:style-name="ce1">
                <text:p>0,00274</text:p>
              </table:table-cell>
              <table:table-cell table:style-name="ce1"/>
              <table:table-cell office:value-type="float" office:value="0.66951338199513388" table:formula="of:=[.$B$342] /[.B613]" table:style-name="ce1">
                <text:p>0,6695133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3.503E-3" table:style-name="ce1">
                <text:p>0,003503</text:p>
              </table:table-cell>
              <table:table-cell table:style-name="ce1"/>
              <table:table-cell office:value-type="float" office:value="0.5236844609382435" table:formula="of:=[.$B$342] /[.B614]" table:style-name="ce1">
                <text:p>0,5236844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2.6489999999999999E-3" table:style-name="ce1">
                <text:p>0,002649</text:p>
              </table:table-cell>
              <table:table-cell table:style-name="ce1"/>
              <table:table-cell office:value-type="float" office:value="0.69251289794891169" table:formula="of:=[.$B$342] /[.B615]" table:style-name="ce1">
                <text:p>0,6925128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2.9580000000000001E-3" table:style-name="ce1">
                <text:p>0,002958</text:p>
              </table:table-cell>
              <table:table-cell table:style-name="ce1"/>
              <table:table-cell office:value-type="float" office:value="0.62017128690556689" table:formula="of:=[.$B$342] /[.B616]" table:style-name="ce1">
                <text:p>0,6201712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3.718E-3" table:style-name="ce1">
                <text:p>0,003718</text:p>
              </table:table-cell>
              <table:table-cell table:style-name="ce1"/>
              <table:table-cell office:value-type="float" office:value="0.49340147032454729" table:formula="of:=[.$B$342] /[.B617]" table:style-name="ce1">
                <text:p>0,4934014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3.0019999999999999E-3" table:style-name="ce1">
                <text:p>0,003002</text:p>
              </table:table-cell>
              <table:table-cell table:style-name="ce1"/>
              <table:table-cell office:value-type="float" office:value="0.61108150122140803" table:formula="of:=[.$B$342] /[.B618]" table:style-name="ce1">
                <text:p>0,6110815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3.0509999999999999E-3" table:style-name="ce1">
                <text:p>0,003051</text:p>
              </table:table-cell>
              <table:table-cell table:style-name="ce1"/>
              <table:table-cell office:value-type="float" office:value="0.60126734404020543" table:formula="of:=[.$B$342] /[.B619]" table:style-name="ce1">
                <text:p>0,6012673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k-10.csv</text:p>
              </table:table-cell>
              <table:table-cell office:value-type="float" office:value="3.0639999999999999E-3" table:style-name="ce1">
                <text:p>0,003064</text:p>
              </table:table-cell>
              <table:table-cell table:style-name="ce1"/>
              <table:table-cell office:value-type="float" office:value="0.59871627502175817" table:formula="of:=[.$B$342] /[.B620]" table:style-name="ce1">
                <text:p>0,598716275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k-10.csv Average</text:p>
            </table:table-cell>
            <table:table-cell office:value-type="float" office:value="3.5680333333333331E-3" table:formula="of:=SUBTOTAL(1;[.$B$591:.$B$620])" table:style-name="ce2">
              <text:p>0,003568033</text:p>
            </table:table-cell>
            <table:table-cell table:style-name="ce1"/>
            <table:table-cell office:value-type="float" office:value="0.51413944189609595" table:formula="of:=[.$B$342] /[.B621]" table:style-name="ce1">
              <text:p>0,514139442</text:p>
            </table:table-cell>
            <table:table-cell table:style-name="ce1">
              <draw:frame draw:z-index="3" draw:id="id2" draw:style-name="a2" draw:name="Grafico 5" svg:x="0.82639in" svg:y="0.16666in" svg:width="4.72632in" svg:height="2.01282in" style:rel-width="scale" style:rel-height="scale">
                <draw:object xlink:href="Object 3/" xlink:type="simple" xlink:show="embed" xlink:actuate="onLoad"/>
                <svg:title/>
                <svg:desc/>
              </draw:frame>
            </table:table-cell>
            <table:table-cell table:number-columns-repeated="16379"/>
          </table:table-row>
          <table:table-row-group table:display="false"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50538" table:style-name="ce1">
                <text:p>2,050538</text:p>
              </table:table-cell>
              <table:table-cell table:style-name="ce1"/>
              <table:table-cell office:value-type="float" office:value="8.9462700357987365E-4" table:formula="of:=[.$B$342] /[.B622]" table:style-name="ce1">
                <text:p>0,00089462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830380000000002" table:style-name="ce1">
                <text:p>2,083038</text:p>
              </table:table-cell>
              <table:table-cell table:style-name="ce1"/>
              <table:table-cell office:value-type="float" office:value="8.8066884361527088E-4" table:formula="of:=[.$B$342] /[.B623]" table:style-name="ce1">
                <text:p>0,00088066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2186349999999999" table:style-name="ce1">
                <text:p>2,218635</text:p>
              </table:table-cell>
              <table:table-cell table:style-name="ce1"/>
              <table:table-cell office:value-type="float" office:value="8.2684473411204044E-4" table:formula="of:=[.$B$342] /[.B624]" table:style-name="ce1">
                <text:p>0,0008268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131160000000001" table:style-name="ce1">
                <text:p>2,013116</text:p>
              </table:table-cell>
              <table:table-cell table:style-name="ce1"/>
              <table:table-cell office:value-type="float" office:value="9.1125730790807226E-4" table:formula="of:=[.$B$342] /[.B625]" table:style-name="ce1">
                <text:p>0,0009112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1.9378299999999999" table:style-name="ce1">
                <text:p>1,93783</text:p>
              </table:table-cell>
              <table:table-cell table:style-name="ce1"/>
              <table:table-cell office:value-type="float" office:value="9.4666026775654566E-4" table:formula="of:=[.$B$342] /[.B626]" table:style-name="ce1">
                <text:p>0,0009466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1.9783120000000001" table:style-name="ce1">
                <text:p>1,978312</text:p>
              </table:table-cell>
              <table:table-cell table:style-name="ce1"/>
              <table:table-cell office:value-type="float" office:value="9.2728885366244896E-4" table:formula="of:=[.$B$342] /[.B627]" table:style-name="ce1">
                <text:p>0,0009272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1.9902690000000001" table:style-name="ce1">
                <text:p>1,990269</text:p>
              </table:table-cell>
              <table:table-cell table:style-name="ce1"/>
              <table:table-cell office:value-type="float" office:value="9.2171795202893015E-4" table:formula="of:=[.$B$342] /[.B628]" table:style-name="ce1">
                <text:p>0,0009217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428869999999999" table:style-name="ce1">
                <text:p>2,042887</text:p>
              </table:table-cell>
              <table:table-cell table:style-name="ce1"/>
              <table:table-cell office:value-type="float" office:value="8.9797755170338198E-4" table:formula="of:=[.$B$342] /[.B629]" table:style-name="ce1">
                <text:p>0,0008979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138020000000001" table:style-name="ce1">
                <text:p>2,013802</text:p>
              </table:table-cell>
              <table:table-cell table:style-name="ce1"/>
              <table:table-cell office:value-type="float" office:value="9.1094688885335641E-4" table:formula="of:=[.$B$342] /[.B630]" table:style-name="ce1">
                <text:p>0,00091094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1.986748" table:style-name="ce1">
                <text:p>1,986748</text:p>
              </table:table-cell>
              <table:table-cell table:style-name="ce1"/>
              <table:table-cell office:value-type="float" office:value="9.2335146010800908E-4" table:formula="of:=[.$B$342] /[.B631]" table:style-name="ce1">
                <text:p>0,0009233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542150000000001" table:style-name="ce1">
                <text:p>2,054215</text:p>
              </table:table-cell>
              <table:table-cell table:style-name="ce1"/>
              <table:table-cell office:value-type="float" office:value="8.93025640775998E-4" table:formula="of:=[.$B$342] /[.B632]" table:style-name="ce1">
                <text:p>0,0008930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1066760000000002" table:style-name="ce1">
                <text:p>2,106676</text:p>
              </table:table-cell>
              <table:table-cell table:style-name="ce1"/>
              <table:table-cell office:value-type="float" office:value="8.7078728132217132E-4" table:formula="of:=[.$B$342] /[.B633]" table:style-name="ce1">
                <text:p>0,0008707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1400229999999998" table:style-name="ce1">
                <text:p>2,140023</text:p>
              </table:table-cell>
              <table:table-cell table:style-name="ce1"/>
              <table:table-cell office:value-type="float" office:value="8.5721820123740118E-4" table:formula="of:=[.$B$342] /[.B634]" table:style-name="ce1">
                <text:p>0,0008572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1187860000000001" table:style-name="ce1">
                <text:p>2,118786</text:p>
              </table:table-cell>
              <table:table-cell table:style-name="ce1"/>
              <table:table-cell office:value-type="float" office:value="8.6581026430544033E-4" table:formula="of:=[.$B$342] /[.B635]" table:style-name="ce1">
                <text:p>0,000865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77223" table:style-name="ce1">
                <text:p>2,077223</text:p>
              </table:table-cell>
              <table:table-cell table:style-name="ce1"/>
              <table:table-cell office:value-type="float" office:value="8.8313419727524046E-4" table:formula="of:=[.$B$342] /[.B636]" table:style-name="ce1">
                <text:p>0,00088313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331739999999998" table:style-name="ce1">
                <text:p>2,033174</text:p>
              </table:table-cell>
              <table:table-cell table:style-name="ce1"/>
              <table:table-cell office:value-type="float" office:value="9.0226742357843795E-4" table:formula="of:=[.$B$342] /[.B637]" table:style-name="ce1">
                <text:p>0,0009022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41309" table:style-name="ce1">
                <text:p>2,041309</text:p>
              </table:table-cell>
              <table:table-cell table:style-name="ce1"/>
              <table:table-cell office:value-type="float" office:value="8.9867171832714535E-4" table:formula="of:=[.$B$342] /[.B638]" table:style-name="ce1">
                <text:p>0,0008986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124209999999998" table:style-name="ce1">
                <text:p>2,012421</text:p>
              </table:table-cell>
              <table:table-cell table:style-name="ce1"/>
              <table:table-cell office:value-type="float" office:value="9.1157201533211343E-4" table:formula="of:=[.$B$342] /[.B639]" table:style-name="ce1">
                <text:p>0,0009115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378639999999999" table:style-name="ce1">
                <text:p>2,037864</text:p>
              </table:table-cell>
              <table:table-cell table:style-name="ce1"/>
              <table:table-cell office:value-type="float" office:value="9.0019091885752288E-4" table:formula="of:=[.$B$342] /[.B640]" table:style-name="ce1">
                <text:p>0,0009001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58954" table:style-name="ce1">
                <text:p>2,058954</text:p>
              </table:table-cell>
              <table:table-cell table:style-name="ce1"/>
              <table:table-cell office:value-type="float" office:value="8.9097020461198593E-4" table:formula="of:=[.$B$342] /[.B641]" table:style-name="ce1">
                <text:p>0,000890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437460000000001" table:style-name="ce1">
                <text:p>2,043746</text:p>
              </table:table-cell>
              <table:table-cell table:style-name="ce1"/>
              <table:table-cell office:value-type="float" office:value="8.9760012578210145E-4" table:formula="of:=[.$B$342] /[.B642]" table:style-name="ce1">
                <text:p>0,00089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888460000000002" table:style-name="ce1">
                <text:p>2,088846</text:p>
              </table:table-cell>
              <table:table-cell table:style-name="ce1"/>
              <table:table-cell office:value-type="float" office:value="8.7822015920114107E-4" table:formula="of:=[.$B$342] /[.B643]" table:style-name="ce1">
                <text:p>0,000878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297459999999998" table:style-name="ce1">
                <text:p>2,029746</text:p>
              </table:table-cell>
              <table:table-cell table:style-name="ce1"/>
              <table:table-cell office:value-type="float" office:value="9.037912461296473E-4" table:formula="of:=[.$B$342] /[.B644]" table:style-name="ce1">
                <text:p>0,0009037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259170000000002" table:style-name="ce1">
                <text:p>2,025917</text:p>
              </table:table-cell>
              <table:table-cell table:style-name="ce1"/>
              <table:table-cell office:value-type="float" office:value="9.0549941911078626E-4" table:formula="of:=[.$B$342] /[.B645]" table:style-name="ce1">
                <text:p>0,0009054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54538" table:style-name="ce1">
                <text:p>2,054538</text:p>
              </table:table-cell>
              <table:table-cell table:style-name="ce1"/>
              <table:table-cell office:value-type="float" office:value="8.9288524557183506E-4" table:formula="of:=[.$B$342] /[.B646]" table:style-name="ce1">
                <text:p>0,0008928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261" table:style-name="ce1">
                <text:p>2,0261</text:p>
              </table:table-cell>
              <table:table-cell table:style-name="ce1"/>
              <table:table-cell office:value-type="float" office:value="9.0541763321981485E-4" table:formula="of:=[.$B$342] /[.B647]" table:style-name="ce1">
                <text:p>0,0009054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532360000000001" table:style-name="ce1">
                <text:p>2,053236</text:p>
              </table:table-cell>
              <table:table-cell table:style-name="ce1"/>
              <table:table-cell office:value-type="float" office:value="8.9345144282813416E-4" table:formula="of:=[.$B$342] /[.B648]" table:style-name="ce1">
                <text:p>0,0008934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230030000000001" table:style-name="ce1">
                <text:p>2,023003</text:p>
              </table:table-cell>
              <table:table-cell table:style-name="ce1"/>
              <table:table-cell office:value-type="float" office:value="9.0680373023009197E-4" table:formula="of:=[.$B$342] /[.B649]" table:style-name="ce1">
                <text:p>0,0009068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1.982891" table:style-name="ce1">
                <text:p>1,982891</text:p>
              </table:table-cell>
              <table:table-cell table:style-name="ce1"/>
              <table:table-cell office:value-type="float" office:value="9.251475076878492E-4" table:formula="of:=[.$B$342] /[.B650]" table:style-name="ce1">
                <text:p>0,0009251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.csv</text:p>
              </table:table-cell>
              <table:table-cell office:value-type="float" office:value="2.0014759999999998" table:style-name="ce1">
                <text:p>2,001476</text:p>
              </table:table-cell>
              <table:table-cell table:style-name="ce1"/>
              <table:table-cell office:value-type="float" office:value="9.1655691433055757E-4" table:formula="of:=[.$B$342] /[.B651]" table:style-name="ce1">
                <text:p>0,000916557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M-1.csv Average</text:p>
            </table:table-cell>
            <table:table-cell office:value-type="float" office:value="2.0441772999999999" table:formula="of:=SUBTOTAL(1;[.$B$622:.$B$651])" table:style-name="ce2">
              <text:p>2,0441773</text:p>
            </table:table-cell>
            <table:table-cell table:style-name="ce1"/>
            <table:table-cell office:value-type="float" office:value="1" table:formula="of:=[.$B$652] /[.B652]" table:style-name="ce1">
              <text:p>1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73476" table:style-name="ce1">
                <text:p>1,173476</text:p>
              </table:table-cell>
              <table:table-cell table:style-name="ce1"/>
              <table:table-cell office:value-type="float" office:value="1.7419847529902615" table:formula="of:=[.$B$652] /[.B653]" table:style-name="ce1">
                <text:p>1,7419847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695359999999999" table:style-name="ce1">
                <text:p>1,169536</text:p>
              </table:table-cell>
              <table:table-cell table:style-name="ce1"/>
              <table:table-cell office:value-type="float" office:value="1.7478532512038962" table:formula="of:=[.$B$652] /[.B654]" table:style-name="ce1">
                <text:p>1,7478532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773210000000001" table:style-name="ce1">
                <text:p>1,177321</text:p>
              </table:table-cell>
              <table:table-cell table:style-name="ce1"/>
              <table:table-cell office:value-type="float" office:value="1.7362956237084022" table:formula="of:=[.$B$652] /[.B655]" table:style-name="ce1">
                <text:p>1,7362956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58552" table:style-name="ce1">
                <text:p>1,158552</text:p>
              </table:table-cell>
              <table:table-cell table:style-name="ce1"/>
              <table:table-cell office:value-type="float" office:value="1.7644242986072267" table:formula="of:=[.$B$652] /[.B656]" table:style-name="ce1">
                <text:p>1,7644242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2376670000000001" table:style-name="ce1">
                <text:p>1,237667</text:p>
              </table:table-cell>
              <table:table-cell table:style-name="ce1"/>
              <table:table-cell office:value-type="float" office:value="1.6516375567903159" table:formula="of:=[.$B$652] /[.B657]" table:style-name="ce1">
                <text:p>1,6516375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87457" table:style-name="ce1">
                <text:p>1,187457</text:p>
              </table:table-cell>
              <table:table-cell table:style-name="ce1"/>
              <table:table-cell office:value-type="float" office:value="1.7214747986663936" table:formula="of:=[.$B$652] /[.B658]" table:style-name="ce1">
                <text:p>1,7214747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90679" table:style-name="ce1">
                <text:p>1,190679</text:p>
              </table:table-cell>
              <table:table-cell table:style-name="ce1"/>
              <table:table-cell office:value-type="float" office:value="1.7168164551487006" table:formula="of:=[.$B$652] /[.B659]" table:style-name="ce1">
                <text:p>1,7168164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829860000000001" table:style-name="ce1">
                <text:p>1,182986</text:p>
              </table:table-cell>
              <table:table-cell table:style-name="ce1"/>
              <table:table-cell office:value-type="float" office:value="1.7279809735702703" table:formula="of:=[.$B$652] /[.B660]" table:style-name="ce1">
                <text:p>1,7279809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248151" table:style-name="ce1">
                <text:p>1,248151</text:p>
              </table:table-cell>
              <table:table-cell table:style-name="ce1"/>
              <table:table-cell office:value-type="float" office:value="1.6377644211317379" table:formula="of:=[.$B$652] /[.B661]" table:style-name="ce1">
                <text:p>1,6377644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208898" table:style-name="ce1">
                <text:p>1,208898</text:p>
              </table:table-cell>
              <table:table-cell table:style-name="ce1"/>
              <table:table-cell office:value-type="float" office:value="1.6909427428947685" table:formula="of:=[.$B$652] /[.B662]" table:style-name="ce1">
                <text:p>1,6909427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45168" table:style-name="ce1">
                <text:p>1,145168</text:p>
              </table:table-cell>
              <table:table-cell table:style-name="ce1"/>
              <table:table-cell office:value-type="float" office:value="1.785045774943065" table:formula="of:=[.$B$652] /[.B663]" table:style-name="ce1">
                <text:p>1,7850457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2218389999999999" table:style-name="ce1">
                <text:p>1,221839</text:p>
              </table:table-cell>
              <table:table-cell table:style-name="ce1"/>
              <table:table-cell office:value-type="float" office:value="1.6730332719777319" table:formula="of:=[.$B$652] /[.B664]" table:style-name="ce1">
                <text:p>1,6730332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944239999999999" table:style-name="ce1">
                <text:p>1,194424</text:p>
              </table:table-cell>
              <table:table-cell table:style-name="ce1"/>
              <table:table-cell office:value-type="float" office:value="1.7114335445369484" table:formula="of:=[.$B$652] /[.B665]" table:style-name="ce1">
                <text:p>1,7114335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584760000000001" table:style-name="ce1">
                <text:p>1,158476</text:p>
              </table:table-cell>
              <table:table-cell table:style-name="ce1"/>
              <table:table-cell office:value-type="float" office:value="1.7645400508944509" table:formula="of:=[.$B$652] /[.B666]" table:style-name="ce1">
                <text:p>1,7645400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859459999999999" table:style-name="ce1">
                <text:p>1,185946</text:p>
              </table:table-cell>
              <table:table-cell table:style-name="ce1"/>
              <table:table-cell office:value-type="float" office:value="1.7236681096778437" table:formula="of:=[.$B$652] /[.B667]" table:style-name="ce1">
                <text:p>1,723668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897549999999999" table:style-name="ce1">
                <text:p>1,189755</text:p>
              </table:table-cell>
              <table:table-cell table:style-name="ce1"/>
              <table:table-cell office:value-type="float" office:value="1.71814978714105" table:formula="of:=[.$B$652] /[.B668]" table:style-name="ce1">
                <text:p>1,7181497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953940000000001" table:style-name="ce1">
                <text:p>1,195394</text:p>
              </table:table-cell>
              <table:table-cell table:style-name="ce1"/>
              <table:table-cell office:value-type="float" office:value="1.710044805311052" table:formula="of:=[.$B$652] /[.B669]" table:style-name="ce1">
                <text:p>1,7100448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709179999999999" table:style-name="ce1">
                <text:p>1,170918</text:p>
              </table:table-cell>
              <table:table-cell table:style-name="ce1"/>
              <table:table-cell office:value-type="float" office:value="1.745790311533344" table:formula="of:=[.$B$652] /[.B670]" table:style-name="ce1">
                <text:p>1,7457903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200218" table:style-name="ce1">
                <text:p>1,200218</text:p>
              </table:table-cell>
              <table:table-cell table:style-name="ce1"/>
              <table:table-cell office:value-type="float" office:value="1.7031716738125906" table:formula="of:=[.$B$652] /[.B671]" table:style-name="ce1">
                <text:p>1,7031716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38336" table:style-name="ce1">
                <text:p>1,138336</text:p>
              </table:table-cell>
              <table:table-cell table:style-name="ce1"/>
              <table:table-cell office:value-type="float" office:value="1.7957591607398868" table:formula="of:=[.$B$652] /[.B672]" table:style-name="ce1">
                <text:p>1,7957591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307199999999999" table:style-name="ce1">
                <text:p>1,13072</text:p>
              </table:table-cell>
              <table:table-cell table:style-name="ce1"/>
              <table:table-cell office:value-type="float" office:value="1.8078545528512806" table:formula="of:=[.$B$652] /[.B673]" table:style-name="ce1">
                <text:p>1,8078545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669609999999999" table:style-name="ce1">
                <text:p>1,166961</text:p>
              </table:table-cell>
              <table:table-cell table:style-name="ce1"/>
              <table:table-cell office:value-type="float" office:value="1.7517100400099062" table:formula="of:=[.$B$652] /[.B674]" table:style-name="ce1">
                <text:p>1,751710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668179999999999" table:style-name="ce1">
                <text:p>1,166818</text:p>
              </table:table-cell>
              <table:table-cell table:style-name="ce1"/>
              <table:table-cell office:value-type="float" office:value="1.7519247217646625" table:formula="of:=[.$B$652] /[.B675]" table:style-name="ce1">
                <text:p>1,7519247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235352" table:style-name="ce1">
                <text:p>1,235352</text:p>
              </table:table-cell>
              <table:table-cell table:style-name="ce1"/>
              <table:table-cell office:value-type="float" office:value="1.654732659193493" table:formula="of:=[.$B$652] /[.B676]" table:style-name="ce1">
                <text:p>1,6547326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200283" table:style-name="ce1">
                <text:p>1,200283</text:p>
              </table:table-cell>
              <table:table-cell table:style-name="ce1"/>
              <table:table-cell office:value-type="float" office:value="1.7030794404319647" table:formula="of:=[.$B$652] /[.B677]" table:style-name="ce1">
                <text:p>1,703079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739390000000001" table:style-name="ce1">
                <text:p>1,173939</text:p>
              </table:table-cell>
              <table:table-cell table:style-name="ce1"/>
              <table:table-cell office:value-type="float" office:value="1.7412977164912316" table:formula="of:=[.$B$652] /[.B678]" table:style-name="ce1">
                <text:p>1,7412977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702170000000001" table:style-name="ce1">
                <text:p>1,170217</text:p>
              </table:table-cell>
              <table:table-cell table:style-name="ce1"/>
              <table:table-cell office:value-type="float" office:value="1.7468360996293848" table:formula="of:=[.$B$652] /[.B679]" table:style-name="ce1">
                <text:p>1,74683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702399999999999" table:style-name="ce1">
                <text:p>1,17024</text:p>
              </table:table-cell>
              <table:table-cell table:style-name="ce1"/>
              <table:table-cell office:value-type="float" office:value="1.7468017671588734" table:formula="of:=[.$B$652] /[.B680]" table:style-name="ce1">
                <text:p>1,7468017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88077" table:style-name="ce1">
                <text:p>1,188077</text:p>
              </table:table-cell>
              <table:table-cell table:style-name="ce1"/>
              <table:table-cell office:value-type="float" office:value="1.7205764441193625" table:formula="of:=[.$B$652] /[.B681]" table:style-name="ce1">
                <text:p>1,7205764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2.csv</text:p>
              </table:table-cell>
              <table:table-cell office:value-type="float" office:value="1.1259490000000001" table:style-name="ce1">
                <text:p>1,125949</text:p>
              </table:table-cell>
              <table:table-cell table:style-name="ce1"/>
              <table:table-cell office:value-type="float" office:value="1.8155150011234964" table:formula="of:=[.$B$652] /[.B682]" table:style-name="ce1">
                <text:p>1,815515001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M-2.csv Average</text:p>
            </table:table-cell>
            <table:table-cell office:value-type="float" office:value="1.1821250999999999" table:formula="of:=SUBTOTAL(1;[.$B$653:.$B$682])" table:style-name="ce2">
              <text:p>1,1821251</text:p>
            </table:table-cell>
            <table:table-cell table:style-name="ce1"/>
            <table:table-cell office:value-type="float" office:value="1.7292394011429078" table:formula="of:=[.$B$652] /[.B683]" table:style-name="ce1">
              <text:p>1,729239401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7119199999999997" table:style-name="ce1">
                <text:p>0,871192</text:p>
              </table:table-cell>
              <table:table-cell table:style-name="ce1"/>
              <table:table-cell office:value-type="float" office:value="2.3464142232711045" table:formula="of:=[.$B$652] /[.B684]" table:style-name="ce1">
                <text:p>2,3464142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7611099999999997" table:style-name="ce1">
                <text:p>0,876111</text:p>
              </table:table-cell>
              <table:table-cell table:style-name="ce1"/>
              <table:table-cell office:value-type="float" office:value="2.3332400803094586" table:formula="of:=[.$B$652] /[.B685]" table:style-name="ce1">
                <text:p>2,333240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92533699999999997" table:style-name="ce1">
                <text:p>0,925337</text:p>
              </table:table-cell>
              <table:table-cell table:style-name="ce1"/>
              <table:table-cell office:value-type="float" office:value="2.209116570503503" table:formula="of:=[.$B$652] /[.B686]" table:style-name="ce1">
                <text:p>2,20911657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5702100000000003" table:style-name="ce1">
                <text:p>0,857021</text:p>
              </table:table-cell>
              <table:table-cell table:style-name="ce1"/>
              <table:table-cell office:value-type="float" office:value="2.3852126143933461" table:formula="of:=[.$B$652] /[.B687]" table:style-name="ce1">
                <text:p>2,3852126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9536199999999999" table:style-name="ce1">
                <text:p>0,895362</text:p>
              </table:table-cell>
              <table:table-cell table:style-name="ce1"/>
              <table:table-cell office:value-type="float" office:value="2.2830735501394965" table:formula="of:=[.$B$652] /[.B688]" table:style-name="ce1">
                <text:p>2,283073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98414199999999996" table:style-name="ce1">
                <text:p>0,984142</text:p>
              </table:table-cell>
              <table:table-cell table:style-name="ce1"/>
              <table:table-cell office:value-type="float" office:value="2.0771162088397812" table:formula="of:=[.$B$652] /[.B689]" table:style-name="ce1">
                <text:p>2,07711620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8559699999999997" table:style-name="ce1">
                <text:p>0,885597</text:p>
              </table:table-cell>
              <table:table-cell table:style-name="ce1"/>
              <table:table-cell office:value-type="float" office:value="2.3082477695836818" table:formula="of:=[.$B$652] /[.B690]" table:style-name="ce1">
                <text:p>2,308247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92820199999999997" table:style-name="ce1">
                <text:p>0,928202</text:p>
              </table:table-cell>
              <table:table-cell table:style-name="ce1"/>
              <table:table-cell office:value-type="float" office:value="2.2022978834348557" table:formula="of:=[.$B$652] /[.B691]" table:style-name="ce1">
                <text:p>2,2022978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81942" table:style-name="ce1">
                <text:p>0,881942</text:p>
              </table:table-cell>
              <table:table-cell table:style-name="ce1"/>
              <table:table-cell office:value-type="float" office:value="2.3178137564601751" table:formula="of:=[.$B$652] /[.B692]" table:style-name="ce1">
                <text:p>2,31781375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7484399999999996" table:style-name="ce1">
                <text:p>0,874844</text:p>
              </table:table-cell>
              <table:table-cell table:style-name="ce1"/>
              <table:table-cell office:value-type="float" office:value="2.3366192143970812" table:formula="of:=[.$B$652] /[.B693]" table:style-name="ce1">
                <text:p>2,3366192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9209700000000003" table:style-name="ce1">
                <text:p>0,892097</text:p>
              </table:table-cell>
              <table:table-cell table:style-name="ce1"/>
              <table:table-cell office:value-type="float" office:value="2.291429407340233" table:formula="of:=[.$B$652] /[.B694]" table:style-name="ce1">
                <text:p>2,2914294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5045400000000004" table:style-name="ce1">
                <text:p>0,850454</text:p>
              </table:table-cell>
              <table:table-cell table:style-name="ce1"/>
              <table:table-cell office:value-type="float" office:value="2.4036306490415704" table:formula="of:=[.$B$652] /[.B695]" table:style-name="ce1">
                <text:p>2,40363064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91084100000000001" table:style-name="ce1">
                <text:p>0,910841</text:p>
              </table:table-cell>
              <table:table-cell table:style-name="ce1"/>
              <table:table-cell office:value-type="float" office:value="2.2442745770117942" table:formula="of:=[.$B$652] /[.B696]" table:style-name="ce1">
                <text:p>2,2442745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3870699999999998" table:style-name="ce1">
                <text:p>0,838707</text:p>
              </table:table-cell>
              <table:table-cell table:style-name="ce1"/>
              <table:table-cell office:value-type="float" office:value="2.4372960998298572" table:formula="of:=[.$B$652] /[.B697]" table:style-name="ce1">
                <text:p>2,43729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90678199999999998" table:style-name="ce1">
                <text:p>0,906782</text:p>
              </table:table-cell>
              <table:table-cell table:style-name="ce1"/>
              <table:table-cell office:value-type="float" office:value="2.2543205533413762" table:formula="of:=[.$B$652] /[.B698]" table:style-name="ce1">
                <text:p>2,2543205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9815" table:style-name="ce1">
                <text:p>0,89815</text:p>
              </table:table-cell>
              <table:table-cell table:style-name="ce1"/>
              <table:table-cell office:value-type="float" office:value="2.2759865278628291" table:formula="of:=[.$B$652] /[.B699]" table:style-name="ce1">
                <text:p>2,2759865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75718" table:style-name="ce1">
                <text:p>0,875718</text:p>
              </table:table-cell>
              <table:table-cell table:style-name="ce1"/>
              <table:table-cell office:value-type="float" office:value="2.3342871792060915" table:formula="of:=[.$B$652] /[.B700]" table:style-name="ce1">
                <text:p>2,3342871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7854299999999996" table:style-name="ce1">
                <text:p>0,878543</text:p>
              </table:table-cell>
              <table:table-cell table:style-name="ce1"/>
              <table:table-cell office:value-type="float" office:value="2.3267811592602752" table:formula="of:=[.$B$652] /[.B701]" table:style-name="ce1">
                <text:p>2,3267811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5731800000000002" table:style-name="ce1">
                <text:p>0,857318</text:p>
              </table:table-cell>
              <table:table-cell table:style-name="ce1"/>
              <table:table-cell office:value-type="float" office:value="2.3843863070645894" table:formula="of:=[.$B$652] /[.B702]" table:style-name="ce1">
                <text:p>2,3843863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4336599999999995" table:style-name="ce1">
                <text:p>0,843366</text:p>
              </table:table-cell>
              <table:table-cell table:style-name="ce1"/>
              <table:table-cell office:value-type="float" office:value="2.4238317646193943" table:formula="of:=[.$B$652] /[.B703]" table:style-name="ce1">
                <text:p>2,42383176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6762300000000003" table:style-name="ce1">
                <text:p>0,867623</text:p>
              </table:table-cell>
              <table:table-cell table:style-name="ce1"/>
              <table:table-cell office:value-type="float" office:value="2.3560662868550049" table:formula="of:=[.$B$652] /[.B704]" table:style-name="ce1">
                <text:p>2,3560662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90400999999999998" table:style-name="ce1">
                <text:p>0,90401</text:p>
              </table:table-cell>
              <table:table-cell table:style-name="ce1"/>
              <table:table-cell office:value-type="float" office:value="2.2612330615811773" table:formula="of:=[.$B$652] /[.B705]" table:style-name="ce1">
                <text:p>2,2612330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7784899999999999" table:style-name="ce1">
                <text:p>0,877849</text:p>
              </table:table-cell>
              <table:table-cell table:style-name="ce1"/>
              <table:table-cell office:value-type="float" office:value="2.3286206397683427" table:formula="of:=[.$B$652] /[.B706]" table:style-name="ce1">
                <text:p>2,328620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6949900000000002" table:style-name="ce1">
                <text:p>0,869499</text:p>
              </table:table-cell>
              <table:table-cell table:style-name="ce1"/>
              <table:table-cell office:value-type="float" office:value="2.3509829223495369" table:formula="of:=[.$B$652] /[.B707]" table:style-name="ce1">
                <text:p>2,3509829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8139999999999996" table:style-name="ce1">
                <text:p>0,8814</text:p>
              </table:table-cell>
              <table:table-cell table:style-name="ce1"/>
              <table:table-cell office:value-type="float" office:value="2.3192390515089629" table:formula="of:=[.$B$652] /[.B708]" table:style-name="ce1">
                <text:p>2,3192390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91495499999999996" table:style-name="ce1">
                <text:p>0,914955</text:p>
              </table:table-cell>
              <table:table-cell table:style-name="ce1"/>
              <table:table-cell office:value-type="float" office:value="2.2341834297861642" table:formula="of:=[.$B$652] /[.B709]" table:style-name="ce1">
                <text:p>2,234183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5891700000000004" table:style-name="ce1">
                <text:p>0,858917</text:p>
              </table:table-cell>
              <table:table-cell table:style-name="ce1"/>
              <table:table-cell office:value-type="float" office:value="2.3799474221606975" table:formula="of:=[.$B$652] /[.B710]" table:style-name="ce1">
                <text:p>2,3799474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7087000000000003" table:style-name="ce1">
                <text:p>0,87087</text:p>
              </table:table-cell>
              <table:table-cell table:style-name="ce1"/>
              <table:table-cell office:value-type="float" office:value="2.347281798661109" table:formula="of:=[.$B$652] /[.B711]" table:style-name="ce1">
                <text:p>2,3472817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7555300000000003" table:style-name="ce1">
                <text:p>0,875553</text:p>
              </table:table-cell>
              <table:table-cell table:style-name="ce1"/>
              <table:table-cell office:value-type="float" office:value="2.3347270810562009" table:formula="of:=[.$B$652] /[.B712]" table:style-name="ce1">
                <text:p>2,3347270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3.csv</text:p>
              </table:table-cell>
              <table:table-cell office:value-type="float" office:value="0.87080199999999996" table:style-name="ce1">
                <text:p>0,870802</text:p>
              </table:table-cell>
              <table:table-cell table:style-name="ce1"/>
              <table:table-cell office:value-type="float" office:value="2.3474650953948197" table:formula="of:=[.$B$652] /[.B713]" table:style-name="ce1">
                <text:p>2,347465095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M-3.csv Average</text:p>
            </table:table-cell>
            <table:table-cell office:value-type="float" office:value="0.88410679999999997" table:formula="of:=SUBTOTAL(1;[.$B$684:.$B$713])" table:style-name="ce2">
              <text:p>0,8841068</text:p>
            </table:table-cell>
            <table:table-cell table:style-name="ce1"/>
            <table:table-cell office:value-type="float" office:value="2.3121384203808861" table:formula="of:=[.$B$652] /[.B714]" table:style-name="ce1">
              <text:p>2,31213842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76137200000000005" table:style-name="ce1">
                <text:p>0,761372</text:p>
              </table:table-cell>
              <table:table-cell table:style-name="ce1"/>
              <table:table-cell office:value-type="float" office:value="2.6848600946711985" table:formula="of:=[.$B$652] /[.B715]" table:style-name="ce1">
                <text:p>2,6848600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74588500000000002" table:style-name="ce1">
                <text:p>0,745885</text:p>
              </table:table-cell>
              <table:table-cell table:style-name="ce1"/>
              <table:table-cell office:value-type="float" office:value="2.7406065278159497" table:formula="of:=[.$B$652] /[.B716]" table:style-name="ce1">
                <text:p>2,7406065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74405200000000005" table:style-name="ce1">
                <text:p>0,744052</text:p>
              </table:table-cell>
              <table:table-cell table:style-name="ce1"/>
              <table:table-cell office:value-type="float" office:value="2.74735811475542" table:formula="of:=[.$B$652] /[.B717]" table:style-name="ce1">
                <text:p>2,7473581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78144000000000002" table:style-name="ce1">
                <text:p>0,78144</text:p>
              </table:table-cell>
              <table:table-cell table:style-name="ce1"/>
              <table:table-cell office:value-type="float" office:value="2.6159107545045042" table:formula="of:=[.$B$652] /[.B718]" table:style-name="ce1">
                <text:p>2,6159107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81658299999999995" table:style-name="ce1">
                <text:p>0,816583</text:p>
              </table:table-cell>
              <table:table-cell table:style-name="ce1"/>
              <table:table-cell office:value-type="float" office:value="2.5033307085746337" table:formula="of:=[.$B$652] /[.B719]" table:style-name="ce1">
                <text:p>2,50333070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76076299999999997" table:style-name="ce1">
                <text:p>0,760763</text:p>
              </table:table-cell>
              <table:table-cell table:style-name="ce1"/>
              <table:table-cell office:value-type="float" office:value="2.6870093577106142" table:formula="of:=[.$B$652] /[.B720]" table:style-name="ce1">
                <text:p>2,6870093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88665799999999995" table:style-name="ce1">
                <text:p>0,886658</text:p>
              </table:table-cell>
              <table:table-cell table:style-name="ce1"/>
              <table:table-cell office:value-type="float" office:value="2.3054856551229448" table:formula="of:=[.$B$652] /[.B721]" table:style-name="ce1">
                <text:p>2,3054856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86733300000000002" table:style-name="ce1">
                <text:p>0,867333</text:p>
              </table:table-cell>
              <table:table-cell table:style-name="ce1"/>
              <table:table-cell office:value-type="float" office:value="2.3568540572075545" table:formula="of:=[.$B$652] /[.B722]" table:style-name="ce1">
                <text:p>2,3568540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85252399999999995" table:style-name="ce1">
                <text:p>0,852524</text:p>
              </table:table-cell>
              <table:table-cell table:style-name="ce1"/>
              <table:table-cell office:value-type="float" office:value="2.3977944315937147" table:formula="of:=[.$B$652] /[.B723]" table:style-name="ce1">
                <text:p>2,3977944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88653599999999999" table:style-name="ce1">
                <text:p>0,886536</text:p>
              </table:table-cell>
              <table:table-cell table:style-name="ce1"/>
              <table:table-cell office:value-type="float" office:value="2.3058029228367487" table:formula="of:=[.$B$652] /[.B724]" table:style-name="ce1">
                <text:p>2,3058029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72224999999999995" table:style-name="ce1">
                <text:p>0,72225</text:p>
              </table:table-cell>
              <table:table-cell table:style-name="ce1"/>
              <table:table-cell office:value-type="float" office:value="2.8302904811353411" table:formula="of:=[.$B$652] /[.B725]" table:style-name="ce1">
                <text:p>2,8302904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79233600000000004" table:style-name="ce1">
                <text:p>0,792336</text:p>
              </table:table-cell>
              <table:table-cell table:style-name="ce1"/>
              <table:table-cell office:value-type="float" office:value="2.5799374255366407" table:formula="of:=[.$B$652] /[.B726]" table:style-name="ce1">
                <text:p>2,5799374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75138400000000005" table:style-name="ce1">
                <text:p>0,751384</text:p>
              </table:table-cell>
              <table:table-cell table:style-name="ce1"/>
              <table:table-cell office:value-type="float" office:value="2.7205494128168817" table:formula="of:=[.$B$652] /[.B727]" table:style-name="ce1">
                <text:p>2,7205494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92058200000000001" table:style-name="ce1">
                <text:p>0,920582</text:p>
              </table:table-cell>
              <table:table-cell table:style-name="ce1"/>
              <table:table-cell office:value-type="float" office:value="2.2205271230591079" table:formula="of:=[.$B$652] /[.B728]" table:style-name="ce1">
                <text:p>2,2205271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87668599999999997" table:style-name="ce1">
                <text:p>0,876686</text:p>
              </table:table-cell>
              <table:table-cell table:style-name="ce1"/>
              <table:table-cell office:value-type="float" office:value="2.3317097569711391" table:formula="of:=[.$B$652] /[.B729]" table:style-name="ce1">
                <text:p>2,3317097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82295300000000005" table:style-name="ce1">
                <text:p>0,822953</text:p>
              </table:table-cell>
              <table:table-cell table:style-name="ce1"/>
              <table:table-cell office:value-type="float" office:value="2.48395388315007" table:formula="of:=[.$B$652] /[.B730]" table:style-name="ce1">
                <text:p>2,4839538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79825699999999999" table:style-name="ce1">
                <text:p>0,798257</text:p>
              </table:table-cell>
              <table:table-cell table:style-name="ce1"/>
              <table:table-cell office:value-type="float" office:value="2.5608009701136347" table:formula="of:=[.$B$652] /[.B731]" table:style-name="ce1">
                <text:p>2,560800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78025100000000003" table:style-name="ce1">
                <text:p>0,780251</text:p>
              </table:table-cell>
              <table:table-cell table:style-name="ce1"/>
              <table:table-cell office:value-type="float" office:value="2.6198970587669863" table:formula="of:=[.$B$652] /[.B732]" table:style-name="ce1">
                <text:p>2,6198970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82636699999999996" table:style-name="ce1">
                <text:p>0,826367</text:p>
              </table:table-cell>
              <table:table-cell table:style-name="ce1"/>
              <table:table-cell office:value-type="float" office:value="2.4736918342576604" table:formula="of:=[.$B$652] /[.B733]" table:style-name="ce1">
                <text:p>2,47369183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91475799999999996" table:style-name="ce1">
                <text:p>0,914758</text:p>
              </table:table-cell>
              <table:table-cell table:style-name="ce1"/>
              <table:table-cell office:value-type="float" office:value="2.2346645779539505" table:formula="of:=[.$B$652] /[.B734]" table:style-name="ce1">
                <text:p>2,2346645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89715299999999998" table:style-name="ce1">
                <text:p>0,897153</text:p>
              </table:table-cell>
              <table:table-cell table:style-name="ce1"/>
              <table:table-cell office:value-type="float" office:value="2.2785158161428427" table:formula="of:=[.$B$652] /[.B735]" table:style-name="ce1">
                <text:p>2,2785158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98585500000000004" table:style-name="ce1">
                <text:p>0,985855</text:p>
              </table:table-cell>
              <table:table-cell table:style-name="ce1"/>
              <table:table-cell office:value-type="float" office:value="2.0735070573258745" table:formula="of:=[.$B$652] /[.B736]" table:style-name="ce1">
                <text:p>2,0735070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92303500000000005" table:style-name="ce1">
                <text:p>0,923035</text:p>
              </table:table-cell>
              <table:table-cell table:style-name="ce1"/>
              <table:table-cell office:value-type="float" office:value="2.2146259892636788" table:formula="of:=[.$B$652] /[.B737]" table:style-name="ce1">
                <text:p>2,2146259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92496400000000001" table:style-name="ce1">
                <text:p>0,924964</text:p>
              </table:table-cell>
              <table:table-cell table:style-name="ce1"/>
              <table:table-cell office:value-type="float" office:value="2.2100074165048582" table:formula="of:=[.$B$652] /[.B738]" table:style-name="ce1">
                <text:p>2,2100074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1.037898" table:style-name="ce1">
                <text:p>1,037898</text:p>
              </table:table-cell>
              <table:table-cell table:style-name="ce1"/>
              <table:table-cell office:value-type="float" office:value="1.969535831073959" table:formula="of:=[.$B$652] /[.B739]" table:style-name="ce1">
                <text:p>1,96953583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85133400000000004" table:style-name="ce1">
                <text:p>0,851334</text:p>
              </table:table-cell>
              <table:table-cell table:style-name="ce1"/>
              <table:table-cell office:value-type="float" office:value="2.4011460836757368" table:formula="of:=[.$B$652] /[.B740]" table:style-name="ce1">
                <text:p>2,4011460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842916" table:style-name="ce1">
                <text:p>0,842916</text:p>
              </table:table-cell>
              <table:table-cell table:style-name="ce1"/>
              <table:table-cell office:value-type="float" office:value="2.4251257539304034" table:formula="of:=[.$B$652] /[.B741]" table:style-name="ce1">
                <text:p>2,42512575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0.97695799999999999" table:style-name="ce1">
                <text:p>0,976958</text:p>
              </table:table-cell>
              <table:table-cell table:style-name="ce1"/>
              <table:table-cell office:value-type="float" office:value="2.0923901539267806" table:formula="of:=[.$B$652] /[.B742]" table:style-name="ce1">
                <text:p>2,09239015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1.3018130000000001" table:style-name="ce1">
                <text:p>1,301813</text:p>
              </table:table-cell>
              <table:table-cell table:style-name="ce1"/>
              <table:table-cell office:value-type="float" office:value="1.5702541762910647" table:formula="of:=[.$B$652] /[.B743]" table:style-name="ce1">
                <text:p>1,5702541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4.csv</text:p>
              </table:table-cell>
              <table:table-cell office:value-type="float" office:value="1.022149" table:style-name="ce1">
                <text:p>1,022149</text:p>
              </table:table-cell>
              <table:table-cell table:style-name="ce1"/>
              <table:table-cell office:value-type="float" office:value="1.9998819154545961" table:formula="of:=[.$B$652] /[.B744]" table:style-name="ce1">
                <text:p>1,999881915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M-4.csv Average</text:p>
            </table:table-cell>
            <table:table-cell office:value-type="float" office:value="0.86910149999999975" table:formula="of:=SUBTOTAL(1;[.$B$715:.$B$744])" table:style-name="ce2">
              <text:p>0,8691015</text:p>
            </table:table-cell>
            <table:table-cell table:style-name="ce1"/>
            <table:table-cell office:value-type="float" office:value="2.3520581888306493" table:formula="of:=[.$B$652] /[.B745]" table:style-name="ce1">
              <text:p>2,352058189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5057900000000002" table:style-name="ce1">
                <text:p>0,650579</text:p>
              </table:table-cell>
              <table:table-cell table:style-name="ce1"/>
              <table:table-cell office:value-type="float" office:value="3.1420892773975178" table:formula="of:=[.$B$652] /[.B746]" table:style-name="ce1">
                <text:p>3,1420892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75028399999999995" table:style-name="ce1">
                <text:p>0,750284</text:p>
              </table:table-cell>
              <table:table-cell table:style-name="ce1"/>
              <table:table-cell office:value-type="float" office:value="2.7245380415949159" table:formula="of:=[.$B$652] /[.B747]" table:style-name="ce1">
                <text:p>2,72453804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71511499999999995" table:style-name="ce1">
                <text:p>0,715115</text:p>
              </table:table-cell>
              <table:table-cell table:style-name="ce1"/>
              <table:table-cell office:value-type="float" office:value="2.858529467288478" table:formula="of:=[.$B$652] /[.B748]" table:style-name="ce1">
                <text:p>2,8585294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6894399999999998" table:style-name="ce1">
                <text:p>0,668944</text:p>
              </table:table-cell>
              <table:table-cell table:style-name="ce1"/>
              <table:table-cell office:value-type="float" office:value="3.0558272441340382" table:formula="of:=[.$B$652] /[.B749]" table:style-name="ce1">
                <text:p>3,0558272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70506800000000003" table:style-name="ce1">
                <text:p>0,705068</text:p>
              </table:table-cell>
              <table:table-cell table:style-name="ce1"/>
              <table:table-cell office:value-type="float" office:value="2.8992626243142503" table:formula="of:=[.$B$652] /[.B750]" table:style-name="ce1">
                <text:p>2,8992626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4685899999999996" table:style-name="ce1">
                <text:p>0,646859</text:p>
              </table:table-cell>
              <table:table-cell table:style-name="ce1"/>
              <table:table-cell office:value-type="float" office:value="3.1601590145611329" table:formula="of:=[.$B$652] /[.B751]" table:style-name="ce1">
                <text:p>3,1601590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81798999999999999" table:style-name="ce1">
                <text:p>0,81799</text:p>
              </table:table-cell>
              <table:table-cell table:style-name="ce1"/>
              <table:table-cell office:value-type="float" office:value="2.4990248047042138" table:formula="of:=[.$B$652] /[.B752]" table:style-name="ce1">
                <text:p>2,4990248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75935399999999997" table:style-name="ce1">
                <text:p>0,759354</text:p>
              </table:table-cell>
              <table:table-cell table:style-name="ce1"/>
              <table:table-cell office:value-type="float" office:value="2.6919951695783522" table:formula="of:=[.$B$652] /[.B753]" table:style-name="ce1">
                <text:p>2,691995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5368199999999999" table:style-name="ce1">
                <text:p>0,653682</text:p>
              </table:table-cell>
              <table:table-cell table:style-name="ce1"/>
              <table:table-cell office:value-type="float" office:value="3.1271739163691215" table:formula="of:=[.$B$652] /[.B754]" table:style-name="ce1">
                <text:p>3,1271739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8287799999999999" table:style-name="ce1">
                <text:p>0,682878</text:p>
              </table:table-cell>
              <table:table-cell table:style-name="ce1"/>
              <table:table-cell office:value-type="float" office:value="2.993473651223205" table:formula="of:=[.$B$652] /[.B755]" table:style-name="ce1">
                <text:p>2,9934736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74222500000000002" table:style-name="ce1">
                <text:p>0,742225</text:p>
              </table:table-cell>
              <table:table-cell table:style-name="ce1"/>
              <table:table-cell office:value-type="float" office:value="2.7541207854761018" table:formula="of:=[.$B$652] /[.B756]" table:style-name="ce1">
                <text:p>2,7541207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86114" table:style-name="ce1">
                <text:p>0,686114</text:p>
              </table:table-cell>
              <table:table-cell table:style-name="ce1"/>
              <table:table-cell office:value-type="float" office:value="2.9793551800429663" table:formula="of:=[.$B$652] /[.B757]" table:style-name="ce1">
                <text:p>2,979355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84480900000000003" table:style-name="ce1">
                <text:p>0,844809</text:p>
              </table:table-cell>
              <table:table-cell table:style-name="ce1"/>
              <table:table-cell office:value-type="float" office:value="2.4196916699514324" table:formula="of:=[.$B$652] /[.B758]" table:style-name="ce1">
                <text:p>2,419691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9901800000000003" table:style-name="ce1">
                <text:p>0,699018</text:p>
              </table:table-cell>
              <table:table-cell table:style-name="ce1"/>
              <table:table-cell office:value-type="float" office:value="2.9243557390510686" table:formula="of:=[.$B$652] /[.B759]" table:style-name="ce1">
                <text:p>2,9243557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70883499999999999" table:style-name="ce1">
                <text:p>0,708835</text:p>
              </table:table-cell>
              <table:table-cell table:style-name="ce1"/>
              <table:table-cell office:value-type="float" office:value="2.8838549168706398" table:formula="of:=[.$B$652] /[.B760]" table:style-name="ce1">
                <text:p>2,8838549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9754000000000005" table:style-name="ce1">
                <text:p>0,69754</text:p>
              </table:table-cell>
              <table:table-cell table:style-name="ce1"/>
              <table:table-cell office:value-type="float" office:value="2.9305520830346641" table:formula="of:=[.$B$652] /[.B761]" table:style-name="ce1">
                <text:p>2,9305520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2967600000000001" table:style-name="ce1">
                <text:p>0,629676</text:p>
              </table:table-cell>
              <table:table-cell table:style-name="ce1"/>
              <table:table-cell office:value-type="float" office:value="3.2463954478176076" table:formula="of:=[.$B$652] /[.B762]" table:style-name="ce1">
                <text:p>3,2463954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8821200000000005" table:style-name="ce1">
                <text:p>0,688212</text:p>
              </table:table-cell>
              <table:table-cell table:style-name="ce1"/>
              <table:table-cell office:value-type="float" office:value="2.970272677605156" table:formula="of:=[.$B$652] /[.B763]" table:style-name="ce1">
                <text:p>2,9702726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71369400000000005" table:style-name="ce1">
                <text:p>0,713694</text:p>
              </table:table-cell>
              <table:table-cell table:style-name="ce1"/>
              <table:table-cell office:value-type="float" office:value="2.8642209406272152" table:formula="of:=[.$B$652] /[.B764]" table:style-name="ce1">
                <text:p>2,8642209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4311499999999999" table:style-name="ce1">
                <text:p>0,643115</text:p>
              </table:table-cell>
              <table:table-cell table:style-name="ce1"/>
              <table:table-cell office:value-type="float" office:value="3.1785564012657144" table:formula="of:=[.$B$652] /[.B765]" table:style-name="ce1">
                <text:p>3,1785564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8626200000000004" table:style-name="ce1">
                <text:p>0,686262</text:p>
              </table:table-cell>
              <table:table-cell table:style-name="ce1"/>
              <table:table-cell office:value-type="float" office:value="2.9787126491048603" table:formula="of:=[.$B$652] /[.B766]" table:style-name="ce1">
                <text:p>2,97871264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76633799999999996" table:style-name="ce1">
                <text:p>0,766338</text:p>
              </table:table-cell>
              <table:table-cell table:style-name="ce1"/>
              <table:table-cell office:value-type="float" office:value="2.667461746644431" table:formula="of:=[.$B$652] /[.B767]" table:style-name="ce1">
                <text:p>2,66746174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8713500000000005" table:style-name="ce1">
                <text:p>0,687135</text:p>
              </table:table-cell>
              <table:table-cell table:style-name="ce1"/>
              <table:table-cell office:value-type="float" office:value="2.9749282164349067" table:formula="of:=[.$B$652] /[.B768]" table:style-name="ce1">
                <text:p>2,9749282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7240800000000001" table:style-name="ce1">
                <text:p>0,672408</text:p>
              </table:table-cell>
              <table:table-cell table:style-name="ce1"/>
              <table:table-cell office:value-type="float" office:value="3.0400847402172486" table:formula="of:=[.$B$652] /[.B769]" table:style-name="ce1">
                <text:p>3,040084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7476199999999997" table:style-name="ce1">
                <text:p>0,674762</text:p>
              </table:table-cell>
              <table:table-cell table:style-name="ce1"/>
              <table:table-cell office:value-type="float" office:value="3.0294789866649277" table:formula="of:=[.$B$652] /[.B770]" table:style-name="ce1">
                <text:p>3,0294789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6549400000000003" table:style-name="ce1">
                <text:p>0,665494</text:p>
              </table:table-cell>
              <table:table-cell table:style-name="ce1"/>
              <table:table-cell office:value-type="float" office:value="3.0716690157987898" table:formula="of:=[.$B$652] /[.B771]" table:style-name="ce1">
                <text:p>3,0716690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7642000000000002" table:style-name="ce1">
                <text:p>0,67642</text:p>
              </table:table-cell>
              <table:table-cell table:style-name="ce1"/>
              <table:table-cell office:value-type="float" office:value="3.0220533100736224" table:formula="of:=[.$B$652] /[.B772]" table:style-name="ce1">
                <text:p>3,0220533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9206699999999999" table:style-name="ce1">
                <text:p>0,692067</text:p>
              </table:table-cell>
              <table:table-cell table:style-name="ce1"/>
              <table:table-cell office:value-type="float" office:value="2.9537274570236693" table:formula="of:=[.$B$652] /[.B773]" table:style-name="ce1">
                <text:p>2,9537274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88724" table:style-name="ce1">
                <text:p>0,688724</text:p>
              </table:table-cell>
              <table:table-cell table:style-name="ce1"/>
              <table:table-cell office:value-type="float" office:value="2.9680645657767113" table:formula="of:=[.$B$652] /[.B774]" table:style-name="ce1">
                <text:p>2,96806456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5.csv</text:p>
              </table:table-cell>
              <table:table-cell office:value-type="float" office:value="0.65802099999999997" table:style-name="ce1">
                <text:p>0,658021</text:p>
              </table:table-cell>
              <table:table-cell table:style-name="ce1"/>
              <table:table-cell office:value-type="float" office:value="3.1065532862932947" table:formula="of:=[.$B$652] /[.B775]" table:style-name="ce1">
                <text:p>3,106553286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M-5.csv Average</text:p>
            </table:table-cell>
            <table:table-cell office:value-type="float" office:value="0.69905406666666681" table:formula="of:=SUBTOTAL(1;[.$B$746:.$B$775])" table:style-name="ce2">
              <text:p>0,699054067</text:p>
            </table:table-cell>
            <table:table-cell table:style-name="ce1"/>
            <table:table-cell office:value-type="float" office:value="2.9242048612167424" table:formula="of:=[.$B$652] /[.B776]" table:style-name="ce1">
              <text:p>2,924204861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2276200000000004" table:style-name="ce1">
                <text:p>0,622762</text:p>
              </table:table-cell>
              <table:table-cell table:style-name="ce1"/>
              <table:table-cell office:value-type="float" office:value="3.2824374319563487" table:formula="of:=[.$B$652] /[.B777]" table:style-name="ce1">
                <text:p>3,2824374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6588999999999998" table:style-name="ce1">
                <text:p>0,66589</text:p>
              </table:table-cell>
              <table:table-cell table:style-name="ce1"/>
              <table:table-cell office:value-type="float" office:value="3.0698423162984878" table:formula="of:=[.$B$652] /[.B778]" table:style-name="ce1">
                <text:p>3,0698423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72730499999999998" table:style-name="ce1">
                <text:p>0,727305</text:p>
              </table:table-cell>
              <table:table-cell table:style-name="ce1"/>
              <table:table-cell office:value-type="float" office:value="2.8106190662789339" table:formula="of:=[.$B$652] /[.B779]" table:style-name="ce1">
                <text:p>2,81061906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77068" table:style-name="ce1">
                <text:p>0,677068</text:p>
              </table:table-cell>
              <table:table-cell table:style-name="ce1"/>
              <table:table-cell office:value-type="float" office:value="3.0191610000768017" table:formula="of:=[.$B$652] /[.B780]" table:style-name="ce1">
                <text:p>3,0191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5957500000000002" table:style-name="ce1">
                <text:p>0,659575</text:p>
              </table:table-cell>
              <table:table-cell table:style-name="ce1"/>
              <table:table-cell office:value-type="float" office:value="3.0992340522306026" table:formula="of:=[.$B$652] /[.B781]" table:style-name="ce1">
                <text:p>3,0992340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5171699999999999" table:style-name="ce1">
                <text:p>0,651717</text:p>
              </table:table-cell>
              <table:table-cell table:style-name="ce1"/>
              <table:table-cell office:value-type="float" office:value="3.1366026971829797" table:formula="of:=[.$B$652] /[.B782]" table:style-name="ce1">
                <text:p>3,1366026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4009099999999997" table:style-name="ce1">
                <text:p>0,640091</text:p>
              </table:table-cell>
              <table:table-cell table:style-name="ce1"/>
              <table:table-cell office:value-type="float" office:value="3.1935729450968688" table:formula="of:=[.$B$652] /[.B783]" table:style-name="ce1">
                <text:p>3,1935729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5146499999999996" table:style-name="ce1">
                <text:p>0,651465</text:p>
              </table:table-cell>
              <table:table-cell table:style-name="ce1"/>
              <table:table-cell office:value-type="float" office:value="3.1378159993245993" table:formula="of:=[.$B$652] /[.B784]" table:style-name="ce1">
                <text:p>3,1378159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78560200000000002" table:style-name="ce1">
                <text:p>0,785602</text:p>
              </table:table-cell>
              <table:table-cell table:style-name="ce1"/>
              <table:table-cell office:value-type="float" office:value="2.6020520568939487" table:formula="of:=[.$B$652] /[.B785]" table:style-name="ce1">
                <text:p>2,6020520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1882199999999998" table:style-name="ce1">
                <text:p>0,618822</text:p>
              </table:table-cell>
              <table:table-cell table:style-name="ce1"/>
              <table:table-cell office:value-type="float" office:value="3.3033365006415414" table:formula="of:=[.$B$652] /[.B786]" table:style-name="ce1">
                <text:p>3,3033365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53806" table:style-name="ce1">
                <text:p>0,653806</text:p>
              </table:table-cell>
              <table:table-cell table:style-name="ce1"/>
              <table:table-cell office:value-type="float" office:value="3.1265808206103949" table:formula="of:=[.$B$652] /[.B787]" table:style-name="ce1">
                <text:p>3,1265808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1229500000000003" table:style-name="ce1">
                <text:p>0,612295</text:p>
              </table:table-cell>
              <table:table-cell table:style-name="ce1"/>
              <table:table-cell office:value-type="float" office:value="3.338549718681354" table:formula="of:=[.$B$652] /[.B788]" table:style-name="ce1">
                <text:p>3,33854971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9149499999999997" table:style-name="ce1">
                <text:p>0,691495</text:p>
              </table:table-cell>
              <table:table-cell table:style-name="ce1"/>
              <table:table-cell office:value-type="float" office:value="2.9561707604537992" table:formula="of:=[.$B$652] /[.B789]" table:style-name="ce1">
                <text:p>2,956170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5376400000000001" table:style-name="ce1">
                <text:p>0,653764</text:p>
              </table:table-cell>
              <table:table-cell table:style-name="ce1"/>
              <table:table-cell office:value-type="float" office:value="3.1267816826867185" table:formula="of:=[.$B$652] /[.B790]" table:style-name="ce1">
                <text:p>3,1267816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71916000000000002" table:style-name="ce1">
                <text:p>0,71916</text:p>
              </table:table-cell>
              <table:table-cell table:style-name="ce1"/>
              <table:table-cell office:value-type="float" office:value="2.8424513321096834" table:formula="of:=[.$B$652] /[.B791]" table:style-name="ce1">
                <text:p>2,8424513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1975599999999997" table:style-name="ce1">
                <text:p>0,619756</text:p>
              </table:table-cell>
              <table:table-cell table:style-name="ce1"/>
              <table:table-cell office:value-type="float" office:value="3.2983582248497796" table:formula="of:=[.$B$652] /[.B792]" table:style-name="ce1">
                <text:p>3,2983582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3683100000000004" table:style-name="ce1">
                <text:p>0,636831</text:p>
              </table:table-cell>
              <table:table-cell table:style-name="ce1"/>
              <table:table-cell office:value-type="float" office:value="3.2099211564763648" table:formula="of:=[.$B$652] /[.B793]" table:style-name="ce1">
                <text:p>3,20992115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3674399999999998" table:style-name="ce1">
                <text:p>0,636744</text:p>
              </table:table-cell>
              <table:table-cell table:style-name="ce1"/>
              <table:table-cell office:value-type="float" office:value="3.2103597364089804" table:formula="of:=[.$B$652] /[.B794]" table:style-name="ce1">
                <text:p>3,2103597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8530599999999997" table:style-name="ce1">
                <text:p>0,685306</text:p>
              </table:table-cell>
              <table:table-cell table:style-name="ce1"/>
              <table:table-cell office:value-type="float" office:value="2.982867945122325" table:formula="of:=[.$B$652] /[.B795]" table:style-name="ce1">
                <text:p>2,9828679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2805100000000003" table:style-name="ce1">
                <text:p>0,628051</text:p>
              </table:table-cell>
              <table:table-cell table:style-name="ce1"/>
              <table:table-cell office:value-type="float" office:value="3.2547950723746952" table:formula="of:=[.$B$652] /[.B796]" table:style-name="ce1">
                <text:p>3,2547950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1288200000000004" table:style-name="ce1">
                <text:p>0,612882</text:p>
              </table:table-cell>
              <table:table-cell table:style-name="ce1"/>
              <table:table-cell office:value-type="float" office:value="3.3353521558799244" table:formula="of:=[.$B$652] /[.B797]" table:style-name="ce1">
                <text:p>3,33535215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6512700000000002" table:style-name="ce1">
                <text:p>0,665127</text:p>
              </table:table-cell>
              <table:table-cell table:style-name="ce1"/>
              <table:table-cell office:value-type="float" office:value="3.0733638838898432" table:formula="of:=[.$B$652] /[.B798]" table:style-name="ce1">
                <text:p>3,0733638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2853300000000001" table:style-name="ce1">
                <text:p>0,628533</text:p>
              </table:table-cell>
              <table:table-cell table:style-name="ce1"/>
              <table:table-cell office:value-type="float" office:value="3.2522990837394374" table:formula="of:=[.$B$652] /[.B799]" table:style-name="ce1">
                <text:p>3,2522990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7764999999999997" table:style-name="ce1">
                <text:p>0,67765</text:p>
              </table:table-cell>
              <table:table-cell table:style-name="ce1"/>
              <table:table-cell office:value-type="float" office:value="3.0165679923264221" table:formula="of:=[.$B$652] /[.B800]" table:style-name="ce1">
                <text:p>3,0165679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6513699999999998" table:style-name="ce1">
                <text:p>0,665137</text:p>
              </table:table-cell>
              <table:table-cell table:style-name="ce1"/>
              <table:table-cell office:value-type="float" office:value="3.0733176774108188" table:formula="of:=[.$B$652] /[.B801]" table:style-name="ce1">
                <text:p>3,0733176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71760299999999999" table:style-name="ce1">
                <text:p>0,717603</text:p>
              </table:table-cell>
              <table:table-cell table:style-name="ce1"/>
              <table:table-cell office:value-type="float" office:value="2.8486186651951009" table:formula="of:=[.$B$652] /[.B802]" table:style-name="ce1">
                <text:p>2,84861866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6464299999999998" table:style-name="ce1">
                <text:p>0,664643</text:p>
              </table:table-cell>
              <table:table-cell table:style-name="ce1"/>
              <table:table-cell office:value-type="float" office:value="3.0756019396879224" table:formula="of:=[.$B$652] /[.B803]" table:style-name="ce1">
                <text:p>3,075601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4220600000000005" table:style-name="ce1">
                <text:p>0,642206</text:p>
              </table:table-cell>
              <table:table-cell table:style-name="ce1"/>
              <table:table-cell office:value-type="float" office:value="3.1830554370404509" table:formula="of:=[.$B$652] /[.B804]" table:style-name="ce1">
                <text:p>3,1830554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58151699999999995" table:style-name="ce1">
                <text:p>0,581517</text:p>
              </table:table-cell>
              <table:table-cell table:style-name="ce1"/>
              <table:table-cell office:value-type="float" office:value="3.5152494252102691" table:formula="of:=[.$B$652] /[.B805]" table:style-name="ce1">
                <text:p>3,5152494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6.csv</text:p>
              </table:table-cell>
              <table:table-cell office:value-type="float" office:value="0.61094700000000002" table:style-name="ce1">
                <text:p>0,610947</text:p>
              </table:table-cell>
              <table:table-cell table:style-name="ce1"/>
              <table:table-cell office:value-type="float" office:value="3.3459159305144306" table:formula="of:=[.$B$652] /[.B806]" table:style-name="ce1">
                <text:p>3,345915931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M-6.csv Average</text:p>
            </table:table-cell>
            <table:table-cell office:value-type="float" office:value="0.656791666666667" table:formula="of:=SUBTOTAL(1;[.$B$777:.$B$806])" table:style-name="ce2">
              <text:p>0,656791667</text:p>
            </table:table-cell>
            <table:table-cell table:style-name="ce1"/>
            <table:table-cell office:value-type="float" office:value="3.1123678995115127" table:formula="of:=[.$B$652] /[.B807]" table:style-name="ce1">
              <text:p>3,1123679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0529299999999997" table:style-name="ce1">
                <text:p>0,605293</text:p>
              </table:table-cell>
              <table:table-cell table:style-name="ce1"/>
              <table:table-cell office:value-type="float" office:value="3.3771698995362578" table:formula="of:=[.$B$652] /[.B808]" table:style-name="ce1">
                <text:p>3,37716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1760199999999998" table:style-name="ce1">
                <text:p>0,617602</text:p>
              </table:table-cell>
              <table:table-cell table:style-name="ce1"/>
              <table:table-cell office:value-type="float" office:value="3.3098618527789738" table:formula="of:=[.$B$652] /[.B809]" table:style-name="ce1">
                <text:p>3,3098618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8799699999999999" table:style-name="ce1">
                <text:p>0,587997</text:p>
              </table:table-cell>
              <table:table-cell table:style-name="ce1"/>
              <table:table-cell office:value-type="float" office:value="3.4765097440973336" table:formula="of:=[.$B$652] /[.B810]" table:style-name="ce1">
                <text:p>3,4765097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6686300000000001" table:style-name="ce1">
                <text:p>0,566863</text:p>
              </table:table-cell>
              <table:table-cell table:style-name="ce1"/>
              <table:table-cell office:value-type="float" office:value="3.6061222905710899" table:formula="of:=[.$B$652] /[.B811]" table:style-name="ce1">
                <text:p>3,6061222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6759599999999999" table:style-name="ce1">
                <text:p>0,567596</text:p>
              </table:table-cell>
              <table:table-cell table:style-name="ce1"/>
              <table:table-cell office:value-type="float" office:value="3.6014653027857841" table:formula="of:=[.$B$652] /[.B812]" table:style-name="ce1">
                <text:p>3,6014653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74824" table:style-name="ce1">
                <text:p>0,574824</text:p>
              </table:table-cell>
              <table:table-cell table:style-name="ce1"/>
              <table:table-cell office:value-type="float" office:value="3.5561794566684757" table:formula="of:=[.$B$652] /[.B813]" table:style-name="ce1">
                <text:p>3,5561794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0216000000000003" table:style-name="ce1">
                <text:p>0,60216</text:p>
              </table:table-cell>
              <table:table-cell table:style-name="ce1"/>
              <table:table-cell office:value-type="float" office:value="3.3947410987113056" table:formula="of:=[.$B$652] /[.B814]" table:style-name="ce1">
                <text:p>3,3947410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8326299999999998" table:style-name="ce1">
                <text:p>0,583263</text:p>
              </table:table-cell>
              <table:table-cell table:style-name="ce1"/>
              <table:table-cell office:value-type="float" office:value="3.5047265127395359" table:formula="of:=[.$B$652] /[.B815]" table:style-name="ce1">
                <text:p>3,5047265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72528400000000004" table:style-name="ce1">
                <text:p>0,725284</text:p>
              </table:table-cell>
              <table:table-cell table:style-name="ce1"/>
              <table:table-cell office:value-type="float" office:value="2.8184508413256046" table:formula="of:=[.$B$652] /[.B816]" table:style-name="ce1">
                <text:p>2,8184508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0402299999999998" table:style-name="ce1">
                <text:p>0,604023</text:p>
              </table:table-cell>
              <table:table-cell table:style-name="ce1"/>
              <table:table-cell office:value-type="float" office:value="3.3842706320785796" table:formula="of:=[.$B$652] /[.B817]" table:style-name="ce1">
                <text:p>3,3842706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8744799999999995" table:style-name="ce1">
                <text:p>0,687448</text:p>
              </table:table-cell>
              <table:table-cell table:style-name="ce1"/>
              <table:table-cell office:value-type="float" office:value="2.973573710302452" table:formula="of:=[.$B$652] /[.B818]" table:style-name="ce1">
                <text:p>2,9735737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5176199999999995" table:style-name="ce1">
                <text:p>0,651762</text:p>
              </table:table-cell>
              <table:table-cell table:style-name="ce1"/>
              <table:table-cell office:value-type="float" office:value="3.1363861348160831" table:formula="of:=[.$B$652] /[.B819]" table:style-name="ce1">
                <text:p>3,1363861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0263100000000003" table:style-name="ce1">
                <text:p>0,602631</text:p>
              </table:table-cell>
              <table:table-cell table:style-name="ce1"/>
              <table:table-cell office:value-type="float" office:value="3.3920878613944514" table:formula="of:=[.$B$652] /[.B820]" table:style-name="ce1">
                <text:p>3,3920878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0725200000000001" table:style-name="ce1">
                <text:p>0,607252</text:p>
              </table:table-cell>
              <table:table-cell table:style-name="ce1"/>
              <table:table-cell office:value-type="float" office:value="3.3662751213664177" table:formula="of:=[.$B$652] /[.B821]" table:style-name="ce1">
                <text:p>3,3662751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0773299999999997" table:style-name="ce1">
                <text:p>0,607733</text:p>
              </table:table-cell>
              <table:table-cell table:style-name="ce1"/>
              <table:table-cell office:value-type="float" office:value="3.3636108290976465" table:formula="of:=[.$B$652] /[.B822]" table:style-name="ce1">
                <text:p>3,3636108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13487" table:style-name="ce1">
                <text:p>0,613487</text:p>
              </table:table-cell>
              <table:table-cell table:style-name="ce1"/>
              <table:table-cell office:value-type="float" office:value="3.3320629450990809" table:formula="of:=[.$B$652] /[.B823]" table:style-name="ce1">
                <text:p>3,3320629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0881099999999999" table:style-name="ce1">
                <text:p>0,608811</text:p>
              </table:table-cell>
              <table:table-cell table:style-name="ce1"/>
              <table:table-cell office:value-type="float" office:value="3.3576550029483698" table:formula="of:=[.$B$652] /[.B824]" table:style-name="ce1">
                <text:p>3,3576550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9387000000000001" table:style-name="ce1">
                <text:p>0,59387</text:p>
              </table:table-cell>
              <table:table-cell table:style-name="ce1"/>
              <table:table-cell office:value-type="float" office:value="3.4421292538771109" table:formula="of:=[.$B$652] /[.B825]" table:style-name="ce1">
                <text:p>3,44212925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6656700000000004" table:style-name="ce1">
                <text:p>0,566567</text:p>
              </table:table-cell>
              <table:table-cell table:style-name="ce1"/>
              <table:table-cell office:value-type="float" office:value="3.6080062905181554" table:formula="of:=[.$B$652] /[.B826]" table:style-name="ce1">
                <text:p>3,6080062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83144" table:style-name="ce1">
                <text:p>0,583144</text:p>
              </table:table-cell>
              <table:table-cell table:style-name="ce1"/>
              <table:table-cell office:value-type="float" office:value="3.5054417090804328" table:formula="of:=[.$B$652] /[.B827]" table:style-name="ce1">
                <text:p>3,50544170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5273300000000003" table:style-name="ce1">
                <text:p>0,552733</text:p>
              </table:table-cell>
              <table:table-cell table:style-name="ce1"/>
              <table:table-cell office:value-type="float" office:value="3.6983087675242836" table:formula="of:=[.$B$652] /[.B828]" table:style-name="ce1">
                <text:p>3,6983087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8534900000000001" table:style-name="ce1">
                <text:p>0,585349</text:p>
              </table:table-cell>
              <table:table-cell table:style-name="ce1"/>
              <table:table-cell office:value-type="float" office:value="3.4922367681502826" table:formula="of:=[.$B$652] /[.B829]" table:style-name="ce1">
                <text:p>3,4922367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6054400000000004" table:style-name="ce1">
                <text:p>0,560544</text:p>
              </table:table-cell>
              <table:table-cell table:style-name="ce1"/>
              <table:table-cell office:value-type="float" office:value="3.6467740266598159" table:formula="of:=[.$B$652] /[.B830]" table:style-name="ce1">
                <text:p>3,64677402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6012099999999998" table:style-name="ce1">
                <text:p>0,560121</text:p>
              </table:table-cell>
              <table:table-cell table:style-name="ce1"/>
              <table:table-cell office:value-type="float" office:value="3.6495280484038268" table:formula="of:=[.$B$652] /[.B831]" table:style-name="ce1">
                <text:p>3,6495280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9653400000000001" table:style-name="ce1">
                <text:p>0,596534</text:p>
              </table:table-cell>
              <table:table-cell table:style-name="ce1"/>
              <table:table-cell office:value-type="float" office:value="3.4267574019251206" table:formula="of:=[.$B$652] /[.B832]" table:style-name="ce1">
                <text:p>3,4267574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56819699999999995" table:style-name="ce1">
                <text:p>0,568197</text:p>
              </table:table-cell>
              <table:table-cell table:style-name="ce1"/>
              <table:table-cell office:value-type="float" office:value="3.5976559186338544" table:formula="of:=[.$B$652] /[.B833]" table:style-name="ce1">
                <text:p>3,59765591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0142499999999999" table:style-name="ce1">
                <text:p>0,601425</text:p>
              </table:table-cell>
              <table:table-cell table:style-name="ce1"/>
              <table:table-cell office:value-type="float" office:value="3.3988898033836303" table:formula="of:=[.$B$652] /[.B834]" table:style-name="ce1">
                <text:p>3,3988898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2490199999999996" table:style-name="ce1">
                <text:p>0,624902</text:p>
              </table:table-cell>
              <table:table-cell table:style-name="ce1"/>
              <table:table-cell office:value-type="float" office:value="3.2711966036274487" table:formula="of:=[.$B$652] /[.B835]" table:style-name="ce1">
                <text:p>3,2711966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72073799999999999" table:style-name="ce1">
                <text:p>0,720738</text:p>
              </table:table-cell>
              <table:table-cell table:style-name="ce1"/>
              <table:table-cell office:value-type="float" office:value="2.8362280051835755" table:formula="of:=[.$B$652] /[.B836]" table:style-name="ce1">
                <text:p>2,8362280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7.csv</text:p>
              </table:table-cell>
              <table:table-cell office:value-type="float" office:value="0.62307699999999999" table:style-name="ce1">
                <text:p>0,623077</text:p>
              </table:table-cell>
              <table:table-cell table:style-name="ce1"/>
              <table:table-cell office:value-type="float" office:value="3.2807779776817312" table:formula="of:=[.$B$652] /[.B837]" table:style-name="ce1">
                <text:p>3,280777978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M-7.csv Average</text:p>
            </table:table-cell>
            <table:table-cell office:value-type="float" office:value="0.60504099999999994" table:formula="of:=SUBTOTAL(1;[.$B$808:.$B$837])" table:style-name="ce2">
              <text:p>0,605041</text:p>
            </table:table-cell>
            <table:table-cell table:style-name="ce1"/>
            <table:table-cell office:value-type="float" office:value="3.3785764931632731" table:formula="of:=[.$B$652] /[.B838]" table:style-name="ce1">
              <text:p>3,378576493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60848899999999995" table:style-name="ce1">
                <text:p>0,608489</text:p>
              </table:table-cell>
              <table:table-cell table:style-name="ce1"/>
              <table:table-cell office:value-type="float" office:value="3.3594318056694532" table:formula="of:=[.$B$652] /[.B839]" table:style-name="ce1">
                <text:p>3,3594318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60670599999999997" table:style-name="ce1">
                <text:p>0,606706</text:p>
              </table:table-cell>
              <table:table-cell table:style-name="ce1"/>
              <table:table-cell office:value-type="float" office:value="3.3693045725606803" table:formula="of:=[.$B$652] /[.B840]" table:style-name="ce1">
                <text:p>3,36930457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7772500000000004" table:style-name="ce1">
                <text:p>0,577725</text:p>
              </table:table-cell>
              <table:table-cell table:style-name="ce1"/>
              <table:table-cell office:value-type="float" office:value="3.5383223852178798" table:formula="of:=[.$B$652] /[.B841]" table:style-name="ce1">
                <text:p>3,5383223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5525199999999997" table:style-name="ce1">
                <text:p>0,555252</text:p>
              </table:table-cell>
              <table:table-cell table:style-name="ce1"/>
              <table:table-cell office:value-type="float" office:value="3.6815307283899923" table:formula="of:=[.$B$652] /[.B842]" table:style-name="ce1">
                <text:p>3,6815307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605298" table:style-name="ce1">
                <text:p>0,605298</text:p>
              </table:table-cell>
              <table:table-cell table:style-name="ce1"/>
              <table:table-cell office:value-type="float" office:value="3.3771420027821004" table:formula="of:=[.$B$652] /[.B843]" table:style-name="ce1">
                <text:p>3,3771420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9404299999999999" table:style-name="ce1">
                <text:p>0,594043</text:p>
              </table:table-cell>
              <table:table-cell table:style-name="ce1"/>
              <table:table-cell office:value-type="float" office:value="3.4411268207857004" table:formula="of:=[.$B$652] /[.B844]" table:style-name="ce1">
                <text:p>3,4411268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64234500000000005" table:style-name="ce1">
                <text:p>0,642345</text:p>
              </table:table-cell>
              <table:table-cell table:style-name="ce1"/>
              <table:table-cell office:value-type="float" office:value="3.1823666409795353" table:formula="of:=[.$B$652] /[.B845]" table:style-name="ce1">
                <text:p>3,1823666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5782600000000004" table:style-name="ce1">
                <text:p>0,557826</text:p>
              </table:table-cell>
              <table:table-cell table:style-name="ce1"/>
              <table:table-cell office:value-type="float" office:value="3.6645428861329514" table:formula="of:=[.$B$652] /[.B846]" table:style-name="ce1">
                <text:p>3,6645428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65134700000000001" table:style-name="ce1">
                <text:p>0,651347</text:p>
              </table:table-cell>
              <table:table-cell table:style-name="ce1"/>
              <table:table-cell office:value-type="float" office:value="3.1383844555974001" table:formula="of:=[.$B$652] /[.B847]" table:style-name="ce1">
                <text:p>3,13838445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64194499999999999" table:style-name="ce1">
                <text:p>0,641945</text:p>
              </table:table-cell>
              <table:table-cell table:style-name="ce1"/>
              <table:table-cell office:value-type="float" office:value="3.1843495938125539" table:formula="of:=[.$B$652] /[.B848]" table:style-name="ce1">
                <text:p>3,1843495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9840000000000004" table:style-name="ce1">
                <text:p>0,5984</text:p>
              </table:table-cell>
              <table:table-cell table:style-name="ce1"/>
              <table:table-cell office:value-type="float" office:value="3.4160716911764699" table:formula="of:=[.$B$652] /[.B849]" table:style-name="ce1">
                <text:p>3,4160716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8276499999999998" table:style-name="ce1">
                <text:p>0,582765</text:p>
              </table:table-cell>
              <table:table-cell table:style-name="ce1"/>
              <table:table-cell office:value-type="float" office:value="3.5077214657709366" table:formula="of:=[.$B$652] /[.B850]" table:style-name="ce1">
                <text:p>3,50772146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65886699999999998" table:style-name="ce1">
                <text:p>0,658867</text:p>
              </table:table-cell>
              <table:table-cell table:style-name="ce1"/>
              <table:table-cell office:value-type="float" office:value="3.1025644022238175" table:formula="of:=[.$B$652] /[.B851]" table:style-name="ce1">
                <text:p>3,1025644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8396199999999998" table:style-name="ce1">
                <text:p>0,583962</text:p>
              </table:table-cell>
              <table:table-cell table:style-name="ce1"/>
              <table:table-cell office:value-type="float" office:value="3.5005313701918959" table:formula="of:=[.$B$652] /[.B852]" table:style-name="ce1">
                <text:p>3,500531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61552600000000002" table:style-name="ce1">
                <text:p>0,615526</text:p>
              </table:table-cell>
              <table:table-cell table:style-name="ce1"/>
              <table:table-cell office:value-type="float" office:value="3.3210251069816707" table:formula="of:=[.$B$652] /[.B853]" table:style-name="ce1">
                <text:p>3,3210251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75116099999999997" table:style-name="ce1">
                <text:p>0,751161</text:p>
              </table:table-cell>
              <table:table-cell table:style-name="ce1"/>
              <table:table-cell office:value-type="float" office:value="2.7213570725849716" table:formula="of:=[.$B$652] /[.B854]" table:style-name="ce1">
                <text:p>2,72135707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9610099999999999" table:style-name="ce1">
                <text:p>0,596101</text:p>
              </table:table-cell>
              <table:table-cell table:style-name="ce1"/>
              <table:table-cell office:value-type="float" office:value="3.4292465538558061" table:formula="of:=[.$B$652] /[.B855]" table:style-name="ce1">
                <text:p>3,42924655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4598999999999998" table:style-name="ce1">
                <text:p>0,54599</text:p>
              </table:table-cell>
              <table:table-cell table:style-name="ce1"/>
              <table:table-cell office:value-type="float" office:value="3.743983039982417" table:formula="of:=[.$B$652] /[.B856]" table:style-name="ce1">
                <text:p>3,743983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4308599999999996" table:style-name="ce1">
                <text:p>0,543086</text:p>
              </table:table-cell>
              <table:table-cell table:style-name="ce1"/>
              <table:table-cell office:value-type="float" office:value="3.7640029387610801" table:formula="of:=[.$B$652] /[.B857]" table:style-name="ce1">
                <text:p>3,7640029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71006899999999995" table:style-name="ce1">
                <text:p>0,710069</text:p>
              </table:table-cell>
              <table:table-cell table:style-name="ce1"/>
              <table:table-cell office:value-type="float" office:value="2.8788431828456109" table:formula="of:=[.$B$652] /[.B858]" table:style-name="ce1">
                <text:p>2,8788431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7831399999999999" table:style-name="ce1">
                <text:p>0,578314</text:p>
              </table:table-cell>
              <table:table-cell table:style-name="ce1"/>
              <table:table-cell office:value-type="float" office:value="3.5347186822383687" table:formula="of:=[.$B$652] /[.B859]" table:style-name="ce1">
                <text:p>3,5347186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5796699999999999" table:style-name="ce1">
                <text:p>0,557967</text:p>
              </table:table-cell>
              <table:table-cell table:style-name="ce1"/>
              <table:table-cell office:value-type="float" office:value="3.6636168447237916" table:formula="of:=[.$B$652] /[.B860]" table:style-name="ce1">
                <text:p>3,6636168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60758800000000002" table:style-name="ce1">
                <text:p>0,607588</text:p>
              </table:table-cell>
              <table:table-cell table:style-name="ce1"/>
              <table:table-cell office:value-type="float" office:value="3.3644135499713617" table:formula="of:=[.$B$652] /[.B861]" table:style-name="ce1">
                <text:p>3,364413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9458200000000005" table:style-name="ce1">
                <text:p>0,594582</text:p>
              </table:table-cell>
              <table:table-cell table:style-name="ce1"/>
              <table:table-cell office:value-type="float" office:value="3.4380073732470873" table:formula="of:=[.$B$652] /[.B862]" table:style-name="ce1">
                <text:p>3,43800737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6016200000000005" table:style-name="ce1">
                <text:p>0,560162</text:p>
              </table:table-cell>
              <table:table-cell table:style-name="ce1"/>
              <table:table-cell office:value-type="float" office:value="3.6492609280886597" table:formula="of:=[.$B$652] /[.B863]" table:style-name="ce1">
                <text:p>3,6492609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9973900000000002" table:style-name="ce1">
                <text:p>0,599739</text:p>
              </table:table-cell>
              <table:table-cell table:style-name="ce1"/>
              <table:table-cell office:value-type="float" office:value="3.408444840172141" table:formula="of:=[.$B$652] /[.B864]" table:style-name="ce1">
                <text:p>3,408444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9123000000000003" table:style-name="ce1">
                <text:p>0,59123</text:p>
              </table:table-cell>
              <table:table-cell table:style-name="ce1"/>
              <table:table-cell office:value-type="float" office:value="3.4574992811596159" table:formula="of:=[.$B$652] /[.B865]" table:style-name="ce1">
                <text:p>3,4574992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8420399999999995" table:style-name="ce1">
                <text:p>0,584204</text:p>
              </table:table-cell>
              <table:table-cell table:style-name="ce1"/>
              <table:table-cell office:value-type="float" office:value="3.4990813140615264" table:formula="of:=[.$B$652] /[.B866]" table:style-name="ce1">
                <text:p>3,4990813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56884100000000004" table:style-name="ce1">
                <text:p>0,568841</text:p>
              </table:table-cell>
              <table:table-cell table:style-name="ce1"/>
              <table:table-cell office:value-type="float" office:value="3.5935829168431948" table:formula="of:=[.$B$652] /[.B867]" table:style-name="ce1">
                <text:p>3,5935829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8.csv</text:p>
              </table:table-cell>
              <table:table-cell office:value-type="float" office:value="0.62829500000000005" table:style-name="ce1">
                <text:p>0,628295</text:p>
              </table:table-cell>
              <table:table-cell table:style-name="ce1"/>
              <table:table-cell office:value-type="float" office:value="3.2535310642293824" table:formula="of:=[.$B$652] /[.B868]" table:style-name="ce1">
                <text:p>3,253531064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M-8.csv Average</text:p>
            </table:table-cell>
            <table:table-cell office:value-type="float" office:value="0.60326083333333347" table:formula="of:=SUBTOTAL(1;[.$B$839:.$B$868])" table:style-name="ce2">
              <text:p>0,603260833</text:p>
            </table:table-cell>
            <table:table-cell table:style-name="ce1"/>
            <table:table-cell office:value-type="float" office:value="3.3885463584712516" table:formula="of:=[.$B$652] /[.B869]" table:style-name="ce1">
              <text:p>3,388546358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6734300000000004" table:style-name="ce1">
                <text:p>0,567343</text:p>
              </table:table-cell>
              <table:table-cell table:style-name="ce1"/>
              <table:table-cell office:value-type="float" office:value="3.603071334272212" table:formula="of:=[.$B$652] /[.B870]" table:style-name="ce1">
                <text:p>3,60307133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7100799999999996" table:style-name="ce1">
                <text:p>0,571008</text:p>
              </table:table-cell>
              <table:table-cell table:style-name="ce1"/>
              <table:table-cell office:value-type="float" office:value="3.5799451146043486" table:formula="of:=[.$B$652] /[.B871]" table:style-name="ce1">
                <text:p>3,5799451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61566200000000004" table:style-name="ce1">
                <text:p>0,615662</text:p>
              </table:table-cell>
              <table:table-cell table:style-name="ce1"/>
              <table:table-cell office:value-type="float" office:value="3.3202914911103814" table:formula="of:=[.$B$652] /[.B872]" table:style-name="ce1">
                <text:p>3,3202914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8424399999999999" table:style-name="ce1">
                <text:p>0,584244</text:p>
              </table:table-cell>
              <table:table-cell table:style-name="ce1"/>
              <table:table-cell office:value-type="float" office:value="3.4988417510492189" table:formula="of:=[.$B$652] /[.B873]" table:style-name="ce1">
                <text:p>3,4988417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6072900000000003" table:style-name="ce1">
                <text:p>0,560729</text:p>
              </table:table-cell>
              <table:table-cell table:style-name="ce1"/>
              <table:table-cell office:value-type="float" office:value="3.6455708550832928" table:formula="of:=[.$B$652] /[.B874]" table:style-name="ce1">
                <text:p>3,6455708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4622999999999999" table:style-name="ce1">
                <text:p>0,54623</text:p>
              </table:table-cell>
              <table:table-cell table:style-name="ce1"/>
              <table:table-cell office:value-type="float" office:value="3.7423380261062187" table:formula="of:=[.$B$652] /[.B875]" table:style-name="ce1">
                <text:p>3,7423380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61209999999999998" table:style-name="ce1">
                <text:p>0,6121</text:p>
              </table:table-cell>
              <table:table-cell table:style-name="ce1"/>
              <table:table-cell office:value-type="float" office:value="3.3396132984806401" table:formula="of:=[.$B$652] /[.B876]" table:style-name="ce1">
                <text:p>3,3396132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62575800000000004" table:style-name="ce1">
                <text:p>0,625758</text:p>
              </table:table-cell>
              <table:table-cell table:style-name="ce1"/>
              <table:table-cell office:value-type="float" office:value="3.2667217998012008" table:formula="of:=[.$B$652] /[.B877]" table:style-name="ce1">
                <text:p>3,26672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64178400000000002" table:style-name="ce1">
                <text:p>0,641784</text:p>
              </table:table-cell>
              <table:table-cell table:style-name="ce1"/>
              <table:table-cell office:value-type="float" office:value="3.1851484300013708" table:formula="of:=[.$B$652] /[.B878]" table:style-name="ce1">
                <text:p>3,185148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5631699999999995" table:style-name="ce1">
                <text:p>0,556317</text:p>
              </table:table-cell>
              <table:table-cell table:style-name="ce1"/>
              <table:table-cell office:value-type="float" office:value="3.6744828937458323" table:formula="of:=[.$B$652] /[.B879]" table:style-name="ce1">
                <text:p>3,6744828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97051" table:style-name="ce1">
                <text:p>0,597051</text:p>
              </table:table-cell>
              <table:table-cell table:style-name="ce1"/>
              <table:table-cell office:value-type="float" office:value="3.4237900949835103" table:formula="of:=[.$B$652] /[.B880]" table:style-name="ce1">
                <text:p>3,4237900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60755199999999998" table:style-name="ce1">
                <text:p>0,607552</text:p>
              </table:table-cell>
              <table:table-cell table:style-name="ce1"/>
              <table:table-cell office:value-type="float" office:value="3.3646129055619931" table:formula="of:=[.$B$652] /[.B881]" table:style-name="ce1">
                <text:p>3,3646129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78596" table:style-name="ce1">
                <text:p>0,578596</text:p>
              </table:table-cell>
              <table:table-cell table:style-name="ce1"/>
              <table:table-cell office:value-type="float" office:value="3.5329959073343056" table:formula="of:=[.$B$652] /[.B882]" table:style-name="ce1">
                <text:p>3,5329959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6220800000000004" table:style-name="ce1">
                <text:p>0,562208</text:p>
              </table:table-cell>
              <table:table-cell table:style-name="ce1"/>
              <table:table-cell office:value-type="float" office:value="3.6359804556320787" table:formula="of:=[.$B$652] /[.B883]" table:style-name="ce1">
                <text:p>3,63598045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7683799999999996" table:style-name="ce1">
                <text:p>0,576838</text:p>
              </table:table-cell>
              <table:table-cell table:style-name="ce1"/>
              <table:table-cell office:value-type="float" office:value="3.5437632402858341" table:formula="of:=[.$B$652] /[.B884]" table:style-name="ce1">
                <text:p>3,543763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4032199999999997" table:style-name="ce1">
                <text:p>0,540322</text:p>
              </table:table-cell>
              <table:table-cell table:style-name="ce1"/>
              <table:table-cell office:value-type="float" office:value="3.7832575760379923" table:formula="of:=[.$B$652] /[.B885]" table:style-name="ce1">
                <text:p>3,7832575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8201899999999995" table:style-name="ce1">
                <text:p>0,582019</text:p>
              </table:table-cell>
              <table:table-cell table:style-name="ce1"/>
              <table:table-cell office:value-type="float" office:value="3.5122174705636757" table:formula="of:=[.$B$652] /[.B886]" table:style-name="ce1">
                <text:p>3,51221747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9659300000000004" table:style-name="ce1">
                <text:p>0,596593</text:p>
              </table:table-cell>
              <table:table-cell table:style-name="ce1"/>
              <table:table-cell office:value-type="float" office:value="3.4264185131236871" table:formula="of:=[.$B$652] /[.B887]" table:style-name="ce1">
                <text:p>3,4264185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6492399999999998" table:style-name="ce1">
                <text:p>0,564924</text:p>
              </table:table-cell>
              <table:table-cell table:style-name="ce1"/>
              <table:table-cell office:value-type="float" office:value="3.6184996565909748" table:formula="of:=[.$B$652] /[.B888]" table:style-name="ce1">
                <text:p>3,6184996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6833900000000004" table:style-name="ce1">
                <text:p>0,568339</text:p>
              </table:table-cell>
              <table:table-cell table:style-name="ce1"/>
              <table:table-cell office:value-type="float" office:value="3.5967570411321406" table:formula="of:=[.$B$652] /[.B889]" table:style-name="ce1">
                <text:p>3,5967570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4375899999999999" table:style-name="ce1">
                <text:p>0,543759</text:p>
              </table:table-cell>
              <table:table-cell table:style-name="ce1"/>
              <table:table-cell office:value-type="float" office:value="3.7593443051057545" table:formula="of:=[.$B$652] /[.B890]" table:style-name="ce1">
                <text:p>3,7593443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6424099999999999" table:style-name="ce1">
                <text:p>0,564241</text:p>
              </table:table-cell>
              <table:table-cell table:style-name="ce1"/>
              <table:table-cell office:value-type="float" office:value="3.6228797623710434" table:formula="of:=[.$B$652] /[.B891]" table:style-name="ce1">
                <text:p>3,6228797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4358200000000001" table:style-name="ce1">
                <text:p>0,543582</text:p>
              </table:table-cell>
              <table:table-cell table:style-name="ce1"/>
              <table:table-cell office:value-type="float" office:value="3.7605684147010017" table:formula="of:=[.$B$652] /[.B892]" table:style-name="ce1">
                <text:p>3,7605684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5170600000000003" table:style-name="ce1">
                <text:p>0,551706</text:p>
              </table:table-cell>
              <table:table-cell table:style-name="ce1"/>
              <table:table-cell office:value-type="float" office:value="3.7051931644752818" table:formula="of:=[.$B$652] /[.B893]" table:style-name="ce1">
                <text:p>3,7051931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2704799999999996" table:style-name="ce1">
                <text:p>0,527048</text:p>
              </table:table-cell>
              <table:table-cell table:style-name="ce1"/>
              <table:table-cell office:value-type="float" office:value="3.8785410437000047" table:formula="of:=[.$B$652] /[.B894]" table:style-name="ce1">
                <text:p>3,8785410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6989500000000004" table:style-name="ce1">
                <text:p>0,569895</text:p>
              </table:table-cell>
              <table:table-cell table:style-name="ce1"/>
              <table:table-cell office:value-type="float" office:value="3.586936716412672" table:formula="of:=[.$B$652] /[.B895]" table:style-name="ce1">
                <text:p>3,5869367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3789799999999999" table:style-name="ce1">
                <text:p>0,537898</text:p>
              </table:table-cell>
              <table:table-cell table:style-name="ce1"/>
              <table:table-cell office:value-type="float" office:value="3.8003065636979501" table:formula="of:=[.$B$652] /[.B896]" table:style-name="ce1">
                <text:p>3,8003065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5481000000000003" table:style-name="ce1">
                <text:p>0,55481</text:p>
              </table:table-cell>
              <table:table-cell table:style-name="ce1"/>
              <table:table-cell office:value-type="float" office:value="3.6844636902723451" table:formula="of:=[.$B$652] /[.B897]" table:style-name="ce1">
                <text:p>3,6844636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81874" table:style-name="ce1">
                <text:p>0,581874</text:p>
              </table:table-cell>
              <table:table-cell table:style-name="ce1"/>
              <table:table-cell office:value-type="float" office:value="3.5130926970443772" table:formula="of:=[.$B$652] /[.B898]" table:style-name="ce1">
                <text:p>3,5130926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9.csv</text:p>
              </table:table-cell>
              <table:table-cell office:value-type="float" office:value="0.57164300000000001" table:style-name="ce1">
                <text:p>0,571643</text:p>
              </table:table-cell>
              <table:table-cell table:style-name="ce1"/>
              <table:table-cell office:value-type="float" office:value="3.5759683928605788" table:formula="of:=[.$B$652] /[.B899]" table:style-name="ce1">
                <text:p>3,575968393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M-9.csv Average</text:p>
            </table:table-cell>
            <table:table-cell office:value-type="float" office:value="0.57340243333333341" table:formula="of:=SUBTOTAL(1;[.$B$870:.$B$899])" table:style-name="ce2">
              <text:p>0,573402433</text:p>
            </table:table-cell>
            <table:table-cell table:style-name="ce1"/>
            <table:table-cell office:value-type="float" office:value="3.5649958583480017" table:formula="of:=[.$B$652] /[.B900]" table:style-name="ce1">
              <text:p>3,564995858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56369" table:style-name="ce1">
                <text:p>0,556369</text:p>
              </table:table-cell>
              <table:table-cell table:style-name="ce1"/>
              <table:table-cell office:value-type="float" office:value="3.6741394649953536" table:formula="of:=[.$B$652] /[.B901]" table:style-name="ce1">
                <text:p>3,67413946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65415" table:style-name="ce1">
                <text:p>0,565415</text:p>
              </table:table-cell>
              <table:table-cell table:style-name="ce1"/>
              <table:table-cell office:value-type="float" office:value="3.6153573923578253" table:formula="of:=[.$B$652] /[.B902]" table:style-name="ce1">
                <text:p>3,6153573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4064500000000004" table:style-name="ce1">
                <text:p>0,540645</text:p>
              </table:table-cell>
              <table:table-cell table:style-name="ce1"/>
              <table:table-cell office:value-type="float" office:value="3.7809973272665052" table:formula="of:=[.$B$652] /[.B903]" table:style-name="ce1">
                <text:p>3,78099732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2584399999999998" table:style-name="ce1">
                <text:p>0,525844</text:p>
              </table:table-cell>
              <table:table-cell table:style-name="ce1"/>
              <table:table-cell office:value-type="float" office:value="3.8874215546816164" table:formula="of:=[.$B$652] /[.B904]" table:style-name="ce1">
                <text:p>3,8874215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6711599999999995" table:style-name="ce1">
                <text:p>0,567116</text:p>
              </table:table-cell>
              <table:table-cell table:style-name="ce1"/>
              <table:table-cell office:value-type="float" office:value="3.6045135386763909" table:formula="of:=[.$B$652] /[.B905]" table:style-name="ce1">
                <text:p>3,6045135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8746100000000001" table:style-name="ce1">
                <text:p>0,587461</text:p>
              </table:table-cell>
              <table:table-cell table:style-name="ce1"/>
              <table:table-cell office:value-type="float" office:value="3.4796817150415089" table:formula="of:=[.$B$652] /[.B906]" table:style-name="ce1">
                <text:p>3,4796817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4004200000000002" table:style-name="ce1">
                <text:p>0,540042</text:p>
              </table:table-cell>
              <table:table-cell table:style-name="ce1"/>
              <table:table-cell office:value-type="float" office:value="3.785219112587539" table:formula="of:=[.$B$652] /[.B907]" table:style-name="ce1">
                <text:p>3,7852191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8496999999999999" table:style-name="ce1">
                <text:p>0,58497</text:p>
              </table:table-cell>
              <table:table-cell table:style-name="ce1"/>
              <table:table-cell office:value-type="float" office:value="3.4944993760363778" table:formula="of:=[.$B$652] /[.B908]" table:style-name="ce1">
                <text:p>3,4944993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7593099999999997" table:style-name="ce1">
                <text:p>0,575931</text:p>
              </table:table-cell>
              <table:table-cell table:style-name="ce1"/>
              <table:table-cell office:value-type="float" office:value="3.5493441054570773" table:formula="of:=[.$B$652] /[.B909]" table:style-name="ce1">
                <text:p>3,5493441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60927299999999995" table:style-name="ce1">
                <text:p>0,609273</text:p>
              </table:table-cell>
              <table:table-cell table:style-name="ce1"/>
              <table:table-cell office:value-type="float" office:value="3.3551089577250264" table:formula="of:=[.$B$652] /[.B910]" table:style-name="ce1">
                <text:p>3,3551089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66693" table:style-name="ce1">
                <text:p>0,566693</text:p>
              </table:table-cell>
              <table:table-cell table:style-name="ce1"/>
              <table:table-cell office:value-type="float" office:value="3.6072040769870104" table:formula="of:=[.$B$652] /[.B911]" table:style-name="ce1">
                <text:p>3,6072040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3642100000000004" table:style-name="ce1">
                <text:p>0,536421</text:p>
              </table:table-cell>
              <table:table-cell table:style-name="ce1"/>
              <table:table-cell office:value-type="float" office:value="3.8107704582781055" table:formula="of:=[.$B$652] /[.B912]" table:style-name="ce1">
                <text:p>3,8107704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7991000000000004" table:style-name="ce1">
                <text:p>0,57991</text:p>
              </table:table-cell>
              <table:table-cell table:style-name="ce1"/>
              <table:table-cell office:value-type="float" office:value="3.5249906019899635" table:formula="of:=[.$B$652] /[.B913]" table:style-name="ce1">
                <text:p>3,5249906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25837" table:style-name="ce1">
                <text:p>0,525837</text:p>
              </table:table-cell>
              <table:table-cell table:style-name="ce1"/>
              <table:table-cell office:value-type="float" office:value="3.8874733044650718" table:formula="of:=[.$B$652] /[.B914]" table:style-name="ce1">
                <text:p>3,8874733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60265800000000003" table:style-name="ce1">
                <text:p>0,602658</text:p>
              </table:table-cell>
              <table:table-cell table:style-name="ce1"/>
              <table:table-cell office:value-type="float" office:value="3.391935890670994" table:formula="of:=[.$B$652] /[.B915]" table:style-name="ce1">
                <text:p>3,3919358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59091" table:style-name="ce1">
                <text:p>0,559091</text:p>
              </table:table-cell>
              <table:table-cell table:style-name="ce1"/>
              <table:table-cell office:value-type="float" office:value="3.656251486788376" table:formula="of:=[.$B$652] /[.B916]" table:style-name="ce1">
                <text:p>3,6562514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4617599999999999" table:style-name="ce1">
                <text:p>0,546176</text:p>
              </table:table-cell>
              <table:table-cell table:style-name="ce1"/>
              <table:table-cell office:value-type="float" office:value="3.7427080281813918" table:formula="of:=[.$B$652] /[.B917]" table:style-name="ce1">
                <text:p>3,7427080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8202100000000001" table:style-name="ce1">
                <text:p>0,582021</text:p>
              </table:table-cell>
              <table:table-cell table:style-name="ce1"/>
              <table:table-cell office:value-type="float" office:value="3.5122054015233126" table:formula="of:=[.$B$652] /[.B918]" table:style-name="ce1">
                <text:p>3,5122054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63050600000000001" table:style-name="ce1">
                <text:p>0,630506</text:p>
              </table:table-cell>
              <table:table-cell table:style-name="ce1"/>
              <table:table-cell office:value-type="float" office:value="3.2421218830590033" table:formula="of:=[.$B$652] /[.B919]" table:style-name="ce1">
                <text:p>3,2421218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62545600000000001" table:style-name="ce1">
                <text:p>0,625456</text:p>
              </table:table-cell>
              <table:table-cell table:style-name="ce1"/>
              <table:table-cell office:value-type="float" office:value="3.2682991289555137" table:formula="of:=[.$B$652] /[.B920]" table:style-name="ce1">
                <text:p>3,2682991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7479499999999994" table:style-name="ce1">
                <text:p>0,574795</text:p>
              </table:table-cell>
              <table:table-cell table:style-name="ce1"/>
              <table:table-cell office:value-type="float" office:value="3.5563588757731019" table:formula="of:=[.$B$652] /[.B921]" table:style-name="ce1">
                <text:p>3,5563588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5854800000000004" table:style-name="ce1">
                <text:p>0,558548</text:p>
              </table:table-cell>
              <table:table-cell table:style-name="ce1"/>
              <table:table-cell office:value-type="float" office:value="3.6598059611707492" table:formula="of:=[.$B$652] /[.B922]" table:style-name="ce1">
                <text:p>3,6598059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6431799999999999" table:style-name="ce1">
                <text:p>0,564318</text:p>
              </table:table-cell>
              <table:table-cell table:style-name="ce1"/>
              <table:table-cell office:value-type="float" office:value="3.6223854280742418" table:formula="of:=[.$B$652] /[.B923]" table:style-name="ce1">
                <text:p>3,6223854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6390200000000001" table:style-name="ce1">
                <text:p>0,563902</text:p>
              </table:table-cell>
              <table:table-cell table:style-name="ce1"/>
              <table:table-cell office:value-type="float" office:value="3.6250577227958045" table:formula="of:=[.$B$652] /[.B924]" table:style-name="ce1">
                <text:p>3,6250577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8551500000000001" table:style-name="ce1">
                <text:p>0,585515</text:p>
              </table:table-cell>
              <table:table-cell table:style-name="ce1"/>
              <table:table-cell office:value-type="float" office:value="3.4912466802729218" table:formula="of:=[.$B$652] /[.B925]" table:style-name="ce1">
                <text:p>3,491246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9299599999999997" table:style-name="ce1">
                <text:p>0,592996</text:p>
              </table:table-cell>
              <table:table-cell table:style-name="ce1"/>
              <table:table-cell office:value-type="float" office:value="3.447202510640881" table:formula="of:=[.$B$652] /[.B926]" table:style-name="ce1">
                <text:p>3,4472025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6678200000000001" table:style-name="ce1">
                <text:p>0,566782</text:p>
              </table:table-cell>
              <table:table-cell table:style-name="ce1"/>
              <table:table-cell office:value-type="float" office:value="3.6066376490431944" table:formula="of:=[.$B$652] /[.B927]" table:style-name="ce1">
                <text:p>3,60663764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60388200000000003" table:style-name="ce1">
                <text:p>0,603882</text:p>
              </table:table-cell>
              <table:table-cell table:style-name="ce1"/>
              <table:table-cell office:value-type="float" office:value="3.3850608231409445" table:formula="of:=[.$B$652] /[.B928]" table:style-name="ce1">
                <text:p>3,3850608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8871899999999999" table:style-name="ce1">
                <text:p>0,588719</text:p>
              </table:table-cell>
              <table:table-cell table:style-name="ce1"/>
              <table:table-cell office:value-type="float" office:value="3.4722461819645702" table:formula="of:=[.$B$652] /[.B929]" table:style-name="ce1">
                <text:p>3,4722461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M-10.csv</text:p>
              </table:table-cell>
              <table:table-cell office:value-type="float" office:value="0.59823700000000002" table:style-name="ce1">
                <text:p>0,598237</text:p>
              </table:table-cell>
              <table:table-cell table:style-name="ce1"/>
              <table:table-cell office:value-type="float" office:value="3.4170024588917096" table:formula="of:=[.$B$652] /[.B930]" table:style-name="ce1">
                <text:p>3,417002459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M-10.csv Average</text:p>
            </table:table-cell>
            <table:table-cell office:value-type="float" office:value="0.57351763333333339" table:formula="of:=SUBTOTAL(1;[.$B$901:.$B$930])" table:style-name="ce2">
              <text:p>0,573517633</text:p>
            </table:table-cell>
            <table:table-cell table:style-name="ce1"/>
            <table:table-cell office:value-type="float" office:value="3.5642797730892197" table:formula="of:=[.$B$652] /[.B931]" table:style-name="ce1">
              <text:p>3,564279773</text:p>
            </table:table-cell>
            <table:table-cell/>
            <table:table-cell table:style-name="ce1">
              <draw:frame draw:z-index="4" draw:id="id3" draw:style-name="a3" draw:name="Grafico 6" svg:x="0.00231in" svg:y="0.18981in" svg:width="4.72988in" svg:height="2.02244in" style:rel-width="scale" style:rel-height="scale">
                <draw:object xlink:href="Object 4/" xlink:type="simple" xlink:show="embed" xlink:actuate="onLoad"/>
                <svg:title/>
                <svg:desc/>
              </draw:frame>
            </table:table-cell>
            <table:table-cell table:number-columns-repeated="16378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2177E-2" table:style-name="ce1">
                <text:p>0,012177</text:p>
              </table:table-cell>
              <table:table-cell table:style-name="ce1"/>
              <table:table-cell office:value-type="float" office:value="167.87199638663051" table:formula="of:=[.$B$652] /[.B932]" table:style-name="ce1">
                <text:p>167,87199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3637E-2" table:style-name="ce1">
                <text:p>0,013637</text:p>
              </table:table-cell>
              <table:table-cell table:style-name="ce1"/>
              <table:table-cell office:value-type="float" office:value="149.89934003079856" table:formula="of:=[.$B$652] /[.B933]" table:style-name="ce1">
                <text:p>149,8993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35E-2" table:style-name="ce1">
                <text:p>0,0135</text:p>
              </table:table-cell>
              <table:table-cell table:style-name="ce1"/>
              <table:table-cell office:value-type="float" office:value="151.42054074074073" table:formula="of:=[.$B$652] /[.B934]" table:style-name="ce1">
                <text:p>151,42054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6198000000000001E-2" table:style-name="ce1">
                <text:p>0,016198</text:p>
              </table:table-cell>
              <table:table-cell table:style-name="ce1"/>
              <table:table-cell office:value-type="float" office:value="126.19936411902702" table:formula="of:=[.$B$652] /[.B935]" table:style-name="ce1">
                <text:p>126,19936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2845000000000001E-2" table:style-name="ce1">
                <text:p>0,012845</text:p>
              </table:table-cell>
              <table:table-cell table:style-name="ce1"/>
              <table:table-cell office:value-type="float" office:value="159.14186843129622" table:formula="of:=[.$B$652] /[.B936]" table:style-name="ce1">
                <text:p>159,14186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5639E-2" table:style-name="ce1">
                <text:p>0,015639</text:p>
              </table:table-cell>
              <table:table-cell table:style-name="ce1"/>
              <table:table-cell office:value-type="float" office:value="130.71023083317345" table:formula="of:=[.$B$652] /[.B937]" table:style-name="ce1">
                <text:p>130,71023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2921999999999999E-2" table:style-name="ce1">
                <text:p>0,012922</text:p>
              </table:table-cell>
              <table:table-cell table:style-name="ce1"/>
              <table:table-cell office:value-type="float" office:value="158.19356910694938" table:formula="of:=[.$B$652] /[.B938]" table:style-name="ce1">
                <text:p>158,19356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2697999999999999E-2" table:style-name="ce1">
                <text:p>0,012698</text:p>
              </table:table-cell>
              <table:table-cell table:style-name="ce1"/>
              <table:table-cell office:value-type="float" office:value="160.98419436131675" table:formula="of:=[.$B$652] /[.B939]" table:style-name="ce1">
                <text:p>160,98419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341E-2" table:style-name="ce1">
                <text:p>0,01341</text:p>
              </table:table-cell>
              <table:table-cell table:style-name="ce1"/>
              <table:table-cell office:value-type="float" office:value="152.43678598061146" table:formula="of:=[.$B$652] /[.B940]" table:style-name="ce1">
                <text:p>152,4367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2377000000000001E-2" table:style-name="ce1">
                <text:p>0,012377</text:p>
              </table:table-cell>
              <table:table-cell table:style-name="ce1"/>
              <table:table-cell office:value-type="float" office:value="165.15935202391532" table:formula="of:=[.$B$652] /[.B941]" table:style-name="ce1">
                <text:p>165,1593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2356000000000001E-2" table:style-name="ce1">
                <text:p>0,012356</text:p>
              </table:table-cell>
              <table:table-cell table:style-name="ce1"/>
              <table:table-cell office:value-type="float" office:value="165.44005341534475" table:formula="of:=[.$B$652] /[.B942]" table:style-name="ce1">
                <text:p>165,440053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2139E-2" table:style-name="ce1">
                <text:p>0,012139</text:p>
              </table:table-cell>
              <table:table-cell table:style-name="ce1"/>
              <table:table-cell office:value-type="float" office:value="168.39750391300765" table:formula="of:=[.$B$652] /[.B943]" table:style-name="ce1">
                <text:p>168,39750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6109999999999999E-2" table:style-name="ce1">
                <text:p>0,01611</text:p>
              </table:table-cell>
              <table:table-cell table:style-name="ce1"/>
              <table:table-cell office:value-type="float" office:value="126.88872129112352" table:formula="of:=[.$B$652] /[.B944]" table:style-name="ce1">
                <text:p>126,88872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3717E-2" table:style-name="ce1">
                <text:p>0,013717</text:p>
              </table:table-cell>
              <table:table-cell table:style-name="ce1"/>
              <table:table-cell office:value-type="float" office:value="149.02510024057739" table:formula="of:=[.$B$652] /[.B945]" table:style-name="ce1">
                <text:p>149,02510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3011E-2" table:style-name="ce1">
                <text:p>0,013011</text:p>
              </table:table-cell>
              <table:table-cell table:style-name="ce1"/>
              <table:table-cell office:value-type="float" office:value="157.11146722004457" table:formula="of:=[.$B$652] /[.B946]" table:style-name="ce1">
                <text:p>157,11146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7423000000000001E-2" table:style-name="ce1">
                <text:p>0,017423</text:p>
              </table:table-cell>
              <table:table-cell table:style-name="ce1"/>
              <table:table-cell office:value-type="float" office:value="117.32636744533087" table:formula="of:=[.$B$652] /[.B947]" table:style-name="ce1">
                <text:p>117,32636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3616E-2" table:style-name="ce1">
                <text:p>0,013616</text:p>
              </table:table-cell>
              <table:table-cell table:style-name="ce1"/>
              <table:table-cell office:value-type="float" office:value="150.13053025851937" table:formula="of:=[.$B$652] /[.B948]" table:style-name="ce1">
                <text:p>150,13053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4373E-2" table:style-name="ce1">
                <text:p>0,014373</text:p>
              </table:table-cell>
              <table:table-cell table:style-name="ce1"/>
              <table:table-cell office:value-type="float" office:value="142.22342586794684" table:formula="of:=[.$B$652] /[.B949]" table:style-name="ce1">
                <text:p>142,22342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5492000000000001E-2" table:style-name="ce1">
                <text:p>0,015492</text:p>
              </table:table-cell>
              <table:table-cell table:style-name="ce1"/>
              <table:table-cell office:value-type="float" office:value="131.9505099406145" table:formula="of:=[.$B$652] /[.B950]" table:style-name="ce1">
                <text:p>131,95050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3883E-2" table:style-name="ce1">
                <text:p>0,013883</text:p>
              </table:table-cell>
              <table:table-cell table:style-name="ce1"/>
              <table:table-cell office:value-type="float" office:value="147.24319671540732" table:formula="of:=[.$B$652] /[.B951]" table:style-name="ce1">
                <text:p>147,24319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1697000000000001E-2" table:style-name="ce1">
                <text:p>0,011697</text:p>
              </table:table-cell>
              <table:table-cell table:style-name="ce1"/>
              <table:table-cell office:value-type="float" office:value="174.76081901342224" table:formula="of:=[.$B$652] /[.B952]" table:style-name="ce1">
                <text:p>174,76081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8645999999999999E-2" table:style-name="ce1">
                <text:p>0,018646</text:p>
              </table:table-cell>
              <table:table-cell table:style-name="ce1"/>
              <table:table-cell office:value-type="float" office:value="109.63087525474633" table:formula="of:=[.$B$652] /[.B953]" table:style-name="ce1">
                <text:p>109,63087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321E-2" table:style-name="ce1">
                <text:p>0,01321</text:p>
              </table:table-cell>
              <table:table-cell table:style-name="ce1"/>
              <table:table-cell office:value-type="float" office:value="154.74468584405753" table:formula="of:=[.$B$652] /[.B954]" table:style-name="ce1">
                <text:p>154,74468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2761E-2" table:style-name="ce1">
                <text:p>0,012761</text:p>
              </table:table-cell>
              <table:table-cell table:style-name="ce1"/>
              <table:table-cell office:value-type="float" office:value="160.18942872815609" table:formula="of:=[.$B$652] /[.B955]" table:style-name="ce1">
                <text:p>160,18942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0914999999999999E-2" table:style-name="ce1">
                <text:p>0,010915</text:p>
              </table:table-cell>
              <table:table-cell table:style-name="ce1"/>
              <table:table-cell office:value-type="float" office:value="187.28147503435639" table:formula="of:=[.$B$652] /[.B956]" table:style-name="ce1">
                <text:p>187,2814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1402000000000001E-2" table:style-name="ce1">
                <text:p>0,011402</text:p>
              </table:table-cell>
              <table:table-cell table:style-name="ce1"/>
              <table:table-cell office:value-type="float" office:value="179.28234520259602" table:formula="of:=[.$B$652] /[.B957]" table:style-name="ce1">
                <text:p>179,28234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0824E-2" table:style-name="ce1">
                <text:p>0,010824</text:p>
              </table:table-cell>
              <table:table-cell table:style-name="ce1"/>
              <table:table-cell office:value-type="float" office:value="188.85599593495934" table:formula="of:=[.$B$652] /[.B958]" table:style-name="ce1">
                <text:p>188,85599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1546000000000001E-2" table:style-name="ce1">
                <text:p>0,011546</text:p>
              </table:table-cell>
              <table:table-cell table:style-name="ce1"/>
              <table:table-cell office:value-type="float" office:value="177.04636237658062" table:formula="of:=[.$B$652] /[.B959]" table:style-name="ce1">
                <text:p>177,04636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0501E-2" table:style-name="ce1">
                <text:p>0,010501</text:p>
              </table:table-cell>
              <table:table-cell table:style-name="ce1"/>
              <table:table-cell office:value-type="float" office:value="194.66501285591846" table:formula="of:=[.$B$652] /[.B960]" table:style-name="ce1">
                <text:p>194,66501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.csv</text:p>
              </table:table-cell>
              <table:table-cell office:value-type="float" office:value="1.2315E-2" table:style-name="ce1">
                <text:p>0,012315</text:p>
              </table:table-cell>
              <table:table-cell table:style-name="ce1"/>
              <table:table-cell office:value-type="float" office:value="165.99084855866829" table:formula="of:=[.$B$652] /[.B961]" table:style-name="ce1">
                <text:p>165,9908486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k-1.csv Average</text:p>
            </table:table-cell>
            <table:table-cell office:value-type="float" office:value="1.3378000000000003E-2" table:formula="of:=SUBTOTAL(1;[.$B$932:.$B$961])" table:style-name="ce2">
              <text:p>0,013378</text:p>
            </table:table-cell>
            <table:table-cell table:style-name="ce1"/>
            <table:table-cell office:value-type="float" office:value="1" table:formula="of:=[.$B$962] /[.B962]" table:style-name="ce1">
              <text:p>1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1.1535999999999999E-2" table:style-name="ce1">
                <text:p>0,011536</text:p>
              </table:table-cell>
              <table:table-cell table:style-name="ce1"/>
              <table:table-cell office:value-type="float" office:value="1.1596740638002776" table:formula="of:=[.$B$962] /[.B963]" table:style-name="ce1">
                <text:p>1,1596740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9.4280000000000006E-3" table:style-name="ce1">
                <text:p>0,009428</text:p>
              </table:table-cell>
              <table:table-cell table:style-name="ce1"/>
              <table:table-cell office:value-type="float" office:value="1.4189647857445908" table:formula="of:=[.$B$962] /[.B964]" table:style-name="ce1">
                <text:p>1,4189647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1.0741000000000001E-2" table:style-name="ce1">
                <text:p>0,010741</text:p>
              </table:table-cell>
              <table:table-cell table:style-name="ce1"/>
              <table:table-cell office:value-type="float" office:value="1.2455078670514852" table:formula="of:=[.$B$962] /[.B965]" table:style-name="ce1">
                <text:p>1,2455078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1.3115999999999999E-2" table:style-name="ce1">
                <text:p>0,013116</text:p>
              </table:table-cell>
              <table:table-cell table:style-name="ce1"/>
              <table:table-cell office:value-type="float" office:value="1.0199756023177802" table:formula="of:=[.$B$962] /[.B966]" table:style-name="ce1">
                <text:p>1,0199756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1.0409E-2" table:style-name="ce1">
                <text:p>0,010409</text:p>
              </table:table-cell>
              <table:table-cell table:style-name="ce1"/>
              <table:table-cell office:value-type="float" office:value="1.2852339321740804" table:formula="of:=[.$B$962] /[.B967]" table:style-name="ce1">
                <text:p>1,2852339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8.1349999999999999E-3" table:style-name="ce1">
                <text:p>0,008135</text:p>
              </table:table-cell>
              <table:table-cell table:style-name="ce1"/>
              <table:table-cell office:value-type="float" office:value="1.6444990780577755" table:formula="of:=[.$B$962] /[.B968]" table:style-name="ce1">
                <text:p>1,6444990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8.3219999999999995E-3" table:style-name="ce1">
                <text:p>0,008322</text:p>
              </table:table-cell>
              <table:table-cell table:style-name="ce1"/>
              <table:table-cell office:value-type="float" office:value="1.6075462629175683" table:formula="of:=[.$B$962] /[.B969]" table:style-name="ce1">
                <text:p>1,6075462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8.6949999999999996E-3" table:style-name="ce1">
                <text:p>0,008695</text:p>
              </table:table-cell>
              <table:table-cell table:style-name="ce1"/>
              <table:table-cell office:value-type="float" office:value="1.5385853939045433" table:formula="of:=[.$B$962] /[.B970]" table:style-name="ce1">
                <text:p>1,5385853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9.4999999999999998E-3" table:style-name="ce1">
                <text:p>0,0095</text:p>
              </table:table-cell>
              <table:table-cell table:style-name="ce1"/>
              <table:table-cell office:value-type="float" office:value="1.4082105263157898" table:formula="of:=[.$B$962] /[.B971]" table:style-name="ce1">
                <text:p>1,4082105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7.2579999999999997E-3" table:style-name="ce1">
                <text:p>0,007258</text:p>
              </table:table-cell>
              <table:table-cell table:style-name="ce1"/>
              <table:table-cell office:value-type="float" office:value="1.8432074951777353" table:formula="of:=[.$B$962] /[.B972]" table:style-name="ce1">
                <text:p>1,8432074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1.1246000000000001E-2" table:style-name="ce1">
                <text:p>0,011246</text:p>
              </table:table-cell>
              <table:table-cell table:style-name="ce1"/>
              <table:table-cell office:value-type="float" office:value="1.1895785168059756" table:formula="of:=[.$B$962] /[.B973]" table:style-name="ce1">
                <text:p>1,1895785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8.6130000000000009E-3" table:style-name="ce1">
                <text:p>0,008613</text:p>
              </table:table-cell>
              <table:table-cell table:style-name="ce1"/>
              <table:table-cell office:value-type="float" office:value="1.5532334842679671" table:formula="of:=[.$B$962] /[.B974]" table:style-name="ce1">
                <text:p>1,5532334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8.3850000000000001E-3" table:style-name="ce1">
                <text:p>0,008385</text:p>
              </table:table-cell>
              <table:table-cell table:style-name="ce1"/>
              <table:table-cell office:value-type="float" office:value="1.5954680977936795" table:formula="of:=[.$B$962] /[.B975]" table:style-name="ce1">
                <text:p>1,5954680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7.4229999999999999E-3" table:style-name="ce1">
                <text:p>0,007423</text:p>
              </table:table-cell>
              <table:table-cell table:style-name="ce1"/>
              <table:table-cell office:value-type="float" office:value="1.8022362926040689" table:formula="of:=[.$B$962] /[.B976]" table:style-name="ce1">
                <text:p>1,80223629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9.077E-3" table:style-name="ce1">
                <text:p>0,009077</text:p>
              </table:table-cell>
              <table:table-cell table:style-name="ce1"/>
              <table:table-cell office:value-type="float" office:value="1.4738349675002758" table:formula="of:=[.$B$962] /[.B977]" table:style-name="ce1">
                <text:p>1,4738349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8.8079999999999999E-3" table:style-name="ce1">
                <text:p>0,008808</text:p>
              </table:table-cell>
              <table:table-cell table:style-name="ce1"/>
              <table:table-cell office:value-type="float" office:value="1.5188465031789287" table:formula="of:=[.$B$962] /[.B978]" table:style-name="ce1">
                <text:p>1,5188465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7.6049999999999998E-3" table:style-name="ce1">
                <text:p>0,007605</text:p>
              </table:table-cell>
              <table:table-cell table:style-name="ce1"/>
              <table:table-cell office:value-type="float" office:value="1.759105851413544" table:formula="of:=[.$B$962] /[.B979]" table:style-name="ce1">
                <text:p>1,7591058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7.6730000000000001E-3" table:style-name="ce1">
                <text:p>0,007673</text:p>
              </table:table-cell>
              <table:table-cell table:style-name="ce1"/>
              <table:table-cell office:value-type="float" office:value="1.7435162257265739" table:formula="of:=[.$B$962] /[.B980]" table:style-name="ce1">
                <text:p>1,7435162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1.0447E-2" table:style-name="ce1">
                <text:p>0,010447</text:p>
              </table:table-cell>
              <table:table-cell table:style-name="ce1"/>
              <table:table-cell office:value-type="float" office:value="1.2805590121566002" table:formula="of:=[.$B$962] /[.B981]" table:style-name="ce1">
                <text:p>1,2805590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1.0299000000000001E-2" table:style-name="ce1">
                <text:p>0,010299</text:p>
              </table:table-cell>
              <table:table-cell table:style-name="ce1"/>
              <table:table-cell office:value-type="float" office:value="1.2989610641809886" table:formula="of:=[.$B$962] /[.B982]" table:style-name="ce1">
                <text:p>1,2989610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8.2380000000000005E-3" table:style-name="ce1">
                <text:p>0,008238</text:p>
              </table:table-cell>
              <table:table-cell table:style-name="ce1"/>
              <table:table-cell office:value-type="float" office:value="1.6239378489924741" table:formula="of:=[.$B$962] /[.B983]" table:style-name="ce1">
                <text:p>1,62393784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9.8549999999999992E-3" table:style-name="ce1">
                <text:p>0,009855</text:p>
              </table:table-cell>
              <table:table-cell table:style-name="ce1"/>
              <table:table-cell office:value-type="float" office:value="1.3574835109081689" table:formula="of:=[.$B$962] /[.B984]" table:style-name="ce1">
                <text:p>1,3574835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1.0408000000000001E-2" table:style-name="ce1">
                <text:p>0,010408</text:p>
              </table:table-cell>
              <table:table-cell table:style-name="ce1"/>
              <table:table-cell office:value-type="float" office:value="1.285357417371253" table:formula="of:=[.$B$962] /[.B985]" table:style-name="ce1">
                <text:p>1,2853574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9.0869999999999996E-3" table:style-name="ce1">
                <text:p>0,009087</text:p>
              </table:table-cell>
              <table:table-cell table:style-name="ce1"/>
              <table:table-cell office:value-type="float" office:value="1.4722130516121936" table:formula="of:=[.$B$962] /[.B986]" table:style-name="ce1">
                <text:p>1,4722130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1.086E-2" table:style-name="ce1">
                <text:p>0,01086</text:p>
              </table:table-cell>
              <table:table-cell table:style-name="ce1"/>
              <table:table-cell office:value-type="float" office:value="1.2318600368324129" table:formula="of:=[.$B$962] /[.B987]" table:style-name="ce1">
                <text:p>1,2318600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1.2108000000000001E-2" table:style-name="ce1">
                <text:p>0,012108</text:p>
              </table:table-cell>
              <table:table-cell table:style-name="ce1"/>
              <table:table-cell office:value-type="float" office:value="1.1048893293690123" table:formula="of:=[.$B$962] /[.B988]" table:style-name="ce1">
                <text:p>1,1048893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8.5129999999999997E-3" table:style-name="ce1">
                <text:p>0,008513</text:p>
              </table:table-cell>
              <table:table-cell table:style-name="ce1"/>
              <table:table-cell office:value-type="float" office:value="1.5714789146011985" table:formula="of:=[.$B$962] /[.B989]" table:style-name="ce1">
                <text:p>1,5714789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8.5109999999999995E-3" table:style-name="ce1">
                <text:p>0,008511</text:p>
              </table:table-cell>
              <table:table-cell table:style-name="ce1"/>
              <table:table-cell office:value-type="float" office:value="1.5718481964516513" table:formula="of:=[.$B$962] /[.B990]" table:style-name="ce1">
                <text:p>1,5718481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8.3049999999999999E-3" table:style-name="ce1">
                <text:p>0,008305</text:p>
              </table:table-cell>
              <table:table-cell table:style-name="ce1"/>
              <table:table-cell office:value-type="float" office:value="1.6108368452739317" table:formula="of:=[.$B$962] /[.B991]" table:style-name="ce1">
                <text:p>1,6108368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2.csv</text:p>
              </table:table-cell>
              <table:table-cell office:value-type="float" office:value="8.3750000000000005E-3" table:style-name="ce1">
                <text:p>0,008375</text:p>
              </table:table-cell>
              <table:table-cell table:style-name="ce1"/>
              <table:table-cell office:value-type="float" office:value="1.5973731343283584" table:formula="of:=[.$B$962] /[.B992]" table:style-name="ce1">
                <text:p>1,597373134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k-2.csv Average</text:p>
            </table:table-cell>
            <table:table-cell office:value-type="float" office:value="9.3658666666666703E-3" table:formula="of:=SUBTOTAL(1;[.$B$963:.$B$992])" table:style-name="ce2">
              <text:p>0,009365867</text:p>
            </table:table-cell>
            <table:table-cell table:style-name="ce1"/>
            <table:table-cell office:value-type="float" office:value="1.4283782244746879" table:formula="of:=[.$B$962] /[.B993]" table:style-name="ce1">
              <text:p>1,428378224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1.6382000000000001E-2" table:style-name="ce1">
                <text:p>0,016382</text:p>
              </table:table-cell>
              <table:table-cell table:style-name="ce1"/>
              <table:table-cell office:value-type="float" office:value="0.81662800634843136" table:formula="of:=[.$B$962] /[.B994]" table:style-name="ce1">
                <text:p>0,8166280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1.0806E-2" table:style-name="ce1">
                <text:p>0,010806</text:p>
              </table:table-cell>
              <table:table-cell table:style-name="ce1"/>
              <table:table-cell office:value-type="float" office:value="1.2380159170831022" table:formula="of:=[.$B$962] /[.B995]" table:style-name="ce1">
                <text:p>1,2380159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6.8009999999999998E-3" table:style-name="ce1">
                <text:p>0,006801</text:p>
              </table:table-cell>
              <table:table-cell table:style-name="ce1"/>
              <table:table-cell office:value-type="float" office:value="1.9670636671077788" table:formula="of:=[.$B$962] /[.B996]" table:style-name="ce1">
                <text:p>1,9670636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7.9749999999999995E-3" table:style-name="ce1">
                <text:p>0,007975</text:p>
              </table:table-cell>
              <table:table-cell table:style-name="ce1"/>
              <table:table-cell office:value-type="float" office:value="1.6774921630094048" table:formula="of:=[.$B$962] /[.B997]" table:style-name="ce1">
                <text:p>1,6774921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4289999999999998E-3" table:style-name="ce1">
                <text:p>0,005429</text:p>
              </table:table-cell>
              <table:table-cell table:style-name="ce1"/>
              <table:table-cell office:value-type="float" office:value="2.4641738810093945" table:formula="of:=[.$B$962] /[.B998]" table:style-name="ce1">
                <text:p>2,4641738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6.9750000000000003E-3" table:style-name="ce1">
                <text:p>0,006975</text:p>
              </table:table-cell>
              <table:table-cell table:style-name="ce1"/>
              <table:table-cell office:value-type="float" office:value="1.9179928315412189" table:formula="of:=[.$B$962] /[.B999]" table:style-name="ce1">
                <text:p>1,9179928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2560000000000003E-3" table:style-name="ce1">
                <text:p>0,005256</text:p>
              </table:table-cell>
              <table:table-cell table:style-name="ce1"/>
              <table:table-cell office:value-type="float" office:value="2.5452815829528164" table:formula="of:=[.$B$962] /[.B1000]" table:style-name="ce1">
                <text:p>2,5452815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8310000000000002E-3" table:style-name="ce1">
                <text:p>0,005831</text:p>
              </table:table-cell>
              <table:table-cell table:style-name="ce1"/>
              <table:table-cell office:value-type="float" office:value="2.2942891442291207" table:formula="of:=[.$B$962] /[.B1001]" table:style-name="ce1">
                <text:p>2,2942891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7.8340000000000007E-3" table:style-name="ce1">
                <text:p>0,007834</text:p>
              </table:table-cell>
              <table:table-cell table:style-name="ce1"/>
              <table:table-cell office:value-type="float" office:value="1.7076844523870311" table:formula="of:=[.$B$962] /[.B1002]" table:style-name="ce1">
                <text:p>1,7076844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3940000000000004E-3" table:style-name="ce1">
                <text:p>0,005394</text:p>
              </table:table-cell>
              <table:table-cell table:style-name="ce1"/>
              <table:table-cell office:value-type="float" office:value="2.4801631442343348" table:formula="of:=[.$B$962] /[.B1003]" table:style-name="ce1">
                <text:p>2,4801631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6.3699999999999998E-3" table:style-name="ce1">
                <text:p>0,00637</text:p>
              </table:table-cell>
              <table:table-cell table:style-name="ce1"/>
              <table:table-cell office:value-type="float" office:value="2.1001569858712719" table:formula="of:=[.$B$962] /[.B1004]" table:style-name="ce1">
                <text:p>2,1001569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9709999999999997E-3" table:style-name="ce1">
                <text:p>0,005971</text:p>
              </table:table-cell>
              <table:table-cell table:style-name="ce1"/>
              <table:table-cell office:value-type="float" office:value="2.240495729358567" table:formula="of:=[.$B$962] /[.B1005]" table:style-name="ce1">
                <text:p>2,2404957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7270000000000003E-3" table:style-name="ce1">
                <text:p>0,005727</text:p>
              </table:table-cell>
              <table:table-cell table:style-name="ce1"/>
              <table:table-cell office:value-type="float" office:value="2.3359525056748738" table:formula="of:=[.$B$962] /[.B1006]" table:style-name="ce1">
                <text:p>2,3359525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6.8250000000000003E-3" table:style-name="ce1">
                <text:p>0,006825</text:p>
              </table:table-cell>
              <table:table-cell table:style-name="ce1"/>
              <table:table-cell office:value-type="float" office:value="1.9601465201465205" table:formula="of:=[.$B$962] /[.B1007]" table:style-name="ce1">
                <text:p>1,960146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3400000000000001E-3" table:style-name="ce1">
                <text:p>0,00534</text:p>
              </table:table-cell>
              <table:table-cell table:style-name="ce1"/>
              <table:table-cell office:value-type="float" office:value="2.5052434456928845" table:formula="of:=[.$B$962] /[.B1008]" table:style-name="ce1">
                <text:p>2,5052434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0410000000000003E-3" table:style-name="ce1">
                <text:p>0,005041</text:p>
              </table:table-cell>
              <table:table-cell table:style-name="ce1"/>
              <table:table-cell office:value-type="float" office:value="2.653838524102361" table:formula="of:=[.$B$962] /[.B1009]" table:style-name="ce1">
                <text:p>2,6538385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6550000000000003E-3" table:style-name="ce1">
                <text:p>0,005655</text:p>
              </table:table-cell>
              <table:table-cell table:style-name="ce1"/>
              <table:table-cell office:value-type="float" office:value="2.365694076038904" table:formula="of:=[.$B$962] /[.B1010]" table:style-name="ce1">
                <text:p>2,3656940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6.3220000000000004E-3" table:style-name="ce1">
                <text:p>0,006322</text:p>
              </table:table-cell>
              <table:table-cell table:style-name="ce1"/>
              <table:table-cell office:value-type="float" office:value="2.1161024992091115" table:formula="of:=[.$B$962] /[.B1011]" table:style-name="ce1">
                <text:p>2,1161024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8.5950000000000002E-3" table:style-name="ce1">
                <text:p>0,008595</text:p>
              </table:table-cell>
              <table:table-cell table:style-name="ce1"/>
              <table:table-cell office:value-type="float" office:value="1.5564863292611986" table:formula="of:=[.$B$962] /[.B1012]" table:style-name="ce1">
                <text:p>1,5564863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7.4339999999999996E-3" table:style-name="ce1">
                <text:p>0,007434</text:p>
              </table:table-cell>
              <table:table-cell table:style-name="ce1"/>
              <table:table-cell office:value-type="float" office:value="1.7995695453322575" table:formula="of:=[.$B$962] /[.B1013]" table:style-name="ce1">
                <text:p>1,7995695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8.3719999999999992E-3" table:style-name="ce1">
                <text:p>0,008372</text:p>
              </table:table-cell>
              <table:table-cell table:style-name="ce1"/>
              <table:table-cell office:value-type="float" office:value="1.597945532728142" table:formula="of:=[.$B$962] /[.B1014]" table:style-name="ce1">
                <text:p>1,5979455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6.3400000000000001E-3" table:style-name="ce1">
                <text:p>0,00634</text:p>
              </table:table-cell>
              <table:table-cell table:style-name="ce1"/>
              <table:table-cell office:value-type="float" office:value="2.1100946372239751" table:formula="of:=[.$B$962] /[.B1015]" table:style-name="ce1">
                <text:p>2,1100946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5719999999999997E-3" table:style-name="ce1">
                <text:p>0,005572</text:p>
              </table:table-cell>
              <table:table-cell table:style-name="ce1"/>
              <table:table-cell office:value-type="float" office:value="2.4009332376166554" table:formula="of:=[.$B$962] /[.B1016]" table:style-name="ce1">
                <text:p>2,4009332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7460000000000002E-3" table:style-name="ce1">
                <text:p>0,005746</text:p>
              </table:table-cell>
              <table:table-cell table:style-name="ce1"/>
              <table:table-cell office:value-type="float" office:value="2.3282283327532198" table:formula="of:=[.$B$962] /[.B1017]" table:style-name="ce1">
                <text:p>2,3282283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1599999999999997E-3" table:style-name="ce1">
                <text:p>0,00516</text:p>
              </table:table-cell>
              <table:table-cell table:style-name="ce1"/>
              <table:table-cell office:value-type="float" office:value="2.5926356589147295" table:formula="of:=[.$B$962] /[.B1018]" table:style-name="ce1">
                <text:p>2,5926356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9969999999999997E-3" table:style-name="ce1">
                <text:p>0,005997</text:p>
              </table:table-cell>
              <table:table-cell table:style-name="ce1"/>
              <table:table-cell office:value-type="float" office:value="2.2307820576955151" table:formula="of:=[.$B$962] /[.B1019]" table:style-name="ce1">
                <text:p>2,2307820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6160000000000003E-3" table:style-name="ce1">
                <text:p>0,005616</text:p>
              </table:table-cell>
              <table:table-cell table:style-name="ce1"/>
              <table:table-cell office:value-type="float" office:value="2.3821225071225074" table:formula="of:=[.$B$962] /[.B1020]" table:style-name="ce1">
                <text:p>2,3821225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6.1549999999999999E-3" table:style-name="ce1">
                <text:p>0,006155</text:p>
              </table:table-cell>
              <table:table-cell table:style-name="ce1"/>
              <table:table-cell office:value-type="float" office:value="2.1735174654752241" table:formula="of:=[.$B$962] /[.B1021]" table:style-name="ce1">
                <text:p>2,17351746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8.0770000000000008E-3" table:style-name="ce1">
                <text:p>0,008077</text:p>
              </table:table-cell>
              <table:table-cell table:style-name="ce1"/>
              <table:table-cell office:value-type="float" office:value="1.65630803516157" table:formula="of:=[.$B$962] /[.B1022]" table:style-name="ce1">
                <text:p>1,6563080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3.csv</text:p>
              </table:table-cell>
              <table:table-cell office:value-type="float" office:value="5.5040000000000002E-3" table:style-name="ce1">
                <text:p>0,005504</text:p>
              </table:table-cell>
              <table:table-cell table:style-name="ce1"/>
              <table:table-cell office:value-type="float" office:value="2.4305959302325584" table:formula="of:=[.$B$962] /[.B1023]" table:style-name="ce1">
                <text:p>2,43059593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k-3.csv Average</text:p>
            </table:table-cell>
            <table:table-cell office:value-type="float" office:value="6.8167333333333342E-3" table:formula="of:=SUBTOTAL(1;[.$B$994:.$B$1023])" table:style-name="ce2">
              <text:p>0,006816733</text:p>
            </table:table-cell>
            <table:table-cell table:style-name="ce1"/>
            <table:table-cell office:value-type="float" office:value="1.9625235939012824" table:formula="of:=[.$B$962] /[.B1024]" table:style-name="ce1">
              <text:p>1,962523594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9.1190000000000004E-3" table:style-name="ce1">
                <text:p>0,009119</text:p>
              </table:table-cell>
              <table:table-cell table:style-name="ce1"/>
              <table:table-cell office:value-type="float" office:value="1.467046825309793" table:formula="of:=[.$B$962] /[.B1025]" table:style-name="ce1">
                <text:p>1,4670468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1.1117E-2" table:style-name="ce1">
                <text:p>0,011117</text:p>
              </table:table-cell>
              <table:table-cell table:style-name="ce1"/>
              <table:table-cell office:value-type="float" office:value="1.2033822074300622" table:formula="of:=[.$B$962] /[.B1026]" table:style-name="ce1">
                <text:p>1,2033822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7.8960000000000002E-3" table:style-name="ce1">
                <text:p>0,007896</text:p>
              </table:table-cell>
              <table:table-cell table:style-name="ce1"/>
              <table:table-cell office:value-type="float" office:value="1.6942755825734552" table:formula="of:=[.$B$962] /[.B1027]" table:style-name="ce1">
                <text:p>1,6942755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8.6049999999999998E-3" table:style-name="ce1">
                <text:p>0,008605</text:p>
              </table:table-cell>
              <table:table-cell table:style-name="ce1"/>
              <table:table-cell office:value-type="float" office:value="1.5546775130737946" table:formula="of:=[.$B$962] /[.B1028]" table:style-name="ce1">
                <text:p>1,5546775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7.4000000000000003E-3" table:style-name="ce1">
                <text:p>0,0074</text:p>
              </table:table-cell>
              <table:table-cell table:style-name="ce1"/>
              <table:table-cell office:value-type="float" office:value="1.8078378378378381" table:formula="of:=[.$B$962] /[.B1029]" table:style-name="ce1">
                <text:p>1,8078378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6.1710000000000003E-3" table:style-name="ce1">
                <text:p>0,006171</text:p>
              </table:table-cell>
              <table:table-cell table:style-name="ce1"/>
              <table:table-cell office:value-type="float" office:value="2.1678820288445961" table:formula="of:=[.$B$962] /[.B1030]" table:style-name="ce1">
                <text:p>2,1678820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4.1110000000000001E-3" table:style-name="ce1">
                <text:p>0,004111</text:p>
              </table:table-cell>
              <table:table-cell table:style-name="ce1"/>
              <table:table-cell office:value-type="float" office:value="3.2541960593529562" table:formula="of:=[.$B$962] /[.B1031]" table:style-name="ce1">
                <text:p>3,2541960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3.8790000000000001E-3" table:style-name="ce1">
                <text:p>0,003879</text:p>
              </table:table-cell>
              <table:table-cell table:style-name="ce1"/>
              <table:table-cell office:value-type="float" office:value="3.4488270172724937" table:formula="of:=[.$B$962] /[.B1032]" table:style-name="ce1">
                <text:p>3,4488270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4.7029999999999997E-3" table:style-name="ce1">
                <text:p>0,004703</text:p>
              </table:table-cell>
              <table:table-cell table:style-name="ce1"/>
              <table:table-cell office:value-type="float" office:value="2.8445672974697009" table:formula="of:=[.$B$962] /[.B1033]" table:style-name="ce1">
                <text:p>2,8445672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5.3550000000000004E-3" table:style-name="ce1">
                <text:p>0,005355</text:p>
              </table:table-cell>
              <table:table-cell table:style-name="ce1"/>
              <table:table-cell office:value-type="float" office:value="2.4982259570494869" table:formula="of:=[.$B$962] /[.B1034]" table:style-name="ce1">
                <text:p>2,4982259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3.9779999999999998E-3" table:style-name="ce1">
                <text:p>0,003978</text:p>
              </table:table-cell>
              <table:table-cell table:style-name="ce1"/>
              <table:table-cell office:value-type="float" office:value="3.3629964806435404" table:formula="of:=[.$B$962] /[.B1035]" table:style-name="ce1">
                <text:p>3,3629964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3.5969999999999999E-3" table:style-name="ce1">
                <text:p>0,003597</text:p>
              </table:table-cell>
              <table:table-cell table:style-name="ce1"/>
              <table:table-cell office:value-type="float" office:value="3.7192104531554082" table:formula="of:=[.$B$962] /[.B1036]" table:style-name="ce1">
                <text:p>3,7192104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5.4270000000000004E-3" table:style-name="ce1">
                <text:p>0,005427</text:p>
              </table:table-cell>
              <table:table-cell table:style-name="ce1"/>
              <table:table-cell office:value-type="float" office:value="2.465081997420306" table:formula="of:=[.$B$962] /[.B1037]" table:style-name="ce1">
                <text:p>2,4650819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6.1830000000000001E-3" table:style-name="ce1">
                <text:p>0,006183</text:p>
              </table:table-cell>
              <table:table-cell table:style-name="ce1"/>
              <table:table-cell office:value-type="float" office:value="2.1636745916221902" table:formula="of:=[.$B$962] /[.B1038]" table:style-name="ce1">
                <text:p>2,1636745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4.4850000000000003E-3" table:style-name="ce1">
                <text:p>0,004485</text:p>
              </table:table-cell>
              <table:table-cell table:style-name="ce1"/>
              <table:table-cell office:value-type="float" office:value="2.982831661092531" table:formula="of:=[.$B$962] /[.B1039]" table:style-name="ce1">
                <text:p>2,9828316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3.5070000000000001E-3" table:style-name="ce1">
                <text:p>0,003507</text:p>
              </table:table-cell>
              <table:table-cell table:style-name="ce1"/>
              <table:table-cell office:value-type="float" office:value="3.8146564014827495" table:formula="of:=[.$B$962] /[.B1040]" table:style-name="ce1">
                <text:p>3,8146564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5.5449999999999996E-3" table:style-name="ce1">
                <text:p>0,005545</text:p>
              </table:table-cell>
              <table:table-cell table:style-name="ce1"/>
              <table:table-cell office:value-type="float" office:value="2.4126239855725884" table:formula="of:=[.$B$962] /[.B1041]" table:style-name="ce1">
                <text:p>2,4126239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4.9950000000000003E-3" table:style-name="ce1">
                <text:p>0,004995</text:p>
              </table:table-cell>
              <table:table-cell table:style-name="ce1"/>
              <table:table-cell office:value-type="float" office:value="2.6782782782782788" table:formula="of:=[.$B$962] /[.B1042]" table:style-name="ce1">
                <text:p>2,6782782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6.2350000000000001E-3" table:style-name="ce1">
                <text:p>0,006235</text:p>
              </table:table-cell>
              <table:table-cell table:style-name="ce1"/>
              <table:table-cell office:value-type="float" office:value="2.1456295108259829" table:formula="of:=[.$B$962] /[.B1043]" table:style-name="ce1">
                <text:p>2,1456295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6.581E-3" table:style-name="ce1">
                <text:p>0,006581</text:p>
              </table:table-cell>
              <table:table-cell table:style-name="ce1"/>
              <table:table-cell office:value-type="float" office:value="2.0328217596110019" table:formula="of:=[.$B$962] /[.B1044]" table:style-name="ce1">
                <text:p>2,032821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4.8979999999999996E-3" table:style-name="ce1">
                <text:p>0,004898</text:p>
              </table:table-cell>
              <table:table-cell table:style-name="ce1"/>
              <table:table-cell office:value-type="float" office:value="2.7313189056757867" table:formula="of:=[.$B$962] /[.B1045]" table:style-name="ce1">
                <text:p>2,7313189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4.8390000000000004E-3" table:style-name="ce1">
                <text:p>0,004839</text:p>
              </table:table-cell>
              <table:table-cell table:style-name="ce1"/>
              <table:table-cell office:value-type="float" office:value="2.7646207894193018" table:formula="of:=[.$B$962] /[.B1046]" table:style-name="ce1">
                <text:p>2,7646207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4.9129999999999998E-3" table:style-name="ce1">
                <text:p>0,004913</text:p>
              </table:table-cell>
              <table:table-cell table:style-name="ce1"/>
              <table:table-cell office:value-type="float" office:value="2.7229798493791986" table:formula="of:=[.$B$962] /[.B1047]" table:style-name="ce1">
                <text:p>2,72297984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3.7390000000000001E-3" table:style-name="ce1">
                <text:p>0,003739</text:p>
              </table:table-cell>
              <table:table-cell table:style-name="ce1"/>
              <table:table-cell office:value-type="float" office:value="3.5779620219309982" table:formula="of:=[.$B$962] /[.B1048]" table:style-name="ce1">
                <text:p>3,5779620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4.313E-3" table:style-name="ce1">
                <text:p>0,004313</text:p>
              </table:table-cell>
              <table:table-cell table:style-name="ce1"/>
              <table:table-cell office:value-type="float" office:value="3.1017853002550435" table:formula="of:=[.$B$962] /[.B1049]" table:style-name="ce1">
                <text:p>3,10178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5.3030000000000004E-3" table:style-name="ce1">
                <text:p>0,005303</text:p>
              </table:table-cell>
              <table:table-cell table:style-name="ce1"/>
              <table:table-cell office:value-type="float" office:value="2.5227229869884975" table:formula="of:=[.$B$962] /[.B1050]" table:style-name="ce1">
                <text:p>2,5227229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4.9769999999999997E-3" table:style-name="ce1">
                <text:p>0,004977</text:p>
              </table:table-cell>
              <table:table-cell table:style-name="ce1"/>
              <table:table-cell office:value-type="float" office:value="2.6879646373317265" table:formula="of:=[.$B$962] /[.B1051]" table:style-name="ce1">
                <text:p>2,6879646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4.934E-3" table:style-name="ce1">
                <text:p>0,004934</text:p>
              </table:table-cell>
              <table:table-cell table:style-name="ce1"/>
              <table:table-cell office:value-type="float" office:value="2.7113903526550471" table:formula="of:=[.$B$962] /[.B1052]" table:style-name="ce1">
                <text:p>2,7113903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5.4180000000000001E-3" table:style-name="ce1">
                <text:p>0,005418</text:p>
              </table:table-cell>
              <table:table-cell table:style-name="ce1"/>
              <table:table-cell office:value-type="float" office:value="2.4691768180140277" table:formula="of:=[.$B$962] /[.B1053]" table:style-name="ce1">
                <text:p>2,4691768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4.csv</text:p>
              </table:table-cell>
              <table:table-cell office:value-type="float" office:value="4.908E-3" table:style-name="ce1">
                <text:p>0,004908</text:p>
              </table:table-cell>
              <table:table-cell table:style-name="ce1"/>
              <table:table-cell office:value-type="float" office:value="2.7257538712306442" table:formula="of:=[.$B$962] /[.B1054]" table:style-name="ce1">
                <text:p>2,725753871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k-4.csv Average</text:p>
            </table:table-cell>
            <table:table-cell office:value-type="float" office:value="5.5710333333333336E-3" table:formula="of:=SUBTOTAL(1;[.$B$1025:.$B$1054])" table:style-name="ce2">
              <text:p>0,005571033</text:p>
            </table:table-cell>
            <table:table-cell table:style-name="ce1"/>
            <table:table-cell office:value-type="float" office:value="2.4013498393475778" table:formula="of:=[.$B$962] /[.B1055]" table:style-name="ce1">
              <text:p>2,401349839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7.5100000000000002E-3" table:style-name="ce1">
                <text:p>0,00751</text:p>
              </table:table-cell>
              <table:table-cell table:style-name="ce1"/>
              <table:table-cell office:value-type="float" office:value="1.7813581890812253" table:formula="of:=[.$B$962] /[.B1056]" table:style-name="ce1">
                <text:p>1,7813581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1159999999999999E-3" table:style-name="ce1">
                <text:p>0,005116</text:p>
              </table:table-cell>
              <table:table-cell table:style-name="ce1"/>
              <table:table-cell office:value-type="float" office:value="2.6149335418295547" table:formula="of:=[.$B$962] /[.B1057]" table:style-name="ce1">
                <text:p>2,61493354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3509999999999999E-3" table:style-name="ce1">
                <text:p>0,005351</text:p>
              </table:table-cell>
              <table:table-cell table:style-name="ce1"/>
              <table:table-cell office:value-type="float" office:value="2.5000934404784156" table:formula="of:=[.$B$962] /[.B1058]" table:style-name="ce1">
                <text:p>2,500093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1370000000000001E-3" table:style-name="ce1">
                <text:p>0,005137</text:p>
              </table:table-cell>
              <table:table-cell table:style-name="ce1"/>
              <table:table-cell office:value-type="float" office:value="2.6042437220167418" table:formula="of:=[.$B$962] /[.B1059]" table:style-name="ce1">
                <text:p>2,6042437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7.1869999999999998E-3" table:style-name="ce1">
                <text:p>0,007187</text:p>
              </table:table-cell>
              <table:table-cell table:style-name="ce1"/>
              <table:table-cell office:value-type="float" office:value="1.8614164463614864" table:formula="of:=[.$B$962] /[.B1060]" table:style-name="ce1">
                <text:p>1,8614164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7.9830000000000005E-3" table:style-name="ce1">
                <text:p>0,007983</text:p>
              </table:table-cell>
              <table:table-cell table:style-name="ce1"/>
              <table:table-cell office:value-type="float" office:value="1.6758110985844923" table:formula="of:=[.$B$962] /[.B1061]" table:style-name="ce1">
                <text:p>1,6758110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7.7669999999999996E-3" table:style-name="ce1">
                <text:p>0,007767</text:p>
              </table:table-cell>
              <table:table-cell table:style-name="ce1"/>
              <table:table-cell office:value-type="float" office:value="1.7224153469808168" table:formula="of:=[.$B$962] /[.B1062]" table:style-name="ce1">
                <text:p>1,72241534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6.7520000000000002E-3" table:style-name="ce1">
                <text:p>0,006752</text:p>
              </table:table-cell>
              <table:table-cell table:style-name="ce1"/>
              <table:table-cell office:value-type="float" office:value="1.9813388625592421" table:formula="of:=[.$B$962] /[.B1063]" table:style-name="ce1">
                <text:p>1,9813388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7.267E-3" table:style-name="ce1">
                <text:p>0,007267</text:p>
              </table:table-cell>
              <table:table-cell table:style-name="ce1"/>
              <table:table-cell office:value-type="float" office:value="1.8409247282234764" table:formula="of:=[.$B$962] /[.B1064]" table:style-name="ce1">
                <text:p>1,8409247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6.476E-3" table:style-name="ce1">
                <text:p>0,006476</text:p>
              </table:table-cell>
              <table:table-cell table:style-name="ce1"/>
              <table:table-cell office:value-type="float" office:value="2.065781346510192" table:formula="of:=[.$B$962] /[.B1065]" table:style-name="ce1">
                <text:p>2,06578134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6.332E-3" table:style-name="ce1">
                <text:p>0,006332</text:p>
              </table:table-cell>
              <table:table-cell table:style-name="ce1"/>
              <table:table-cell office:value-type="float" office:value="2.1127605811749848" table:formula="of:=[.$B$962] /[.B1066]" table:style-name="ce1">
                <text:p>2,11276058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6.2950000000000002E-3" table:style-name="ce1">
                <text:p>0,006295</text:p>
              </table:table-cell>
              <table:table-cell table:style-name="ce1"/>
              <table:table-cell office:value-type="float" office:value="2.1251787132644959" table:formula="of:=[.$B$962] /[.B1067]" table:style-name="ce1">
                <text:p>2,1251787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4739999999999997E-3" table:style-name="ce1">
                <text:p>0,005474</text:p>
              </table:table-cell>
              <table:table-cell table:style-name="ce1"/>
              <table:table-cell office:value-type="float" office:value="2.4439166971136288" table:formula="of:=[.$B$962] /[.B1068]" table:style-name="ce1">
                <text:p>2,4439166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6.7609999999999996E-3" table:style-name="ce1">
                <text:p>0,006761</text:p>
              </table:table-cell>
              <table:table-cell table:style-name="ce1"/>
              <table:table-cell office:value-type="float" office:value="1.9787013755361638" table:formula="of:=[.$B$962] /[.B1069]" table:style-name="ce1">
                <text:p>1,9787013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5269999999999998E-3" table:style-name="ce1">
                <text:p>0,005527</text:p>
              </table:table-cell>
              <table:table-cell table:style-name="ce1"/>
              <table:table-cell office:value-type="float" office:value="2.4204812737470607" table:formula="of:=[.$B$962] /[.B1070]" table:style-name="ce1">
                <text:p>2,4204812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4.9779999999999998E-3" table:style-name="ce1">
                <text:p>0,004978</text:p>
              </table:table-cell>
              <table:table-cell table:style-name="ce1"/>
              <table:table-cell office:value-type="float" office:value="2.6874246685415835" table:formula="of:=[.$B$962] /[.B1071]" table:style-name="ce1">
                <text:p>2,68742466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0369999999999998E-3" table:style-name="ce1">
                <text:p>0,005037</text:p>
              </table:table-cell>
              <table:table-cell table:style-name="ce1"/>
              <table:table-cell office:value-type="float" office:value="2.6559459996029391" table:formula="of:=[.$B$962] /[.B1072]" table:style-name="ce1">
                <text:p>2,6559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1380000000000002E-3" table:style-name="ce1">
                <text:p>0,005138</text:p>
              </table:table-cell>
              <table:table-cell table:style-name="ce1"/>
              <table:table-cell office:value-type="float" office:value="2.6037368625924486" table:formula="of:=[.$B$962] /[.B1073]" table:style-name="ce1">
                <text:p>2,6037368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1359999999999999E-3" table:style-name="ce1">
                <text:p>0,005136</text:p>
              </table:table-cell>
              <table:table-cell table:style-name="ce1"/>
              <table:table-cell office:value-type="float" office:value="2.6047507788162001" table:formula="of:=[.$B$962] /[.B1074]" table:style-name="ce1">
                <text:p>2,6047507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156E-3" table:style-name="ce1">
                <text:p>0,005156</text:p>
              </table:table-cell>
              <table:table-cell table:style-name="ce1"/>
              <table:table-cell office:value-type="float" office:value="2.5946470131885189" table:formula="of:=[.$B$962] /[.B1075]" table:style-name="ce1">
                <text:p>2,5946470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1019999999999998E-3" table:style-name="ce1">
                <text:p>0,005102</text:p>
              </table:table-cell>
              <table:table-cell table:style-name="ce1"/>
              <table:table-cell office:value-type="float" office:value="2.6221089768718158" table:formula="of:=[.$B$962] /[.B1076]" table:style-name="ce1">
                <text:p>2,6221089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0150000000000004E-3" table:style-name="ce1">
                <text:p>0,005015</text:p>
              </table:table-cell>
              <table:table-cell table:style-name="ce1"/>
              <table:table-cell office:value-type="float" office:value="2.6675972083748758" table:formula="of:=[.$B$962] /[.B1077]" table:style-name="ce1">
                <text:p>2,6675972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4.6560000000000004E-3" table:style-name="ce1">
                <text:p>0,004656</text:p>
              </table:table-cell>
              <table:table-cell table:style-name="ce1"/>
              <table:table-cell office:value-type="float" office:value="2.8732817869415812" table:formula="of:=[.$B$962] /[.B1078]" table:style-name="ce1">
                <text:p>2,8732817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1850000000000004E-3" table:style-name="ce1">
                <text:p>0,005185</text:p>
              </table:table-cell>
              <table:table-cell table:style-name="ce1"/>
              <table:table-cell office:value-type="float" office:value="2.5801350048216012" table:formula="of:=[.$B$962] /[.B1079]" table:style-name="ce1">
                <text:p>2,5801350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4.6620000000000003E-3" table:style-name="ce1">
                <text:p>0,004662</text:p>
              </table:table-cell>
              <table:table-cell table:style-name="ce1"/>
              <table:table-cell office:value-type="float" office:value="2.8695838695838698" table:formula="of:=[.$B$962] /[.B1080]" table:style-name="ce1">
                <text:p>2,869583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7340000000000004E-3" table:style-name="ce1">
                <text:p>0,005734</text:p>
              </table:table-cell>
              <table:table-cell table:style-name="ce1"/>
              <table:table-cell office:value-type="float" office:value="2.3331008022322988" table:formula="of:=[.$B$962] /[.B1081]" table:style-name="ce1">
                <text:p>2,3331008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7.1450000000000003E-3" table:style-name="ce1">
                <text:p>0,007145</text:p>
              </table:table-cell>
              <table:table-cell table:style-name="ce1"/>
              <table:table-cell office:value-type="float" office:value="1.8723582925122466" table:formula="of:=[.$B$962] /[.B1082]" table:style-name="ce1">
                <text:p>1,87235829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3410000000000003E-3" table:style-name="ce1">
                <text:p>0,005341</text:p>
              </table:table-cell>
              <table:table-cell table:style-name="ce1"/>
              <table:table-cell office:value-type="float" office:value="2.5047743868189483" table:formula="of:=[.$B$962] /[.B1083]" table:style-name="ce1">
                <text:p>2,5047743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2490000000000002E-3" table:style-name="ce1">
                <text:p>0,005249</text:p>
              </table:table-cell>
              <table:table-cell table:style-name="ce1"/>
              <table:table-cell office:value-type="float" office:value="2.5486759382739574" table:formula="of:=[.$B$962] /[.B1084]" table:style-name="ce1">
                <text:p>2,5486759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5.csv</text:p>
              </table:table-cell>
              <table:table-cell office:value-type="float" office:value="5.0200000000000002E-3" table:style-name="ce1">
                <text:p>0,00502</text:p>
              </table:table-cell>
              <table:table-cell table:style-name="ce1"/>
              <table:table-cell office:value-type="float" office:value="2.6649402390438253" table:formula="of:=[.$B$962] /[.B1085]" table:style-name="ce1">
                <text:p>2,664940239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k-5.csv Average</text:p>
            </table:table-cell>
            <table:table-cell office:value-type="float" office:value="5.8496333333333339E-3" table:formula="of:=SUBTOTAL(1;[.$B$1056:.$B$1085])" table:style-name="ce2">
              <text:p>0,005849633</text:p>
            </table:table-cell>
            <table:table-cell table:style-name="ce1"/>
            <table:table-cell office:value-type="float" office:value="2.2869809503729579" table:formula="of:=[.$B$962] /[.B1086]" table:style-name="ce1">
              <text:p>2,28698095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6.1570000000000001E-3" table:style-name="ce1">
                <text:p>0,006157</text:p>
              </table:table-cell>
              <table:table-cell table:style-name="ce1"/>
              <table:table-cell office:value-type="float" office:value="2.1728114341400038" table:formula="of:=[.$B$962] /[.B1087]" table:style-name="ce1">
                <text:p>2,17281143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5.7019999999999996E-3" table:style-name="ce1">
                <text:p>0,005702</text:p>
              </table:table-cell>
              <table:table-cell table:style-name="ce1"/>
              <table:table-cell office:value-type="float" office:value="2.3461943177832345" table:formula="of:=[.$B$962] /[.B1088]" table:style-name="ce1">
                <text:p>2,3461943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6.051E-3" table:style-name="ce1">
                <text:p>0,006051</text:p>
              </table:table-cell>
              <table:table-cell table:style-name="ce1"/>
              <table:table-cell office:value-type="float" office:value="2.2108742356635274" table:formula="of:=[.$B$962] /[.B1089]" table:style-name="ce1">
                <text:p>2,2108742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5.8040000000000001E-3" table:style-name="ce1">
                <text:p>0,005804</text:p>
              </table:table-cell>
              <table:table-cell table:style-name="ce1"/>
              <table:table-cell office:value-type="float" office:value="2.3049620951068235" table:formula="of:=[.$B$962] /[.B1090]" table:style-name="ce1">
                <text:p>2,3049620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5.7409999999999996E-3" table:style-name="ce1">
                <text:p>0,005741</text:p>
              </table:table-cell>
              <table:table-cell table:style-name="ce1"/>
              <table:table-cell office:value-type="float" office:value="2.3302560529524481" table:formula="of:=[.$B$962] /[.B1091]" table:style-name="ce1">
                <text:p>2,3302560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4.535E-3" table:style-name="ce1">
                <text:p>0,004535</text:p>
              </table:table-cell>
              <table:table-cell table:style-name="ce1"/>
              <table:table-cell office:value-type="float" office:value="2.9499448732083797" table:formula="of:=[.$B$962] /[.B1092]" table:style-name="ce1">
                <text:p>2,94994487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4.7460000000000002E-3" table:style-name="ce1">
                <text:p>0,004746</text:p>
              </table:table-cell>
              <table:table-cell table:style-name="ce1"/>
              <table:table-cell office:value-type="float" office:value="2.8187947745469875" table:formula="of:=[.$B$962] /[.B1093]" table:style-name="ce1">
                <text:p>2,8187947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4.921E-3" table:style-name="ce1">
                <text:p>0,004921</text:p>
              </table:table-cell>
              <table:table-cell table:style-name="ce1"/>
              <table:table-cell office:value-type="float" office:value="2.7185531396057718" table:formula="of:=[.$B$962] /[.B1094]" table:style-name="ce1">
                <text:p>2,718553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4.9459999999999999E-3" table:style-name="ce1">
                <text:p>0,004946</text:p>
              </table:table-cell>
              <table:table-cell table:style-name="ce1"/>
              <table:table-cell office:value-type="float" office:value="2.7048119692680959" table:formula="of:=[.$B$962] /[.B1095]" table:style-name="ce1">
                <text:p>2,70481196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5.9680000000000002E-3" table:style-name="ce1">
                <text:p>0,005968</text:p>
              </table:table-cell>
              <table:table-cell table:style-name="ce1"/>
              <table:table-cell office:value-type="float" office:value="2.2416219839142095" table:formula="of:=[.$B$962] /[.B1096]" table:style-name="ce1">
                <text:p>2,2416219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7.4830000000000001E-3" table:style-name="ce1">
                <text:p>0,007483</text:p>
              </table:table-cell>
              <table:table-cell table:style-name="ce1"/>
              <table:table-cell office:value-type="float" office:value="1.7877856474675935" table:formula="of:=[.$B$962] /[.B1097]" table:style-name="ce1">
                <text:p>1,78778564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6.5820000000000002E-3" table:style-name="ce1">
                <text:p>0,006582</text:p>
              </table:table-cell>
              <table:table-cell table:style-name="ce1"/>
              <table:table-cell office:value-type="float" office:value="2.0325129140079006" table:formula="of:=[.$B$962] /[.B1098]" table:style-name="ce1">
                <text:p>2,0325129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7.809E-3" table:style-name="ce1">
                <text:p>0,007809</text:p>
              </table:table-cell>
              <table:table-cell table:style-name="ce1"/>
              <table:table-cell office:value-type="float" office:value="1.7131514918683575" table:formula="of:=[.$B$962] /[.B1099]" table:style-name="ce1">
                <text:p>1,7131514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7.0229999999999997E-3" table:style-name="ce1">
                <text:p>0,007023</text:p>
              </table:table-cell>
              <table:table-cell table:style-name="ce1"/>
              <table:table-cell office:value-type="float" office:value="1.9048839527267554" table:formula="of:=[.$B$962] /[.B1100]" table:style-name="ce1">
                <text:p>1,9048839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6.8570000000000002E-3" table:style-name="ce1">
                <text:p>0,006857</text:p>
              </table:table-cell>
              <table:table-cell table:style-name="ce1"/>
              <table:table-cell office:value-type="float" office:value="1.9509989791453992" table:formula="of:=[.$B$962] /[.B1101]" table:style-name="ce1">
                <text:p>1,9509989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7.0479999999999996E-3" table:style-name="ce1">
                <text:p>0,007048</text:p>
              </table:table-cell>
              <table:table-cell table:style-name="ce1"/>
              <table:table-cell office:value-type="float" office:value="1.8981271282633376" table:formula="of:=[.$B$962] /[.B1102]" table:style-name="ce1">
                <text:p>1,8981271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9.0840000000000001E-3" table:style-name="ce1">
                <text:p>0,009084</text:p>
              </table:table-cell>
              <table:table-cell table:style-name="ce1"/>
              <table:table-cell office:value-type="float" office:value="1.4726992514310879" table:formula="of:=[.$B$962] /[.B1103]" table:style-name="ce1">
                <text:p>1,4726992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1.0009000000000001E-2" table:style-name="ce1">
                <text:p>0,010009</text:p>
              </table:table-cell>
              <table:table-cell table:style-name="ce1"/>
              <table:table-cell office:value-type="float" office:value="1.336597062643621" table:formula="of:=[.$B$962] /[.B1104]" table:style-name="ce1">
                <text:p>1,3365970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8.8520000000000005E-3" table:style-name="ce1">
                <text:p>0,008852</text:p>
              </table:table-cell>
              <table:table-cell table:style-name="ce1"/>
              <table:table-cell office:value-type="float" office:value="1.5112968820605515" table:formula="of:=[.$B$962] /[.B1105]" table:style-name="ce1">
                <text:p>1,5112968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5.2339999999999999E-3" table:style-name="ce1">
                <text:p>0,005234</text:p>
              </table:table-cell>
              <table:table-cell table:style-name="ce1"/>
              <table:table-cell office:value-type="float" office:value="2.5559801299197562" table:formula="of:=[.$B$962] /[.B1106]" table:style-name="ce1">
                <text:p>2,555980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6.6940000000000003E-3" table:style-name="ce1">
                <text:p>0,006694</text:p>
              </table:table-cell>
              <table:table-cell table:style-name="ce1"/>
              <table:table-cell office:value-type="float" office:value="1.9985061248879596" table:formula="of:=[.$B$962] /[.B1107]" table:style-name="ce1">
                <text:p>1,9985061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5.1149999999999998E-3" table:style-name="ce1">
                <text:p>0,005115</text:p>
              </table:table-cell>
              <table:table-cell table:style-name="ce1"/>
              <table:table-cell office:value-type="float" office:value="2.6154447702834807" table:formula="of:=[.$B$962] /[.B1108]" table:style-name="ce1">
                <text:p>2,615444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6.3330000000000001E-3" table:style-name="ce1">
                <text:p>0,006333</text:p>
              </table:table-cell>
              <table:table-cell table:style-name="ce1"/>
              <table:table-cell office:value-type="float" office:value="2.1124269698405183" table:formula="of:=[.$B$962] /[.B1109]" table:style-name="ce1">
                <text:p>2,112426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6.5279999999999999E-3" table:style-name="ce1">
                <text:p>0,006528</text:p>
              </table:table-cell>
              <table:table-cell table:style-name="ce1"/>
              <table:table-cell office:value-type="float" office:value="2.0493259803921573" table:formula="of:=[.$B$962] /[.B1110]" table:style-name="ce1">
                <text:p>2,049325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5.4320000000000002E-3" table:style-name="ce1">
                <text:p>0,005432</text:p>
              </table:table-cell>
              <table:table-cell table:style-name="ce1"/>
              <table:table-cell office:value-type="float" office:value="2.4628129602356412" table:formula="of:=[.$B$962] /[.B1111]" table:style-name="ce1">
                <text:p>2,462812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5.587E-3" table:style-name="ce1">
                <text:p>0,005587</text:p>
              </table:table-cell>
              <table:table-cell table:style-name="ce1"/>
              <table:table-cell office:value-type="float" office:value="2.394487202434223" table:formula="of:=[.$B$962] /[.B1112]" table:style-name="ce1">
                <text:p>2,3944872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5.8840000000000003E-3" table:style-name="ce1">
                <text:p>0,005884</text:p>
              </table:table-cell>
              <table:table-cell table:style-name="ce1"/>
              <table:table-cell office:value-type="float" office:value="2.2736233854520735" table:formula="of:=[.$B$962] /[.B1113]" table:style-name="ce1">
                <text:p>2,2736233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6.2529999999999999E-3" table:style-name="ce1">
                <text:p>0,006253</text:p>
              </table:table-cell>
              <table:table-cell table:style-name="ce1"/>
              <table:table-cell office:value-type="float" office:value="2.1394530625299861" table:formula="of:=[.$B$962] /[.B1114]" table:style-name="ce1">
                <text:p>2,1394530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8.2550000000000002E-3" table:style-name="ce1">
                <text:p>0,008255</text:p>
              </table:table-cell>
              <table:table-cell table:style-name="ce1"/>
              <table:table-cell office:value-type="float" office:value="1.6205935796486981" table:formula="of:=[.$B$962] /[.B1115]" table:style-name="ce1">
                <text:p>1,620593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6.csv</text:p>
              </table:table-cell>
              <table:table-cell office:value-type="float" office:value="5.1330000000000004E-3" table:style-name="ce1">
                <text:p>0,005133</text:p>
              </table:table-cell>
              <table:table-cell table:style-name="ce1"/>
              <table:table-cell office:value-type="float" office:value="2.6062731346191312" table:formula="of:=[.$B$962] /[.B1116]" table:style-name="ce1">
                <text:p>2,606273135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k-6.csv Average</text:p>
            </table:table-cell>
            <table:table-cell office:value-type="float" office:value="6.3922000000000015E-3" table:formula="of:=SUBTOTAL(1;[.$B$1087:.$B$1116])" table:style-name="ce2">
              <text:p>0,0063922</text:p>
            </table:table-cell>
            <table:table-cell table:style-name="ce1"/>
            <table:table-cell office:value-type="float" office:value="2.092863176996965" table:formula="of:=[.$B$962] /[.B1117]" table:style-name="ce1">
              <text:p>2,092863177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1.1107000000000001E-2" table:style-name="ce1">
                <text:p>0,011107</text:p>
              </table:table-cell>
              <table:table-cell table:style-name="ce1"/>
              <table:table-cell office:value-type="float" office:value="1.2044656522913479" table:formula="of:=[.$B$962] /[.B1118]" table:style-name="ce1">
                <text:p>1,2044656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5.1440000000000001E-3" table:style-name="ce1">
                <text:p>0,005144</text:p>
              </table:table-cell>
              <table:table-cell table:style-name="ce1"/>
              <table:table-cell office:value-type="float" office:value="2.600699844479005" table:formula="of:=[.$B$962] /[.B1119]" table:style-name="ce1">
                <text:p>2,6006998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5.6319999999999999E-3" table:style-name="ce1">
                <text:p>0,005632</text:p>
              </table:table-cell>
              <table:table-cell table:style-name="ce1"/>
              <table:table-cell office:value-type="float" office:value="2.3753551136363642" table:formula="of:=[.$B$962] /[.B1120]" table:style-name="ce1">
                <text:p>2,3753551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4.4749999999999998E-3" table:style-name="ce1">
                <text:p>0,004475</text:p>
              </table:table-cell>
              <table:table-cell table:style-name="ce1"/>
              <table:table-cell office:value-type="float" office:value="2.9894972067039114" table:formula="of:=[.$B$962] /[.B1121]" table:style-name="ce1">
                <text:p>2,9894972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5.5430000000000002E-3" table:style-name="ce1">
                <text:p>0,005543</text:p>
              </table:table-cell>
              <table:table-cell table:style-name="ce1"/>
              <table:table-cell office:value-type="float" office:value="2.4134944975644963" table:formula="of:=[.$B$962] /[.B1122]" table:style-name="ce1">
                <text:p>2,4134944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6.9179999999999997E-3" table:style-name="ce1">
                <text:p>0,006918</text:p>
              </table:table-cell>
              <table:table-cell table:style-name="ce1"/>
              <table:table-cell office:value-type="float" office:value="1.9337958947672742" table:formula="of:=[.$B$962] /[.B1123]" table:style-name="ce1">
                <text:p>1,9337958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5.6360000000000004E-3" table:style-name="ce1">
                <text:p>0,005636</text:p>
              </table:table-cell>
              <table:table-cell table:style-name="ce1"/>
              <table:table-cell office:value-type="float" office:value="2.373669268985096" table:formula="of:=[.$B$962] /[.B1124]" table:style-name="ce1">
                <text:p>2,37366926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5.901E-3" table:style-name="ce1">
                <text:p>0,005901</text:p>
              </table:table-cell>
              <table:table-cell table:style-name="ce1"/>
              <table:table-cell office:value-type="float" office:value="2.2670733773936624" table:formula="of:=[.$B$962] /[.B1125]" table:style-name="ce1">
                <text:p>2,2670733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7.1879999999999999E-3" table:style-name="ce1">
                <text:p>0,007188</text:p>
              </table:table-cell>
              <table:table-cell table:style-name="ce1"/>
              <table:table-cell office:value-type="float" office:value="1.8611574846967172" table:formula="of:=[.$B$962] /[.B1126]" table:style-name="ce1">
                <text:p>1,8611574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5.6569999999999997E-3" table:style-name="ce1">
                <text:p>0,005657</text:p>
              </table:table-cell>
              <table:table-cell table:style-name="ce1"/>
              <table:table-cell office:value-type="float" office:value="2.3648576984267287" table:formula="of:=[.$B$962] /[.B1127]" table:style-name="ce1">
                <text:p>2,3648576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5.4120000000000001E-3" table:style-name="ce1">
                <text:p>0,005412</text:p>
              </table:table-cell>
              <table:table-cell table:style-name="ce1"/>
              <table:table-cell office:value-type="float" office:value="2.4719142645971917" table:formula="of:=[.$B$962] /[.B1128]" table:style-name="ce1">
                <text:p>2,47191426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4.5799999999999999E-3" table:style-name="ce1">
                <text:p>0,00458</text:p>
              </table:table-cell>
              <table:table-cell table:style-name="ce1"/>
              <table:table-cell office:value-type="float" office:value="2.920960698689957" table:formula="of:=[.$B$962] /[.B1129]" table:style-name="ce1">
                <text:p>2,9209606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6.1029999999999999E-3" table:style-name="ce1">
                <text:p>0,006103</text:p>
              </table:table-cell>
              <table:table-cell table:style-name="ce1"/>
              <table:table-cell office:value-type="float" office:value="2.1920367032606918" table:formula="of:=[.$B$962] /[.B1130]" table:style-name="ce1">
                <text:p>2,1920367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6.5960000000000003E-3" table:style-name="ce1">
                <text:p>0,006596</text:p>
              </table:table-cell>
              <table:table-cell table:style-name="ce1"/>
              <table:table-cell office:value-type="float" office:value="2.0281989084293515" table:formula="of:=[.$B$962] /[.B1131]" table:style-name="ce1">
                <text:p>2,0281989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7.7190000000000002E-3" table:style-name="ce1">
                <text:p>0,007719</text:p>
              </table:table-cell>
              <table:table-cell table:style-name="ce1"/>
              <table:table-cell office:value-type="float" office:value="1.733126052597487" table:formula="of:=[.$B$962] /[.B1132]" table:style-name="ce1">
                <text:p>1,7331260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9.6790000000000001E-3" table:style-name="ce1">
                <text:p>0,009679</text:p>
              </table:table-cell>
              <table:table-cell table:style-name="ce1"/>
              <table:table-cell office:value-type="float" office:value="1.382167579295382" table:formula="of:=[.$B$962] /[.B1133]" table:style-name="ce1">
                <text:p>1,3821675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7.809E-3" table:style-name="ce1">
                <text:p>0,007809</text:p>
              </table:table-cell>
              <table:table-cell table:style-name="ce1"/>
              <table:table-cell office:value-type="float" office:value="1.7131514918683575" table:formula="of:=[.$B$962] /[.B1134]" table:style-name="ce1">
                <text:p>1,7131514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6.1749999999999999E-3" table:style-name="ce1">
                <text:p>0,006175</text:p>
              </table:table-cell>
              <table:table-cell table:style-name="ce1"/>
              <table:table-cell office:value-type="float" office:value="2.1664777327935227" table:formula="of:=[.$B$962] /[.B1135]" table:style-name="ce1">
                <text:p>2,1664777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4.4720000000000003E-3" table:style-name="ce1">
                <text:p>0,004472</text:p>
              </table:table-cell>
              <table:table-cell table:style-name="ce1"/>
              <table:table-cell office:value-type="float" office:value="2.9915026833631488" table:formula="of:=[.$B$962] /[.B1136]" table:style-name="ce1">
                <text:p>2,9915026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4.594E-3" table:style-name="ce1">
                <text:p>0,004594</text:p>
              </table:table-cell>
              <table:table-cell table:style-name="ce1"/>
              <table:table-cell office:value-type="float" office:value="2.9120592076621685" table:formula="of:=[.$B$962] /[.B1137]" table:style-name="ce1">
                <text:p>2,9120592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7.9139999999999992E-3" table:style-name="ce1">
                <text:p>0,007914</text:p>
              </table:table-cell>
              <table:table-cell table:style-name="ce1"/>
              <table:table-cell office:value-type="float" office:value="1.6904220368966394" table:formula="of:=[.$B$962] /[.B1138]" table:style-name="ce1">
                <text:p>1,6904220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5.4479999999999997E-3" table:style-name="ce1">
                <text:p>0,005448</text:p>
              </table:table-cell>
              <table:table-cell table:style-name="ce1"/>
              <table:table-cell office:value-type="float" office:value="2.4555800293685763" table:formula="of:=[.$B$962] /[.B1139]" table:style-name="ce1">
                <text:p>2,4555800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6.6610000000000003E-3" table:style-name="ce1">
                <text:p>0,006661</text:p>
              </table:table-cell>
              <table:table-cell table:style-name="ce1"/>
              <table:table-cell office:value-type="float" office:value="2.0084071460741635" table:formula="of:=[.$B$962] /[.B1140]" table:style-name="ce1">
                <text:p>2,0084071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5.4640000000000001E-3" table:style-name="ce1">
                <text:p>0,005464</text:p>
              </table:table-cell>
              <table:table-cell table:style-name="ce1"/>
              <table:table-cell office:value-type="float" office:value="2.4483894582723282" table:formula="of:=[.$B$962] /[.B1141]" table:style-name="ce1">
                <text:p>2,4483894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4.3319999999999999E-3" table:style-name="ce1">
                <text:p>0,004332</text:p>
              </table:table-cell>
              <table:table-cell table:style-name="ce1"/>
              <table:table-cell office:value-type="float" office:value="3.088180978762697" table:formula="of:=[.$B$962] /[.B1142]" table:style-name="ce1">
                <text:p>3,0881809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4.1349999999999998E-3" table:style-name="ce1">
                <text:p>0,004135</text:p>
              </table:table-cell>
              <table:table-cell table:style-name="ce1"/>
              <table:table-cell office:value-type="float" office:value="3.2353083434099164" table:formula="of:=[.$B$962] /[.B1143]" table:style-name="ce1">
                <text:p>3,2353083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5.6750000000000004E-3" table:style-name="ce1">
                <text:p>0,005675</text:p>
              </table:table-cell>
              <table:table-cell table:style-name="ce1"/>
              <table:table-cell office:value-type="float" office:value="2.3573568281938329" table:formula="of:=[.$B$962] /[.B1144]" table:style-name="ce1">
                <text:p>2,3573568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4.4720000000000003E-3" table:style-name="ce1">
                <text:p>0,004472</text:p>
              </table:table-cell>
              <table:table-cell table:style-name="ce1"/>
              <table:table-cell office:value-type="float" office:value="2.9915026833631488" table:formula="of:=[.$B$962] /[.B1145]" table:style-name="ce1">
                <text:p>2,9915026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4.4910000000000002E-3" table:style-name="ce1">
                <text:p>0,004491</text:p>
              </table:table-cell>
              <table:table-cell table:style-name="ce1"/>
              <table:table-cell office:value-type="float" office:value="2.9788465820529955" table:formula="of:=[.$B$962] /[.B1146]" table:style-name="ce1">
                <text:p>2,9788465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7.csv</text:p>
              </table:table-cell>
              <table:table-cell office:value-type="float" office:value="4.6360000000000004E-3" table:style-name="ce1">
                <text:p>0,004636</text:p>
              </table:table-cell>
              <table:table-cell table:style-name="ce1"/>
              <table:table-cell office:value-type="float" office:value="2.8856773080241593" table:formula="of:=[.$B$962] /[.B1147]" table:style-name="ce1">
                <text:p>2,885677308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k-7.csv Average</text:p>
            </table:table-cell>
            <table:table-cell office:value-type="float" office:value="5.9855999999999998E-3" table:formula="of:=SUBTOTAL(1;[.$B$1118:.$B$1147])" table:style-name="ce2">
              <text:p>0,0059856</text:p>
            </table:table-cell>
            <table:table-cell table:style-name="ce1"/>
            <table:table-cell office:value-type="float" office:value="2.2350307404437322" table:formula="of:=[.$B$962] /[.B1148]" table:style-name="ce1">
              <text:p>2,23503074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5.2319999999999997E-3" table:style-name="ce1">
                <text:p>0,005232</text:p>
              </table:table-cell>
              <table:table-cell table:style-name="ce1"/>
              <table:table-cell office:value-type="float" office:value="2.5569571865443432" table:formula="of:=[.$B$962] /[.B1149]" table:style-name="ce1">
                <text:p>2,5569571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4.0670000000000003E-3" table:style-name="ce1">
                <text:p>0,004067</text:p>
              </table:table-cell>
              <table:table-cell table:style-name="ce1"/>
              <table:table-cell office:value-type="float" office:value="3.2894025079911486" table:formula="of:=[.$B$962] /[.B1150]" table:style-name="ce1">
                <text:p>3,2894025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5.1269999999999996E-3" table:style-name="ce1">
                <text:p>0,005127</text:p>
              </table:table-cell>
              <table:table-cell table:style-name="ce1"/>
              <table:table-cell office:value-type="float" office:value="2.609323190949874" table:formula="of:=[.$B$962] /[.B1151]" table:style-name="ce1">
                <text:p>2,6093231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5.1859999999999996E-3" table:style-name="ce1">
                <text:p>0,005186</text:p>
              </table:table-cell>
              <table:table-cell table:style-name="ce1"/>
              <table:table-cell office:value-type="float" office:value="2.5796374855379876" table:formula="of:=[.$B$962] /[.B1152]" table:style-name="ce1">
                <text:p>2,5796374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4.8630000000000001E-3" table:style-name="ce1">
                <text:p>0,004863</text:p>
              </table:table-cell>
              <table:table-cell table:style-name="ce1"/>
              <table:table-cell office:value-type="float" office:value="2.7509767633148265" table:formula="of:=[.$B$962] /[.B1153]" table:style-name="ce1">
                <text:p>2,7509767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8.3850000000000001E-3" table:style-name="ce1">
                <text:p>0,008385</text:p>
              </table:table-cell>
              <table:table-cell table:style-name="ce1"/>
              <table:table-cell office:value-type="float" office:value="1.5954680977936795" table:formula="of:=[.$B$962] /[.B1154]" table:style-name="ce1">
                <text:p>1,5954680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6.2779999999999997E-3" table:style-name="ce1">
                <text:p>0,006278</text:p>
              </table:table-cell>
              <table:table-cell table:style-name="ce1"/>
              <table:table-cell office:value-type="float" office:value="2.1309334182860789" table:formula="of:=[.$B$962] /[.B1155]" table:style-name="ce1">
                <text:p>2,1309334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6.4229999999999999E-3" table:style-name="ce1">
                <text:p>0,006423</text:p>
              </table:table-cell>
              <table:table-cell table:style-name="ce1"/>
              <table:table-cell office:value-type="float" office:value="2.0828273392495724" table:formula="of:=[.$B$962] /[.B1156]" table:style-name="ce1">
                <text:p>2,0828273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5.1799999999999997E-3" table:style-name="ce1">
                <text:p>0,00518</text:p>
              </table:table-cell>
              <table:table-cell table:style-name="ce1"/>
              <table:table-cell office:value-type="float" office:value="2.5826254826254833" table:formula="of:=[.$B$962] /[.B1157]" table:style-name="ce1">
                <text:p>2,5826254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5.3039999999999997E-3" table:style-name="ce1">
                <text:p>0,005304</text:p>
              </table:table-cell>
              <table:table-cell table:style-name="ce1"/>
              <table:table-cell office:value-type="float" office:value="2.5222473604826554" table:formula="of:=[.$B$962] /[.B1158]" table:style-name="ce1">
                <text:p>2,522247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5.3839999999999999E-3" table:style-name="ce1">
                <text:p>0,005384</text:p>
              </table:table-cell>
              <table:table-cell table:style-name="ce1"/>
              <table:table-cell office:value-type="float" office:value="2.4847696879643393" table:formula="of:=[.$B$962] /[.B1159]" table:style-name="ce1">
                <text:p>2,4847696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5.7239999999999999E-3" table:style-name="ce1">
                <text:p>0,005724</text:p>
              </table:table-cell>
              <table:table-cell table:style-name="ce1"/>
              <table:table-cell office:value-type="float" office:value="2.3371767994409507" table:formula="of:=[.$B$962] /[.B1160]" table:style-name="ce1">
                <text:p>2,3371767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6.1440000000000002E-3" table:style-name="ce1">
                <text:p>0,006144</text:p>
              </table:table-cell>
              <table:table-cell table:style-name="ce1"/>
              <table:table-cell office:value-type="float" office:value="2.177408854166667" table:formula="of:=[.$B$962] /[.B1161]" table:style-name="ce1">
                <text:p>2,17740885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4.973E-3" table:style-name="ce1">
                <text:p>0,004973</text:p>
              </table:table-cell>
              <table:table-cell table:style-name="ce1"/>
              <table:table-cell office:value-type="float" office:value="2.6901266840941087" table:formula="of:=[.$B$962] /[.B1162]" table:style-name="ce1">
                <text:p>2,6901266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4.738E-3" table:style-name="ce1">
                <text:p>0,004738</text:p>
              </table:table-cell>
              <table:table-cell table:style-name="ce1"/>
              <table:table-cell office:value-type="float" office:value="2.823554242296328" table:formula="of:=[.$B$962] /[.B1163]" table:style-name="ce1">
                <text:p>2,82355424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8.9239999999999996E-3" table:style-name="ce1">
                <text:p>0,008924</text:p>
              </table:table-cell>
              <table:table-cell table:style-name="ce1"/>
              <table:table-cell office:value-type="float" office:value="1.4991035410129989" table:formula="of:=[.$B$962] /[.B1164]" table:style-name="ce1">
                <text:p>1,4991035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7.8110000000000002E-3" table:style-name="ce1">
                <text:p>0,007811</text:p>
              </table:table-cell>
              <table:table-cell table:style-name="ce1"/>
              <table:table-cell office:value-type="float" office:value="1.7127128408654464" table:formula="of:=[.$B$962] /[.B1165]" table:style-name="ce1">
                <text:p>1,7127128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5.3270000000000001E-3" table:style-name="ce1">
                <text:p>0,005327</text:p>
              </table:table-cell>
              <table:table-cell table:style-name="ce1"/>
              <table:table-cell office:value-type="float" office:value="2.5113572367186037" table:formula="of:=[.$B$962] /[.B1166]" table:style-name="ce1">
                <text:p>2,5113572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4.241E-3" table:style-name="ce1">
                <text:p>0,004241</text:p>
              </table:table-cell>
              <table:table-cell table:style-name="ce1"/>
              <table:table-cell office:value-type="float" office:value="3.1544447064371619" table:formula="of:=[.$B$962] /[.B1167]" table:style-name="ce1">
                <text:p>3,1544447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4.3150000000000003E-3" table:style-name="ce1">
                <text:p>0,004315</text:p>
              </table:table-cell>
              <table:table-cell table:style-name="ce1"/>
              <table:table-cell office:value-type="float" office:value="3.1003476245654698" table:formula="of:=[.$B$962] /[.B1168]" table:style-name="ce1">
                <text:p>3,1003476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4.084E-3" table:style-name="ce1">
                <text:p>0,004084</text:p>
              </table:table-cell>
              <table:table-cell table:style-name="ce1"/>
              <table:table-cell office:value-type="float" office:value="3.2757100881488745" table:formula="of:=[.$B$962] /[.B1169]" table:style-name="ce1">
                <text:p>3,2757100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5.4320000000000002E-3" table:style-name="ce1">
                <text:p>0,005432</text:p>
              </table:table-cell>
              <table:table-cell table:style-name="ce1"/>
              <table:table-cell office:value-type="float" office:value="2.4628129602356412" table:formula="of:=[.$B$962] /[.B1170]" table:style-name="ce1">
                <text:p>2,462812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6.2199999999999998E-3" table:style-name="ce1">
                <text:p>0,00622</text:p>
              </table:table-cell>
              <table:table-cell table:style-name="ce1"/>
              <table:table-cell office:value-type="float" office:value="2.1508038585209008" table:formula="of:=[.$B$962] /[.B1171]" table:style-name="ce1">
                <text:p>2,1508038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6.6959999999999997E-3" table:style-name="ce1">
                <text:p>0,006696</text:p>
              </table:table-cell>
              <table:table-cell table:style-name="ce1"/>
              <table:table-cell office:value-type="float" office:value="1.9979091995221032" table:formula="of:=[.$B$962] /[.B1172]" table:style-name="ce1">
                <text:p>1,99790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6.0439999999999999E-3" table:style-name="ce1">
                <text:p>0,006044</text:p>
              </table:table-cell>
              <table:table-cell table:style-name="ce1"/>
              <table:table-cell office:value-type="float" office:value="2.2134348113831903" table:formula="of:=[.$B$962] /[.B1173]" table:style-name="ce1">
                <text:p>2,2134348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6.0759999999999998E-3" table:style-name="ce1">
                <text:p>0,006076</text:p>
              </table:table-cell>
              <table:table-cell table:style-name="ce1"/>
              <table:table-cell office:value-type="float" office:value="2.2017774851876242" table:formula="of:=[.$B$962] /[.B1174]" table:style-name="ce1">
                <text:p>2,2017774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5.921E-3" table:style-name="ce1">
                <text:p>0,005921</text:p>
              </table:table-cell>
              <table:table-cell table:style-name="ce1"/>
              <table:table-cell office:value-type="float" office:value="2.2594156392501272" table:formula="of:=[.$B$962] /[.B1175]" table:style-name="ce1">
                <text:p>2,2594156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7.0169999999999998E-3" table:style-name="ce1">
                <text:p>0,007017</text:p>
              </table:table-cell>
              <table:table-cell table:style-name="ce1"/>
              <table:table-cell office:value-type="float" office:value="1.9065127547384926" table:formula="of:=[.$B$962] /[.B1176]" table:style-name="ce1">
                <text:p>1,9065127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5.8770000000000003E-3" table:style-name="ce1">
                <text:p>0,005877</text:p>
              </table:table-cell>
              <table:table-cell table:style-name="ce1"/>
              <table:table-cell office:value-type="float" office:value="2.2763314616300838" table:formula="of:=[.$B$962] /[.B1177]" table:style-name="ce1">
                <text:p>2,2763314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8.csv</text:p>
              </table:table-cell>
              <table:table-cell office:value-type="float" office:value="7.7190000000000002E-3" table:style-name="ce1">
                <text:p>0,007719</text:p>
              </table:table-cell>
              <table:table-cell table:style-name="ce1"/>
              <table:table-cell office:value-type="float" office:value="1.733126052597487" table:formula="of:=[.$B$962] /[.B1178]" table:style-name="ce1">
                <text:p>1,733126053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k-8.csv Average</text:p>
            </table:table-cell>
            <table:table-cell office:value-type="float" office:value="5.8237333333333334E-3" table:formula="of:=SUBTOTAL(1;[.$B$1149:.$B$1178])" table:style-name="ce2">
              <text:p>0,005823733</text:p>
            </table:table-cell>
            <table:table-cell table:style-name="ce1"/>
            <table:table-cell office:value-type="float" office:value="2.2971518842437844" table:formula="of:=[.$B$962] /[.B1179]" table:style-name="ce1">
              <text:p>2,297151884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5.653E-3" table:style-name="ce1">
                <text:p>0,005653</text:p>
              </table:table-cell>
              <table:table-cell table:style-name="ce1"/>
              <table:table-cell office:value-type="float" office:value="2.3665310454625867" table:formula="of:=[.$B$962] /[.B1180]" table:style-name="ce1">
                <text:p>2,3665310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6.2630000000000003E-3" table:style-name="ce1">
                <text:p>0,006263</text:p>
              </table:table-cell>
              <table:table-cell table:style-name="ce1"/>
              <table:table-cell office:value-type="float" office:value="2.136037042950663" table:formula="of:=[.$B$962] /[.B1181]" table:style-name="ce1">
                <text:p>2,1360370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6.2370000000000004E-3" table:style-name="ce1">
                <text:p>0,006237</text:p>
              </table:table-cell>
              <table:table-cell table:style-name="ce1"/>
              <table:table-cell office:value-type="float" office:value="2.144941478274812" table:formula="of:=[.$B$962] /[.B1182]" table:style-name="ce1">
                <text:p>2,1449414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8.1499999999999993E-3" table:style-name="ce1">
                <text:p>0,00815</text:p>
              </table:table-cell>
              <table:table-cell table:style-name="ce1"/>
              <table:table-cell office:value-type="float" office:value="1.6414723926380372" table:formula="of:=[.$B$962] /[.B1183]" table:style-name="ce1">
                <text:p>1,64147239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6.5649999999999997E-3" table:style-name="ce1">
                <text:p>0,006565</text:p>
              </table:table-cell>
              <table:table-cell table:style-name="ce1"/>
              <table:table-cell office:value-type="float" office:value="2.0377760853008384" table:formula="of:=[.$B$962] /[.B1184]" table:style-name="ce1">
                <text:p>2,0377760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4.5370000000000002E-3" table:style-name="ce1">
                <text:p>0,004537</text:p>
              </table:table-cell>
              <table:table-cell table:style-name="ce1"/>
              <table:table-cell office:value-type="float" office:value="2.9486444787304391" table:formula="of:=[.$B$962] /[.B1185]" table:style-name="ce1">
                <text:p>2,9486444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6.6400000000000001E-3" table:style-name="ce1">
                <text:p>0,00664</text:p>
              </table:table-cell>
              <table:table-cell table:style-name="ce1"/>
              <table:table-cell office:value-type="float" office:value="2.0147590361445786" table:formula="of:=[.$B$962] /[.B1186]" table:style-name="ce1">
                <text:p>2,0147590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4.339E-3" table:style-name="ce1">
                <text:p>0,004339</text:p>
              </table:table-cell>
              <table:table-cell table:style-name="ce1"/>
              <table:table-cell office:value-type="float" office:value="3.083198893754322" table:formula="of:=[.$B$962] /[.B1187]" table:style-name="ce1">
                <text:p>3,0831988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4.7210000000000004E-3" table:style-name="ce1">
                <text:p>0,004721</text:p>
              </table:table-cell>
              <table:table-cell table:style-name="ce1"/>
              <table:table-cell office:value-type="float" office:value="2.833721669137895" table:formula="of:=[.$B$962] /[.B1188]" table:style-name="ce1">
                <text:p>2,83372166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5.2009999999999999E-3" table:style-name="ce1">
                <text:p>0,005201</text:p>
              </table:table-cell>
              <table:table-cell table:style-name="ce1"/>
              <table:table-cell office:value-type="float" office:value="2.5721976542972511" table:formula="of:=[.$B$962] /[.B1189]" table:style-name="ce1">
                <text:p>2,57219765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4.921E-3" table:style-name="ce1">
                <text:p>0,004921</text:p>
              </table:table-cell>
              <table:table-cell table:style-name="ce1"/>
              <table:table-cell office:value-type="float" office:value="2.7185531396057718" table:formula="of:=[.$B$962] /[.B1190]" table:style-name="ce1">
                <text:p>2,718553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4.3559999999999996E-3" table:style-name="ce1">
                <text:p>0,004356</text:p>
              </table:table-cell>
              <table:table-cell table:style-name="ce1"/>
              <table:table-cell office:value-type="float" office:value="3.0711662075298447" table:formula="of:=[.$B$962] /[.B1191]" table:style-name="ce1">
                <text:p>3,0711662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4.7549999999999997E-3" table:style-name="ce1">
                <text:p>0,004755</text:p>
              </table:table-cell>
              <table:table-cell table:style-name="ce1"/>
              <table:table-cell office:value-type="float" office:value="2.813459516298634" table:formula="of:=[.$B$962] /[.B1192]" table:style-name="ce1">
                <text:p>2,8134595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4.6309999999999997E-3" table:style-name="ce1">
                <text:p>0,004631</text:p>
              </table:table-cell>
              <table:table-cell table:style-name="ce1"/>
              <table:table-cell office:value-type="float" office:value="2.888792917296481" table:formula="of:=[.$B$962] /[.B1193]" table:style-name="ce1">
                <text:p>2,8887929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4.5770000000000003E-3" table:style-name="ce1">
                <text:p>0,004577</text:p>
              </table:table-cell>
              <table:table-cell table:style-name="ce1"/>
              <table:table-cell office:value-type="float" office:value="2.9228752457941889" table:formula="of:=[.$B$962] /[.B1194]" table:style-name="ce1">
                <text:p>2,9228752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5.6239999999999997E-3" table:style-name="ce1">
                <text:p>0,005624</text:p>
              </table:table-cell>
              <table:table-cell table:style-name="ce1"/>
              <table:table-cell office:value-type="float" office:value="2.3787339971550505" table:formula="of:=[.$B$962] /[.B1195]" table:style-name="ce1">
                <text:p>2,3787339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6.0099999999999997E-3" table:style-name="ce1">
                <text:p>0,00601</text:p>
              </table:table-cell>
              <table:table-cell table:style-name="ce1"/>
              <table:table-cell office:value-type="float" office:value="2.2259567387687196" table:formula="of:=[.$B$962] /[.B1196]" table:style-name="ce1">
                <text:p>2,22595673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5.7930000000000004E-3" table:style-name="ce1">
                <text:p>0,005793</text:p>
              </table:table-cell>
              <table:table-cell table:style-name="ce1"/>
              <table:table-cell office:value-type="float" office:value="2.3093388572414986" table:formula="of:=[.$B$962] /[.B1197]" table:style-name="ce1">
                <text:p>2,3093388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9.1660000000000005E-3" table:style-name="ce1">
                <text:p>0,009166</text:p>
              </table:table-cell>
              <table:table-cell table:style-name="ce1"/>
              <table:table-cell office:value-type="float" office:value="1.4595243290421123" table:formula="of:=[.$B$962] /[.B1198]" table:style-name="ce1">
                <text:p>1,4595243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8.5159999999999993E-3" table:style-name="ce1">
                <text:p>0,008516</text:p>
              </table:table-cell>
              <table:table-cell table:style-name="ce1"/>
              <table:table-cell office:value-type="float" office:value="1.5709253170502588" table:formula="of:=[.$B$962] /[.B1199]" table:style-name="ce1">
                <text:p>1,5709253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7.025E-3" table:style-name="ce1">
                <text:p>0,007025</text:p>
              </table:table-cell>
              <table:table-cell table:style-name="ce1"/>
              <table:table-cell office:value-type="float" office:value="1.9043416370106765" table:formula="of:=[.$B$962] /[.B1200]" table:style-name="ce1">
                <text:p>1,9043416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5.7650000000000002E-3" table:style-name="ce1">
                <text:p>0,005765</text:p>
              </table:table-cell>
              <table:table-cell table:style-name="ce1"/>
              <table:table-cell office:value-type="float" office:value="2.3205550737207288" table:formula="of:=[.$B$962] /[.B1201]" table:style-name="ce1">
                <text:p>2,3205550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4.9589999999999999E-3" table:style-name="ce1">
                <text:p>0,004959</text:p>
              </table:table-cell>
              <table:table-cell table:style-name="ce1"/>
              <table:table-cell office:value-type="float" office:value="2.6977213147812065" table:formula="of:=[.$B$962] /[.B1202]" table:style-name="ce1">
                <text:p>2,6977213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5.4770000000000001E-3" table:style-name="ce1">
                <text:p>0,005477</text:p>
              </table:table-cell>
              <table:table-cell table:style-name="ce1"/>
              <table:table-cell office:value-type="float" office:value="2.4425780536790218" table:formula="of:=[.$B$962] /[.B1203]" table:style-name="ce1">
                <text:p>2,44257805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6.0219999999999996E-3" table:style-name="ce1">
                <text:p>0,006022</text:p>
              </table:table-cell>
              <table:table-cell table:style-name="ce1"/>
              <table:table-cell office:value-type="float" office:value="2.2215210893390904" table:formula="of:=[.$B$962] /[.B1204]" table:style-name="ce1">
                <text:p>2,2215210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6.1720000000000004E-3" table:style-name="ce1">
                <text:p>0,006172</text:p>
              </table:table-cell>
              <table:table-cell table:style-name="ce1"/>
              <table:table-cell office:value-type="float" office:value="2.1675307841866496" table:formula="of:=[.$B$962] /[.B1205]" table:style-name="ce1">
                <text:p>2,1675307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5.4190000000000002E-3" table:style-name="ce1">
                <text:p>0,005419</text:p>
              </table:table-cell>
              <table:table-cell table:style-name="ce1"/>
              <table:table-cell office:value-type="float" office:value="2.4687211662668394" table:formula="of:=[.$B$962] /[.B1206]" table:style-name="ce1">
                <text:p>2,46872116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4.8650000000000004E-3" table:style-name="ce1">
                <text:p>0,004865</text:p>
              </table:table-cell>
              <table:table-cell table:style-name="ce1"/>
              <table:table-cell office:value-type="float" office:value="2.7498458376156223" table:formula="of:=[.$B$962] /[.B1207]" table:style-name="ce1">
                <text:p>2,7498458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5.2129999999999998E-3" table:style-name="ce1">
                <text:p>0,005213</text:p>
              </table:table-cell>
              <table:table-cell table:style-name="ce1"/>
              <table:table-cell office:value-type="float" office:value="2.5662766161519284" table:formula="of:=[.$B$962] /[.B1208]" table:style-name="ce1">
                <text:p>2,5662766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9.csv</text:p>
              </table:table-cell>
              <table:table-cell office:value-type="float" office:value="5.4900000000000001E-3" table:style-name="ce1">
                <text:p>0,00549</text:p>
              </table:table-cell>
              <table:table-cell table:style-name="ce1"/>
              <table:table-cell office:value-type="float" office:value="2.4367941712204013" table:formula="of:=[.$B$962] /[.B1209]" table:style-name="ce1">
                <text:p>2,436794171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k-9.csv Average</text:p>
            </table:table-cell>
            <table:table-cell office:value-type="float" office:value="5.7687333333333339E-3" table:formula="of:=SUBTOTAL(1;[.$B$1180:.$B$1209])" table:style-name="ce2">
              <text:p>0,005768733</text:p>
            </table:table-cell>
            <table:table-cell table:style-name="ce1"/>
            <table:table-cell office:value-type="float" office:value="2.3190532872612128" table:formula="of:=[.$B$962] /[.B1210]" table:style-name="ce1">
              <text:p>2,319053287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1.0369E-2" table:style-name="ce1">
                <text:p>0,010369</text:p>
              </table:table-cell>
              <table:table-cell table:style-name="ce1"/>
              <table:table-cell office:value-type="float" office:value="1.2901919182177648" table:formula="of:=[.$B$962] /[.B1211]" table:style-name="ce1">
                <text:p>1,2901919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6.613E-3" table:style-name="ce1">
                <text:p>0,006613</text:p>
              </table:table-cell>
              <table:table-cell table:style-name="ce1"/>
              <table:table-cell office:value-type="float" office:value="2.0229850294873737" table:formula="of:=[.$B$962] /[.B1212]" table:style-name="ce1">
                <text:p>2,0229850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6.4530000000000004E-3" table:style-name="ce1">
                <text:p>0,006453</text:p>
              </table:table-cell>
              <table:table-cell table:style-name="ce1"/>
              <table:table-cell office:value-type="float" office:value="2.0731442739810944" table:formula="of:=[.$B$962] /[.B1213]" table:style-name="ce1">
                <text:p>2,0731442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5.0730000000000003E-3" table:style-name="ce1">
                <text:p>0,005073</text:p>
              </table:table-cell>
              <table:table-cell table:style-name="ce1"/>
              <table:table-cell office:value-type="float" office:value="2.6370983638872465" table:formula="of:=[.$B$962] /[.B1214]" table:style-name="ce1">
                <text:p>2,6370983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5.5750000000000001E-3" table:style-name="ce1">
                <text:p>0,005575</text:p>
              </table:table-cell>
              <table:table-cell table:style-name="ce1"/>
              <table:table-cell office:value-type="float" office:value="2.3996412556053817" table:formula="of:=[.$B$962] /[.B1215]" table:style-name="ce1">
                <text:p>2,39964125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4.6950000000000004E-3" table:style-name="ce1">
                <text:p>0,004695</text:p>
              </table:table-cell>
              <table:table-cell table:style-name="ce1"/>
              <table:table-cell office:value-type="float" office:value="2.849414270500533" table:formula="of:=[.$B$962] /[.B1216]" table:style-name="ce1">
                <text:p>2,84941427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4.4000000000000003E-3" table:style-name="ce1">
                <text:p>0,0044</text:p>
              </table:table-cell>
              <table:table-cell table:style-name="ce1"/>
              <table:table-cell office:value-type="float" office:value="3.040454545454546" table:formula="of:=[.$B$962] /[.B1217]" table:style-name="ce1">
                <text:p>3,0404545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4.3779999999999999E-3" table:style-name="ce1">
                <text:p>0,004378</text:p>
              </table:table-cell>
              <table:table-cell table:style-name="ce1"/>
              <table:table-cell office:value-type="float" office:value="3.0557332115121065" table:formula="of:=[.$B$962] /[.B1218]" table:style-name="ce1">
                <text:p>3,0557332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4.8089999999999999E-3" table:style-name="ce1">
                <text:p>0,004809</text:p>
              </table:table-cell>
              <table:table-cell table:style-name="ce1"/>
              <table:table-cell office:value-type="float" office:value="2.7818673320856733" table:formula="of:=[.$B$962] /[.B1219]" table:style-name="ce1">
                <text:p>2,7818673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3.9940000000000002E-3" table:style-name="ce1">
                <text:p>0,003994</text:p>
              </table:table-cell>
              <table:table-cell table:style-name="ce1"/>
              <table:table-cell office:value-type="float" office:value="3.3495242864296451" table:formula="of:=[.$B$962] /[.B1220]" table:style-name="ce1">
                <text:p>3,3495242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4.2069999999999998E-3" table:style-name="ce1">
                <text:p>0,004207</text:p>
              </table:table-cell>
              <table:table-cell table:style-name="ce1"/>
              <table:table-cell office:value-type="float" office:value="3.1799381982410275" table:formula="of:=[.$B$962] /[.B1221]" table:style-name="ce1">
                <text:p>3,1799381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4.5999999999999999E-3" table:style-name="ce1">
                <text:p>0,0046</text:p>
              </table:table-cell>
              <table:table-cell table:style-name="ce1"/>
              <table:table-cell office:value-type="float" office:value="2.9082608695652179" table:formula="of:=[.$B$962] /[.B1222]" table:style-name="ce1">
                <text:p>2,908260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5.0429999999999997E-3" table:style-name="ce1">
                <text:p>0,005043</text:p>
              </table:table-cell>
              <table:table-cell table:style-name="ce1"/>
              <table:table-cell office:value-type="float" office:value="2.6527860400555232" table:formula="of:=[.$B$962] /[.B1223]" table:style-name="ce1">
                <text:p>2,652786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4.7619999999999997E-3" table:style-name="ce1">
                <text:p>0,004762</text:p>
              </table:table-cell>
              <table:table-cell table:style-name="ce1"/>
              <table:table-cell office:value-type="float" office:value="2.8093238135237302" table:formula="of:=[.$B$962] /[.B1224]" table:style-name="ce1">
                <text:p>2,8093238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5.3499999999999997E-3" table:style-name="ce1">
                <text:p>0,00535</text:p>
              </table:table-cell>
              <table:table-cell table:style-name="ce1"/>
              <table:table-cell office:value-type="float" office:value="2.5005607476635521" table:formula="of:=[.$B$962] /[.B1225]" table:style-name="ce1">
                <text:p>2,5005607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5.0150000000000004E-3" table:style-name="ce1">
                <text:p>0,005015</text:p>
              </table:table-cell>
              <table:table-cell table:style-name="ce1"/>
              <table:table-cell office:value-type="float" office:value="2.6675972083748758" table:formula="of:=[.$B$962] /[.B1226]" table:style-name="ce1">
                <text:p>2,6675972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4.7689999999999998E-3" table:style-name="ce1">
                <text:p>0,004769</text:p>
              </table:table-cell>
              <table:table-cell table:style-name="ce1"/>
              <table:table-cell office:value-type="float" office:value="2.8052002516250791" table:formula="of:=[.$B$962] /[.B1227]" table:style-name="ce1">
                <text:p>2,8052002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5.6129999999999999E-3" table:style-name="ce1">
                <text:p>0,005613</text:p>
              </table:table-cell>
              <table:table-cell table:style-name="ce1"/>
              <table:table-cell office:value-type="float" office:value="2.3833956885800824" table:formula="of:=[.$B$962] /[.B1228]" table:style-name="ce1">
                <text:p>2,3833956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5.3169999999999997E-3" table:style-name="ce1">
                <text:p>0,005317</text:p>
              </table:table-cell>
              <table:table-cell table:style-name="ce1"/>
              <table:table-cell office:value-type="float" office:value="2.516080496520595" table:formula="of:=[.$B$962] /[.B1229]" table:style-name="ce1">
                <text:p>2,5160804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5.169E-3" table:style-name="ce1">
                <text:p>0,005169</text:p>
              </table:table-cell>
              <table:table-cell table:style-name="ce1"/>
              <table:table-cell office:value-type="float" office:value="2.5881214935190564" table:formula="of:=[.$B$962] /[.B1230]" table:style-name="ce1">
                <text:p>2,5881214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5.816E-3" table:style-name="ce1">
                <text:p>0,005816</text:p>
              </table:table-cell>
              <table:table-cell table:style-name="ce1"/>
              <table:table-cell office:value-type="float" office:value="2.3002063273727651" table:formula="of:=[.$B$962] /[.B1231]" table:style-name="ce1">
                <text:p>2,30020632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5.8799999999999998E-3" table:style-name="ce1">
                <text:p>0,00588</text:p>
              </table:table-cell>
              <table:table-cell table:style-name="ce1"/>
              <table:table-cell office:value-type="float" office:value="2.2751700680272116" table:formula="of:=[.$B$962] /[.B1232]" table:style-name="ce1">
                <text:p>2,2751700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5.7369999999999999E-3" table:style-name="ce1">
                <text:p>0,005737</text:p>
              </table:table-cell>
              <table:table-cell table:style-name="ce1"/>
              <table:table-cell office:value-type="float" office:value="2.331880773923654" table:formula="of:=[.$B$962] /[.B1233]" table:style-name="ce1">
                <text:p>2,3318807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7.0000000000000001E-3" table:style-name="ce1">
                <text:p>0,007</text:p>
              </table:table-cell>
              <table:table-cell table:style-name="ce1"/>
              <table:table-cell office:value-type="float" office:value="1.9111428571428575" table:formula="of:=[.$B$962] /[.B1234]" table:style-name="ce1">
                <text:p>1,9111428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5.8180000000000003E-3" table:style-name="ce1">
                <text:p>0,005818</text:p>
              </table:table-cell>
              <table:table-cell table:style-name="ce1"/>
              <table:table-cell office:value-type="float" office:value="2.2994156067377109" table:formula="of:=[.$B$962] /[.B1235]" table:style-name="ce1">
                <text:p>2,2994156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6.8019999999999999E-3" table:style-name="ce1">
                <text:p>0,006802</text:p>
              </table:table-cell>
              <table:table-cell table:style-name="ce1"/>
              <table:table-cell office:value-type="float" office:value="1.9667744780946785" table:formula="of:=[.$B$962] /[.B1236]" table:style-name="ce1">
                <text:p>1,9667744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7.7260000000000002E-3" table:style-name="ce1">
                <text:p>0,007726</text:p>
              </table:table-cell>
              <table:table-cell table:style-name="ce1"/>
              <table:table-cell office:value-type="float" office:value="1.7315557856588146" table:formula="of:=[.$B$962] /[.B1237]" table:style-name="ce1">
                <text:p>1,7315557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7.0730000000000003E-3" table:style-name="ce1">
                <text:p>0,007073</text:p>
              </table:table-cell>
              <table:table-cell table:style-name="ce1"/>
              <table:table-cell office:value-type="float" office:value="1.8914180687120037" table:formula="of:=[.$B$962] /[.B1238]" table:style-name="ce1">
                <text:p>1,89141806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6.1809999999999999E-3" table:style-name="ce1">
                <text:p>0,006181</text:p>
              </table:table-cell>
              <table:table-cell table:style-name="ce1"/>
              <table:table-cell office:value-type="float" office:value="2.164374696651028" table:formula="of:=[.$B$962] /[.B1239]" table:style-name="ce1">
                <text:p>2,1643746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k-10.csv</text:p>
              </table:table-cell>
              <table:table-cell office:value-type="float" office:value="6.2830000000000004E-3" table:style-name="ce1">
                <text:p>0,006283</text:p>
              </table:table-cell>
              <table:table-cell table:style-name="ce1"/>
              <table:table-cell office:value-type="float" office:value="2.1292376253382144" table:formula="of:=[.$B$962] /[.B1240]" table:style-name="ce1">
                <text:p>2,129237625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k-10.csv Average</text:p>
            </table:table-cell>
            <table:table-cell office:value-type="float" office:value="5.6839999999999998E-3" table:formula="of:=SUBTOTAL(1;[.$B$1211:.$B$1240])" table:style-name="ce2">
              <text:p>0,005684</text:p>
            </table:table-cell>
            <table:table-cell table:style-name="ce1"/>
            <table:table-cell office:value-type="float" office:value="2.3536242083040118" table:formula="of:=[.$B$962] /[.B1241]" table:style-name="ce1">
              <text:p>2,353624208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080291000000001" table:style-name="ce1">
                <text:p>14,080291</text:p>
              </table:table-cell>
              <table:table-cell table:style-name="ce1"/>
              <table:table-cell office:value-type="float" office:value="9.5012240869169547E-4" table:formula="of:=[.$B$962] /[.B1242]" table:style-name="ce1">
                <text:p>0,0009501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3.597879000000001" table:style-name="ce1">
                <text:p>13,597879</text:p>
              </table:table-cell>
              <table:table-cell table:style-name="ce1"/>
              <table:table-cell office:value-type="float" office:value="9.8382990464910029E-4" table:formula="of:=[.$B$962] /[.B1243]" table:style-name="ce1">
                <text:p>0,000983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3.655303999999999" table:style-name="ce1">
                <text:p>13,655304</text:p>
              </table:table-cell>
              <table:table-cell table:style-name="ce1"/>
              <table:table-cell office:value-type="float" office:value="9.7969257952807234E-4" table:formula="of:=[.$B$962] /[.B1244]" table:style-name="ce1">
                <text:p>0,00097969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5.297862" table:style-name="ce1">
                <text:p>15,297862</text:p>
              </table:table-cell>
              <table:table-cell table:style-name="ce1"/>
              <table:table-cell office:value-type="float" office:value="8.7450128651964587E-4" table:formula="of:=[.$B$962] /[.B1245]" table:style-name="ce1">
                <text:p>0,0008745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3.974354" table:style-name="ce1">
                <text:p>13,974354</text:p>
              </table:table-cell>
              <table:table-cell table:style-name="ce1"/>
              <table:table-cell office:value-type="float" office:value="9.5732511141481051E-4" table:formula="of:=[.$B$962] /[.B1246]" table:style-name="ce1">
                <text:p>0,0009573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44904" table:style-name="ce1">
                <text:p>14,44904</text:p>
              </table:table-cell>
              <table:table-cell table:style-name="ce1"/>
              <table:table-cell office:value-type="float" office:value="9.2587466018503666E-4" table:formula="of:=[.$B$962] /[.B1247]" table:style-name="ce1">
                <text:p>0,0009258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5.259105999999999" table:style-name="ce1">
                <text:p>15,259106</text:p>
              </table:table-cell>
              <table:table-cell table:style-name="ce1"/>
              <table:table-cell office:value-type="float" office:value="8.7672239776039323E-4" table:formula="of:=[.$B$962] /[.B1248]" table:style-name="ce1">
                <text:p>0,0008767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154228" table:style-name="ce1">
                <text:p>14,154228</text:p>
              </table:table-cell>
              <table:table-cell table:style-name="ce1"/>
              <table:table-cell office:value-type="float" office:value="9.4515928385497272E-4" table:formula="of:=[.$B$962] /[.B1249]" table:style-name="ce1">
                <text:p>0,0009451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535629999999999" table:style-name="ce1">
                <text:p>14,53563</text:p>
              </table:table-cell>
              <table:table-cell table:style-name="ce1"/>
              <table:table-cell office:value-type="float" office:value="9.2035914508005522E-4" table:formula="of:=[.$B$962] /[.B1250]" table:style-name="ce1">
                <text:p>0,0009203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460196" table:style-name="ce1">
                <text:p>14,460196</text:p>
              </table:table-cell>
              <table:table-cell table:style-name="ce1"/>
              <table:table-cell office:value-type="float" office:value="9.2516035052360305E-4" table:formula="of:=[.$B$962] /[.B1251]" table:style-name="ce1">
                <text:p>0,000925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146622000000001" table:style-name="ce1">
                <text:p>14,146622</text:p>
              </table:table-cell>
              <table:table-cell table:style-name="ce1"/>
              <table:table-cell office:value-type="float" office:value="9.4566745333267562E-4" table:formula="of:=[.$B$962] /[.B1252]" table:style-name="ce1">
                <text:p>0,0009456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3.680721" table:style-name="ce1">
                <text:p>13,680721</text:p>
              </table:table-cell>
              <table:table-cell table:style-name="ce1"/>
              <table:table-cell office:value-type="float" office:value="9.7787243815585477E-4" table:formula="of:=[.$B$962] /[.B1253]" table:style-name="ce1">
                <text:p>0,0009778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214786" table:style-name="ce1">
                <text:p>14,214786</text:p>
              </table:table-cell>
              <table:table-cell table:style-name="ce1"/>
              <table:table-cell office:value-type="float" office:value="9.4113270505795886E-4" table:formula="of:=[.$B$962] /[.B1254]" table:style-name="ce1">
                <text:p>0,0009411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3.535301" table:style-name="ce1">
                <text:p>13,535301</text:p>
              </table:table-cell>
              <table:table-cell table:style-name="ce1"/>
              <table:table-cell office:value-type="float" office:value="9.8837846310178114E-4" table:formula="of:=[.$B$962] /[.B1255]" table:style-name="ce1">
                <text:p>0,0009883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224985999999999" table:style-name="ce1">
                <text:p>14,224986</text:p>
              </table:table-cell>
              <table:table-cell table:style-name="ce1"/>
              <table:table-cell office:value-type="float" office:value="9.4045786758595079E-4" table:formula="of:=[.$B$962] /[.B1256]" table:style-name="ce1">
                <text:p>0,0009404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5.070755999999999" table:style-name="ce1">
                <text:p>15,070756</text:p>
              </table:table-cell>
              <table:table-cell table:style-name="ce1"/>
              <table:table-cell office:value-type="float" office:value="8.876794236466972E-4" table:formula="of:=[.$B$962] /[.B1257]" table:style-name="ce1">
                <text:p>0,0008876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3.818975" table:style-name="ce1">
                <text:p>13,818975</text:p>
              </table:table-cell>
              <table:table-cell table:style-name="ce1"/>
              <table:table-cell office:value-type="float" office:value="9.6808916725010373E-4" table:formula="of:=[.$B$962] /[.B1258]" table:style-name="ce1">
                <text:p>0,0009680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049673" table:style-name="ce1">
                <text:p>14,049673</text:p>
              </table:table-cell>
              <table:table-cell table:style-name="ce1"/>
              <table:table-cell office:value-type="float" office:value="9.521929798650832E-4" table:formula="of:=[.$B$962] /[.B1259]" table:style-name="ce1">
                <text:p>0,00095219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077332" table:style-name="ce1">
                <text:p>14,077332</text:p>
              </table:table-cell>
              <table:table-cell table:style-name="ce1"/>
              <table:table-cell office:value-type="float" office:value="9.5032212069730282E-4" table:formula="of:=[.$B$962] /[.B1260]" table:style-name="ce1">
                <text:p>0,0009503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27885" table:style-name="ce1">
                <text:p>14,27885</text:p>
              </table:table-cell>
              <table:table-cell table:style-name="ce1"/>
              <table:table-cell office:value-type="float" office:value="9.3691018534405803E-4" table:formula="of:=[.$B$962] /[.B1261]" table:style-name="ce1">
                <text:p>0,000936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342086999999999" table:style-name="ce1">
                <text:p>14,342087</text:p>
              </table:table-cell>
              <table:table-cell table:style-name="ce1"/>
              <table:table-cell office:value-type="float" office:value="9.327791694472362E-4" table:formula="of:=[.$B$962] /[.B1262]" table:style-name="ce1">
                <text:p>0,00093277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152241" table:style-name="ce1">
                <text:p>14,152241</text:p>
              </table:table-cell>
              <table:table-cell table:style-name="ce1"/>
              <table:table-cell office:value-type="float" office:value="9.4529198591233735E-4" table:formula="of:=[.$B$962] /[.B1263]" table:style-name="ce1">
                <text:p>0,0009452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219635999999999" table:style-name="ce1">
                <text:p>14,219636</text:p>
              </table:table-cell>
              <table:table-cell table:style-name="ce1"/>
              <table:table-cell office:value-type="float" office:value="9.4081170572861384E-4" table:formula="of:=[.$B$962] /[.B1264]" table:style-name="ce1">
                <text:p>0,0009408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097337" table:style-name="ce1">
                <text:p>14,097337</text:p>
              </table:table-cell>
              <table:table-cell table:style-name="ce1"/>
              <table:table-cell office:value-type="float" office:value="9.489735543670413E-4" table:formula="of:=[.$B$962] /[.B1265]" table:style-name="ce1">
                <text:p>0,0009489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255362" table:style-name="ce1">
                <text:p>14,255362</text:p>
              </table:table-cell>
              <table:table-cell table:style-name="ce1"/>
              <table:table-cell office:value-type="float" office:value="9.3845389545351451E-4" table:formula="of:=[.$B$962] /[.B1266]" table:style-name="ce1">
                <text:p>0,00093845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310945" table:style-name="ce1">
                <text:p>14,310945</text:p>
              </table:table-cell>
              <table:table-cell table:style-name="ce1"/>
              <table:table-cell office:value-type="float" office:value="9.3480898710742041E-4" table:formula="of:=[.$B$962] /[.B1267]" table:style-name="ce1">
                <text:p>0,00093480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4.20326" table:style-name="ce1">
                <text:p>14,20326</text:p>
              </table:table-cell>
              <table:table-cell table:style-name="ce1"/>
              <table:table-cell office:value-type="float" office:value="9.4189643786004077E-4" table:formula="of:=[.$B$962] /[.B1268]" table:style-name="ce1">
                <text:p>0,0009418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3.949303" table:style-name="ce1">
                <text:p>13,949303</text:p>
              </table:table-cell>
              <table:table-cell table:style-name="ce1"/>
              <table:table-cell office:value-type="float" office:value="9.5904433361294124E-4" table:formula="of:=[.$B$962] /[.B1269]" table:style-name="ce1">
                <text:p>0,0009590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3.840840999999999" table:style-name="ce1">
                <text:p>13,840841</text:p>
              </table:table-cell>
              <table:table-cell table:style-name="ce1"/>
              <table:table-cell office:value-type="float" office:value="9.6655976323982071E-4" table:formula="of:=[.$B$962] /[.B1270]" table:style-name="ce1">
                <text:p>0,0009665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.csv</text:p>
              </table:table-cell>
              <table:table-cell office:value-type="float" office:value="13.701580999999999" table:style-name="ce1">
                <text:p>13,701581</text:p>
              </table:table-cell>
              <table:table-cell table:style-name="ce1"/>
              <table:table-cell office:value-type="float" office:value="9.7638367426357612E-4" table:formula="of:=[.$B$962] /[.B1271]" table:style-name="ce1">
                <text:p>0,000976384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M-1.csv Average</text:p>
            </table:table-cell>
            <table:table-cell office:value-type="float" office:value="14.187816166666664" table:formula="of:=SUBTOTAL(1;[.$B$1242:.$B$1271])" table:style-name="ce2">
              <text:p>14,18781617</text:p>
            </table:table-cell>
            <table:table-cell table:style-name="ce1"/>
            <table:table-cell office:value-type="float" office:value="1" table:formula="of:=[.$B$1272] /[.B1272]" table:style-name="ce1">
              <text:p>1</text:p>
            </table:table-cell>
            <table:table-cell table:style-name="ce1">
              <draw:frame draw:z-index="5" draw:id="id4" draw:style-name="a4" draw:name="Grafico 7" svg:x="0.82176in" svg:y="0.00463in" svg:width="4.74021in" svg:height="2.00356in" style:rel-width="scale" style:rel-height="scale">
                <draw:object xlink:href="Object 5/" xlink:type="simple" xlink:show="embed" xlink:actuate="onLoad"/>
                <svg:title/>
                <svg:desc/>
              </draw:frame>
            </table:table-cell>
            <table:table-cell table:number-columns-repeated="16379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9311610000000003" table:style-name="ce1">
                <text:p>7,931161</text:p>
              </table:table-cell>
              <table:table-cell table:style-name="ce1"/>
              <table:table-cell office:value-type="float" office:value="1.7888700237791999" table:formula="of:=[.$B$1272] /[.B1273]" table:style-name="ce1">
                <text:p>1,78887002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0916569999999997" table:style-name="ce1">
                <text:p>8,091657</text:p>
              </table:table-cell>
              <table:table-cell table:style-name="ce1"/>
              <table:table-cell office:value-type="float" office:value="1.7533882326780121" table:formula="of:=[.$B$1272] /[.B1274]" table:style-name="ce1">
                <text:p>1,7533882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0827430000000007" table:style-name="ce1">
                <text:p>8,082743</text:p>
              </table:table-cell>
              <table:table-cell table:style-name="ce1"/>
              <table:table-cell office:value-type="float" office:value="1.7553219453676385" table:formula="of:=[.$B$1272] /[.B1275]" table:style-name="ce1">
                <text:p>1,7553219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1378950000000003" table:style-name="ce1">
                <text:p>8,137895</text:p>
              </table:table-cell>
              <table:table-cell table:style-name="ce1"/>
              <table:table-cell office:value-type="float" office:value="1.7434258081072149" table:formula="of:=[.$B$1272] /[.B1276]" table:style-name="ce1">
                <text:p>1,7434258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9849110000000003" table:style-name="ce1">
                <text:p>7,984911</text:p>
              </table:table-cell>
              <table:table-cell table:style-name="ce1"/>
              <table:table-cell office:value-type="float" office:value="1.7768283411883568" table:formula="of:=[.$B$1272] /[.B1277]" table:style-name="ce1">
                <text:p>1,7768283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6155119999999998" table:style-name="ce1">
                <text:p>7,615512</text:p>
              </table:table-cell>
              <table:table-cell table:style-name="ce1"/>
              <table:table-cell office:value-type="float" office:value="1.8630154041733062" table:formula="of:=[.$B$1272] /[.B1278]" table:style-name="ce1">
                <text:p>1,8630154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1047399999999996" table:style-name="ce1">
                <text:p>8,10474</text:p>
              </table:table-cell>
              <table:table-cell table:style-name="ce1"/>
              <table:table-cell office:value-type="float" office:value="1.7505578422832397" table:formula="of:=[.$B$1272] /[.B1279]" table:style-name="ce1">
                <text:p>1,75055784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0038099999999996" table:style-name="ce1">
                <text:p>8,00381</text:p>
              </table:table-cell>
              <table:table-cell table:style-name="ce1"/>
              <table:table-cell office:value-type="float" office:value="1.7726328044602089" table:formula="of:=[.$B$1272] /[.B1280]" table:style-name="ce1">
                <text:p>1,7726328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0176160000000003" table:style-name="ce1">
                <text:p>8,017616</text:p>
              </table:table-cell>
              <table:table-cell table:style-name="ce1"/>
              <table:table-cell office:value-type="float" office:value="1.769580404782003" table:formula="of:=[.$B$1272] /[.B1281]" table:style-name="ce1">
                <text:p>1,7695804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6968569999999996" table:style-name="ce1">
                <text:p>7,696857</text:p>
              </table:table-cell>
              <table:table-cell table:style-name="ce1"/>
              <table:table-cell office:value-type="float" office:value="1.8433259402723299" table:formula="of:=[.$B$1272] /[.B1282]" table:style-name="ce1">
                <text:p>1,843325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8345200000000004" table:style-name="ce1">
                <text:p>7,83452</text:p>
              </table:table-cell>
              <table:table-cell table:style-name="ce1"/>
              <table:table-cell office:value-type="float" office:value="1.8109362368934745" table:formula="of:=[.$B$1272] /[.B1283]" table:style-name="ce1">
                <text:p>1,8109362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6248050000000003" table:style-name="ce1">
                <text:p>7,624805</text:p>
              </table:table-cell>
              <table:table-cell table:style-name="ce1"/>
              <table:table-cell office:value-type="float" office:value="1.8607447884459556" table:formula="of:=[.$B$1272] /[.B1284]" table:style-name="ce1">
                <text:p>1,8607447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427422" table:style-name="ce1">
                <text:p>8,427422</text:p>
              </table:table-cell>
              <table:table-cell table:style-name="ce1"/>
              <table:table-cell office:value-type="float" office:value="1.6835298109750128" table:formula="of:=[.$B$1272] /[.B1285]" table:style-name="ce1">
                <text:p>1,6835298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4401910000000004" table:style-name="ce1">
                <text:p>8,440191</text:p>
              </table:table-cell>
              <table:table-cell table:style-name="ce1"/>
              <table:table-cell office:value-type="float" office:value="1.6809828316286519" table:formula="of:=[.$B$1272] /[.B1286]" table:style-name="ce1">
                <text:p>1,6809828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1696109999999997" table:style-name="ce1">
                <text:p>8,169611</text:p>
              </table:table-cell>
              <table:table-cell table:style-name="ce1"/>
              <table:table-cell office:value-type="float" office:value="1.7366574940553063" table:formula="of:=[.$B$1272] /[.B1287]" table:style-name="ce1">
                <text:p>1,7366574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0193650000000005" table:style-name="ce1">
                <text:p>8,019365</text:p>
              </table:table-cell>
              <table:table-cell table:style-name="ce1"/>
              <table:table-cell office:value-type="float" office:value="1.7691944644827444" table:formula="of:=[.$B$1272] /[.B1288]" table:style-name="ce1">
                <text:p>1,7691944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7679330000000002" table:style-name="ce1">
                <text:p>7,767933</text:p>
              </table:table-cell>
              <table:table-cell table:style-name="ce1"/>
              <table:table-cell office:value-type="float" office:value="1.8264596472017285" table:formula="of:=[.$B$1272] /[.B1289]" table:style-name="ce1">
                <text:p>1,82645964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8459409999999998" table:style-name="ce1">
                <text:p>7,845941</text:p>
              </table:table-cell>
              <table:table-cell table:style-name="ce1"/>
              <table:table-cell office:value-type="float" office:value="1.8083001346386194" table:formula="of:=[.$B$1272] /[.B1290]" table:style-name="ce1">
                <text:p>1,8083001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7927879999999998" table:style-name="ce1">
                <text:p>7,792788</text:p>
              </table:table-cell>
              <table:table-cell table:style-name="ce1"/>
              <table:table-cell office:value-type="float" office:value="1.8206341769680716" table:formula="of:=[.$B$1272] /[.B1291]" table:style-name="ce1">
                <text:p>1,8206341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9692509999999999" table:style-name="ce1">
                <text:p>7,969251</text:p>
              </table:table-cell>
              <table:table-cell table:style-name="ce1"/>
              <table:table-cell office:value-type="float" office:value="1.7803199029201946" table:formula="of:=[.$B$1272] /[.B1292]" table:style-name="ce1">
                <text:p>1,7803199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1203140000000005" table:style-name="ce1">
                <text:p>8,120314</text:p>
              </table:table-cell>
              <table:table-cell table:style-name="ce1"/>
              <table:table-cell office:value-type="float" office:value="1.7472004366662008" table:formula="of:=[.$B$1272] /[.B1293]" table:style-name="ce1">
                <text:p>1,7472004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1784759999999999" table:style-name="ce1">
                <text:p>8,178476</text:p>
              </table:table-cell>
              <table:table-cell table:style-name="ce1"/>
              <table:table-cell office:value-type="float" office:value="1.734775056705756" table:formula="of:=[.$B$1272] /[.B1294]" table:style-name="ce1">
                <text:p>1,7347750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8942189999999997" table:style-name="ce1">
                <text:p>7,894219</text:p>
              </table:table-cell>
              <table:table-cell table:style-name="ce1"/>
              <table:table-cell office:value-type="float" office:value="1.7972412681566936" table:formula="of:=[.$B$1272] /[.B1295]" table:style-name="ce1">
                <text:p>1,7972412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49587" table:style-name="ce1">
                <text:p>8,49587</text:p>
              </table:table-cell>
              <table:table-cell table:style-name="ce1"/>
              <table:table-cell office:value-type="float" office:value="1.6699662502682673" table:formula="of:=[.$B$1272] /[.B1296]" table:style-name="ce1">
                <text:p>1,669966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1383259999999993" table:style-name="ce1">
                <text:p>8,138326</text:p>
              </table:table-cell>
              <table:table-cell table:style-name="ce1"/>
              <table:table-cell office:value-type="float" office:value="1.7433334775071267" table:formula="of:=[.$B$1272] /[.B1297]" table:style-name="ce1">
                <text:p>1,7433334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0330759999999994" table:style-name="ce1">
                <text:p>8,033076</text:p>
              </table:table-cell>
              <table:table-cell table:style-name="ce1"/>
              <table:table-cell office:value-type="float" office:value="1.7661747712416347" table:formula="of:=[.$B$1272] /[.B1298]" table:style-name="ce1">
                <text:p>1,76617477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8765939999999999" table:style-name="ce1">
                <text:p>7,876594</text:p>
              </table:table-cell>
              <table:table-cell table:style-name="ce1"/>
              <table:table-cell office:value-type="float" office:value="1.801262851261175" table:formula="of:=[.$B$1272] /[.B1299]" table:style-name="ce1">
                <text:p>1,80126285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6738099999999996" table:style-name="ce1">
                <text:p>7,67381</text:p>
              </table:table-cell>
              <table:table-cell table:style-name="ce1"/>
              <table:table-cell office:value-type="float" office:value="1.8488620602629808" table:formula="of:=[.$B$1272] /[.B1300]" table:style-name="ce1">
                <text:p>1,848862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7.7058359999999997" table:style-name="ce1">
                <text:p>7,705836</text:p>
              </table:table-cell>
              <table:table-cell table:style-name="ce1"/>
              <table:table-cell office:value-type="float" office:value="1.8411780586385" table:formula="of:=[.$B$1272] /[.B1301]" table:style-name="ce1">
                <text:p>1,8411780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2.csv</text:p>
              </table:table-cell>
              <table:table-cell office:value-type="float" office:value="8.0307949999999995" table:style-name="ce1">
                <text:p>8,030795</text:p>
              </table:table-cell>
              <table:table-cell table:style-name="ce1"/>
              <table:table-cell office:value-type="float" office:value="1.7666764207860697" table:formula="of:=[.$B$1272] /[.B1302]" table:style-name="ce1">
                <text:p>1,766676421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M-2.csv Average</text:p>
            </table:table-cell>
            <table:table-cell office:value-type="float" office:value="7.9902015000000013" table:formula="of:=SUBTOTAL(1;[.$B$1273:.$B$1302])" table:style-name="ce2">
              <text:p>7,9902015</text:p>
            </table:table-cell>
            <table:table-cell table:style-name="ce1"/>
            <table:table-cell office:value-type="float" office:value="1.775651861428859" table:formula="of:=[.$B$1272] /[.B1303]" table:style-name="ce1">
              <text:p>1,775651861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6.2268470000000002" table:style-name="ce1">
                <text:p>6,226847</text:p>
              </table:table-cell>
              <table:table-cell table:style-name="ce1"/>
              <table:table-cell office:value-type="float" office:value="2.2784912117909215" table:formula="of:=[.$B$1272] /[.B1304]" table:style-name="ce1">
                <text:p>2,2784912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6.158722" table:style-name="ce1">
                <text:p>6,158722</text:p>
              </table:table-cell>
              <table:table-cell table:style-name="ce1"/>
              <table:table-cell office:value-type="float" office:value="2.3036948520596749" table:formula="of:=[.$B$1272] /[.B1305]" table:style-name="ce1">
                <text:p>2,3036948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8333459999999997" table:style-name="ce1">
                <text:p>5,833346</text:p>
              </table:table-cell>
              <table:table-cell table:style-name="ce1"/>
              <table:table-cell office:value-type="float" office:value="2.4321917758121439" table:formula="of:=[.$B$1272] /[.B1306]" table:style-name="ce1">
                <text:p>2,4321917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6.3469610000000003" table:style-name="ce1">
                <text:p>6,346961</text:p>
              </table:table-cell>
              <table:table-cell table:style-name="ce1"/>
              <table:table-cell office:value-type="float" office:value="2.2353715686399624" table:formula="of:=[.$B$1272] /[.B1307]" table:style-name="ce1">
                <text:p>2,23537156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865475" table:style-name="ce1">
                <text:p>5,865475</text:p>
              </table:table-cell>
              <table:table-cell table:style-name="ce1"/>
              <table:table-cell office:value-type="float" office:value="2.4188690884654123" table:formula="of:=[.$B$1272] /[.B1308]" table:style-name="ce1">
                <text:p>2,4188690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9017559999999998" table:style-name="ce1">
                <text:p>5,901756</text:p>
              </table:table-cell>
              <table:table-cell table:style-name="ce1"/>
              <table:table-cell office:value-type="float" office:value="2.4039991091916821" table:formula="of:=[.$B$1272] /[.B1309]" table:style-name="ce1">
                <text:p>2,40399910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6233630000000003" table:style-name="ce1">
                <text:p>5,623363</text:p>
              </table:table-cell>
              <table:table-cell table:style-name="ce1"/>
              <table:table-cell office:value-type="float" office:value="2.5230126823871522" table:formula="of:=[.$B$1272] /[.B1310]" table:style-name="ce1">
                <text:p>2,5230126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8376429999999999" table:style-name="ce1">
                <text:p>5,837643</text:p>
              </table:table-cell>
              <table:table-cell table:style-name="ce1"/>
              <table:table-cell office:value-type="float" office:value="2.430401476531995" table:formula="of:=[.$B$1272] /[.B1311]" table:style-name="ce1">
                <text:p>2,4304014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6.015682" table:style-name="ce1">
                <text:p>6,015682</text:p>
              </table:table-cell>
              <table:table-cell table:style-name="ce1"/>
              <table:table-cell office:value-type="float" office:value="2.3584717687315693" table:formula="of:=[.$B$1272] /[.B1312]" table:style-name="ce1">
                <text:p>2,35847176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828443" table:style-name="ce1">
                <text:p>5,828443</text:p>
              </table:table-cell>
              <table:table-cell table:style-name="ce1"/>
              <table:table-cell office:value-type="float" office:value="2.4342377830008228" table:formula="of:=[.$B$1272] /[.B1313]" table:style-name="ce1">
                <text:p>2,4342377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9803600000000001" table:style-name="ce1">
                <text:p>5,98036</text:p>
              </table:table-cell>
              <table:table-cell table:style-name="ce1"/>
              <table:table-cell office:value-type="float" office:value="2.3724016893074436" table:formula="of:=[.$B$1272] /[.B1314]" table:style-name="ce1">
                <text:p>2,3724016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9702570000000001" table:style-name="ce1">
                <text:p>5,970257</text:p>
              </table:table-cell>
              <table:table-cell table:style-name="ce1"/>
              <table:table-cell office:value-type="float" office:value="2.3764163195431394" table:formula="of:=[.$B$1272] /[.B1315]" table:style-name="ce1">
                <text:p>2,376416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7555519999999998" table:style-name="ce1">
                <text:p>5,755552</text:p>
              </table:table-cell>
              <table:table-cell table:style-name="ce1"/>
              <table:table-cell office:value-type="float" office:value="2.465066107762846" table:formula="of:=[.$B$1272] /[.B1316]" table:style-name="ce1">
                <text:p>2,4650661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987355" table:style-name="ce1">
                <text:p>5,987355</text:p>
              </table:table-cell>
              <table:table-cell table:style-name="ce1"/>
              <table:table-cell office:value-type="float" office:value="2.3696300230513581" table:formula="of:=[.$B$1272] /[.B1317]" table:style-name="ce1">
                <text:p>2,3696300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6.1411210000000001" table:style-name="ce1">
                <text:p>6,141121</text:p>
              </table:table-cell>
              <table:table-cell table:style-name="ce1"/>
              <table:table-cell office:value-type="float" office:value="2.3102974467799386" table:formula="of:=[.$B$1272] /[.B1318]" table:style-name="ce1">
                <text:p>2,31029744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9745210000000002" table:style-name="ce1">
                <text:p>5,974521</text:p>
              </table:table-cell>
              <table:table-cell table:style-name="ce1"/>
              <table:table-cell office:value-type="float" office:value="2.3747202774359089" table:formula="of:=[.$B$1272] /[.B1319]" table:style-name="ce1">
                <text:p>2,3747202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6.2201700000000004" table:style-name="ce1">
                <text:p>6,22017</text:p>
              </table:table-cell>
              <table:table-cell table:style-name="ce1"/>
              <table:table-cell office:value-type="float" office:value="2.280937042985427" table:formula="of:=[.$B$1272] /[.B1320]" table:style-name="ce1">
                <text:p>2,2809370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6.0010839999999996" table:style-name="ce1">
                <text:p>6,001084</text:p>
              </table:table-cell>
              <table:table-cell table:style-name="ce1"/>
              <table:table-cell office:value-type="float" office:value="2.364208894037588" table:formula="of:=[.$B$1272] /[.B1321]" table:style-name="ce1">
                <text:p>2,3642088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9557669999999998" table:style-name="ce1">
                <text:p>5,955767</text:p>
              </table:table-cell>
              <table:table-cell table:style-name="ce1"/>
              <table:table-cell office:value-type="float" office:value="2.3821979883811211" table:formula="of:=[.$B$1272] /[.B1322]" table:style-name="ce1">
                <text:p>2,3821979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7337290000000003" table:style-name="ce1">
                <text:p>5,733729</text:p>
              </table:table-cell>
              <table:table-cell table:style-name="ce1"/>
              <table:table-cell office:value-type="float" office:value="2.4744483331295677" table:formula="of:=[.$B$1272] /[.B1323]" table:style-name="ce1">
                <text:p>2,4744483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7000359999999999" table:style-name="ce1">
                <text:p>5,700036</text:p>
              </table:table-cell>
              <table:table-cell table:style-name="ce1"/>
              <table:table-cell office:value-type="float" office:value="2.4890748350829126" table:formula="of:=[.$B$1272] /[.B1324]" table:style-name="ce1">
                <text:p>2,4890748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6.0014060000000002" table:style-name="ce1">
                <text:p>6,001406</text:p>
              </table:table-cell>
              <table:table-cell table:style-name="ce1"/>
              <table:table-cell office:value-type="float" office:value="2.3640820445520041" table:formula="of:=[.$B$1272] /[.B1325]" table:style-name="ce1">
                <text:p>2,3640820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9080950000000003" table:style-name="ce1">
                <text:p>5,908095</text:p>
              </table:table-cell>
              <table:table-cell table:style-name="ce1"/>
              <table:table-cell office:value-type="float" office:value="2.4014197751841606" table:formula="of:=[.$B$1272] /[.B1326]" table:style-name="ce1">
                <text:p>2,4014197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59701" table:style-name="ce1">
                <text:p>5,59701</text:p>
              </table:table-cell>
              <table:table-cell table:style-name="ce1"/>
              <table:table-cell office:value-type="float" office:value="2.5348920524827836" table:formula="of:=[.$B$1272] /[.B1327]" table:style-name="ce1">
                <text:p>2,5348920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5.1827529999999999" table:style-name="ce1">
                <text:p>5,182753</text:p>
              </table:table-cell>
              <table:table-cell table:style-name="ce1"/>
              <table:table-cell office:value-type="float" office:value="2.737505755467541" table:formula="of:=[.$B$1272] /[.B1328]" table:style-name="ce1">
                <text:p>2,7375057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4.8811730000000004" table:style-name="ce1">
                <text:p>4,881173</text:p>
              </table:table-cell>
              <table:table-cell table:style-name="ce1"/>
              <table:table-cell office:value-type="float" office:value="2.9066407125227198" table:formula="of:=[.$B$1272] /[.B1329]" table:style-name="ce1">
                <text:p>2,9066407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4.8663470000000002" table:style-name="ce1">
                <text:p>4,866347</text:p>
              </table:table-cell>
              <table:table-cell table:style-name="ce1"/>
              <table:table-cell office:value-type="float" office:value="2.9154961959487609" table:formula="of:=[.$B$1272] /[.B1330]" table:style-name="ce1">
                <text:p>2,9154961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4.8521770000000002" table:style-name="ce1">
                <text:p>4,852177</text:p>
              </table:table-cell>
              <table:table-cell table:style-name="ce1"/>
              <table:table-cell office:value-type="float" office:value="2.9240104321558475" table:formula="of:=[.$B$1272] /[.B1331]" table:style-name="ce1">
                <text:p>2,9240104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4.9102259999999998" table:style-name="ce1">
                <text:p>4,910226</text:p>
              </table:table-cell>
              <table:table-cell table:style-name="ce1"/>
              <table:table-cell office:value-type="float" office:value="2.8894425972789572" table:formula="of:=[.$B$1272] /[.B1332]" table:style-name="ce1">
                <text:p>2,8894425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3.csv</text:p>
              </table:table-cell>
              <table:table-cell office:value-type="float" office:value="4.7585240000000004" table:style-name="ce1">
                <text:p>4,758524</text:p>
              </table:table-cell>
              <table:table-cell table:style-name="ce1"/>
              <table:table-cell office:value-type="float" office:value="2.9815581820469252" table:formula="of:=[.$B$1272] /[.B1333]" table:style-name="ce1">
                <text:p>2,981558182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M-3.csv Average</text:p>
            </table:table-cell>
            <table:table-cell office:value-type="float" office:value="5.7338633666666654" table:formula="of:=SUBTOTAL(1;[.$B$1304:.$B$1333])" table:style-name="ce2">
              <text:p>5,733863367</text:p>
            </table:table-cell>
            <table:table-cell table:style-name="ce1"/>
            <table:table-cell office:value-type="float" office:value="2.4743903472040065" table:formula="of:=[.$B$1272] /[.B1334]" table:style-name="ce1">
              <text:p>2,474390347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737070000000001" table:style-name="ce1">
                <text:p>3,973707</text:p>
              </table:table-cell>
              <table:table-cell table:style-name="ce1"/>
              <table:table-cell office:value-type="float" office:value="3.5704233267995513" table:formula="of:=[.$B$1272] /[.B1335]" table:style-name="ce1">
                <text:p>3,57042332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401799999999998" table:style-name="ce1">
                <text:p>3,94018</text:p>
              </table:table-cell>
              <table:table-cell table:style-name="ce1"/>
              <table:table-cell office:value-type="float" office:value="3.600804066480888" table:formula="of:=[.$B$1272] /[.B1336]" table:style-name="ce1">
                <text:p>3,60080406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4.0517810000000001" table:style-name="ce1">
                <text:p>4,051781</text:p>
              </table:table-cell>
              <table:table-cell table:style-name="ce1"/>
              <table:table-cell office:value-type="float" office:value="3.5016246353558258" table:formula="of:=[.$B$1272] /[.B1337]" table:style-name="ce1">
                <text:p>3,5016246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4.0593640000000004" table:style-name="ce1">
                <text:p>4,059364</text:p>
              </table:table-cell>
              <table:table-cell table:style-name="ce1"/>
              <table:table-cell office:value-type="float" office:value="3.4950835073343169" table:formula="of:=[.$B$1272] /[.B1338]" table:style-name="ce1">
                <text:p>3,4950835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8496419999999998" table:style-name="ce1">
                <text:p>3,849642</text:p>
              </table:table-cell>
              <table:table-cell table:style-name="ce1"/>
              <table:table-cell office:value-type="float" office:value="3.6854897589611357" table:formula="of:=[.$B$1272] /[.B1339]" table:style-name="ce1">
                <text:p>3,6854897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54345" table:style-name="ce1">
                <text:p>3,954345</text:p>
              </table:table-cell>
              <table:table-cell table:style-name="ce1"/>
              <table:table-cell office:value-type="float" office:value="3.5879054980449769" table:formula="of:=[.$B$1272] /[.B1340]" table:style-name="ce1">
                <text:p>3,5879054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000560000000002" table:style-name="ce1">
                <text:p>3,900056</text:p>
              </table:table-cell>
              <table:table-cell table:style-name="ce1"/>
              <table:table-cell office:value-type="float" office:value="3.6378493454111078" table:formula="of:=[.$B$1272] /[.B1341]" table:style-name="ce1">
                <text:p>3,6378493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4.0112399999999999" table:style-name="ce1">
                <text:p>4,01124</text:p>
              </table:table-cell>
              <table:table-cell table:style-name="ce1"/>
              <table:table-cell office:value-type="float" office:value="3.5370150294339568" table:formula="of:=[.$B$1272] /[.B1342]" table:style-name="ce1">
                <text:p>3,5370150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86076" table:style-name="ce1">
                <text:p>3,86076</text:p>
              </table:table-cell>
              <table:table-cell table:style-name="ce1"/>
              <table:table-cell office:value-type="float" office:value="3.6748764923659238" table:formula="of:=[.$B$1272] /[.B1343]" table:style-name="ce1">
                <text:p>3,6748764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4.0656239999999997" table:style-name="ce1">
                <text:p>4,065624</text:p>
              </table:table-cell>
              <table:table-cell table:style-name="ce1"/>
              <table:table-cell office:value-type="float" office:value="3.4897019908055111" table:formula="of:=[.$B$1272] /[.B1344]" table:style-name="ce1">
                <text:p>3,4897019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4.1291779999999996" table:style-name="ce1">
                <text:p>4,129178</text:p>
              </table:table-cell>
              <table:table-cell table:style-name="ce1"/>
              <table:table-cell office:value-type="float" office:value="3.435990448139234" table:formula="of:=[.$B$1272] /[.B1345]" table:style-name="ce1">
                <text:p>3,4359904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642379999999999" table:style-name="ce1">
                <text:p>3,964238</text:p>
              </table:table-cell>
              <table:table-cell table:style-name="ce1"/>
              <table:table-cell office:value-type="float" office:value="3.5789516589737205" table:formula="of:=[.$B$1272] /[.B1346]" table:style-name="ce1">
                <text:p>3,5789516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93458" table:style-name="ce1">
                <text:p>3,993458</text:p>
              </table:table-cell>
              <table:table-cell table:style-name="ce1"/>
              <table:table-cell office:value-type="float" office:value="3.5527645881505863" table:formula="of:=[.$B$1272] /[.B1347]" table:style-name="ce1">
                <text:p>3,5527645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4.0030070000000002" table:style-name="ce1">
                <text:p>4,003007</text:p>
              </table:table-cell>
              <table:table-cell table:style-name="ce1"/>
              <table:table-cell office:value-type="float" office:value="3.5442896219433702" table:formula="of:=[.$B$1272] /[.B1348]" table:style-name="ce1">
                <text:p>3,5442896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4.0061309999999999" table:style-name="ce1">
                <text:p>4,006131</text:p>
              </table:table-cell>
              <table:table-cell table:style-name="ce1"/>
              <table:table-cell office:value-type="float" office:value="3.5415257680456942" table:formula="of:=[.$B$1272] /[.B1349]" table:style-name="ce1">
                <text:p>3,5415257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096829999999998" table:style-name="ce1">
                <text:p>3,909683</text:p>
              </table:table-cell>
              <table:table-cell table:style-name="ce1"/>
              <table:table-cell office:value-type="float" office:value="3.6288916944587744" table:formula="of:=[.$B$1272] /[.B1350]" table:style-name="ce1">
                <text:p>3,6288916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4.5532839999999997" table:style-name="ce1">
                <text:p>4,553284</text:p>
              </table:table-cell>
              <table:table-cell table:style-name="ce1"/>
              <table:table-cell office:value-type="float" office:value="3.1159523909922302" table:formula="of:=[.$B$1272] /[.B1351]" table:style-name="ce1">
                <text:p>3,1159523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409730000000001" table:style-name="ce1">
                <text:p>3,940973</text:p>
              </table:table-cell>
              <table:table-cell table:style-name="ce1"/>
              <table:table-cell office:value-type="float" office:value="3.6000795150503859" table:formula="of:=[.$B$1272] /[.B1352]" table:style-name="ce1">
                <text:p>3,6000795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942039999999999" table:style-name="ce1">
                <text:p>3,994204</text:p>
              </table:table-cell>
              <table:table-cell table:style-name="ce1"/>
              <table:table-cell office:value-type="float" office:value="3.5521010360679286" table:formula="of:=[.$B$1272] /[.B1353]" table:style-name="ce1">
                <text:p>3,5521010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4.0989789999999999" table:style-name="ce1">
                <text:p>4,098979</text:p>
              </table:table-cell>
              <table:table-cell table:style-name="ce1"/>
              <table:table-cell office:value-type="float" office:value="3.4613049168260352" table:formula="of:=[.$B$1272] /[.B1354]" table:style-name="ce1">
                <text:p>3,4613049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980190000000002" table:style-name="ce1">
                <text:p>3,998019</text:p>
              </table:table-cell>
              <table:table-cell table:style-name="ce1"/>
              <table:table-cell office:value-type="float" office:value="3.5487115410573744" table:formula="of:=[.$B$1272] /[.B1355]" table:style-name="ce1">
                <text:p>3,54871154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305310000000002" table:style-name="ce1">
                <text:p>3,930531</text:p>
              </table:table-cell>
              <table:table-cell table:style-name="ce1"/>
              <table:table-cell office:value-type="float" office:value="3.6096436249114086" table:formula="of:=[.$B$1272] /[.B1356]" table:style-name="ce1">
                <text:p>3,6096436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135589999999998" table:style-name="ce1">
                <text:p>3,913559</text:p>
              </table:table-cell>
              <table:table-cell table:style-name="ce1"/>
              <table:table-cell office:value-type="float" office:value="3.6252976297704125" table:formula="of:=[.$B$1272] /[.B1357]" table:style-name="ce1">
                <text:p>3,625297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83295" table:style-name="ce1">
                <text:p>3,983295</text:p>
              </table:table-cell>
              <table:table-cell table:style-name="ce1"/>
              <table:table-cell office:value-type="float" office:value="3.5618291305732224" table:formula="of:=[.$B$1272] /[.B1358]" table:style-name="ce1">
                <text:p>3,56182913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8351259999999998" table:style-name="ce1">
                <text:p>3,835126</text:p>
              </table:table-cell>
              <table:table-cell table:style-name="ce1"/>
              <table:table-cell office:value-type="float" office:value="3.6994393839124622" table:formula="of:=[.$B$1272] /[.B1359]" table:style-name="ce1">
                <text:p>3,6994393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4.0202629999999999" table:style-name="ce1">
                <text:p>4,020263</text:p>
              </table:table-cell>
              <table:table-cell table:style-name="ce1"/>
              <table:table-cell office:value-type="float" office:value="3.529076621769935" table:formula="of:=[.$B$1272] /[.B1360]" table:style-name="ce1">
                <text:p>3,5290766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4.0463360000000002" table:style-name="ce1">
                <text:p>4,046336</text:p>
              </table:table-cell>
              <table:table-cell table:style-name="ce1"/>
              <table:table-cell office:value-type="float" office:value="3.5063366380514775" table:formula="of:=[.$B$1272] /[.B1361]" table:style-name="ce1">
                <text:p>3,5063366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3.997061" table:style-name="ce1">
                <text:p>3,997061</text:p>
              </table:table-cell>
              <table:table-cell table:style-name="ce1"/>
              <table:table-cell office:value-type="float" office:value="3.5495620824067142" table:formula="of:=[.$B$1272] /[.B1362]" table:style-name="ce1">
                <text:p>3,5495620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4.0411679999999999" table:style-name="ce1">
                <text:p>4,041168</text:p>
              </table:table-cell>
              <table:table-cell table:style-name="ce1"/>
              <table:table-cell office:value-type="float" office:value="3.5108206752767184" table:formula="of:=[.$B$1272] /[.B1363]" table:style-name="ce1">
                <text:p>3,51082067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4.csv</text:p>
              </table:table-cell>
              <table:table-cell office:value-type="float" office:value="4.1984440000000003" table:style-name="ce1">
                <text:p>4,198444</text:p>
              </table:table-cell>
              <table:table-cell table:style-name="ce1"/>
              <table:table-cell office:value-type="float" office:value="3.3793034197113654" table:formula="of:=[.$B$1272] /[.B1364]" table:style-name="ce1">
                <text:p>3,37930342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M-4.csv Average</text:p>
            </table:table-cell>
            <table:table-cell office:value-type="float" office:value="4.0074545333333331" table:formula="of:=SUBTOTAL(1;[.$B$1335:.$B$1364])" table:style-name="ce2">
              <text:p>4,007454533</text:p>
            </table:table-cell>
            <table:table-cell table:style-name="ce1"/>
            <table:table-cell office:value-type="float" office:value="3.5403561159970236" table:formula="of:=[.$B$1272] /[.B1365]" table:style-name="ce1">
              <text:p>3,540356116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5806070000000001" table:style-name="ce1">
                <text:p>3,580607</text:p>
              </table:table-cell>
              <table:table-cell table:style-name="ce1"/>
              <table:table-cell office:value-type="float" office:value="3.9624053035327989" table:formula="of:=[.$B$1272] /[.B1366]" table:style-name="ce1">
                <text:p>3,9624053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800125" table:style-name="ce1">
                <text:p>3,800125</text:p>
              </table:table-cell>
              <table:table-cell table:style-name="ce1"/>
              <table:table-cell office:value-type="float" office:value="3.73351302040503" table:formula="of:=[.$B$1272] /[.B1367]" table:style-name="ce1">
                <text:p>3,733513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6038649999999999" table:style-name="ce1">
                <text:p>3,603865</text:p>
              </table:table-cell>
              <table:table-cell table:style-name="ce1"/>
              <table:table-cell office:value-type="float" office:value="3.9368334181959272" table:formula="of:=[.$B$1272] /[.B1368]" table:style-name="ce1">
                <text:p>3,9368334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4675379999999998" table:style-name="ce1">
                <text:p>3,467538</text:p>
              </table:table-cell>
              <table:table-cell table:style-name="ce1"/>
              <table:table-cell office:value-type="float" office:value="4.0916108681913981" table:formula="of:=[.$B$1272] /[.B1369]" table:style-name="ce1">
                <text:p>4,0916108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6066549999999999" table:style-name="ce1">
                <text:p>3,606655</text:p>
              </table:table-cell>
              <table:table-cell table:style-name="ce1"/>
              <table:table-cell office:value-type="float" office:value="3.9337880020868825" table:formula="of:=[.$B$1272] /[.B1370]" table:style-name="ce1">
                <text:p>3,9337880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5161570000000002" table:style-name="ce1">
                <text:p>3,516157</text:p>
              </table:table-cell>
              <table:table-cell table:style-name="ce1"/>
              <table:table-cell office:value-type="float" office:value="4.0350348879946667" table:formula="of:=[.$B$1272] /[.B1371]" table:style-name="ce1">
                <text:p>4,0350348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3550620000000002" table:style-name="ce1">
                <text:p>3,355062</text:p>
              </table:table-cell>
              <table:table-cell table:style-name="ce1"/>
              <table:table-cell office:value-type="float" office:value="4.2287791303608291" table:formula="of:=[.$B$1272] /[.B1372]" table:style-name="ce1">
                <text:p>4,228779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6458849999999998" table:style-name="ce1">
                <text:p>3,645885</text:p>
              </table:table-cell>
              <table:table-cell table:style-name="ce1"/>
              <table:table-cell office:value-type="float" office:value="3.8914601438791032" table:formula="of:=[.$B$1272] /[.B1373]" table:style-name="ce1">
                <text:p>3,8914601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4.0338089999999998" table:style-name="ce1">
                <text:p>4,033809</text:p>
              </table:table-cell>
              <table:table-cell table:style-name="ce1"/>
              <table:table-cell office:value-type="float" office:value="3.5172255718271899" table:formula="of:=[.$B$1272] /[.B1374]" table:style-name="ce1">
                <text:p>3,5172255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4.3242839999999996" table:style-name="ce1">
                <text:p>4,324284</text:p>
              </table:table-cell>
              <table:table-cell table:style-name="ce1"/>
              <table:table-cell office:value-type="float" office:value="3.2809630835224204" table:formula="of:=[.$B$1272] /[.B1375]" table:style-name="ce1">
                <text:p>3,2809630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8161960000000001" table:style-name="ce1">
                <text:p>3,816196</text:p>
              </table:table-cell>
              <table:table-cell table:style-name="ce1"/>
              <table:table-cell office:value-type="float" office:value="3.7177902200690593" table:formula="of:=[.$B$1272] /[.B1376]" table:style-name="ce1">
                <text:p>3,717790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4.0170789999999998" table:style-name="ce1">
                <text:p>4,017079</text:p>
              </table:table-cell>
              <table:table-cell table:style-name="ce1"/>
              <table:table-cell office:value-type="float" office:value="3.5318738234091649" table:formula="of:=[.$B$1272] /[.B1377]" table:style-name="ce1">
                <text:p>3,5318738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8113320000000002" table:style-name="ce1">
                <text:p>3,811332</text:p>
              </table:table-cell>
              <table:table-cell table:style-name="ce1"/>
              <table:table-cell office:value-type="float" office:value="3.7225348425869651" table:formula="of:=[.$B$1272] /[.B1378]" table:style-name="ce1">
                <text:p>3,7225348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7428650000000001" table:style-name="ce1">
                <text:p>3,742865</text:p>
              </table:table-cell>
              <table:table-cell table:style-name="ce1"/>
              <table:table-cell office:value-type="float" office:value="3.7906299496953975" table:formula="of:=[.$B$1272] /[.B1379]" table:style-name="ce1">
                <text:p>3,790629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8656489999999999" table:style-name="ce1">
                <text:p>3,865649</text:p>
              </table:table-cell>
              <table:table-cell table:style-name="ce1"/>
              <table:table-cell office:value-type="float" office:value="3.6702287679679828" table:formula="of:=[.$B$1272] /[.B1380]" table:style-name="ce1">
                <text:p>3,6702287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825901" table:style-name="ce1">
                <text:p>3,825901</text:p>
              </table:table-cell>
              <table:table-cell table:style-name="ce1"/>
              <table:table-cell office:value-type="float" office:value="3.7083594600766365" table:formula="of:=[.$B$1272] /[.B1381]" table:style-name="ce1">
                <text:p>3,7083594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4301029999999999" table:style-name="ce1">
                <text:p>3,430103</text:p>
              </table:table-cell>
              <table:table-cell table:style-name="ce1"/>
              <table:table-cell office:value-type="float" office:value="4.1362653444128838" table:formula="of:=[.$B$1272] /[.B1382]" table:style-name="ce1">
                <text:p>4,1362653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5151469999999998" table:style-name="ce1">
                <text:p>3,515147</text:p>
              </table:table-cell>
              <table:table-cell table:style-name="ce1"/>
              <table:table-cell office:value-type="float" office:value="4.0361942663184971" table:formula="of:=[.$B$1272] /[.B1383]" table:style-name="ce1">
                <text:p>4,03619426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594414" table:style-name="ce1">
                <text:p>3,594414</text:p>
              </table:table-cell>
              <table:table-cell table:style-name="ce1"/>
              <table:table-cell office:value-type="float" office:value="3.9471847613176068" table:formula="of:=[.$B$1272] /[.B1384]" table:style-name="ce1">
                <text:p>3,9471847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3514750000000002" table:style-name="ce1">
                <text:p>3,351475</text:p>
              </table:table-cell>
              <table:table-cell table:style-name="ce1"/>
              <table:table-cell office:value-type="float" office:value="4.2333050870636555" table:formula="of:=[.$B$1272] /[.B1385]" table:style-name="ce1">
                <text:p>4,2333050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8113239999999999" table:style-name="ce1">
                <text:p>3,811324</text:p>
              </table:table-cell>
              <table:table-cell table:style-name="ce1"/>
              <table:table-cell office:value-type="float" office:value="3.7225426562178039" table:formula="of:=[.$B$1272] /[.B1386]" table:style-name="ce1">
                <text:p>3,72254265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5602330000000002" table:style-name="ce1">
                <text:p>3,560233</text:p>
              </table:table-cell>
              <table:table-cell table:style-name="ce1"/>
              <table:table-cell office:value-type="float" office:value="3.9850807985507308" table:formula="of:=[.$B$1272] /[.B1387]" table:style-name="ce1">
                <text:p>3,98508079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740672" table:style-name="ce1">
                <text:p>3,740672</text:p>
              </table:table-cell>
              <table:table-cell table:style-name="ce1"/>
              <table:table-cell office:value-type="float" office:value="3.7928522379579563" table:formula="of:=[.$B$1272] /[.B1388]" table:style-name="ce1">
                <text:p>3,79285223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6900689999999998" table:style-name="ce1">
                <text:p>3,690069</text:p>
              </table:table-cell>
              <table:table-cell table:style-name="ce1"/>
              <table:table-cell office:value-type="float" office:value="3.8448647346883393" table:formula="of:=[.$B$1272] /[.B1389]" table:style-name="ce1">
                <text:p>3,8448647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5800879999999999" table:style-name="ce1">
                <text:p>3,580088</text:p>
              </table:table-cell>
              <table:table-cell table:style-name="ce1"/>
              <table:table-cell office:value-type="float" office:value="3.9629797275001799" table:formula="of:=[.$B$1272] /[.B1390]" table:style-name="ce1">
                <text:p>3,9629797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4608310000000002" table:style-name="ce1">
                <text:p>3,460831</text:p>
              </table:table-cell>
              <table:table-cell table:style-name="ce1"/>
              <table:table-cell office:value-type="float" office:value="4.0995403030852025" table:formula="of:=[.$B$1272] /[.B1391]" table:style-name="ce1">
                <text:p>4,0995403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4932370000000001" table:style-name="ce1">
                <text:p>3,493237</text:p>
              </table:table-cell>
              <table:table-cell table:style-name="ce1"/>
              <table:table-cell office:value-type="float" office:value="4.0615097591908773" table:formula="of:=[.$B$1272] /[.B1392]" table:style-name="ce1">
                <text:p>4,0615097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4354279999999999" table:style-name="ce1">
                <text:p>3,435428</text:p>
              </table:table-cell>
              <table:table-cell table:style-name="ce1"/>
              <table:table-cell office:value-type="float" office:value="4.1298540288623906" table:formula="of:=[.$B$1272] /[.B1393]" table:style-name="ce1">
                <text:p>4,1298540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3721179999999999" table:style-name="ce1">
                <text:p>3,372118</text:p>
              </table:table-cell>
              <table:table-cell table:style-name="ce1"/>
              <table:table-cell office:value-type="float" office:value="4.2073901822731781" table:formula="of:=[.$B$1272] /[.B1394]" table:style-name="ce1">
                <text:p>4,2073901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5.csv</text:p>
              </table:table-cell>
              <table:table-cell office:value-type="float" office:value="3.9580600000000001" table:style-name="ce1">
                <text:p>3,95806</text:p>
              </table:table-cell>
              <table:table-cell table:style-name="ce1"/>
              <table:table-cell office:value-type="float" office:value="3.5845379217764926" table:formula="of:=[.$B$1272] /[.B1395]" table:style-name="ce1">
                <text:p>3,584537922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M-5.csv Average</text:p>
            </table:table-cell>
            <table:table-cell office:value-type="float" office:value="3.6668736000000002" table:formula="of:=SUBTOTAL(1;[.$B$1366:.$B$1395])" table:style-name="ce2">
              <text:p>3,6668736</text:p>
            </table:table-cell>
            <table:table-cell table:style-name="ce1"/>
            <table:table-cell office:value-type="float" office:value="3.8691860463002223" table:formula="of:=[.$B$1272] /[.B1396]" table:style-name="ce1">
              <text:p>3,869186046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3868010000000002" table:style-name="ce1">
                <text:p>3,386801</text:p>
              </table:table-cell>
              <table:table-cell table:style-name="ce1"/>
              <table:table-cell office:value-type="float" office:value="4.189149633139551" table:formula="of:=[.$B$1272] /[.B1397]" table:style-name="ce1">
                <text:p>4,1891496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3839809999999999" table:style-name="ce1">
                <text:p>3,383981</text:p>
              </table:table-cell>
              <table:table-cell table:style-name="ce1"/>
              <table:table-cell office:value-type="float" office:value="4.1926406107678105" table:formula="of:=[.$B$1272] /[.B1398]" table:style-name="ce1">
                <text:p>4,1926406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3738589999999999" table:style-name="ce1">
                <text:p>3,373859</text:p>
              </table:table-cell>
              <table:table-cell table:style-name="ce1"/>
              <table:table-cell office:value-type="float" office:value="4.2052190582554472" table:formula="of:=[.$B$1272] /[.B1399]" table:style-name="ce1">
                <text:p>4,2052190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350498" table:style-name="ce1">
                <text:p>3,350498</text:p>
              </table:table-cell>
              <table:table-cell table:style-name="ce1"/>
              <table:table-cell office:value-type="float" office:value="4.2345395122356928" table:formula="of:=[.$B$1272] /[.B1400]" table:style-name="ce1">
                <text:p>4,2345395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4519280000000001" table:style-name="ce1">
                <text:p>3,451928</text:p>
              </table:table-cell>
              <table:table-cell table:style-name="ce1"/>
              <table:table-cell office:value-type="float" office:value="4.1101135848333641" table:formula="of:=[.$B$1272] /[.B1401]" table:style-name="ce1">
                <text:p>4,1101135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1624620000000001" table:style-name="ce1">
                <text:p>3,162462</text:p>
              </table:table-cell>
              <table:table-cell table:style-name="ce1"/>
              <table:table-cell office:value-type="float" office:value="4.4863198883232949" table:formula="of:=[.$B$1272] /[.B1402]" table:style-name="ce1">
                <text:p>4,48631988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343194" table:style-name="ce1">
                <text:p>3,343194</text:p>
              </table:table-cell>
              <table:table-cell table:style-name="ce1"/>
              <table:table-cell office:value-type="float" office:value="4.2437908678547114" table:formula="of:=[.$B$1272] /[.B1403]" table:style-name="ce1">
                <text:p>4,2437908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5114269999999999" table:style-name="ce1">
                <text:p>3,511427</text:p>
              </table:table-cell>
              <table:table-cell table:style-name="ce1"/>
              <table:table-cell office:value-type="float" office:value="4.0404702038990603" table:formula="of:=[.$B$1272] /[.B1404]" table:style-name="ce1">
                <text:p>4,04047020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2396370000000001" table:style-name="ce1">
                <text:p>3,239637</text:p>
              </table:table-cell>
              <table:table-cell table:style-name="ce1"/>
              <table:table-cell office:value-type="float" office:value="4.3794462671795218" table:formula="of:=[.$B$1272] /[.B1405]" table:style-name="ce1">
                <text:p>4,3794462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190191" table:style-name="ce1">
                <text:p>3,190191</text:p>
              </table:table-cell>
              <table:table-cell table:style-name="ce1"/>
              <table:table-cell office:value-type="float" office:value="4.4473249929758643" table:formula="of:=[.$B$1272] /[.B1406]" table:style-name="ce1">
                <text:p>4,44732499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3338869999999998" table:style-name="ce1">
                <text:p>3,333887</text:p>
              </table:table-cell>
              <table:table-cell table:style-name="ce1"/>
              <table:table-cell office:value-type="float" office:value="4.255637988530105" table:formula="of:=[.$B$1272] /[.B1407]" table:style-name="ce1">
                <text:p>4,2556379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597769" table:style-name="ce1">
                <text:p>3,597769</text:p>
              </table:table-cell>
              <table:table-cell table:style-name="ce1"/>
              <table:table-cell office:value-type="float" office:value="3.9435039233109919" table:formula="of:=[.$B$1272] /[.B1408]" table:style-name="ce1">
                <text:p>3,9435039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2458520000000002" table:style-name="ce1">
                <text:p>3,245852</text:p>
              </table:table-cell>
              <table:table-cell table:style-name="ce1"/>
              <table:table-cell office:value-type="float" office:value="4.3710607158510815" table:formula="of:=[.$B$1272] /[.B1409]" table:style-name="ce1">
                <text:p>4,3710607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5129999999999999" table:style-name="ce1">
                <text:p>3,513</text:p>
              </table:table-cell>
              <table:table-cell table:style-name="ce1"/>
              <table:table-cell office:value-type="float" office:value="4.0386610209697311" table:formula="of:=[.$B$1272] /[.B1410]" table:style-name="ce1">
                <text:p>4,0386610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3632970000000002" table:style-name="ce1">
                <text:p>3,363297</text:p>
              </table:table-cell>
              <table:table-cell table:style-name="ce1"/>
              <table:table-cell office:value-type="float" office:value="4.2184250057805368" table:formula="of:=[.$B$1272] /[.B1411]" table:style-name="ce1">
                <text:p>4,2184250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4613170000000002" table:style-name="ce1">
                <text:p>3,461317</text:p>
              </table:table-cell>
              <table:table-cell table:style-name="ce1"/>
              <table:table-cell office:value-type="float" office:value="4.0989646908002539" table:formula="of:=[.$B$1272] /[.B1412]" table:style-name="ce1">
                <text:p>4,0989646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5295070000000002" table:style-name="ce1">
                <text:p>3,529507</text:p>
              </table:table-cell>
              <table:table-cell table:style-name="ce1"/>
              <table:table-cell office:value-type="float" office:value="4.0197727803533647" table:formula="of:=[.$B$1272] /[.B1413]" table:style-name="ce1">
                <text:p>4,019772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4676749999999998" table:style-name="ce1">
                <text:p>3,467675</text:p>
              </table:table-cell>
              <table:table-cell table:style-name="ce1"/>
              <table:table-cell office:value-type="float" office:value="4.0914492178957556" table:formula="of:=[.$B$1272] /[.B1414]" table:style-name="ce1">
                <text:p>4,09144921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219103" table:style-name="ce1">
                <text:p>3,219103</text:p>
              </table:table-cell>
              <table:table-cell table:style-name="ce1"/>
              <table:table-cell office:value-type="float" office:value="4.4073818596878276" table:formula="of:=[.$B$1272] /[.B1415]" table:style-name="ce1">
                <text:p>4,407381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4734829999999999" table:style-name="ce1">
                <text:p>3,473483</text:p>
              </table:table-cell>
              <table:table-cell table:style-name="ce1"/>
              <table:table-cell office:value-type="float" office:value="4.0846079185263511" table:formula="of:=[.$B$1272] /[.B1416]" table:style-name="ce1">
                <text:p>4,08460791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279636" table:style-name="ce1">
                <text:p>3,279636</text:p>
              </table:table-cell>
              <table:table-cell table:style-name="ce1"/>
              <table:table-cell office:value-type="float" office:value="4.326033793587662" table:formula="of:=[.$B$1272] /[.B1417]" table:style-name="ce1">
                <text:p>4,32603379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302324" table:style-name="ce1">
                <text:p>3,302324</text:p>
              </table:table-cell>
              <table:table-cell table:style-name="ce1"/>
              <table:table-cell office:value-type="float" office:value="4.2963125867318483" table:formula="of:=[.$B$1272] /[.B1418]" table:style-name="ce1">
                <text:p>4,2963125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3553099999999998" table:style-name="ce1">
                <text:p>3,35531</text:p>
              </table:table-cell>
              <table:table-cell table:style-name="ce1"/>
              <table:table-cell office:value-type="float" office:value="4.2284665699046187" table:formula="of:=[.$B$1272] /[.B1419]" table:style-name="ce1">
                <text:p>4,228466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5522200000000002" table:style-name="ce1">
                <text:p>3,55222</text:p>
              </table:table-cell>
              <table:table-cell table:style-name="ce1"/>
              <table:table-cell office:value-type="float" office:value="3.9940702340132828" table:formula="of:=[.$B$1272] /[.B1420]" table:style-name="ce1">
                <text:p>3,99407023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2405119999999998" table:style-name="ce1">
                <text:p>3,240512</text:p>
              </table:table-cell>
              <table:table-cell table:style-name="ce1"/>
              <table:table-cell office:value-type="float" office:value="4.3782637332207583" table:formula="of:=[.$B$1272] /[.B1421]" table:style-name="ce1">
                <text:p>4,37826373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1791309999999999" table:style-name="ce1">
                <text:p>3,179131</text:p>
              </table:table-cell>
              <table:table-cell table:style-name="ce1"/>
              <table:table-cell office:value-type="float" office:value="4.4627969613918594" table:formula="of:=[.$B$1272] /[.B1422]" table:style-name="ce1">
                <text:p>4,4627969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5117889999999998" table:style-name="ce1">
                <text:p>3,511789</text:p>
              </table:table-cell>
              <table:table-cell table:style-name="ce1"/>
              <table:table-cell office:value-type="float" office:value="4.0400537067194708" table:formula="of:=[.$B$1272] /[.B1423]" table:style-name="ce1">
                <text:p>4,0400537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49064" table:style-name="ce1">
                <text:p>3,49064</text:p>
              </table:table-cell>
              <table:table-cell table:style-name="ce1"/>
              <table:table-cell office:value-type="float" office:value="4.064531480378001" table:formula="of:=[.$B$1272] /[.B1424]" table:style-name="ce1">
                <text:p>4,064531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8410530000000001" table:style-name="ce1">
                <text:p>3,841053</text:p>
              </table:table-cell>
              <table:table-cell table:style-name="ce1"/>
              <table:table-cell office:value-type="float" office:value="3.6937309031316841" table:formula="of:=[.$B$1272] /[.B1425]" table:style-name="ce1">
                <text:p>3,69373090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6.csv</text:p>
              </table:table-cell>
              <table:table-cell office:value-type="float" office:value="3.4063530000000002" table:style-name="ce1">
                <text:p>3,406353</text:p>
              </table:table-cell>
              <table:table-cell table:style-name="ce1"/>
              <table:table-cell office:value-type="float" office:value="4.1651044876049736" table:formula="of:=[.$B$1272] /[.B1426]" table:style-name="ce1">
                <text:p>4,165104488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M-6.csv Average</text:p>
            </table:table-cell>
            <table:table-cell office:value-type="float" office:value="3.3919278666666668" table:formula="of:=SUBTOTAL(1;[.$B$1397:.$B$1426])" table:style-name="ce2">
              <text:p>3,391927867</text:p>
            </table:table-cell>
            <table:table-cell table:style-name="ce1"/>
            <table:table-cell office:value-type="float" office:value="4.1828177733653842" table:formula="of:=[.$B$1272] /[.B1427]" table:style-name="ce1">
              <text:p>4,182817773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8438089999999998" table:style-name="ce1">
                <text:p>2,843809</text:p>
              </table:table-cell>
              <table:table-cell table:style-name="ce1"/>
              <table:table-cell office:value-type="float" office:value="4.9890186600670665" table:formula="of:=[.$B$1272] /[.B1428]" table:style-name="ce1">
                <text:p>4,9890186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800849999999999" table:style-name="ce1">
                <text:p>2,980085</text:p>
              </table:table-cell>
              <table:table-cell table:style-name="ce1"/>
              <table:table-cell office:value-type="float" office:value="4.7608763396569778" table:formula="of:=[.$B$1272] /[.B1429]" table:style-name="ce1">
                <text:p>4,7608763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918749999999998" table:style-name="ce1">
                <text:p>2,991875</text:p>
              </table:table-cell>
              <table:table-cell table:style-name="ce1"/>
              <table:table-cell office:value-type="float" office:value="4.7421152844509429" table:formula="of:=[.$B$1272] /[.B1430]" table:style-name="ce1">
                <text:p>4,7421152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661200000000001" table:style-name="ce1">
                <text:p>2,96612</text:p>
              </table:table-cell>
              <table:table-cell table:style-name="ce1"/>
              <table:table-cell office:value-type="float" office:value="4.7832913593066575" table:formula="of:=[.$B$1272] /[.B1431]" table:style-name="ce1">
                <text:p>4,7832913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165459999999999" table:style-name="ce1">
                <text:p>2,916546</text:p>
              </table:table-cell>
              <table:table-cell table:style-name="ce1"/>
              <table:table-cell office:value-type="float" office:value="4.8645953695455741" table:formula="of:=[.$B$1272] /[.B1432]" table:style-name="ce1">
                <text:p>4,864595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888728" table:style-name="ce1">
                <text:p>2,888728</text:p>
              </table:table-cell>
              <table:table-cell table:style-name="ce1"/>
              <table:table-cell office:value-type="float" office:value="4.9114406640800601" table:formula="of:=[.$B$1272] /[.B1433]" table:style-name="ce1">
                <text:p>4,9114406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925380000000001" table:style-name="ce1">
                <text:p>2,992538</text:p>
              </table:table-cell>
              <table:table-cell table:style-name="ce1"/>
              <table:table-cell office:value-type="float" office:value="4.7410646637291372" table:formula="of:=[.$B$1272] /[.B1434]" table:style-name="ce1">
                <text:p>4,7410646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3.0526239999999998" table:style-name="ce1">
                <text:p>3,052624</text:p>
              </table:table-cell>
              <table:table-cell table:style-name="ce1"/>
              <table:table-cell office:value-type="float" office:value="4.6477444214114367" table:formula="of:=[.$B$1272] /[.B1435]" table:style-name="ce1">
                <text:p>4,6477444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082379999999999" table:style-name="ce1">
                <text:p>2,908238</text:p>
              </table:table-cell>
              <table:table-cell table:style-name="ce1"/>
              <table:table-cell office:value-type="float" office:value="4.878492120200157" table:formula="of:=[.$B$1272] /[.B1436]" table:style-name="ce1">
                <text:p>4,8784921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8867289999999999" table:style-name="ce1">
                <text:p>2,886729</text:p>
              </table:table-cell>
              <table:table-cell table:style-name="ce1"/>
              <table:table-cell office:value-type="float" office:value="4.914841734941751" table:formula="of:=[.$B$1272] /[.B1437]" table:style-name="ce1">
                <text:p>4,9148417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3.008454" table:style-name="ce1">
                <text:p>3,008454</text:p>
              </table:table-cell>
              <table:table-cell table:style-name="ce1"/>
              <table:table-cell office:value-type="float" office:value="4.7159824171041551" table:formula="of:=[.$B$1272] /[.B1438]" table:style-name="ce1">
                <text:p>4,7159824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8714520000000001" table:style-name="ce1">
                <text:p>2,871452</text:p>
              </table:table-cell>
              <table:table-cell table:style-name="ce1"/>
              <table:table-cell office:value-type="float" office:value="4.9409901912574767" table:formula="of:=[.$B$1272] /[.B1439]" table:style-name="ce1">
                <text:p>4,94099019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169930000000002" table:style-name="ce1">
                <text:p>2,916993</text:p>
              </table:table-cell>
              <table:table-cell table:style-name="ce1"/>
              <table:table-cell office:value-type="float" office:value="4.8638499189633517" table:formula="of:=[.$B$1272] /[.B1440]" table:style-name="ce1">
                <text:p>4,86384991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708290000000002" table:style-name="ce1">
                <text:p>2,970829</text:p>
              </table:table-cell>
              <table:table-cell table:style-name="ce1"/>
              <table:table-cell office:value-type="float" office:value="4.7757094624654144" table:formula="of:=[.$B$1272] /[.B1441]" table:style-name="ce1">
                <text:p>4,7757094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287999999999998" table:style-name="ce1">
                <text:p>2,9288</text:p>
              </table:table-cell>
              <table:table-cell table:style-name="ce1"/>
              <table:table-cell office:value-type="float" office:value="4.8442420672858049" table:formula="of:=[.$B$1272] /[.B1442]" table:style-name="ce1">
                <text:p>4,8442420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8969589999999998" table:style-name="ce1">
                <text:p>2,896959</text:p>
              </table:table-cell>
              <table:table-cell table:style-name="ce1"/>
              <table:table-cell office:value-type="float" office:value="4.8974860074535629" table:formula="of:=[.$B$1272] /[.B1443]" table:style-name="ce1">
                <text:p>4,8974860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956559999999999" table:style-name="ce1">
                <text:p>2,995656</text:p>
              </table:table-cell>
              <table:table-cell table:style-name="ce1"/>
              <table:table-cell office:value-type="float" office:value="4.7361299717546554" table:formula="of:=[.$B$1272] /[.B1444]" table:style-name="ce1">
                <text:p>4,7361299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3.088876" table:style-name="ce1">
                <text:p>3,088876</text:p>
              </table:table-cell>
              <table:table-cell table:style-name="ce1"/>
              <table:table-cell office:value-type="float" office:value="4.5931970615416953" table:formula="of:=[.$B$1272] /[.B1445]" table:style-name="ce1">
                <text:p>4,5931970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717359999999999" table:style-name="ce1">
                <text:p>2,971736</text:p>
              </table:table-cell>
              <table:table-cell table:style-name="ce1"/>
              <table:table-cell office:value-type="float" office:value="4.7742518738766382" table:formula="of:=[.$B$1272] /[.B1446]" table:style-name="ce1">
                <text:p>4,77425187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893421" table:style-name="ce1">
                <text:p>2,893421</text:p>
              </table:table-cell>
              <table:table-cell table:style-name="ce1"/>
              <table:table-cell office:value-type="float" office:value="4.903474526059866" table:formula="of:=[.$B$1272] /[.B1447]" table:style-name="ce1">
                <text:p>4,9034745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677449999999999" table:style-name="ce1">
                <text:p>2,967745</text:p>
              </table:table-cell>
              <table:table-cell table:style-name="ce1"/>
              <table:table-cell office:value-type="float" office:value="4.7806722500304657" table:formula="of:=[.$B$1272] /[.B1448]" table:style-name="ce1">
                <text:p>4,780672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202599999999999" table:style-name="ce1">
                <text:p>2,92026</text:p>
              </table:table-cell>
              <table:table-cell table:style-name="ce1"/>
              <table:table-cell office:value-type="float" office:value="4.8584085549460205" table:formula="of:=[.$B$1272] /[.B1449]" table:style-name="ce1">
                <text:p>4,8584085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3.0449299999999999" table:style-name="ce1">
                <text:p>3,04493</text:p>
              </table:table-cell>
              <table:table-cell table:style-name="ce1"/>
              <table:table-cell office:value-type="float" office:value="4.6594884501997305" table:formula="of:=[.$B$1272] /[.B1450]" table:style-name="ce1">
                <text:p>4,6594884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3.0552540000000001" table:style-name="ce1">
                <text:p>3,055254</text:p>
              </table:table-cell>
              <table:table-cell table:style-name="ce1"/>
              <table:table-cell office:value-type="float" office:value="4.6437435861851952" table:formula="of:=[.$B$1272] /[.B1451]" table:style-name="ce1">
                <text:p>4,6437435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3.1182569999999998" table:style-name="ce1">
                <text:p>3,118257</text:p>
              </table:table-cell>
              <table:table-cell table:style-name="ce1"/>
              <table:table-cell office:value-type="float" office:value="4.5499188061364615" table:formula="of:=[.$B$1272] /[.B1452]" table:style-name="ce1">
                <text:p>4,54991880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3.1015329999999999" table:style-name="ce1">
                <text:p>3,101533</text:p>
              </table:table-cell>
              <table:table-cell table:style-name="ce1"/>
              <table:table-cell office:value-type="float" office:value="4.574452751805854" table:formula="of:=[.$B$1272] /[.B1453]" table:style-name="ce1">
                <text:p>4,5744527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072399999999998" table:style-name="ce1">
                <text:p>2,90724</text:p>
              </table:table-cell>
              <table:table-cell table:style-name="ce1"/>
              <table:table-cell office:value-type="float" office:value="4.8801668134267091" table:formula="of:=[.$B$1272] /[.B1454]" table:style-name="ce1">
                <text:p>4,88016681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9481350000000002" table:style-name="ce1">
                <text:p>2,948135</text:p>
              </table:table-cell>
              <table:table-cell table:style-name="ce1"/>
              <table:table-cell office:value-type="float" office:value="4.8124716699427479" table:formula="of:=[.$B$1272] /[.B1455]" table:style-name="ce1">
                <text:p>4,812471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2.855407" table:style-name="ce1">
                <text:p>2,855407</text:p>
              </table:table-cell>
              <table:table-cell table:style-name="ce1"/>
              <table:table-cell office:value-type="float" office:value="4.9687544250842928" table:formula="of:=[.$B$1272] /[.B1456]" table:style-name="ce1">
                <text:p>4,96875442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7.csv</text:p>
              </table:table-cell>
              <table:table-cell office:value-type="float" office:value="3.1296270000000002" table:style-name="ce1">
                <text:p>3,129627</text:p>
              </table:table-cell>
              <table:table-cell table:style-name="ce1"/>
              <table:table-cell office:value-type="float" office:value="4.5333888564569076" table:formula="of:=[.$B$1272] /[.B1457]" table:style-name="ce1">
                <text:p>4,533388856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M-7.csv Average</text:p>
            </table:table-cell>
            <table:table-cell office:value-type="float" office:value="2.9672952000000001" table:formula="of:=SUBTOTAL(1;[.$B$1428:.$B$1457])" table:style-name="ce2">
              <text:p>2,9672952</text:p>
            </table:table-cell>
            <table:table-cell table:style-name="ce1"/>
            <table:table-cell office:value-type="float" office:value="4.7813969323532977" table:formula="of:=[.$B$1272] /[.B1458]" table:style-name="ce1">
              <text:p>4,781396932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9123359999999998" table:style-name="ce1">
                <text:p>2,912336</text:p>
              </table:table-cell>
              <table:table-cell table:style-name="ce1"/>
              <table:table-cell office:value-type="float" office:value="4.8716275068078216" table:formula="of:=[.$B$1272] /[.B1459]" table:style-name="ce1">
                <text:p>4,87162750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828967" table:style-name="ce1">
                <text:p>2,828967</text:p>
              </table:table-cell>
              <table:table-cell table:style-name="ce1"/>
              <table:table-cell office:value-type="float" office:value="5.0151932372016583" table:formula="of:=[.$B$1272] /[.B1460]" table:style-name="ce1">
                <text:p>5,01519323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9232100000000001" table:style-name="ce1">
                <text:p>2,92321</text:p>
              </table:table-cell>
              <table:table-cell table:style-name="ce1"/>
              <table:table-cell office:value-type="float" office:value="4.8535056211037402" table:formula="of:=[.$B$1272] /[.B1461]" table:style-name="ce1">
                <text:p>4,8535056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8920189999999999" table:style-name="ce1">
                <text:p>2,892019</text:p>
              </table:table-cell>
              <table:table-cell table:style-name="ce1"/>
              <table:table-cell office:value-type="float" office:value="4.9058516443587212" table:formula="of:=[.$B$1272] /[.B1462]" table:style-name="ce1">
                <text:p>4,90585164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1998989999999998" table:style-name="ce1">
                <text:p>3,199899</text:p>
              </table:table-cell>
              <table:table-cell table:style-name="ce1"/>
              <table:table-cell office:value-type="float" office:value="4.4338324949214538" table:formula="of:=[.$B$1272] /[.B1463]" table:style-name="ce1">
                <text:p>4,4338324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9757259999999999" table:style-name="ce1">
                <text:p>2,975726</text:p>
              </table:table-cell>
              <table:table-cell table:style-name="ce1"/>
              <table:table-cell office:value-type="float" office:value="4.7678503217926194" table:formula="of:=[.$B$1272] /[.B1464]" table:style-name="ce1">
                <text:p>4,7678503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028502" table:style-name="ce1">
                <text:p>3,028502</text:p>
              </table:table-cell>
              <table:table-cell table:style-name="ce1"/>
              <table:table-cell office:value-type="float" office:value="4.6847636774440513" table:formula="of:=[.$B$1272] /[.B1465]" table:style-name="ce1">
                <text:p>4,68476367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3305259999999999" table:style-name="ce1">
                <text:p>3,330526</text:p>
              </table:table-cell>
              <table:table-cell table:style-name="ce1"/>
              <table:table-cell office:value-type="float" office:value="4.2599325652064159" table:formula="of:=[.$B$1272] /[.B1466]" table:style-name="ce1">
                <text:p>4,25993256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1711830000000001" table:style-name="ce1">
                <text:p>3,171183</text:p>
              </table:table-cell>
              <table:table-cell table:style-name="ce1"/>
              <table:table-cell office:value-type="float" office:value="4.4739821595495002" table:formula="of:=[.$B$1272] /[.B1467]" table:style-name="ce1">
                <text:p>4,4739821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8791329999999999" table:style-name="ce1">
                <text:p>2,879133</text:p>
              </table:table-cell>
              <table:table-cell table:style-name="ce1"/>
              <table:table-cell office:value-type="float" office:value="4.9278085335643285" table:formula="of:=[.$B$1272] /[.B1468]" table:style-name="ce1">
                <text:p>4,92780853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895235" table:style-name="ce1">
                <text:p>2,895235</text:p>
              </table:table-cell>
              <table:table-cell table:style-name="ce1"/>
              <table:table-cell office:value-type="float" office:value="4.9004022701669001" table:formula="of:=[.$B$1272] /[.B1469]" table:style-name="ce1">
                <text:p>4,9004022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3354460000000001" table:style-name="ce1">
                <text:p>3,335446</text:p>
              </table:table-cell>
              <table:table-cell table:style-name="ce1"/>
              <table:table-cell office:value-type="float" office:value="4.2536488873352063" table:formula="of:=[.$B$1272] /[.B1470]" table:style-name="ce1">
                <text:p>4,25364888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1214849999999998" table:style-name="ce1">
                <text:p>3,121485</text:p>
              </table:table-cell>
              <table:table-cell table:style-name="ce1"/>
              <table:table-cell office:value-type="float" office:value="4.5452136296239338" table:formula="of:=[.$B$1272] /[.B1471]" table:style-name="ce1">
                <text:p>4,5452136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0313569999999999" table:style-name="ce1">
                <text:p>3,031357</text:p>
              </table:table-cell>
              <table:table-cell table:style-name="ce1"/>
              <table:table-cell office:value-type="float" office:value="4.6803514619580158" table:formula="of:=[.$B$1272] /[.B1472]" table:style-name="ce1">
                <text:p>4,6803514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6804990000000002" table:style-name="ce1">
                <text:p>3,680499</text:p>
              </table:table-cell>
              <table:table-cell table:style-name="ce1"/>
              <table:table-cell office:value-type="float" office:value="3.8548621169756232" table:formula="of:=[.$B$1272] /[.B1473]" table:style-name="ce1">
                <text:p>3,85486211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0445669999999998" table:style-name="ce1">
                <text:p>3,044567</text:p>
              </table:table-cell>
              <table:table-cell table:style-name="ce1"/>
              <table:table-cell office:value-type="float" office:value="4.6600439953092394" table:formula="of:=[.$B$1272] /[.B1474]" table:style-name="ce1">
                <text:p>4,66004399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2879429999999998" table:style-name="ce1">
                <text:p>3,287943</text:p>
              </table:table-cell>
              <table:table-cell table:style-name="ce1"/>
              <table:table-cell office:value-type="float" office:value="4.3151040534056291" table:formula="of:=[.$B$1272] /[.B1475]" table:style-name="ce1">
                <text:p>4,3151040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0877729999999999" table:style-name="ce1">
                <text:p>3,087773</text:p>
              </table:table-cell>
              <table:table-cell table:style-name="ce1"/>
              <table:table-cell office:value-type="float" office:value="4.5948378221671948" table:formula="of:=[.$B$1272] /[.B1476]" table:style-name="ce1">
                <text:p>4,5948378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01816" table:style-name="ce1">
                <text:p>3,01816</text:p>
              </table:table-cell>
              <table:table-cell table:style-name="ce1"/>
              <table:table-cell office:value-type="float" office:value="4.7008164466650753" table:formula="of:=[.$B$1272] /[.B1477]" table:style-name="ce1">
                <text:p>4,70081644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9771670000000001" table:style-name="ce1">
                <text:p>2,977167</text:p>
              </table:table-cell>
              <table:table-cell table:style-name="ce1"/>
              <table:table-cell office:value-type="float" office:value="4.7655426002863335" table:formula="of:=[.$B$1272] /[.B1478]" table:style-name="ce1">
                <text:p>4,76554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0808990000000001" table:style-name="ce1">
                <text:p>3,080899</text:p>
              </table:table-cell>
              <table:table-cell table:style-name="ce1"/>
              <table:table-cell office:value-type="float" office:value="4.6050896724192079" table:formula="of:=[.$B$1272] /[.B1479]" table:style-name="ce1">
                <text:p>4,6050896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906409" table:style-name="ce1">
                <text:p>2,906409</text:p>
              </table:table-cell>
              <table:table-cell table:style-name="ce1"/>
              <table:table-cell office:value-type="float" office:value="4.8815621499474657" table:formula="of:=[.$B$1272] /[.B1480]" table:style-name="ce1">
                <text:p>4,881562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0141870000000002" table:style-name="ce1">
                <text:p>3,014187</text:p>
              </table:table-cell>
              <table:table-cell table:style-name="ce1"/>
              <table:table-cell office:value-type="float" office:value="4.7070125930032418" table:formula="of:=[.$B$1272] /[.B1481]" table:style-name="ce1">
                <text:p>4,70701259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2750539999999999" table:style-name="ce1">
                <text:p>3,275054</text:p>
              </table:table-cell>
              <table:table-cell table:style-name="ce1"/>
              <table:table-cell office:value-type="float" office:value="4.332086178324591" table:formula="of:=[.$B$1272] /[.B1482]" table:style-name="ce1">
                <text:p>4,33208617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9603100000000002" table:style-name="ce1">
                <text:p>2,96031</text:p>
              </table:table-cell>
              <table:table-cell table:style-name="ce1"/>
              <table:table-cell office:value-type="float" office:value="4.7926792013899435" table:formula="of:=[.$B$1272] /[.B1483]" table:style-name="ce1">
                <text:p>4,79267920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8540139999999998" table:style-name="ce1">
                <text:p>2,854014</text:p>
              </table:table-cell>
              <table:table-cell table:style-name="ce1"/>
              <table:table-cell office:value-type="float" office:value="4.9711795971101278" table:formula="of:=[.$B$1272] /[.B1484]" table:style-name="ce1">
                <text:p>4,97117959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8845390000000002" table:style-name="ce1">
                <text:p>2,884539</text:p>
              </table:table-cell>
              <table:table-cell table:style-name="ce1"/>
              <table:table-cell office:value-type="float" office:value="4.9185731815956251" table:formula="of:=[.$B$1272] /[.B1485]" table:style-name="ce1">
                <text:p>4,9185731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8971490000000002" table:style-name="ce1">
                <text:p>2,897149</text:p>
              </table:table-cell>
              <table:table-cell table:style-name="ce1"/>
              <table:table-cell office:value-type="float" office:value="4.8971648219220558" table:formula="of:=[.$B$1272] /[.B1486]" table:style-name="ce1">
                <text:p>4,8971648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2.9408759999999998" table:style-name="ce1">
                <text:p>2,940876</text:p>
              </table:table-cell>
              <table:table-cell table:style-name="ce1"/>
              <table:table-cell office:value-type="float" office:value="4.8243503522986568" table:formula="of:=[.$B$1272] /[.B1487]" table:style-name="ce1">
                <text:p>4,82435035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8.csv</text:p>
              </table:table-cell>
              <table:table-cell office:value-type="float" office:value="3.3009200000000001" table:style-name="ce1">
                <text:p>3,30092</text:p>
              </table:table-cell>
              <table:table-cell table:style-name="ce1"/>
              <table:table-cell office:value-type="float" office:value="4.2981399630002128" table:formula="of:=[.$B$1272] /[.B1488]" table:style-name="ce1">
                <text:p>4,298139963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M-8.csv Average</text:p>
            </table:table-cell>
            <table:table-cell office:value-type="float" office:value="3.0578496666666672" table:formula="of:=SUBTOTAL(1;[.$B$1459:.$B$1488])" table:style-name="ce2">
              <text:p>3,057849667</text:p>
            </table:table-cell>
            <table:table-cell table:style-name="ce1"/>
            <table:table-cell office:value-type="float" office:value="4.6398017277718777" table:formula="of:=[.$B$1272] /[.B1489]" table:style-name="ce1">
              <text:p>4,639801728</text:p>
            </table:table-cell>
            <table:table-cell table:number-columns-repeated="16380"/>
          </table:table-row>
          <table:table-row-group table:display="false"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8616429999999999" table:style-name="ce1">
                <text:p>2,861643</text:p>
              </table:table-cell>
              <table:table-cell table:style-name="ce1"/>
              <table:table-cell office:value-type="float" office:value="4.9579266759224208" table:formula="of:=[.$B$1272] /[.B1490]" table:style-name="ce1">
                <text:p>4,95792667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986469" table:style-name="ce1">
                <text:p>2,986469</text:p>
              </table:table-cell>
              <table:table-cell table:style-name="ce1"/>
              <table:table-cell office:value-type="float" office:value="4.7506992929331142" table:formula="of:=[.$B$1272] /[.B1491]" table:style-name="ce1">
                <text:p>4,75069929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9324509999999999" table:style-name="ce1">
                <text:p>2,932451</text:p>
              </table:table-cell>
              <table:table-cell table:style-name="ce1"/>
              <table:table-cell office:value-type="float" office:value="4.8382108231873833" table:formula="of:=[.$B$1272] /[.B1492]" table:style-name="ce1">
                <text:p>4,83821082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7808389999999998" table:style-name="ce1">
                <text:p>2,780839</text:p>
              </table:table-cell>
              <table:table-cell table:style-name="ce1"/>
              <table:table-cell office:value-type="float" office:value="5.1019912215941536" table:formula="of:=[.$B$1272] /[.B1493]" table:style-name="ce1">
                <text:p>5,1019912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9005510000000001" table:style-name="ce1">
                <text:p>2,900551</text:p>
              </table:table-cell>
              <table:table-cell table:style-name="ce1"/>
              <table:table-cell office:value-type="float" office:value="4.8914210323027119" table:formula="of:=[.$B$1272] /[.B1494]" table:style-name="ce1">
                <text:p>4,89142103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8049279999999999" table:style-name="ce1">
                <text:p>2,804928</text:p>
              </table:table-cell>
              <table:table-cell table:style-name="ce1"/>
              <table:table-cell office:value-type="float" office:value="5.0581748147070673" table:formula="of:=[.$B$1272] /[.B1495]" table:style-name="ce1">
                <text:p>5,05817481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9475199999999999" table:style-name="ce1">
                <text:p>2,94752</text:p>
              </table:table-cell>
              <table:table-cell table:style-name="ce1"/>
              <table:table-cell office:value-type="float" office:value="4.8134757920783118" table:formula="of:=[.$B$1272] /[.B1496]" table:style-name="ce1">
                <text:p>4,81347579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8817170000000001" table:style-name="ce1">
                <text:p>2,881717</text:p>
              </table:table-cell>
              <table:table-cell table:style-name="ce1"/>
              <table:table-cell office:value-type="float" office:value="4.9233898285871458" table:formula="of:=[.$B$1272] /[.B1497]" table:style-name="ce1">
                <text:p>4,9233898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8385120000000001" table:style-name="ce1">
                <text:p>2,838512</text:p>
              </table:table-cell>
              <table:table-cell table:style-name="ce1"/>
              <table:table-cell office:value-type="float" office:value="4.9983287605148981" table:formula="of:=[.$B$1272] /[.B1498]" table:style-name="ce1">
                <text:p>4,99832876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9404309999999998" table:style-name="ce1">
                <text:p>2,940431</text:p>
              </table:table-cell>
              <table:table-cell table:style-name="ce1"/>
              <table:table-cell office:value-type="float" office:value="4.8250804615604537" table:formula="of:=[.$B$1272] /[.B1499]" table:style-name="ce1">
                <text:p>4,82508046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8669760000000002" table:style-name="ce1">
                <text:p>2,866976</text:p>
              </table:table-cell>
              <table:table-cell table:style-name="ce1"/>
              <table:table-cell office:value-type="float" office:value="4.9487041979656139" table:formula="of:=[.$B$1272] /[.B1500]" table:style-name="ce1">
                <text:p>4,94870419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7810890000000001" table:style-name="ce1">
                <text:p>2,781089</text:p>
              </table:table-cell>
              <table:table-cell table:style-name="ce1"/>
              <table:table-cell office:value-type="float" office:value="5.1015325890924972" table:formula="of:=[.$B$1272] /[.B1501]" table:style-name="ce1">
                <text:p>5,1015325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9491550000000002" table:style-name="ce1">
                <text:p>2,949155</text:p>
              </table:table-cell>
              <table:table-cell table:style-name="ce1"/>
              <table:table-cell office:value-type="float" office:value="4.8108072199211858" table:formula="of:=[.$B$1272] /[.B1502]" table:style-name="ce1">
                <text:p>4,8108072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9359540000000002" table:style-name="ce1">
                <text:p>2,935954</text:p>
              </table:table-cell>
              <table:table-cell table:style-name="ce1"/>
              <table:table-cell office:value-type="float" office:value="4.8324381671738257" table:formula="of:=[.$B$1272] /[.B1503]" table:style-name="ce1">
                <text:p>4,8324381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7933659999999998" table:style-name="ce1">
                <text:p>2,793366</text:p>
              </table:table-cell>
              <table:table-cell table:style-name="ce1"/>
              <table:table-cell office:value-type="float" office:value="5.0791110676748641" table:formula="of:=[.$B$1272] /[.B1504]" table:style-name="ce1">
                <text:p>5,07911106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8180879999999999" table:style-name="ce1">
                <text:p>2,818088</text:p>
              </table:table-cell>
              <table:table-cell table:style-name="ce1"/>
              <table:table-cell office:value-type="float" office:value="5.0345539836465942" table:formula="of:=[.$B$1272] /[.B1505]" table:style-name="ce1">
                <text:p>5,03455398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9125969999999999" table:style-name="ce1">
                <text:p>2,912597</text:p>
              </table:table-cell>
              <table:table-cell table:style-name="ce1"/>
              <table:table-cell office:value-type="float" office:value="4.8711909566159219" table:formula="of:=[.$B$1272] /[.B1506]" table:style-name="ce1">
                <text:p>4,87119095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3.5281880000000001" table:style-name="ce1">
                <text:p>3,528188</text:p>
              </table:table-cell>
              <table:table-cell table:style-name="ce1"/>
              <table:table-cell office:value-type="float" office:value="4.021275557500525" table:formula="of:=[.$B$1272] /[.B1507]" table:style-name="ce1">
                <text:p>4,02127555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970669" table:style-name="ce1">
                <text:p>2,970669</text:p>
              </table:table-cell>
              <table:table-cell table:style-name="ce1"/>
              <table:table-cell office:value-type="float" office:value="4.7759666818035482" table:formula="of:=[.$B$1272] /[.B1508]" table:style-name="ce1">
                <text:p>4,77596668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834918" table:style-name="ce1">
                <text:p>2,834918</text:p>
              </table:table-cell>
              <table:table-cell table:style-name="ce1"/>
              <table:table-cell office:value-type="float" office:value="5.0046654494650866" table:formula="of:=[.$B$1272] /[.B1509]" table:style-name="ce1">
                <text:p>5,00466544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918539" table:style-name="ce1">
                <text:p>2,918539</text:p>
              </table:table-cell>
              <table:table-cell table:style-name="ce1"/>
              <table:table-cell office:value-type="float" office:value="4.8612734545149694" table:formula="of:=[.$B$1272] /[.B1510]" table:style-name="ce1">
                <text:p>4,8612734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8597489999999999" table:style-name="ce1">
                <text:p>2,859749</text:p>
              </table:table-cell>
              <table:table-cell table:style-name="ce1"/>
              <table:table-cell office:value-type="float" office:value="4.9612102903669744" table:formula="of:=[.$B$1272] /[.B1511]" table:style-name="ce1">
                <text:p>4,9612102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8498070000000002" table:style-name="ce1">
                <text:p>2,849807</text:p>
              </table:table-cell>
              <table:table-cell table:style-name="ce1"/>
              <table:table-cell office:value-type="float" office:value="4.9785182528734975" table:formula="of:=[.$B$1272] /[.B1512]" table:style-name="ce1">
                <text:p>4,9785182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889062" table:style-name="ce1">
                <text:p>2,889062</text:p>
              </table:table-cell>
              <table:table-cell table:style-name="ce1"/>
              <table:table-cell office:value-type="float" office:value="4.9108728600032343" table:formula="of:=[.$B$1272] /[.B1513]" table:style-name="ce1">
                <text:p>4,910872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8175029999999999" table:style-name="ce1">
                <text:p>2,817503</text:p>
              </table:table-cell>
              <table:table-cell table:style-name="ce1"/>
              <table:table-cell office:value-type="float" office:value="5.0355993113997268" table:formula="of:=[.$B$1272] /[.B1514]" table:style-name="ce1">
                <text:p>5,03559931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8811369999999998" table:style-name="ce1">
                <text:p>2,881137</text:p>
              </table:table-cell>
              <table:table-cell table:style-name="ce1"/>
              <table:table-cell office:value-type="float" office:value="4.9243809533065122" table:formula="of:=[.$B$1272] /[.B1515]" table:style-name="ce1">
                <text:p>4,9243809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7995100000000002" table:style-name="ce1">
                <text:p>2,79951</text:p>
              </table:table-cell>
              <table:table-cell table:style-name="ce1"/>
              <table:table-cell office:value-type="float" office:value="5.0679640960977679" table:formula="of:=[.$B$1272] /[.B1516]" table:style-name="ce1">
                <text:p>5,0679640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3.0416059999999998" table:style-name="ce1">
                <text:p>3,041606</text:p>
              </table:table-cell>
              <table:table-cell table:style-name="ce1"/>
              <table:table-cell office:value-type="float" office:value="4.6645805428667177" table:formula="of:=[.$B$1272] /[.B1517]" table:style-name="ce1">
                <text:p>4,6645805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8518029999999999" table:style-name="ce1">
                <text:p>2,851803</text:p>
              </table:table-cell>
              <table:table-cell table:style-name="ce1"/>
              <table:table-cell office:value-type="float" office:value="4.9750337476560142" table:formula="of:=[.$B$1272] /[.B1518]" table:style-name="ce1">
                <text:p>4,97503374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9.csv</text:p>
              </table:table-cell>
              <table:table-cell office:value-type="float" office:value="2.7867510000000002" table:style-name="ce1">
                <text:p>2,786751</text:p>
              </table:table-cell>
              <table:table-cell table:style-name="ce1"/>
              <table:table-cell office:value-type="float" office:value="5.091167516102681" table:formula="of:=[.$B$1272] /[.B1519]" table:style-name="ce1">
                <text:p>5,091167516</text:p>
              </table:table-cell>
              <table:table-cell table:number-columns-repeated="16380"/>
            </table:table-row>
          </table:table-row-group>
          <table:table-row table:style-name="ro1">
            <table:table-cell office:value-type="string" table:style-name="ce2">
              <text:p>100M-9.csv Average</text:p>
            </table:table-cell>
            <table:table-cell office:value-type="float" office:value="2.8987175999999999" table:formula="of:=SUBTOTAL(1;[.$B$1490:.$B$1519])" table:style-name="ce2">
              <text:p>2,8987176</text:p>
            </table:table-cell>
            <table:table-cell table:style-name="ce1"/>
            <table:table-cell office:value-type="float" office:value="4.8945147904944806" table:formula="of:=[.$B$1272] /[.B1520]" table:style-name="ce1">
              <text:p>4,89451479</text:p>
            </table:table-cell>
            <table:table-cell table:number-columns-repeated="16380"/>
          </table:table-row>
          <table:table-row-group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882680000000001" table:style-name="ce1">
                <text:p>2,888268</text:p>
              </table:table-cell>
              <table:table-cell table:style-name="ce1"/>
              <table:table-cell office:value-type="float" office:value="4.9122228846722891" table:formula="of:=[.$B$1272] /[.B1521]" table:style-name="ce1">
                <text:p>4,91222288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3.0003630000000001" table:style-name="ce1">
                <text:p>3,000363</text:p>
              </table:table-cell>
              <table:table-cell table:style-name="ce1"/>
              <table:table-cell office:value-type="float" office:value="4.7286998828697273" table:formula="of:=[.$B$1272] /[.B1522]" table:style-name="ce1">
                <text:p>4,7286998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780211" table:style-name="ce1">
                <text:p>2,780211</text:p>
              </table:table-cell>
              <table:table-cell table:style-name="ce1"/>
              <table:table-cell office:value-type="float" office:value="5.1031436702705886" table:formula="of:=[.$B$1272] /[.B1523]" table:style-name="ce1">
                <text:p>5,10314367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3.116574" table:style-name="ce1">
                <text:p>3,116574</text:p>
              </table:table-cell>
              <table:table-cell table:style-name="ce1"/>
              <table:table-cell office:value-type="float" office:value="4.5523758353456918" table:formula="of:=[.$B$1272] /[.B1524]" table:style-name="ce1">
                <text:p>4,55237583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331430000000002" table:style-name="ce1">
                <text:p>2,833143</text:p>
              </table:table-cell>
              <table:table-cell table:style-name="ce1"/>
              <table:table-cell office:value-type="float" office:value="5.0078009358040392" table:formula="of:=[.$B$1272] /[.B1525]" table:style-name="ce1">
                <text:p>5,00780093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3.2725650000000002" table:style-name="ce1">
                <text:p>3,272565</text:p>
              </table:table-cell>
              <table:table-cell table:style-name="ce1"/>
              <table:table-cell office:value-type="float" office:value="4.3353810135678481" table:formula="of:=[.$B$1272] /[.B1526]" table:style-name="ce1">
                <text:p>4,33538101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9297930000000001" table:style-name="ce1">
                <text:p>2,929793</text:p>
              </table:table-cell>
              <table:table-cell table:style-name="ce1"/>
              <table:table-cell office:value-type="float" office:value="4.8426001996272996" table:formula="of:=[.$B$1272] /[.B1527]" table:style-name="ce1">
                <text:p>4,842600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7472289999999999" table:style-name="ce1">
                <text:p>2,747229</text:p>
              </table:table-cell>
              <table:table-cell table:style-name="ce1"/>
              <table:table-cell office:value-type="float" office:value="5.1644097258243358" table:formula="of:=[.$B$1272] /[.B1528]" table:style-name="ce1">
                <text:p>5,1644097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567399999999998" table:style-name="ce1">
                <text:p>2,85674</text:p>
              </table:table-cell>
              <table:table-cell table:style-name="ce1"/>
              <table:table-cell office:value-type="float" office:value="4.9664359257988702" table:formula="of:=[.$B$1272] /[.B1529]" table:style-name="ce1">
                <text:p>4,96643592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379379999999998" table:style-name="ce1">
                <text:p>2,837938</text:p>
              </table:table-cell>
              <table:table-cell table:style-name="ce1"/>
              <table:table-cell office:value-type="float" office:value="4.9993397201301315" table:formula="of:=[.$B$1272] /[.B1530]" table:style-name="ce1">
                <text:p>4,9993397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9051330000000002" table:style-name="ce1">
                <text:p>2,905133</text:p>
              </table:table-cell>
              <table:table-cell table:style-name="ce1"/>
              <table:table-cell office:value-type="float" office:value="4.8837062422500672" table:formula="of:=[.$B$1272] /[.B1531]" table:style-name="ce1">
                <text:p>4,88370624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763640000000001" table:style-name="ce1">
                <text:p>2,876364</text:p>
              </table:table-cell>
              <table:table-cell table:style-name="ce1"/>
              <table:table-cell office:value-type="float" office:value="4.9325524052820375" table:formula="of:=[.$B$1272] /[.B1532]" table:style-name="ce1">
                <text:p>4,93255240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620169999999998" table:style-name="ce1">
                <text:p>2,862017</text:p>
              </table:table-cell>
              <table:table-cell table:style-name="ce1"/>
              <table:table-cell office:value-type="float" office:value="4.957278788583948" table:formula="of:=[.$B$1272] /[.B1533]" table:style-name="ce1">
                <text:p>4,95727878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7886000000000002" table:style-name="ce1">
                <text:p>2,7886</text:p>
              </table:table-cell>
              <table:table-cell table:style-name="ce1"/>
              <table:table-cell office:value-type="float" office:value="5.0877917832126025" table:formula="of:=[.$B$1272] /[.B1534]" table:style-name="ce1">
                <text:p>5,0877917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3.3183760000000002" table:style-name="ce1">
                <text:p>3,318376</text:p>
              </table:table-cell>
              <table:table-cell table:style-name="ce1"/>
              <table:table-cell office:value-type="float" office:value="4.2755300082530319" table:formula="of:=[.$B$1272] /[.B1535]" table:style-name="ce1">
                <text:p>4,2755300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925243" table:style-name="ce1">
                <text:p>2,925243</text:p>
              </table:table-cell>
              <table:table-cell table:style-name="ce1"/>
              <table:table-cell office:value-type="float" office:value="4.8501325075102013" table:formula="of:=[.$B$1272] /[.B1536]" table:style-name="ce1">
                <text:p>4,85013250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284009999999999" table:style-name="ce1">
                <text:p>2,828401</text:p>
              </table:table-cell>
              <table:table-cell table:style-name="ce1"/>
              <table:table-cell office:value-type="float" office:value="5.0161968429040522" table:formula="of:=[.$B$1272] /[.B1537]" table:style-name="ce1">
                <text:p>5,01619684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67683" table:style-name="ce1">
                <text:p>2,867683</text:p>
              </table:table-cell>
              <table:table-cell table:style-name="ce1"/>
              <table:table-cell office:value-type="float" office:value="4.9474841419594373" table:formula="of:=[.$B$1272] /[.B1538]" table:style-name="ce1">
                <text:p>4,947484142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9009179999999999" table:style-name="ce1">
                <text:p>2,900918</text:p>
              </table:table-cell>
              <table:table-cell table:style-name="ce1"/>
              <table:table-cell office:value-type="float" office:value="4.8908022104267221" table:formula="of:=[.$B$1272] /[.B1539]" table:style-name="ce1">
                <text:p>4,89080221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67489" table:style-name="ce1">
                <text:p>2,867489</text:p>
              </table:table-cell>
              <table:table-cell table:style-name="ce1"/>
              <table:table-cell office:value-type="float" office:value="4.9478188640537644" table:formula="of:=[.$B$1272] /[.B1540]" table:style-name="ce1">
                <text:p>4,947818864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72617" table:style-name="ce1">
                <text:p>2,872617</text:p>
              </table:table-cell>
              <table:table-cell table:style-name="ce1"/>
              <table:table-cell office:value-type="float" office:value="4.9389863551829789" table:formula="of:=[.$B$1272] /[.B1541]" table:style-name="ce1">
                <text:p>4,93898635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881480000000002" table:style-name="ce1">
                <text:p>2,888148</text:p>
              </table:table-cell>
              <table:table-cell table:style-name="ce1"/>
              <table:table-cell office:value-type="float" office:value="4.9124269831970739" table:formula="of:=[.$B$1272] /[.B1542]" table:style-name="ce1">
                <text:p>4,9124269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460540000000001" table:style-name="ce1">
                <text:p>2,846054</text:p>
              </table:table-cell>
              <table:table-cell table:style-name="ce1"/>
              <table:table-cell office:value-type="float" office:value="4.9850832649930972" table:formula="of:=[.$B$1272] /[.B1543]" table:style-name="ce1">
                <text:p>4,985083265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450229999999999" table:style-name="ce1">
                <text:p>2,845023</text:p>
              </table:table-cell>
              <table:table-cell table:style-name="ce1"/>
              <table:table-cell office:value-type="float" office:value="4.9868897955013596" table:formula="of:=[.$B$1272] /[.B1544]" table:style-name="ce1">
                <text:p>4,98688979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7797480000000001" table:style-name="ce1">
                <text:p>2,779748</text:p>
              </table:table-cell>
              <table:table-cell table:style-name="ce1"/>
              <table:table-cell office:value-type="float" office:value="5.1039936593772754" table:formula="of:=[.$B$1272] /[.B1545]" table:style-name="ce1">
                <text:p>5,103993659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17672" table:style-name="ce1">
                <text:p>2,817672</text:p>
              </table:table-cell>
              <table:table-cell table:style-name="ce1"/>
              <table:table-cell office:value-type="float" office:value="5.0352972832418619" table:formula="of:=[.$B$1272] /[.B1546]" table:style-name="ce1">
                <text:p>5,03529728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531430000000002" table:style-name="ce1">
                <text:p>2,853143</text:p>
              </table:table-cell>
              <table:table-cell table:style-name="ce1"/>
              <table:table-cell office:value-type="float" office:value="4.9726971857585349" table:formula="of:=[.$B$1272] /[.B1547]" table:style-name="ce1">
                <text:p>4,972697186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161860000000001" table:style-name="ce1">
                <text:p>2,816186</text:p>
              </table:table-cell>
              <table:table-cell table:style-name="ce1"/>
              <table:table-cell office:value-type="float" office:value="5.0379542284020529" table:formula="of:=[.$B$1272] /[.B1548]" table:style-name="ce1">
                <text:p>5,037954228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199350000000001" table:style-name="ce1">
                <text:p>2,819935</text:p>
              </table:table-cell>
              <table:table-cell table:style-name="ce1"/>
              <table:table-cell office:value-type="float" office:value="5.0312564533106841" table:formula="of:=[.$B$1272] /[.B1549]" table:style-name="ce1">
                <text:p>5,031256453</text:p>
              </table:table-cell>
              <table:table-cell table:number-columns-repeated="16380"/>
            </table:table-row>
            <table:table-row table:style-name="ro1" table:visibility="collapse">
              <table:table-cell office:value-type="string" table:style-name="ce1">
                <text:p>100M-10.csv</text:p>
              </table:table-cell>
              <table:table-cell office:value-type="float" office:value="2.8204639999999999" table:style-name="ce1">
                <text:p>2,820464</text:p>
              </table:table-cell>
              <table:table-cell table:style-name="ce1"/>
              <table:table-cell office:value-type="float" office:value="5.0303128019597718" table:formula="of:=[.$B$1272] /[.B1550]" table:style-name="ce1">
                <text:p>5,030312802</text:p>
              </table:table-cell>
              <table:table-cell table:number-columns-repeated="16380"/>
            </table:table-row>
          </table:table-row-group>
        </table:table-row-group>
        <table:table-row table:style-name="ro1">
          <table:table-cell office:value-type="string" table:style-name="ce2">
            <text:p>100M-10.csv Average</text:p>
          </table:table-cell>
          <table:table-cell office:value-type="float" office:value="2.8920679333333337" table:formula="of:=SUBTOTAL(1;[.$B$1521:.$B$1550])" table:style-name="ce2">
            <text:p>2,892067933</text:p>
          </table:table-cell>
          <table:table-cell table:style-name="ce1"/>
          <table:table-cell office:value-type="float" office:value="4.9057686381225842" table:formula="of:=[.$B$1272] /[.B1551]" table:style-name="ce1">
            <text:p>4,9057686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nd Average</text:p>
          </table:table-cell>
          <table:table-cell office:value-type="float" office:value="1.2038962946666663" table:formula="of:=SUBTOTAL(1;[.$B$2:.$B$1550])" table:style-name="ce2">
            <text:p>1,203896295</text:p>
          </table:table-cell>
          <table:table-cell table:number-columns-repeated="16382" table:style-name="ce1"/>
        </table:table-row>
        <table:table-row table:number-rows-repeated="1047024" table:style-name="ro2">
          <table:table-cell table:number-columns-repeated="16384"/>
        </table:table-row>
        <table:named-expressions>
          <table:named-range table:name="DatiEsterni_1" table:cell-range-address="results.$A$1:results.$B$1550" table:base-cell-address="results.$A$1"/>
        </table:named-expressions>
      </table:table>
      <table:table table:name="Foglio1" table:style-name="ta1">
        <table:table-column table:style-name="co4" table:number-columns-repeated="1024" table:default-cell-style-name="ce1"/>
        <table:table-column table:style-name="co5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results.A1:results.B1552" table:name="results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Guillaume</meta:initial-creator>
    <dc:creator>Guillaume</dc:creator>
    <meta:creation-date>2023-04-18T19:37:15Z</meta:creation-date>
    <dc:date>2023-04-18T20:32:41Z</dc:date>
    <meta:editing-cycles>3</meta:editing-cycles>
    <meta:editing-duration>PT462S</meta:editing-duration>
    <meta:user-defined meta:name="AppVersion">16.0300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4.6153543307087pt" svg:width="338.8848031496062pt" chart:style-name="Crt0">
        <chart:title chart:style-name="CT00">
          <text:p text:style-name="a0" text:class-names="" text:cond-style-name="">Titolo del grafico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results.$D$32:.$D$31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4.6154330708661pt" svg:width="338.2181102362205pt" chart:style-name="Crt0">
        <chart:title chart:style-name="CT00">
          <text:p text:style-name="a0" text:class-names="" text:cond-style-name="">Titolo del grafico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results.$D$342:.$D$62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4.9232283464567pt" svg:width="340.2949606299212pt" chart:style-name="Crt0">
        <chart:title chart:style-name="CT00">
          <text:p text:style-name="a0" text:class-names="" text:cond-style-name="">Titolo del grafico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results.$D$652:.$D$93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5.6153543307087pt" svg:width="340.5514173228347pt" chart:style-name="Crt0">
        <chart:title chart:style-name="CT00">
          <text:p text:style-name="a0" text:class-names="" text:cond-style-name="">Titolo del grafico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results.$D$962:.$D$124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4.2564566929134pt" svg:width="341.2949606299212pt" chart:style-name="Crt0">
        <chart:title chart:style-name="CT00">
          <text:p text:style-name="a0" text:class-names="" text:cond-style-name="">Titolo del grafico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results.$D$1272:.$D$155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36.1896062992126pt" svg:width="360.4614960629921pt" chart:style-name="Crt0">
        <chart:title chart:style-name="CT00">
          <text:p text:style-name="a0" text:class-names="" text:cond-style-name="">speed-up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hread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speed-up</text:p>
            </chart:title>
            <chart:grid chart:class="major" chart:style-name="GMa1"/>
          </chart:axis>
          <chart:series chart:values-cell-range-address="results.$D$1272:.$D$1551" chart:class="chart:line" chart:attached-axis="primary-y" chart:style-name="G0S0">
            <chart:data-point chart:repeated="10"/>
          </chart:series>
          <chart:series chart:values-cell-range-address="results.$D$652:.$D$931" chart:class="chart:line" chart:attached-axis="primary-y" chart:style-name="G0S1">
            <chart:data-point chart:repeated="10"/>
          </chart:series>
          <chart:series chart:values-cell-range-address="results.$D$32:.$D$311" chart:class="chart:line" chart:attached-axis="primary-y" chart:style-name="G0S2">
            <chart:data-point chart:repeated="10"/>
          </chart:series>
          <chart:series chart:values-cell-range-address="results.$D$962:.$D$1241" chart:class="chart:line" chart:attached-axis="primary-y" chart:style-name="G0S3">
            <chart:data-point chart:repeated="10"/>
          </chart:series>
          <chart:series chart:values-cell-range-address="results.$D$342:.$D$621" chart:class="chart:line" chart:attached-axis="primary-y" chart:style-name="G0S4"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33.9866929133858pt" svg:width="360.4615748031496pt" chart:style-name="Crt0">
        <chart:title chart:style-name="CT00">
          <text:p text:style-name="a0" text:class-names="" text:cond-style-name="">ExecutionTim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hread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seconds</text:p>
            </chart:title>
            <chart:grid chart:class="major" chart:style-name="GMa1"/>
          </chart:axis>
          <chart:series chart:values-cell-range-address="results.$B$1272:.$B$1551" chart:class="chart:line" chart:attached-axis="primary-y" chart:style-name="G0S0">
            <chart:data-point chart:repeated="10"/>
          </chart:series>
          <chart:series chart:values-cell-range-address="results.$B$652:.$B$931" chart:class="chart:line" chart:attached-axis="primary-y" chart:style-name="G0S1">
            <chart:data-point chart:repeated="10"/>
          </chart:series>
          <chart:series chart:values-cell-range-address="results.$B$32:.$B$311" chart:class="chart:line" chart:attached-axis="primary-y" chart:style-name="G0S2">
            <chart:data-point chart:repeated="10"/>
          </chart:series>
          <chart:series chart:values-cell-range-address="results.$B$962:.$B$1241" chart:class="chart:line" chart:attached-axis="primary-y" chart:style-name="G0S3">
            <chart:data-point chart:repeated="10"/>
          </chart:series>
          <chart:series chart:values-cell-range-address="results.$B$342:.$B$621" chart:class="chart:line" chart:attached-axis="primary-y" chart:style-name="G0S4">
            <chart:data-point chart:repeated="1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